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Courier New"/>
    </style:style>
    <style:style style:name="ce2" style:family="table-cell" style:parent-style-name="Default"/>
    <style:style style:name="ce3" style:family="table-cell" style:parent-style-name="Default" style:data-style-name="N61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pca_tematica" table:style-name="ta1">
        <table:table-column table:style-name="co1" table:default-cell-style-name="ce1"/>
        <table:table-column table:style-name="co1" table:number-columns-repeated="40" table:default-cell-style-name="Default"/>
        <table:table-row table:style-name="ro1">
          <table:table-cell office:value-type="string" calcext:value-type="string">
            <text:p>&gt; names(zacatrus_data)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<text:s/>[1]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Autor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<text:s/>[4]</text:p>
          </table:table-cell>
          <table:table-cell office:value-type="string" calcext:value-type="string">
            <text:p>Tiempo.de.juego</text:p>
          </table:table-cell>
          <table:table-cell office:value-type="string" calcext:value-type="string">
            <text:p>Medidas</text:p>
          </table:table-cell>
          <table:table-cell office:value-type="string" calcext:value-type="string">
            <text:p>Complejidad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<text:s/>[7]</text:p>
          </table:table-cell>
          <table:table-cell office:value-type="string" calcext:value-type="string">
            <text:p>Editorial</text:p>
          </table:table-cell>
          <table:table-cell office:value-type="string" calcext:value-type="string">
            <text:p>Dependencia.del.idioma</text:p>
          </table:table-cell>
          <table:table-cell office:value-type="string" calcext:value-type="string">
            <text:p>Mecánica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[10]</text:p>
          </table:table-cell>
          <table:table-cell office:value-type="string" calcext:value-type="string">
            <text:p>ranking</text:p>
          </table:table-cell>
          <table:table-cell office:value-type="string" calcext:value-type="string">
            <text:p>Tem_Abstracto</text:p>
          </table:table-cell>
          <table:table-cell office:value-type="string" calcext:value-type="string">
            <text:p>Tem_Comercio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[13]</text:p>
          </table:table-cell>
          <table:table-cell office:value-type="string" calcext:value-type="string">
            <text:p>Tem_Egipto</text:p>
          </table:table-cell>
          <table:table-cell office:value-type="string" calcext:value-type="string">
            <text:p>Tem_Medicina</text:p>
          </table:table-cell>
          <table:table-cell office:value-type="string" calcext:value-type="string">
            <text:p>Tem_Oriental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[16]</text:p>
          </table:table-cell>
          <table:table-cell office:value-type="string" calcext:value-type="string">
            <text:p>Tem_Trenes</text:p>
          </table:table-cell>
          <table:table-cell office:value-type="string" calcext:value-type="string">
            <text:p>Tem_Agricultura</text:p>
          </table:table-cell>
          <table:table-cell office:value-type="string" calcext:value-type="string">
            <text:p>Tem_Cómic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[19]</text:p>
          </table:table-cell>
          <table:table-cell office:value-type="string" calcext:value-type="string">
            <text:p>Tem_Electrónica</text:p>
          </table:table-cell>
          <table:table-cell office:value-type="string" calcext:value-type="string">
            <text:p>Tem_Medieval</text:p>
          </table:table-cell>
          <table:table-cell office:value-type="string" calcext:value-type="string">
            <text:p>Tem_Piratas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[22]</text:p>
          </table:table-cell>
          <table:table-cell office:value-type="string" calcext:value-type="string">
            <text:p>Tem_Audiovisual</text:p>
          </table:table-cell>
          <table:table-cell office:value-type="string" calcext:value-type="string">
            <text:p>Tem_Animales</text:p>
          </table:table-cell>
          <table:table-cell office:value-type="string" calcext:value-type="string">
            <text:p>Tem_Cuentos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[25]</text:p>
          </table:table-cell>
          <table:table-cell office:value-type="string" calcext:value-type="string">
            <text:p>Tem_EspadaBrujería</text:p>
          </table:table-cell>
          <table:table-cell office:value-type="string" calcext:value-type="string">
            <text:p>Tem_Misterio</text:p>
          </table:table-cell>
          <table:table-cell office:value-type="string" calcext:value-type="string">
            <text:p>Tem_Politica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[28]</text:p>
          </table:table-cell>
          <table:table-cell office:value-type="string" calcext:value-type="string">
            <text:p>Tem_Urbano</text:p>
          </table:table-cell>
          <table:table-cell office:value-type="string" calcext:value-type="string">
            <text:p>Tem_ArteLiteratura</text:p>
          </table:table-cell>
          <table:table-cell office:value-type="string" calcext:value-type="string">
            <text:p>Tem_Cyberpunk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[31]</text:p>
          </table:table-cell>
          <table:table-cell office:value-type="string" calcext:value-type="string">
            <text:p>Tem_Fantasía</text:p>
          </table:table-cell>
          <table:table-cell office:value-type="string" calcext:value-type="string">
            <text:p>Tem_Mitología</text:p>
          </table:table-cell>
          <table:table-cell office:value-type="string" calcext:value-type="string">
            <text:p>Tem_Postapocalíptico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[34]</text:p>
          </table:table-cell>
          <table:table-cell office:value-type="string" calcext:value-type="string">
            <text:p>Tem_Vampiros</text:p>
          </table:table-cell>
          <table:table-cell office:value-type="string" calcext:value-type="string">
            <text:p>Tem_Carreras</text:p>
          </table:table-cell>
          <table:table-cell office:value-type="string" calcext:value-type="string">
            <text:p>Tem_Deportes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[37]</text:p>
          </table:table-cell>
          <table:table-cell office:value-type="string" calcext:value-type="string">
            <text:p>Tem_Gastronómica</text:p>
          </table:table-cell>
          <table:table-cell office:value-type="string" calcext:value-type="string">
            <text:p>Tem_Música</text:p>
          </table:table-cell>
          <table:table-cell office:value-type="string" calcext:value-type="string">
            <text:p>Tem_Steampunk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[40]</text:p>
          </table:table-cell>
          <table:table-cell office:value-type="string" calcext:value-type="string">
            <text:p>Tem_Videojuegos</text:p>
          </table:table-cell>
          <table:table-cell office:value-type="string" calcext:value-type="string">
            <text:p>Tem_Ciencia</text:p>
          </table:table-cell>
          <table:table-cell office:value-type="string" calcext:value-type="string">
            <text:p>Tem_Detectivesca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[43]</text:p>
          </table:table-cell>
          <table:table-cell office:value-type="string" calcext:value-type="string">
            <text:p>Tem_Historia</text:p>
          </table:table-cell>
          <table:table-cell office:value-type="string" calcext:value-type="string">
            <text:p>Tem_Naturaleza</text:p>
          </table:table-cell>
          <table:table-cell office:value-type="string" calcext:value-type="string">
            <text:p>Tem_Superhéroes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[46]</text:p>
          </table:table-cell>
          <table:table-cell office:value-type="string" calcext:value-type="string">
            <text:p>Tem_Vikingos</text:p>
          </table:table-cell>
          <table:table-cell office:value-type="string" calcext:value-type="string">
            <text:p>Tem_CienciaFicción</text:p>
          </table:table-cell>
          <table:table-cell office:value-type="string" calcext:value-type="string">
            <text:p>Tem_Dinosaurios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[49]</text:p>
          </table:table-cell>
          <table:table-cell office:value-type="string" calcext:value-type="string">
            <text:p>Tem_Maya</text:p>
          </table:table-cell>
          <table:table-cell office:value-type="string" calcext:value-type="string">
            <text:p>Tem_Oeste</text:p>
          </table:table-cell>
          <table:table-cell office:value-type="string" calcext:value-type="string">
            <text:p>Tem_Terror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[52]</text:p>
          </table:table-cell>
          <table:table-cell office:value-type="string" calcext:value-type="string">
            <text:p>Tem_Zombies</text:p>
          </table:table-cell>
          <table:table-cell office:value-type="string" calcext:value-type="string">
            <text:p>SiB_Ameritrash</text:p>
          </table:table-cell>
          <table:table-cell office:value-type="string" calcext:value-type="string">
            <text:p>SiB_Cooperativo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[55]</text:p>
          </table:table-cell>
          <table:table-cell office:value-type="string" calcext:value-type="string">
            <text:p>SiB_Eurogame</text:p>
          </table:table-cell>
          <table:table-cell office:value-type="string" calcext:value-type="string">
            <text:p>SiB_Experiencia</text:p>
          </table:table-cell>
          <table:table-cell office:value-type="string" calcext:value-type="string">
            <text:p>SiB_Familiares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[58]</text:p>
          </table:table-cell>
          <table:table-cell office:value-type="string" calcext:value-type="string">
            <text:p>SiB_Fiesta</text:p>
          </table:table-cell>
          <table:table-cell office:value-type="string" calcext:value-type="string">
            <text:p>SiB_Infantil</text:p>
          </table:table-cell>
          <table:table-cell office:value-type="string" calcext:value-type="string">
            <text:p>SiB_Narrativo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[61]</text:p>
          </table:table-cell>
          <table:table-cell office:value-type="string" calcext:value-type="string">
            <text:p>SiB_ParaDos</text:p>
          </table:table-cell>
          <table:table-cell office:value-type="string" calcext:value-type="string">
            <text:p>SiB_Rápido</text:p>
          </table:table-cell>
          <table:table-cell office:value-type="string" calcext:value-type="string">
            <text:p>SiB_Solitario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[64]</text:p>
          </table:table-cell>
          <table:table-cell office:value-type="string" calcext:value-type="string">
            <text:p>SiB_Viaje</text:p>
          </table:table-cell>
          <table:table-cell office:value-type="string" calcext:value-type="string">
            <text:p>EdadMinima</text:p>
          </table:table-cell>
          <table:table-cell office:value-type="string" calcext:value-type="string">
            <text:p>EdadMaxima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[67]</text:p>
          </table:table-cell>
          <table:table-cell office:value-type="string" calcext:value-type="string">
            <text:p>NumJugadoresMinimo</text:p>
          </table:table-cell>
          <table:table-cell office:value-type="string" calcext:value-type="string">
            <text:p>NumJugadoresMaximo</text:p>
          </table:table-cell>
          <table:table-cell office:value-type="string" calcext:value-type="string">
            <text:p>Tiempo.de.juego.mod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[70]</text:p>
          </table:table-cell>
          <table:table-cell office:value-type="string" calcext:value-type="string">
            <text:p>TiempoDeJuegoMin</text:p>
          </table:table-cell>
          <table:table-cell office:value-type="string" calcext:value-type="string">
            <text:p>TiempoDeJuegoMax</text:p>
          </table:table-cell>
          <table:table-cell office:value-type="string" calcext:value-type="string">
            <text:p>Medida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[73]</text:p>
          </table:table-cell>
          <table:table-cell office:value-type="string" calcext:value-type="string">
            <text:p>Medida2</text:p>
          </table:table-cell>
          <table:table-cell office:value-type="string" calcext:value-type="string">
            <text:p>Medida3</text:p>
          </table:table-cell>
          <table:table-cell office:value-type="string" calcext:value-type="string">
            <text:p>Largo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[76]</text:p>
          </table:table-cell>
          <table:table-cell office:value-type="string" calcext:value-type="string">
            <text:p>Volume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&gt; zacatrus_data.pca &lt;- prcomp(zacatrus_data[,c(11:52)], center = TRUE, scale = TRUE)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&gt; summary(zacatrus_data.pca)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Importance of components: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<text:s text:c="4"/>PC1</text:p>
          </table:table-cell>
          <table:table-cell office:value-type="string" calcext:value-type="string">
            <text:p><text:s text:c="5"/>PC2</text:p>
          </table:table-cell>
          <table:table-cell office:value-type="string" calcext:value-type="string">
            <text:p><text:s text:c="5"/>PC3</text:p>
          </table:table-cell>
          <table:table-cell office:value-type="string" calcext:value-type="string">
            <text:p><text:s text:c="5"/>PC4</text:p>
          </table:table-cell>
          <table:table-cell office:value-type="string" calcext:value-type="string">
            <text:p><text:s text:c="5"/>PC5</text:p>
          </table:table-cell>
          <table:table-cell office:value-type="string" calcext:value-type="string">
            <text:p><text:s text:c="5"/>PC6</text:p>
          </table:table-cell>
          <table:table-cell office:value-type="string" calcext:value-type="string">
            <text:p><text:s text:c="5"/>PC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1.48574" calcext:value-type="float">
            <text:p>1.48574</text:p>
          </table:table-cell>
          <table:table-cell office:value-type="float" office:value="1.17728" calcext:value-type="float">
            <text:p>1.17728</text:p>
          </table:table-cell>
          <table:table-cell office:value-type="float" office:value="1.1688" calcext:value-type="float">
            <text:p>1.1688</text:p>
          </table:table-cell>
          <table:table-cell office:value-type="float" office:value="1.14951" calcext:value-type="float">
            <text:p>1.14951</text:p>
          </table:table-cell>
          <table:table-cell office:value-type="float" office:value="1.1022" calcext:value-type="float">
            <text:p>1.1022</text:p>
          </table:table-cell>
          <table:table-cell office:value-type="float" office:value="1.09689" calcext:value-type="float">
            <text:p>1.09689</text:p>
          </table:table-cell>
          <table:table-cell office:value-type="float" office:value="1.09085" calcext:value-type="float">
            <text:p>1.0908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roportion of Variance</text:p>
          </table:table-cell>
          <table:table-cell office:value-type="float" office:value="0.05256" calcext:value-type="float">
            <text:p>0.05256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253" calcext:value-type="float">
            <text:p>0.03253</text:p>
          </table:table-cell>
          <table:table-cell office:value-type="float" office:value="0.03146" calcext:value-type="float">
            <text:p>0.03146</text:p>
          </table:table-cell>
          <table:table-cell office:value-type="float" office:value="0.02892" calcext:value-type="float">
            <text:p>0.02892</text:p>
          </table:table-cell>
          <table:table-cell office:value-type="float" office:value="0.02865" calcext:value-type="float">
            <text:p>0.02865</text:p>
          </table:table-cell>
          <table:table-cell office:value-type="float" office:value="0.02833" calcext:value-type="float">
            <text:p>0.028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umulative Proportion</text:p>
          </table:table-cell>
          <table:table-cell office:value-type="float" office:value="0.05256" calcext:value-type="float">
            <text:p>0.05256</text:p>
          </table:table-cell>
          <table:table-cell office:value-type="float" office:value="0.08556" calcext:value-type="float">
            <text:p>0.08556</text:p>
          </table:table-cell>
          <table:table-cell office:value-type="float" office:value="0.11808" calcext:value-type="float">
            <text:p>0.11808</text:p>
          </table:table-cell>
          <table:table-cell office:value-type="float" office:value="0.14954" calcext:value-type="float">
            <text:p>0.14954</text:p>
          </table:table-cell>
          <table:table-cell office:value-type="float" office:value="0.17847" calcext:value-type="float">
            <text:p>0.17847</text:p>
          </table:table-cell>
          <table:table-cell office:value-type="float" office:value="0.20712" calcext:value-type="float">
            <text:p>0.20712</text:p>
          </table:table-cell>
          <table:table-cell office:value-type="float" office:value="0.23545" calcext:value-type="float">
            <text:p>0.23545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<text:s text:c="3"/>PC8</text:p>
          </table:table-cell>
          <table:table-cell office:value-type="string" calcext:value-type="string">
            <text:p><text:s text:c="4"/>PC9</text:p>
          </table:table-cell>
          <table:table-cell office:value-type="string" calcext:value-type="string">
            <text:p><text:s text:c="3"/>PC10</text:p>
          </table:table-cell>
          <table:table-cell office:value-type="string" calcext:value-type="string">
            <text:p><text:s text:c="3"/>PC11</text:p>
          </table:table-cell>
          <table:table-cell office:value-type="string" calcext:value-type="string">
            <text:p><text:s text:c="3"/>PC12</text:p>
          </table:table-cell>
          <table:table-cell office:value-type="string" calcext:value-type="string">
            <text:p><text:s text:c="3"/>PC13</text:p>
          </table:table-cell>
          <table:table-cell office:value-type="string" calcext:value-type="string">
            <text:p><text:s text:c="3"/>PC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1.0767" calcext:value-type="float">
            <text:p>1.0767</text:p>
          </table:table-cell>
          <table:table-cell office:value-type="float" office:value="1.06977" calcext:value-type="float">
            <text:p>1.06977</text:p>
          </table:table-cell>
          <table:table-cell office:value-type="float" office:value="1.05381" calcext:value-type="float">
            <text:p>1.05381</text:p>
          </table:table-cell>
          <table:table-cell office:value-type="float" office:value="1.03478" calcext:value-type="float">
            <text:p>1.03478</text:p>
          </table:table-cell>
          <table:table-cell office:value-type="float" office:value="1.03102" calcext:value-type="float">
            <text:p>1.03102</text:p>
          </table:table-cell>
          <table:table-cell office:value-type="float" office:value="1.02748" calcext:value-type="float">
            <text:p>1.02748</text:p>
          </table:table-cell>
          <table:table-cell office:value-type="float" office:value="1.02411" calcext:value-type="float">
            <text:p>1.0241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roportion of Variance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2725" calcext:value-type="float">
            <text:p>0.02725</text:p>
          </table:table-cell>
          <table:table-cell office:value-type="float" office:value="0.02644" calcext:value-type="float">
            <text:p>0.02644</text:p>
          </table:table-cell>
          <table:table-cell office:value-type="float" office:value="0.02549" calcext:value-type="float">
            <text:p>0.02549</text:p>
          </table:table-cell>
          <table:table-cell office:value-type="float" office:value="0.02531" calcext:value-type="float">
            <text:p>0.02531</text:p>
          </table:table-cell>
          <table:table-cell office:value-type="float" office:value="0.02514" calcext:value-type="float">
            <text:p>0.02514</text:p>
          </table:table-cell>
          <table:table-cell office:value-type="float" office:value="0.02497" calcext:value-type="float">
            <text:p>0.0249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umulative Proportion</text:p>
          </table:table-cell>
          <table:table-cell office:value-type="float" office:value="0.2631" calcext:value-type="float">
            <text:p>0.2631</text:p>
          </table:table-cell>
          <table:table-cell office:value-type="float" office:value="0.2903" calcext:value-type="float">
            <text:p>0.2903</text:p>
          </table:table-cell>
          <table:table-cell office:value-type="float" office:value="0.31674" calcext:value-type="float">
            <text:p>0.31674</text:p>
          </table:table-cell>
          <table:table-cell office:value-type="float" office:value="0.34223" calcext:value-type="float">
            <text:p>0.34223</text:p>
          </table:table-cell>
          <table:table-cell office:value-type="float" office:value="0.36754" calcext:value-type="float">
            <text:p>0.36754</text:p>
          </table:table-cell>
          <table:table-cell office:value-type="float" office:value="0.39268" calcext:value-type="float">
            <text:p>0.39268</text:p>
          </table:table-cell>
          <table:table-cell office:value-type="float" office:value="0.41765" calcext:value-type="float">
            <text:p>0.41765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<text:s text:c="3"/>PC15</text:p>
          </table:table-cell>
          <table:table-cell office:value-type="string" calcext:value-type="string">
            <text:p><text:s text:c="4"/>PC16</text:p>
          </table:table-cell>
          <table:table-cell office:value-type="string" calcext:value-type="string">
            <text:p><text:s text:c="4"/>PC17</text:p>
          </table:table-cell>
          <table:table-cell office:value-type="string" calcext:value-type="string">
            <text:p><text:s text:c="4"/>PC18</text:p>
          </table:table-cell>
          <table:table-cell office:value-type="string" calcext:value-type="string">
            <text:p><text:s text:c="4"/>PC19</text:p>
          </table:table-cell>
          <table:table-cell office:value-type="string" calcext:value-type="string">
            <text:p><text:s text:c="3"/>PC20</text:p>
          </table:table-cell>
          <table:table-cell office:value-type="string" calcext:value-type="string">
            <text:p><text:s text:c="3"/>PC2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1.01719" calcext:value-type="float">
            <text:p>1.01719</text:p>
          </table:table-cell>
          <table:table-cell office:value-type="float" office:value="1.00849" calcext:value-type="float">
            <text:p>1.00849</text:p>
          </table:table-cell>
          <table:table-cell office:value-type="float" office:value="1.00672" calcext:value-type="float">
            <text:p>1.00672</text:p>
          </table:table-cell>
          <table:table-cell office:value-type="float" office:value="1.00327" calcext:value-type="float">
            <text:p>1.00327</text:p>
          </table:table-cell>
          <table:table-cell office:value-type="float" office:value="1.00226" calcext:value-type="float">
            <text:p>1.00226</text:p>
          </table:table-cell>
          <table:table-cell office:value-type="float" office:value="1.0019" calcext:value-type="float">
            <text:p>1.0019</text:p>
          </table:table-cell>
          <table:table-cell office:value-type="float" office:value="1.00149" calcext:value-type="float">
            <text:p>1.0014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roportion of Variance</text:p>
          </table:table-cell>
          <table:table-cell office:value-type="float" office:value="0.02464" calcext:value-type="float">
            <text:p>0.02464</text:p>
          </table:table-cell>
          <table:table-cell office:value-type="float" office:value="0.02422" calcext:value-type="float">
            <text:p>0.02422</text:p>
          </table:table-cell>
          <table:table-cell office:value-type="float" office:value="0.02413" calcext:value-type="float">
            <text:p>0.02413</text:p>
          </table:table-cell>
          <table:table-cell office:value-type="float" office:value="0.02397" calcext:value-type="float">
            <text:p>0.02397</text:p>
          </table:table-cell>
          <table:table-cell office:value-type="float" office:value="0.02392" calcext:value-type="float">
            <text:p>0.02392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2388" calcext:value-type="float">
            <text:p>0.0238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umulative Proportion</text:p>
          </table:table-cell>
          <table:table-cell office:value-type="float" office:value="0.44229" calcext:value-type="float">
            <text:p>0.44229</text:p>
          </table:table-cell>
          <table:table-cell office:value-type="float" office:value="0.4665" calcext:value-type="float">
            <text:p>0.4665</text:p>
          </table:table-cell>
          <table:table-cell office:value-type="float" office:value="0.49063" calcext:value-type="float">
            <text:p>0.49063</text:p>
          </table:table-cell>
          <table:table-cell office:value-type="float" office:value="0.5146" calcext:value-type="float">
            <text:p>0.5146</text:p>
          </table:table-cell>
          <table:table-cell office:value-type="float" office:value="0.53852" calcext:value-type="float">
            <text:p>0.53852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5863" calcext:value-type="float">
            <text:p>0.5863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<text:s text:c="3"/>PC22</text:p>
          </table:table-cell>
          <table:table-cell office:value-type="string" calcext:value-type="string">
            <text:p><text:s text:c="4"/>PC23</text:p>
          </table:table-cell>
          <table:table-cell office:value-type="string" calcext:value-type="string">
            <text:p><text:s text:c="3"/>PC24</text:p>
          </table:table-cell>
          <table:table-cell office:value-type="string" calcext:value-type="string">
            <text:p><text:s text:c="3"/>PC25</text:p>
          </table:table-cell>
          <table:table-cell office:value-type="string" calcext:value-type="string">
            <text:p><text:s text:c="3"/>PC26</text:p>
          </table:table-cell>
          <table:table-cell office:value-type="string" calcext:value-type="string">
            <text:p><text:s text:c="3"/>PC27</text:p>
          </table:table-cell>
          <table:table-cell office:value-type="string" calcext:value-type="string">
            <text:p><text:s text:c="3"/>PC2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1.00061" calcext:value-type="float">
            <text:p>1.00061</text:p>
          </table:table-cell>
          <table:table-cell office:value-type="float" office:value="1.0002" calcext:value-type="float">
            <text:p>1.0002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831" calcext:value-type="float">
            <text:p>0.99831</text:p>
          </table:table-cell>
          <table:table-cell office:value-type="float" office:value="0.98821" calcext:value-type="float">
            <text:p>0.98821</text:p>
          </table:table-cell>
          <table:table-cell office:value-type="float" office:value="0.98177" calcext:value-type="float">
            <text:p>0.98177</text:p>
          </table:table-cell>
          <table:table-cell office:value-type="float" office:value="0.97395" calcext:value-type="float">
            <text:p>0.9739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roportion of Variance</text:p>
          </table:table-cell>
          <table:table-cell office:value-type="float" office:value="0.02384" calcext:value-type="float">
            <text:p>0.02384</text:p>
          </table:table-cell>
          <table:table-cell office:value-type="float" office:value="0.02382" calcext:value-type="float">
            <text:p>0.02382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2373" calcext:value-type="float">
            <text:p>0.02373</text:p>
          </table:table-cell>
          <table:table-cell office:value-type="float" office:value="0.02325" calcext:value-type="float">
            <text:p>0.02325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02259" calcext:value-type="float">
            <text:p>0.0225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umulative Proportion</text:p>
          </table:table-cell>
          <table:table-cell office:value-type="float" office:value="0.61014" calcext:value-type="float">
            <text:p>0.61014</text:p>
          </table:table-cell>
          <table:table-cell office:value-type="float" office:value="0.63395" calcext:value-type="float">
            <text:p>0.63395</text:p>
          </table:table-cell>
          <table:table-cell office:value-type="float" office:value="0.6577" calcext:value-type="float">
            <text:p>0.6577</text:p>
          </table:table-cell>
          <table:table-cell office:value-type="float" office:value="0.68148" calcext:value-type="float">
            <text:p>0.68148</text:p>
          </table:table-cell>
          <table:table-cell office:value-type="float" office:value="0.70473" calcext:value-type="float">
            <text:p>0.70473</text:p>
          </table:table-cell>
          <table:table-cell office:value-type="float" office:value="0.72768" calcext:value-type="float">
            <text:p>0.72768</text:p>
          </table:table-cell>
          <table:table-cell office:value-type="float" office:value="0.75027" calcext:value-type="float">
            <text:p>0.75027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<text:s text:c="3"/>PC29</text:p>
          </table:table-cell>
          <table:table-cell office:value-type="string" calcext:value-type="string">
            <text:p><text:s text:c="4"/>PC30</text:p>
          </table:table-cell>
          <table:table-cell office:value-type="string" calcext:value-type="string">
            <text:p><text:s text:c="4"/>PC31</text:p>
          </table:table-cell>
          <table:table-cell office:value-type="string" calcext:value-type="string">
            <text:p><text:s text:c="4"/>PC32</text:p>
          </table:table-cell>
          <table:table-cell office:value-type="string" calcext:value-type="string">
            <text:p><text:s text:c="4"/>PC33</text:p>
          </table:table-cell>
          <table:table-cell office:value-type="string" calcext:value-type="string">
            <text:p><text:s text:c="4"/>PC34</text:p>
          </table:table-cell>
          <table:table-cell office:value-type="string" calcext:value-type="string">
            <text:p><text:s text:c="4"/>PC3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0.96833" calcext:value-type="float">
            <text:p>0.96833</text:p>
          </table:table-cell>
          <table:table-cell office:value-type="float" office:value="0.95967" calcext:value-type="float">
            <text:p>0.95967</text:p>
          </table:table-cell>
          <table:table-cell office:value-type="float" office:value="0.9532" calcext:value-type="float">
            <text:p>0.9532</text:p>
          </table:table-cell>
          <table:table-cell office:value-type="float" office:value="0.94943" calcext:value-type="float">
            <text:p>0.94943</text:p>
          </table:table-cell>
          <table:table-cell office:value-type="float" office:value="0.92926" calcext:value-type="float">
            <text:p>0.92926</text:p>
          </table:table-cell>
          <table:table-cell office:value-type="float" office:value="0.92019" calcext:value-type="float">
            <text:p>0.92019</text:p>
          </table:table-cell>
          <table:table-cell office:value-type="float" office:value="0.90126" calcext:value-type="float">
            <text:p>0.9012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roportion of Variance</text:p>
          </table:table-cell>
          <table:table-cell office:value-type="float" office:value="0.02233" calcext:value-type="float">
            <text:p>0.02233</text:p>
          </table:table-cell>
          <table:table-cell office:value-type="float" office:value="0.02193" calcext:value-type="float">
            <text:p>0.02193</text:p>
          </table:table-cell>
          <table:table-cell office:value-type="float" office:value="0.02163" calcext:value-type="float">
            <text:p>0.02163</text:p>
          </table:table-cell>
          <table:table-cell office:value-type="float" office:value="0.02146" calcext:value-type="float">
            <text:p>0.02146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16" calcext:value-type="float">
            <text:p>0.02016</text:p>
          </table:table-cell>
          <table:table-cell office:value-type="float" office:value="0.01934" calcext:value-type="float">
            <text:p>0.0193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umulative Proportion</text:p>
          </table:table-cell>
          <table:table-cell office:value-type="float" office:value="0.77259" calcext:value-type="float">
            <text:p>0.77259</text:p>
          </table:table-cell>
          <table:table-cell office:value-type="float" office:value="0.79452" calcext:value-type="float">
            <text:p>0.79452</text:p>
          </table:table-cell>
          <table:table-cell office:value-type="float" office:value="0.81615" calcext:value-type="float">
            <text:p>0.81615</text:p>
          </table:table-cell>
          <table:table-cell office:value-type="float" office:value="0.83762" calcext:value-type="float">
            <text:p>0.83762</text:p>
          </table:table-cell>
          <table:table-cell office:value-type="float" office:value="0.85818" calcext:value-type="float">
            <text:p>0.85818</text:p>
          </table:table-cell>
          <table:table-cell office:value-type="float" office:value="0.87834" calcext:value-type="float">
            <text:p>0.87834</text:p>
          </table:table-cell>
          <table:table-cell office:value-type="float" office:value="0.89768" calcext:value-type="float">
            <text:p>0.89768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<text:s text:c="3"/>PC36</text:p>
          </table:table-cell>
          <table:table-cell office:value-type="string" calcext:value-type="string">
            <text:p><text:s text:c="4"/>PC37</text:p>
          </table:table-cell>
          <table:table-cell office:value-type="string" calcext:value-type="string">
            <text:p><text:s text:c="4"/>PC38</text:p>
          </table:table-cell>
          <table:table-cell office:value-type="string" calcext:value-type="string">
            <text:p><text:s text:c="4"/>PC39</text:p>
          </table:table-cell>
          <table:table-cell office:value-type="string" calcext:value-type="string">
            <text:p><text:s text:c="4"/>PC40</text:p>
          </table:table-cell>
          <table:table-cell office:value-type="string" calcext:value-type="string">
            <text:p><text:s text:c="3"/>PC41</text:p>
          </table:table-cell>
          <table:table-cell office:value-type="string" calcext:value-type="string">
            <text:p><text:s text:c="3"/>PC4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0.88504" calcext:value-type="float">
            <text:p>0.88504</text:p>
          </table:table-cell>
          <table:table-cell office:value-type="float" office:value="0.87827" calcext:value-type="float">
            <text:p>0.87827</text:p>
          </table:table-cell>
          <table:table-cell office:value-type="float" office:value="0.86784" calcext:value-type="float">
            <text:p>0.86784</text:p>
          </table:table-cell>
          <table:table-cell office:value-type="float" office:value="0.83393" calcext:value-type="float">
            <text:p>0.83393</text:p>
          </table:table-cell>
          <table:table-cell office:value-type="float" office:value="0.82574" calcext:value-type="float">
            <text:p>0.82574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21304" calcext:value-type="float">
            <text:p>0.2130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roportion of Variance</text:p>
          </table:table-cell>
          <table:table-cell office:value-type="float" office:value="0.01865" calcext:value-type="float">
            <text:p>0.01865</text:p>
          </table:table-cell>
          <table:table-cell office:value-type="float" office:value="0.01837" calcext:value-type="float">
            <text:p>0.01837</text:p>
          </table:table-cell>
          <table:table-cell office:value-type="float" office:value="0.01793" calcext:value-type="float">
            <text:p>0.01793</text:p>
          </table:table-cell>
          <table:table-cell office:value-type="float" office:value="0.01656" calcext:value-type="float">
            <text:p>0.01656</text:p>
          </table:table-cell>
          <table:table-cell office:value-type="float" office:value="0.01623" calcext:value-type="float">
            <text:p>0.01623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108" calcext:value-type="float">
            <text:p>0.0010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umulative Proportion</text:p>
          </table:table-cell>
          <table:table-cell office:value-type="float" office:value="0.91633" calcext:value-type="float">
            <text:p>0.91633</text:p>
          </table:table-cell>
          <table:table-cell office:value-type="float" office:value="0.93469" calcext:value-type="float">
            <text:p>0.93469</text:p>
          </table:table-cell>
          <table:table-cell office:value-type="float" office:value="0.95262" calcext:value-type="float">
            <text:p>0.95262</text:p>
          </table:table-cell>
          <table:table-cell office:value-type="float" office:value="0.96918" calcext:value-type="float">
            <text:p>0.96918</text:p>
          </table:table-cell>
          <table:table-cell office:value-type="float" office:value="0.98542" calcext:value-type="float">
            <text:p>0.98542</text:p>
          </table:table-cell>
          <table:table-cell office:value-type="float" office:value="0.9989" calcext:value-type="float">
            <text:p>0.9989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&gt; zacatrus_data.pca$rotation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<text:s text:c="9"/>PC1</text:p>
          </table:table-cell>
          <table:table-cell office:value-type="string" calcext:value-type="string">
            <text:p><text:s text:c="10"/>PC2</text:p>
          </table:table-cell>
          <table:table-cell office:value-type="string" calcext:value-type="string">
            <text:p><text:s text:c="10"/>PC3</text:p>
          </table:table-cell>
          <table:table-cell office:value-type="string" calcext:value-type="string">
            <text:p><text:s text:c="11"/>PC4</text:p>
          </table:table-cell>
          <table:table-cell office:value-type="string" calcext:value-type="string">
            <text:p><text:s text:c="10"/>PC5</text:p>
          </table:table-cell>
          <table:table-cell office:value-type="string" calcext:value-type="string">
            <text:p><text:s text:c="10"/>PC6</text:p>
          </table:table-cell>
          <table:table-cell office:value-type="string" calcext:value-type="string">
            <text:p><text:s text:c="10"/>PC7</text:p>
          </table:table-cell>
          <table:table-cell office:value-type="string" calcext:value-type="string">
            <text:p><text:s text:c="11"/>PC8</text:p>
          </table:table-cell>
          <table:table-cell office:value-type="string" calcext:value-type="string">
            <text:p><text:s text:c="10"/>PC9</text:p>
          </table:table-cell>
          <table:table-cell office:value-type="string" calcext:value-type="string">
            <text:p><text:s text:c="9"/>PC10</text:p>
          </table:table-cell>
          <table:table-cell office:value-type="string" calcext:value-type="string">
            <text:p><text:s text:c="9"/>PC11</text:p>
          </table:table-cell>
          <table:table-cell office:value-type="string" calcext:value-type="string">
            <text:p><text:s text:c="9"/>PC12</text:p>
          </table:table-cell>
          <table:table-cell office:value-type="string" calcext:value-type="string">
            <text:p><text:s text:c="8"/>PC13</text:p>
          </table:table-cell>
          <table:table-cell office:value-type="string" calcext:value-type="string">
            <text:p><text:s text:c="8"/>PC14</text:p>
          </table:table-cell>
          <table:table-cell office:value-type="string" calcext:value-type="string">
            <text:p><text:s text:c="10"/>PC15</text:p>
          </table:table-cell>
          <table:table-cell office:value-type="string" calcext:value-type="string">
            <text:p><text:s text:c="8"/>PC16</text:p>
          </table:table-cell>
          <table:table-cell office:value-type="string" calcext:value-type="string">
            <text:p><text:s text:c="8"/>PC17</text:p>
          </table:table-cell>
          <table:table-cell office:value-type="string" calcext:value-type="string">
            <text:p><text:s text:c="8"/>PC18</text:p>
          </table:table-cell>
          <table:table-cell office:value-type="string" calcext:value-type="string">
            <text:p><text:s text:c="10"/>PC19</text:p>
          </table:table-cell>
          <table:table-cell office:value-type="string" calcext:value-type="string">
            <text:p><text:s text:c="10"/>PC20</text:p>
          </table:table-cell>
          <table:table-cell office:value-type="string" calcext:value-type="string">
            <text:p><text:s text:c="9"/>PC21</text:p>
          </table:table-cell>
          <table:table-cell office:value-type="string" calcext:value-type="string">
            <text:p><text:s text:c="9"/>PC22</text:p>
          </table:table-cell>
          <table:table-cell office:value-type="string" calcext:value-type="string">
            <text:p><text:s text:c="10"/>PC23</text:p>
          </table:table-cell>
          <table:table-cell office:value-type="string" calcext:value-type="string">
            <text:p><text:s text:c="10"/>PC24</text:p>
          </table:table-cell>
          <table:table-cell office:value-type="string" calcext:value-type="string">
            <text:p><text:s text:c="9"/>PC25</text:p>
          </table:table-cell>
          <table:table-cell office:value-type="string" calcext:value-type="string">
            <text:p><text:s text:c="9"/>PC26</text:p>
          </table:table-cell>
          <table:table-cell office:value-type="string" calcext:value-type="string">
            <text:p><text:s text:c="9"/>PC27</text:p>
          </table:table-cell>
          <table:table-cell office:value-type="string" calcext:value-type="string">
            <text:p><text:s text:c="9"/>PC28</text:p>
          </table:table-cell>
          <table:table-cell office:value-type="string" calcext:value-type="string">
            <text:p><text:s text:c="9"/>PC29</text:p>
          </table:table-cell>
          <table:table-cell office:value-type="string" calcext:value-type="string">
            <text:p><text:s text:c="10"/>PC30</text:p>
          </table:table-cell>
          <table:table-cell office:value-type="string" calcext:value-type="string">
            <text:p><text:s text:c="10"/>PC31</text:p>
          </table:table-cell>
          <table:table-cell office:value-type="string" calcext:value-type="string">
            <text:p><text:s text:c="9"/>PC32</text:p>
          </table:table-cell>
          <table:table-cell office:value-type="string" calcext:value-type="string">
            <text:p><text:s text:c="8"/>PC33</text:p>
          </table:table-cell>
          <table:table-cell office:value-type="string" calcext:value-type="string">
            <text:p><text:s text:c="10"/>PC34</text:p>
          </table:table-cell>
          <table:table-cell office:value-type="string" calcext:value-type="string">
            <text:p><text:s text:c="9"/>PC35</text:p>
          </table:table-cell>
          <table:table-cell office:value-type="string" calcext:value-type="string">
            <text:p><text:s text:c="9"/>PC36</text:p>
          </table:table-cell>
          <table:table-cell office:value-type="string" calcext:value-type="string">
            <text:p><text:s text:c="8"/>PC37</text:p>
          </table:table-cell>
          <table:table-cell office:value-type="string" calcext:value-type="string">
            <text:p><text:s text:c="9"/>PC38</text:p>
          </table:table-cell>
          <table:table-cell office:value-type="string" calcext:value-type="string">
            <text:p><text:s text:c="9"/>PC39</text:p>
          </table:table-cell>
          <table:table-cell office:value-type="string" calcext:value-type="string">
            <text:p><text:s text:c="9"/>PC40</text:p>
          </table:table-cell>
        </table:table-row>
        <table:table-row table:style-name="ro1">
          <table:table-cell office:value-type="string" calcext:value-type="string">
            <text:p>Tem_Abstracto</text:p>
          </table:table-cell>
          <table:table-cell table:style-name="ce2" office:value-type="float" office:value="0.065477531" calcext:value-type="float">
            <text:p>0.065477531</text:p>
          </table:table-cell>
          <table:table-cell table:style-name="ce2" office:value-type="float" office:value="-0.099102765" calcext:value-type="float">
            <text:p>-0.099102765</text:p>
          </table:table-cell>
          <table:table-cell table:style-name="ce2" office:value-type="float" office:value="0.103076746" calcext:value-type="float">
            <text:p>0.103076746</text:p>
          </table:table-cell>
          <table:table-cell table:style-name="ce2" office:value-type="float" office:value="-0.0472149231" calcext:value-type="float">
            <text:p>-0.0472149231</text:p>
          </table:table-cell>
          <table:table-cell table:style-name="ce2" office:value-type="float" office:value="0.1331470776" calcext:value-type="float">
            <text:p>0.1331470776</text:p>
          </table:table-cell>
          <table:table-cell table:style-name="ce2" office:value-type="float" office:value="-0.060141267" calcext:value-type="float">
            <text:p>-0.060141267</text:p>
          </table:table-cell>
          <table:table-cell table:style-name="ce2" office:value-type="float" office:value="0.094390568" calcext:value-type="float">
            <text:p>0.094390568</text:p>
          </table:table-cell>
          <table:table-cell table:style-name="ce2" office:value-type="float" office:value="0.3366351346" calcext:value-type="float">
            <text:p>0.3366351346</text:p>
          </table:table-cell>
          <table:table-cell table:style-name="ce2" office:value-type="float" office:value="-0.1171405036" calcext:value-type="float">
            <text:p>-0.1171405036</text:p>
          </table:table-cell>
          <table:table-cell table:style-name="ce2" office:value-type="float" office:value="0.134259389" calcext:value-type="float">
            <text:p>0.134259389</text:p>
          </table:table-cell>
          <table:table-cell table:style-name="ce2" office:value-type="float" office:value="-0.254286054" calcext:value-type="float">
            <text:p>-0.254286054</text:p>
          </table:table-cell>
          <table:table-cell table:style-name="ce2" office:value-type="float" office:value="-0.220196154" calcext:value-type="float">
            <text:p>-0.220196154</text:p>
          </table:table-cell>
          <table:table-cell table:style-name="ce2" office:value-type="float" office:value="-0.115954552" calcext:value-type="float">
            <text:p>-0.115954552</text:p>
          </table:table-cell>
          <table:table-cell table:style-name="ce2" office:value-type="float" office:value="-0.429576107" calcext:value-type="float">
            <text:p>-0.429576107</text:p>
          </table:table-cell>
          <table:table-cell table:style-name="ce2" office:value-type="float" office:value="0.0346603384" calcext:value-type="float">
            <text:p>0.0346603384</text:p>
          </table:table-cell>
          <table:table-cell table:style-name="ce2" office:value-type="float" office:value="0.19681754" calcext:value-type="float">
            <text:p>0.19681754</text:p>
          </table:table-cell>
          <table:table-cell table:style-name="ce2" office:value-type="float" office:value="0.277870436" calcext:value-type="float">
            <text:p>0.277870436</text:p>
          </table:table-cell>
          <table:table-cell table:style-name="ce2" office:value-type="float" office:value="-0.104578583" calcext:value-type="float">
            <text:p>-0.104578583</text:p>
          </table:table-cell>
          <table:table-cell table:style-name="ce2" office:value-type="float" office:value="-0.0364857675" calcext:value-type="float">
            <text:p>-0.0364857675</text:p>
          </table:table-cell>
          <table:table-cell table:style-name="ce2" office:value-type="float" office:value="-0.0087449561" calcext:value-type="float">
            <text:p>-0.0087449561</text:p>
          </table:table-cell>
          <table:table-cell table:style-name="ce2" office:value-type="float" office:value="-0.0081198525" calcext:value-type="float">
            <text:p>-0.0081198525</text:p>
          </table:table-cell>
          <table:table-cell table:style-name="ce2" office:value-type="float" office:value="-0.034320394" calcext:value-type="float">
            <text:p>-0.034320394</text:p>
          </table:table-cell>
          <table:table-cell table:style-name="ce3" office:value-type="float" office:value="-0.005333522" calcext:value-type="float">
            <text:p>-5.33E-03</text:p>
          </table:table-cell>
          <table:table-cell table:style-name="ce3" office:value-type="float" office:value="-0.01988309" calcext:value-type="float">
            <text:p>-1.99E-02</text:p>
          </table:table-cell>
          <table:table-cell table:style-name="ce2" office:value-type="float" office:value="-0.0622219464" calcext:value-type="float">
            <text:p>-0.0622219464</text:p>
          </table:table-cell>
          <table:table-cell table:style-name="ce2" office:value-type="float" office:value="-0.071119968" calcext:value-type="float">
            <text:p>-0.071119968</text:p>
          </table:table-cell>
          <table:table-cell table:style-name="ce2" office:value-type="float" office:value="-0.226588679" calcext:value-type="float">
            <text:p>-0.226588679</text:p>
          </table:table-cell>
          <table:table-cell table:style-name="ce2" office:value-type="float" office:value="0.079224287" calcext:value-type="float">
            <text:p>0.079224287</text:p>
          </table:table-cell>
          <table:table-cell table:style-name="ce3" office:value-type="float" office:value="0.03609642" calcext:value-type="float">
            <text:p>3.61E-02</text:p>
          </table:table-cell>
          <table:table-cell table:style-name="ce2" office:value-type="float" office:value="0.0515501863" calcext:value-type="float">
            <text:p>0.0515501863</text:p>
          </table:table-cell>
          <table:table-cell table:style-name="ce2" office:value-type="float" office:value="0.0673310994" calcext:value-type="float">
            <text:p>0.0673310994</text:p>
          </table:table-cell>
          <table:table-cell table:style-name="ce2" office:value-type="float" office:value="-0.211215657" calcext:value-type="float">
            <text:p>-0.211215657</text:p>
          </table:table-cell>
          <table:table-cell table:style-name="ce2" office:value-type="float" office:value="-0.175044307" calcext:value-type="float">
            <text:p>-0.175044307</text:p>
          </table:table-cell>
          <table:table-cell table:style-name="ce2" office:value-type="float" office:value="0.1090267137" calcext:value-type="float">
            <text:p>0.1090267137</text:p>
          </table:table-cell>
          <table:table-cell table:style-name="ce2" office:value-type="float" office:value="-0.212470796" calcext:value-type="float">
            <text:p>-0.212470796</text:p>
          </table:table-cell>
          <table:table-cell table:style-name="ce2" office:value-type="float" office:value="-0.03496059" calcext:value-type="float">
            <text:p>-0.03496059</text:p>
          </table:table-cell>
          <table:table-cell table:style-name="ce2" office:value-type="float" office:value="0.128730643" calcext:value-type="float">
            <text:p>0.128730643</text:p>
          </table:table-cell>
          <table:table-cell table:style-name="ce2" office:value-type="float" office:value="-0.285710554" calcext:value-type="float">
            <text:p>-0.285710554</text:p>
          </table:table-cell>
          <table:table-cell table:style-name="ce2" office:value-type="float" office:value="0.200424648" calcext:value-type="float">
            <text:p>0.200424648</text:p>
          </table:table-cell>
          <table:table-cell table:style-name="ce2" office:value-type="float" office:value="-0.091669872" calcext:value-type="float">
            <text:p>-0.091669872</text:p>
          </table:table-cell>
        </table:table-row>
        <table:table-row table:style-name="ro1">
          <table:table-cell office:value-type="string" calcext:value-type="string">
            <text:p>Tem_Comercio</text:p>
          </table:table-cell>
          <table:table-cell table:style-name="ce2" office:value-type="float" office:value="0.054685991" calcext:value-type="float">
            <text:p>0.054685991</text:p>
          </table:table-cell>
          <table:table-cell table:style-name="ce2" office:value-type="float" office:value="0.428485504" calcext:value-type="float">
            <text:p>0.428485504</text:p>
          </table:table-cell>
          <table:table-cell table:style-name="ce2" office:value-type="float" office:value="-0.176759368" calcext:value-type="float">
            <text:p>-0.176759368</text:p>
          </table:table-cell>
          <table:table-cell table:style-name="ce2" office:value-type="float" office:value="-0.1116897835" calcext:value-type="float">
            <text:p>-0.1116897835</text:p>
          </table:table-cell>
          <table:table-cell table:style-name="ce2" office:value-type="float" office:value="-0.0291852455" calcext:value-type="float">
            <text:p>-0.0291852455</text:p>
          </table:table-cell>
          <table:table-cell table:style-name="ce2" office:value-type="float" office:value="-0.046123855" calcext:value-type="float">
            <text:p>-0.046123855</text:p>
          </table:table-cell>
          <table:table-cell table:style-name="ce2" office:value-type="float" office:value="0.117052111" calcext:value-type="float">
            <text:p>0.117052111</text:p>
          </table:table-cell>
          <table:table-cell table:style-name="ce2" office:value-type="float" office:value="-0.1610495132" calcext:value-type="float">
            <text:p>-0.1610495132</text:p>
          </table:table-cell>
          <table:table-cell table:style-name="ce2" office:value-type="float" office:value="0.0719207431" calcext:value-type="float">
            <text:p>0.0719207431</text:p>
          </table:table-cell>
          <table:table-cell table:style-name="ce2" office:value-type="float" office:value="-0.065362947" calcext:value-type="float">
            <text:p>-0.065362947</text:p>
          </table:table-cell>
          <table:table-cell table:style-name="ce2" office:value-type="float" office:value="-0.096533052" calcext:value-type="float">
            <text:p>-0.096533052</text:p>
          </table:table-cell>
          <table:table-cell table:style-name="ce2" office:value-type="float" office:value="-0.225460793" calcext:value-type="float">
            <text:p>-0.225460793</text:p>
          </table:table-cell>
          <table:table-cell table:style-name="ce2" office:value-type="float" office:value="0.150497872" calcext:value-type="float">
            <text:p>0.150497872</text:p>
          </table:table-cell>
          <table:table-cell table:style-name="ce2" office:value-type="float" office:value="-0.107207757" calcext:value-type="float">
            <text:p>-0.107207757</text:p>
          </table:table-cell>
          <table:table-cell table:style-name="ce2" office:value-type="float" office:value="-0.0652238755" calcext:value-type="float">
            <text:p>-0.0652238755</text:p>
          </table:table-cell>
          <table:table-cell table:style-name="ce2" office:value-type="float" office:value="0.09105438" calcext:value-type="float">
            <text:p>0.09105438</text:p>
          </table:table-cell>
          <table:table-cell table:style-name="ce2" office:value-type="float" office:value="-0.029194184" calcext:value-type="float">
            <text:p>-0.029194184</text:p>
          </table:table-cell>
          <table:table-cell table:style-name="ce2" office:value-type="float" office:value="0.136985394" calcext:value-type="float">
            <text:p>0.136985394</text:p>
          </table:table-cell>
          <table:table-cell table:style-name="ce2" office:value-type="float" office:value="-0.000341574" calcext:value-type="float">
            <text:p>-0.000341574</text:p>
          </table:table-cell>
          <table:table-cell table:style-name="ce2" office:value-type="float" office:value="0.0095742621" calcext:value-type="float">
            <text:p>0.0095742621</text:p>
          </table:table-cell>
          <table:table-cell table:style-name="ce2" office:value-type="float" office:value="-0.0345397375" calcext:value-type="float">
            <text:p>-0.0345397375</text:p>
          </table:table-cell>
          <table:table-cell table:style-name="ce2" office:value-type="float" office:value="0.024238885" calcext:value-type="float">
            <text:p>0.024238885</text:p>
          </table:table-cell>
          <table:table-cell table:style-name="ce3" office:value-type="float" office:value="0.01050631" calcext:value-type="float">
            <text:p>1.05E-02</text:p>
          </table:table-cell>
          <table:table-cell table:style-name="ce3" office:value-type="float" office:value="-0.07530491" calcext:value-type="float">
            <text:p>-7.53E-02</text:p>
          </table:table-cell>
          <table:table-cell table:style-name="ce2" office:value-type="float" office:value="0.047889085" calcext:value-type="float">
            <text:p>0.047889085</text:p>
          </table:table-cell>
          <table:table-cell table:style-name="ce2" office:value-type="float" office:value="0.119001352" calcext:value-type="float">
            <text:p>0.119001352</text:p>
          </table:table-cell>
          <table:table-cell table:style-name="ce2" office:value-type="float" office:value="0.152301494" calcext:value-type="float">
            <text:p>0.152301494</text:p>
          </table:table-cell>
          <table:table-cell table:style-name="ce2" office:value-type="float" office:value="-0.022590341" calcext:value-type="float">
            <text:p>-0.022590341</text:p>
          </table:table-cell>
          <table:table-cell table:style-name="ce3" office:value-type="float" office:value="0.01085678" calcext:value-type="float">
            <text:p>1.09E-02</text:p>
          </table:table-cell>
          <table:table-cell table:style-name="ce2" office:value-type="float" office:value="-0.2534700521" calcext:value-type="float">
            <text:p>-0.2534700521</text:p>
          </table:table-cell>
          <table:table-cell table:style-name="ce2" office:value-type="float" office:value="0.0539577624" calcext:value-type="float">
            <text:p>0.0539577624</text:p>
          </table:table-cell>
          <table:table-cell table:style-name="ce2" office:value-type="float" office:value="-0.212849249" calcext:value-type="float">
            <text:p>-0.212849249</text:p>
          </table:table-cell>
          <table:table-cell table:style-name="ce2" office:value-type="float" office:value="-0.156847979" calcext:value-type="float">
            <text:p>-0.156847979</text:p>
          </table:table-cell>
          <table:table-cell table:style-name="ce2" office:value-type="float" office:value="0.3304359955" calcext:value-type="float">
            <text:p>0.3304359955</text:p>
          </table:table-cell>
          <table:table-cell table:style-name="ce2" office:value-type="float" office:value="0.248834611" calcext:value-type="float">
            <text:p>0.248834611</text:p>
          </table:table-cell>
          <table:table-cell table:style-name="ce2" office:value-type="float" office:value="-0.154877961" calcext:value-type="float">
            <text:p>-0.154877961</text:p>
          </table:table-cell>
          <table:table-cell table:style-name="ce2" office:value-type="float" office:value="0.215079421" calcext:value-type="float">
            <text:p>0.215079421</text:p>
          </table:table-cell>
          <table:table-cell table:style-name="ce2" office:value-type="float" office:value="0.272142839" calcext:value-type="float">
            <text:p>0.272142839</text:p>
          </table:table-cell>
          <table:table-cell table:style-name="ce2" office:value-type="float" office:value="0.298143471" calcext:value-type="float">
            <text:p>0.298143471</text:p>
          </table:table-cell>
          <table:table-cell table:style-name="ce2" office:value-type="float" office:value="-0.024508769" calcext:value-type="float">
            <text:p>-0.024508769</text:p>
          </table:table-cell>
        </table:table-row>
        <table:table-row table:style-name="ro1">
          <table:table-cell office:value-type="string" calcext:value-type="string">
            <text:p>Tem_Egipto</text:p>
          </table:table-cell>
          <table:table-cell table:style-name="ce2" office:value-type="float" office:value="0.024932683" calcext:value-type="float">
            <text:p>0.024932683</text:p>
          </table:table-cell>
          <table:table-cell table:style-name="ce2" office:value-type="float" office:value="0.316243997" calcext:value-type="float">
            <text:p>0.316243997</text:p>
          </table:table-cell>
          <table:table-cell table:style-name="ce2" office:value-type="float" office:value="-0.119986013" calcext:value-type="float">
            <text:p>-0.119986013</text:p>
          </table:table-cell>
          <table:table-cell table:style-name="ce2" office:value-type="float" office:value="-0.176884983" calcext:value-type="float">
            <text:p>-0.176884983</text:p>
          </table:table-cell>
          <table:table-cell table:style-name="ce2" office:value-type="float" office:value="0.0212910802" calcext:value-type="float">
            <text:p>0.0212910802</text:p>
          </table:table-cell>
          <table:table-cell table:style-name="ce2" office:value-type="float" office:value="-0.190995671" calcext:value-type="float">
            <text:p>-0.190995671</text:p>
          </table:table-cell>
          <table:table-cell table:style-name="ce2" office:value-type="float" office:value="-0.041479609" calcext:value-type="float">
            <text:p>-0.041479609</text:p>
          </table:table-cell>
          <table:table-cell table:style-name="ce2" office:value-type="float" office:value="0.003633233" calcext:value-type="float">
            <text:p>0.003633233</text:p>
          </table:table-cell>
          <table:table-cell table:style-name="ce2" office:value-type="float" office:value="-0.2107043094" calcext:value-type="float">
            <text:p>-0.2107043094</text:p>
          </table:table-cell>
          <table:table-cell table:style-name="ce2" office:value-type="float" office:value="0.069908224" calcext:value-type="float">
            <text:p>0.069908224</text:p>
          </table:table-cell>
          <table:table-cell table:style-name="ce2" office:value-type="float" office:value="0.07451858" calcext:value-type="float">
            <text:p>0.07451858</text:p>
          </table:table-cell>
          <table:table-cell table:style-name="ce2" office:value-type="float" office:value="0.256575307" calcext:value-type="float">
            <text:p>0.256575307</text:p>
          </table:table-cell>
          <table:table-cell table:style-name="ce2" office:value-type="float" office:value="-0.314865785" calcext:value-type="float">
            <text:p>-0.314865785</text:p>
          </table:table-cell>
          <table:table-cell table:style-name="ce2" office:value-type="float" office:value="0.022391024" calcext:value-type="float">
            <text:p>0.022391024</text:p>
          </table:table-cell>
          <table:table-cell table:style-name="ce2" office:value-type="float" office:value="0.0016255693" calcext:value-type="float">
            <text:p>0.0016255693</text:p>
          </table:table-cell>
          <table:table-cell table:style-name="ce2" office:value-type="float" office:value="0.1136526" calcext:value-type="float">
            <text:p>0.1136526</text:p>
          </table:table-cell>
          <table:table-cell table:style-name="ce2" office:value-type="float" office:value="0.079133044" calcext:value-type="float">
            <text:p>0.079133044</text:p>
          </table:table-cell>
          <table:table-cell table:style-name="ce2" office:value-type="float" office:value="0.14180843" calcext:value-type="float">
            <text:p>0.14180843</text:p>
          </table:table-cell>
          <table:table-cell table:style-name="ce2" office:value-type="float" office:value="-0.2438643034" calcext:value-type="float">
            <text:p>-0.2438643034</text:p>
          </table:table-cell>
          <table:table-cell table:style-name="ce2" office:value-type="float" office:value="-0.0849404918" calcext:value-type="float">
            <text:p>-0.0849404918</text:p>
          </table:table-cell>
          <table:table-cell table:style-name="ce2" office:value-type="float" office:value="-0.1781770579" calcext:value-type="float">
            <text:p>-0.1781770579</text:p>
          </table:table-cell>
          <table:table-cell table:style-name="ce2" office:value-type="float" office:value="-0.137927549" calcext:value-type="float">
            <text:p>-0.137927549</text:p>
          </table:table-cell>
          <table:table-cell table:style-name="ce3" office:value-type="float" office:value="-0.04218245" calcext:value-type="float">
            <text:p>-4.22E-02</text:p>
          </table:table-cell>
          <table:table-cell table:style-name="ce3" office:value-type="float" office:value="0.2763262" calcext:value-type="float">
            <text:p>2.76E-01</text:p>
          </table:table-cell>
          <table:table-cell table:style-name="ce2" office:value-type="float" office:value="0.0007174814" calcext:value-type="float">
            <text:p>0.0007174814</text:p>
          </table:table-cell>
          <table:table-cell table:style-name="ce2" office:value-type="float" office:value="-0.136674833" calcext:value-type="float">
            <text:p>-0.136674833</text:p>
          </table:table-cell>
          <table:table-cell table:style-name="ce2" office:value-type="float" office:value="-0.120157399" calcext:value-type="float">
            <text:p>-0.120157399</text:p>
          </table:table-cell>
          <table:table-cell table:style-name="ce2" office:value-type="float" office:value="-0.014144898" calcext:value-type="float">
            <text:p>-0.014144898</text:p>
          </table:table-cell>
          <table:table-cell table:style-name="ce3" office:value-type="float" office:value="-0.02487107" calcext:value-type="float">
            <text:p>-2.49E-02</text:p>
          </table:table-cell>
          <table:table-cell table:style-name="ce2" office:value-type="float" office:value="0.1376249861" calcext:value-type="float">
            <text:p>0.1376249861</text:p>
          </table:table-cell>
          <table:table-cell table:style-name="ce2" office:value-type="float" office:value="-0.0371784487" calcext:value-type="float">
            <text:p>-0.0371784487</text:p>
          </table:table-cell>
          <table:table-cell table:style-name="ce2" office:value-type="float" office:value="0.060467122" calcext:value-type="float">
            <text:p>0.060467122</text:p>
          </table:table-cell>
          <table:table-cell table:style-name="ce2" office:value-type="float" office:value="0.187762669" calcext:value-type="float">
            <text:p>0.187762669</text:p>
          </table:table-cell>
          <table:table-cell table:style-name="ce2" office:value-type="float" office:value="-0.1740129287" calcext:value-type="float">
            <text:p>-0.1740129287</text:p>
          </table:table-cell>
          <table:table-cell table:style-name="ce2" office:value-type="float" office:value="0.041688451" calcext:value-type="float">
            <text:p>0.041688451</text:p>
          </table:table-cell>
          <table:table-cell table:style-name="ce2" office:value-type="float" office:value="0.096708972" calcext:value-type="float">
            <text:p>0.096708972</text:p>
          </table:table-cell>
          <table:table-cell table:style-name="ce2" office:value-type="float" office:value="-0.17374223" calcext:value-type="float">
            <text:p>-0.17374223</text:p>
          </table:table-cell>
          <table:table-cell table:style-name="ce2" office:value-type="float" office:value="0.121212005" calcext:value-type="float">
            <text:p>0.121212005</text:p>
          </table:table-cell>
          <table:table-cell table:style-name="ce2" office:value-type="float" office:value="0.417065283" calcext:value-type="float">
            <text:p>0.417065283</text:p>
          </table:table-cell>
          <table:table-cell table:style-name="ce2" office:value-type="float" office:value="-0.079801289" calcext:value-type="float">
            <text:p>-0.079801289</text:p>
          </table:table-cell>
        </table:table-row>
        <table:table-row table:style-name="ro1">
          <table:table-cell office:value-type="string" calcext:value-type="string">
            <text:p>Tem_Medicina</text:p>
          </table:table-cell>
          <table:table-cell table:style-name="ce2" office:value-type="float" office:value="-0.018952067" calcext:value-type="float">
            <text:p>-0.018952067</text:p>
          </table:table-cell>
          <table:table-cell table:style-name="ce2" office:value-type="float" office:value="-0.046932947" calcext:value-type="float">
            <text:p>-0.046932947</text:p>
          </table:table-cell>
          <table:table-cell table:style-name="ce2" office:value-type="float" office:value="0.107690381" calcext:value-type="float">
            <text:p>0.107690381</text:p>
          </table:table-cell>
          <table:table-cell table:style-name="ce2" office:value-type="float" office:value="-0.0924694349" calcext:value-type="float">
            <text:p>-0.0924694349</text:p>
          </table:table-cell>
          <table:table-cell table:style-name="ce2" office:value-type="float" office:value="0.1087954142" calcext:value-type="float">
            <text:p>0.1087954142</text:p>
          </table:table-cell>
          <table:table-cell table:style-name="ce2" office:value-type="float" office:value="0.004799726" calcext:value-type="float">
            <text:p>0.004799726</text:p>
          </table:table-cell>
          <table:table-cell table:style-name="ce2" office:value-type="float" office:value="-0.100658661" calcext:value-type="float">
            <text:p>-0.100658661</text:p>
          </table:table-cell>
          <table:table-cell table:style-name="ce2" office:value-type="float" office:value="-0.3625803573" calcext:value-type="float">
            <text:p>-0.3625803573</text:p>
          </table:table-cell>
          <table:table-cell table:style-name="ce2" office:value-type="float" office:value="-0.0203403715" calcext:value-type="float">
            <text:p>-0.0203403715</text:p>
          </table:table-cell>
          <table:table-cell table:style-name="ce2" office:value-type="float" office:value="0.152028131" calcext:value-type="float">
            <text:p>0.152028131</text:p>
          </table:table-cell>
          <table:table-cell table:style-name="ce2" office:value-type="float" office:value="0.052781632" calcext:value-type="float">
            <text:p>0.052781632</text:p>
          </table:table-cell>
          <table:table-cell table:style-name="ce2" office:value-type="float" office:value="-0.143611569" calcext:value-type="float">
            <text:p>-0.143611569</text:p>
          </table:table-cell>
          <table:table-cell table:style-name="ce2" office:value-type="float" office:value="-0.085914224" calcext:value-type="float">
            <text:p>-0.085914224</text:p>
          </table:table-cell>
          <table:table-cell table:style-name="ce2" office:value-type="float" office:value="0.053331061" calcext:value-type="float">
            <text:p>0.053331061</text:p>
          </table:table-cell>
          <table:table-cell table:style-name="ce2" office:value-type="float" office:value="0.4638453152" calcext:value-type="float">
            <text:p>0.4638453152</text:p>
          </table:table-cell>
          <table:table-cell table:style-name="ce2" office:value-type="float" office:value="0.18956384" calcext:value-type="float">
            <text:p>0.18956384</text:p>
          </table:table-cell>
          <table:table-cell table:style-name="ce2" office:value-type="float" office:value="-0.012490461" calcext:value-type="float">
            <text:p>-0.012490461</text:p>
          </table:table-cell>
          <table:table-cell table:style-name="ce2" office:value-type="float" office:value="0.049575651" calcext:value-type="float">
            <text:p>0.049575651</text:p>
          </table:table-cell>
          <table:table-cell table:style-name="ce2" office:value-type="float" office:value="0.0600879742" calcext:value-type="float">
            <text:p>0.0600879742</text:p>
          </table:table-cell>
          <table:table-cell table:style-name="ce2" office:value-type="float" office:value="-0.0660121245" calcext:value-type="float">
            <text:p>-0.0660121245</text:p>
          </table:table-cell>
          <table:table-cell table:style-name="ce2" office:value-type="float" office:value="0.0067791278" calcext:value-type="float">
            <text:p>0.0067791278</text:p>
          </table:table-cell>
          <table:table-cell table:style-name="ce2" office:value-type="float" office:value="0.029206276" calcext:value-type="float">
            <text:p>0.029206276</text:p>
          </table:table-cell>
          <table:table-cell table:style-name="ce3" office:value-type="float" office:value="0.007077732" calcext:value-type="float">
            <text:p>7.08E-03</text:p>
          </table:table-cell>
          <table:table-cell table:style-name="ce3" office:value-type="float" office:value="-0.02784855" calcext:value-type="float">
            <text:p>-2.78E-02</text:p>
          </table:table-cell>
          <table:table-cell table:style-name="ce2" office:value-type="float" office:value="0.0317504228" calcext:value-type="float">
            <text:p>0.0317504228</text:p>
          </table:table-cell>
          <table:table-cell table:style-name="ce2" office:value-type="float" office:value="-0.037973029" calcext:value-type="float">
            <text:p>-0.037973029</text:p>
          </table:table-cell>
          <table:table-cell table:style-name="ce2" office:value-type="float" office:value="0.123798449" calcext:value-type="float">
            <text:p>0.123798449</text:p>
          </table:table-cell>
          <table:table-cell table:style-name="ce2" office:value-type="float" office:value="-0.023185532" calcext:value-type="float">
            <text:p>-0.023185532</text:p>
          </table:table-cell>
          <table:table-cell table:style-name="ce3" office:value-type="float" office:value="0.5180015" calcext:value-type="float">
            <text:p>5.18E-01</text:p>
          </table:table-cell>
          <table:table-cell table:style-name="ce2" office:value-type="float" office:value="0.1595689356" calcext:value-type="float">
            <text:p>0.1595689356</text:p>
          </table:table-cell>
          <table:table-cell table:style-name="ce2" office:value-type="float" office:value="0.16445555" calcext:value-type="float">
            <text:p>0.16445555</text:p>
          </table:table-cell>
          <table:table-cell table:style-name="ce2" office:value-type="float" office:value="0.240896305" calcext:value-type="float">
            <text:p>0.240896305</text:p>
          </table:table-cell>
          <table:table-cell table:style-name="ce2" office:value-type="float" office:value="0.076629697" calcext:value-type="float">
            <text:p>0.076629697</text:p>
          </table:table-cell>
          <table:table-cell table:style-name="ce2" office:value-type="float" office:value="0.254479812" calcext:value-type="float">
            <text:p>0.254479812</text:p>
          </table:table-cell>
          <table:table-cell table:style-name="ce2" office:value-type="float" office:value="-0.13059917" calcext:value-type="float">
            <text:p>-0.13059917</text:p>
          </table:table-cell>
          <table:table-cell table:style-name="ce2" office:value-type="float" office:value="0.083640106" calcext:value-type="float">
            <text:p>0.083640106</text:p>
          </table:table-cell>
          <table:table-cell table:style-name="ce2" office:value-type="float" office:value="0.071176905" calcext:value-type="float">
            <text:p>0.071176905</text:p>
          </table:table-cell>
          <table:table-cell table:style-name="ce2" office:value-type="float" office:value="-0.026093593" calcext:value-type="float">
            <text:p>-0.026093593</text:p>
          </table:table-cell>
          <table:table-cell table:style-name="ce2" office:value-type="float" office:value="0.058486379" calcext:value-type="float">
            <text:p>0.058486379</text:p>
          </table:table-cell>
          <table:table-cell table:style-name="ce2" office:value-type="float" office:value="-0.023351722" calcext:value-type="float">
            <text:p>-0.023351722</text:p>
          </table:table-cell>
        </table:table-row>
        <table:table-row table:style-name="ro1">
          <table:table-cell office:value-type="string" calcext:value-type="string">
            <text:p>Tem_Oriental</text:p>
          </table:table-cell>
          <table:table-cell table:style-name="ce2" office:value-type="float" office:value="0.032405058" calcext:value-type="float">
            <text:p>0.032405058</text:p>
          </table:table-cell>
          <table:table-cell table:style-name="ce2" office:value-type="float" office:value="-0.009198441" calcext:value-type="float">
            <text:p>-0.009198441</text:p>
          </table:table-cell>
          <table:table-cell table:style-name="ce2" office:value-type="float" office:value="0.012927035" calcext:value-type="float">
            <text:p>0.012927035</text:p>
          </table:table-cell>
          <table:table-cell table:style-name="ce2" office:value-type="float" office:value="0.1107252126" calcext:value-type="float">
            <text:p>0.1107252126</text:p>
          </table:table-cell>
          <table:table-cell table:style-name="ce2" office:value-type="float" office:value="-0.1869946965" calcext:value-type="float">
            <text:p>-0.1869946965</text:p>
          </table:table-cell>
          <table:table-cell table:style-name="ce2" office:value-type="float" office:value="0.093555955" calcext:value-type="float">
            <text:p>0.093555955</text:p>
          </table:table-cell>
          <table:table-cell table:style-name="ce2" office:value-type="float" office:value="0.215437601" calcext:value-type="float">
            <text:p>0.215437601</text:p>
          </table:table-cell>
          <table:table-cell table:style-name="ce2" office:value-type="float" office:value="0.048241104" calcext:value-type="float">
            <text:p>0.048241104</text:p>
          </table:table-cell>
          <table:table-cell table:style-name="ce2" office:value-type="float" office:value="-0.0169995975" calcext:value-type="float">
            <text:p>-0.0169995975</text:p>
          </table:table-cell>
          <table:table-cell table:style-name="ce2" office:value-type="float" office:value="0.224228075" calcext:value-type="float">
            <text:p>0.224228075</text:p>
          </table:table-cell>
          <table:table-cell table:style-name="ce2" office:value-type="float" office:value="0.113596092" calcext:value-type="float">
            <text:p>0.113596092</text:p>
          </table:table-cell>
          <table:table-cell table:style-name="ce2" office:value-type="float" office:value="-0.155984617" calcext:value-type="float">
            <text:p>-0.155984617</text:p>
          </table:table-cell>
          <table:table-cell table:style-name="ce2" office:value-type="float" office:value="-0.342534721" calcext:value-type="float">
            <text:p>-0.342534721</text:p>
          </table:table-cell>
          <table:table-cell table:style-name="ce2" office:value-type="float" office:value="0.130416631" calcext:value-type="float">
            <text:p>0.130416631</text:p>
          </table:table-cell>
          <table:table-cell table:style-name="ce2" office:value-type="float" office:value="0.1340009562" calcext:value-type="float">
            <text:p>0.1340009562</text:p>
          </table:table-cell>
          <table:table-cell table:style-name="ce2" office:value-type="float" office:value="-0.4120838" calcext:value-type="float">
            <text:p>-0.4120838</text:p>
          </table:table-cell>
          <table:table-cell table:style-name="ce2" office:value-type="float" office:value="-0.150538092" calcext:value-type="float">
            <text:p>-0.150538092</text:p>
          </table:table-cell>
          <table:table-cell table:style-name="ce2" office:value-type="float" office:value="0.030884215" calcext:value-type="float">
            <text:p>0.030884215</text:p>
          </table:table-cell>
          <table:table-cell table:style-name="ce2" office:value-type="float" office:value="-0.2550107676" calcext:value-type="float">
            <text:p>-0.2550107676</text:p>
          </table:table-cell>
          <table:table-cell table:style-name="ce2" office:value-type="float" office:value="0.046829077" calcext:value-type="float">
            <text:p>0.046829077</text:p>
          </table:table-cell>
          <table:table-cell table:style-name="ce2" office:value-type="float" office:value="-0.1819436905" calcext:value-type="float">
            <text:p>-0.1819436905</text:p>
          </table:table-cell>
          <table:table-cell table:style-name="ce2" office:value-type="float" office:value="-0.041556757" calcext:value-type="float">
            <text:p>-0.041556757</text:p>
          </table:table-cell>
          <table:table-cell table:style-name="ce3" office:value-type="float" office:value="-0.0002477541" calcext:value-type="float">
            <text:p>-2.48E-04</text:p>
          </table:table-cell>
          <table:table-cell table:style-name="ce3" office:value-type="float" office:value="-0.08175531" calcext:value-type="float">
            <text:p>-8.18E-02</text:p>
          </table:table-cell>
          <table:table-cell table:style-name="ce2" office:value-type="float" office:value="-0.0803016437" calcext:value-type="float">
            <text:p>-0.0803016437</text:p>
          </table:table-cell>
          <table:table-cell table:style-name="ce2" office:value-type="float" office:value="0.047960193" calcext:value-type="float">
            <text:p>0.047960193</text:p>
          </table:table-cell>
          <table:table-cell table:style-name="ce2" office:value-type="float" office:value="0.052655361" calcext:value-type="float">
            <text:p>0.052655361</text:p>
          </table:table-cell>
          <table:table-cell table:style-name="ce2" office:value-type="float" office:value="0.182485387" calcext:value-type="float">
            <text:p>0.182485387</text:p>
          </table:table-cell>
          <table:table-cell table:style-name="ce3" office:value-type="float" office:value="0.08786762" calcext:value-type="float">
            <text:p>8.79E-02</text:p>
          </table:table-cell>
          <table:table-cell table:style-name="ce2" office:value-type="float" office:value="-0.0782788767" calcext:value-type="float">
            <text:p>-0.0782788767</text:p>
          </table:table-cell>
          <table:table-cell table:style-name="ce2" office:value-type="float" office:value="-0.3235782549" calcext:value-type="float">
            <text:p>-0.3235782549</text:p>
          </table:table-cell>
          <table:table-cell table:style-name="ce2" office:value-type="float" office:value="-0.125843695" calcext:value-type="float">
            <text:p>-0.125843695</text:p>
          </table:table-cell>
          <table:table-cell table:style-name="ce2" office:value-type="float" office:value="-0.243455409" calcext:value-type="float">
            <text:p>-0.243455409</text:p>
          </table:table-cell>
          <table:table-cell table:style-name="ce2" office:value-type="float" office:value="0.215428963" calcext:value-type="float">
            <text:p>0.215428963</text:p>
          </table:table-cell>
          <table:table-cell table:style-name="ce2" office:value-type="float" office:value="-0.182951609" calcext:value-type="float">
            <text:p>-0.182951609</text:p>
          </table:table-cell>
          <table:table-cell table:style-name="ce2" office:value-type="float" office:value="0.047102068" calcext:value-type="float">
            <text:p>0.047102068</text:p>
          </table:table-cell>
          <table:table-cell table:style-name="ce2" office:value-type="float" office:value="-0.159267463" calcext:value-type="float">
            <text:p>-0.159267463</text:p>
          </table:table-cell>
          <table:table-cell table:style-name="ce2" office:value-type="float" office:value="0.045231751" calcext:value-type="float">
            <text:p>0.045231751</text:p>
          </table:table-cell>
          <table:table-cell table:style-name="ce2" office:value-type="float" office:value="0.039752635" calcext:value-type="float">
            <text:p>0.039752635</text:p>
          </table:table-cell>
          <table:table-cell table:style-name="ce2" office:value-type="float" office:value="0.046185447" calcext:value-type="float">
            <text:p>0.046185447</text:p>
          </table:table-cell>
        </table:table-row>
        <table:table-row table:style-name="ro1">
          <table:table-cell office:value-type="string" calcext:value-type="string">
            <text:p>Tem_Trenes</text:p>
          </table:table-cell>
          <table:table-cell table:style-name="ce2" office:value-type="float" office:value="0.010866054" calcext:value-type="float">
            <text:p>0.010866054</text:p>
          </table:table-cell>
          <table:table-cell table:style-name="ce2" office:value-type="float" office:value="-0.003320695" calcext:value-type="float">
            <text:p>-0.003320695</text:p>
          </table:table-cell>
          <table:table-cell table:style-name="ce2" office:value-type="float" office:value="-0.002249129" calcext:value-type="float">
            <text:p>-0.002249129</text:p>
          </table:table-cell>
          <table:table-cell table:style-name="ce2" office:value-type="float" office:value="0.0585651181" calcext:value-type="float">
            <text:p>0.0585651181</text:p>
          </table:table-cell>
          <table:table-cell table:style-name="ce2" office:value-type="float" office:value="0.0251393514" calcext:value-type="float">
            <text:p>0.0251393514</text:p>
          </table:table-cell>
          <table:table-cell table:style-name="ce2" office:value-type="float" office:value="0.035419163" calcext:value-type="float">
            <text:p>0.035419163</text:p>
          </table:table-cell>
          <table:table-cell table:style-name="ce2" office:value-type="float" office:value="-0.052783316" calcext:value-type="float">
            <text:p>-0.052783316</text:p>
          </table:table-cell>
          <table:table-cell table:style-name="ce2" office:value-type="float" office:value="-0.0071778501" calcext:value-type="float">
            <text:p>-0.0071778501</text:p>
          </table:table-cell>
          <table:table-cell table:style-name="ce2" office:value-type="float" office:value="-0.0256257428" calcext:value-type="float">
            <text:p>-0.0256257428</text:p>
          </table:table-cell>
          <table:table-cell table:style-name="ce2" office:value-type="float" office:value="-0.231676462" calcext:value-type="float">
            <text:p>-0.231676462</text:p>
          </table:table-cell>
          <table:table-cell table:style-name="ce2" office:value-type="float" office:value="-0.296279823" calcext:value-type="float">
            <text:p>-0.296279823</text:p>
          </table:table-cell>
          <table:table-cell table:style-name="ce2" office:value-type="float" office:value="0.210911104" calcext:value-type="float">
            <text:p>0.210911104</text:p>
          </table:table-cell>
          <table:table-cell table:style-name="ce2" office:value-type="float" office:value="-0.051077014" calcext:value-type="float">
            <text:p>-0.051077014</text:p>
          </table:table-cell>
          <table:table-cell table:style-name="ce2" office:value-type="float" office:value="-0.026077223" calcext:value-type="float">
            <text:p>-0.026077223</text:p>
          </table:table-cell>
          <table:table-cell table:style-name="ce2" office:value-type="float" office:value="0.2693459267" calcext:value-type="float">
            <text:p>0.2693459267</text:p>
          </table:table-cell>
          <table:table-cell table:style-name="ce2" office:value-type="float" office:value="0.06565677" calcext:value-type="float">
            <text:p>0.06565677</text:p>
          </table:table-cell>
          <table:table-cell table:style-name="ce2" office:value-type="float" office:value="-0.172386751" calcext:value-type="float">
            <text:p>-0.172386751</text:p>
          </table:table-cell>
          <table:table-cell table:style-name="ce2" office:value-type="float" office:value="-0.232084258" calcext:value-type="float">
            <text:p>-0.232084258</text:p>
          </table:table-cell>
          <table:table-cell table:style-name="ce2" office:value-type="float" office:value="-0.2170509926" calcext:value-type="float">
            <text:p>-0.2170509926</text:p>
          </table:table-cell>
          <table:table-cell table:style-name="ce2" office:value-type="float" office:value="0.3224013206" calcext:value-type="float">
            <text:p>0.3224013206</text:p>
          </table:table-cell>
          <table:table-cell table:style-name="ce2" office:value-type="float" office:value="-0.4527649311" calcext:value-type="float">
            <text:p>-0.4527649311</text:p>
          </table:table-cell>
          <table:table-cell table:style-name="ce2" office:value-type="float" office:value="0.097423538" calcext:value-type="float">
            <text:p>0.097423538</text:p>
          </table:table-cell>
          <table:table-cell table:style-name="ce3" office:value-type="float" office:value="0.02635264" calcext:value-type="float">
            <text:p>2.64E-02</text:p>
          </table:table-cell>
          <table:table-cell table:style-name="ce3" office:value-type="float" office:value="-0.1226238" calcext:value-type="float">
            <text:p>-1.23E-01</text:p>
          </table:table-cell>
          <table:table-cell table:style-name="ce2" office:value-type="float" office:value="0.1414255347" calcext:value-type="float">
            <text:p>0.1414255347</text:p>
          </table:table-cell>
          <table:table-cell table:style-name="ce2" office:value-type="float" office:value="-0.004724899" calcext:value-type="float">
            <text:p>-0.004724899</text:p>
          </table:table-cell>
          <table:table-cell table:style-name="ce2" office:value-type="float" office:value="0.201945582" calcext:value-type="float">
            <text:p>0.201945582</text:p>
          </table:table-cell>
          <table:table-cell table:style-name="ce2" office:value-type="float" office:value="0.061430676" calcext:value-type="float">
            <text:p>0.061430676</text:p>
          </table:table-cell>
          <table:table-cell table:style-name="ce3" office:value-type="float" office:value="-0.2182668" calcext:value-type="float">
            <text:p>-2.18E-01</text:p>
          </table:table-cell>
          <table:table-cell table:style-name="ce2" office:value-type="float" office:value="-0.1043949258" calcext:value-type="float">
            <text:p>-0.1043949258</text:p>
          </table:table-cell>
          <table:table-cell table:style-name="ce2" office:value-type="float" office:value="0.2826297026" calcext:value-type="float">
            <text:p>0.2826297026</text:p>
          </table:table-cell>
          <table:table-cell table:style-name="ce2" office:value-type="float" office:value="0.131041792" calcext:value-type="float">
            <text:p>0.131041792</text:p>
          </table:table-cell>
          <table:table-cell table:style-name="ce2" office:value-type="float" office:value="-0.104181045" calcext:value-type="float">
            <text:p>-0.104181045</text:p>
          </table:table-cell>
          <table:table-cell table:style-name="ce2" office:value-type="float" office:value="-0.0631036889" calcext:value-type="float">
            <text:p>-0.0631036889</text:p>
          </table:table-cell>
          <table:table-cell table:style-name="ce2" office:value-type="float" office:value="-0.136532173" calcext:value-type="float">
            <text:p>-0.136532173</text:p>
          </table:table-cell>
          <table:table-cell table:style-name="ce2" office:value-type="float" office:value="-0.004438672" calcext:value-type="float">
            <text:p>-0.004438672</text:p>
          </table:table-cell>
          <table:table-cell table:style-name="ce2" office:value-type="float" office:value="0.048697676" calcext:value-type="float">
            <text:p>0.048697676</text:p>
          </table:table-cell>
          <table:table-cell table:style-name="ce2" office:value-type="float" office:value="-0.004858229" calcext:value-type="float">
            <text:p>-0.004858229</text:p>
          </table:table-cell>
          <table:table-cell table:style-name="ce2" office:value-type="float" office:value="0.051635744" calcext:value-type="float">
            <text:p>0.051635744</text:p>
          </table:table-cell>
          <table:table-cell table:style-name="ce2" office:value-type="float" office:value="0.036253084" calcext:value-type="float">
            <text:p>0.036253084</text:p>
          </table:table-cell>
        </table:table-row>
        <table:table-row table:style-name="ro1">
          <table:table-cell office:value-type="string" calcext:value-type="string">
            <text:p>Tem_Agricultura</text:p>
          </table:table-cell>
          <table:table-cell table:style-name="ce2" office:value-type="float" office:value="0.047844065" calcext:value-type="float">
            <text:p>0.047844065</text:p>
          </table:table-cell>
          <table:table-cell table:style-name="ce2" office:value-type="float" office:value="0.519739369" calcext:value-type="float">
            <text:p>0.519739369</text:p>
          </table:table-cell>
          <table:table-cell table:style-name="ce2" office:value-type="float" office:value="-0.203507737" calcext:value-type="float">
            <text:p>-0.203507737</text:p>
          </table:table-cell>
          <table:table-cell table:style-name="ce2" office:value-type="float" office:value="-0.2254889518" calcext:value-type="float">
            <text:p>-0.2254889518</text:p>
          </table:table-cell>
          <table:table-cell table:style-name="ce2" office:value-type="float" office:value="0.0002434034" calcext:value-type="float">
            <text:p>0.0002434034</text:p>
          </table:table-cell>
          <table:table-cell table:style-name="ce2" office:value-type="float" office:value="-0.152131015" calcext:value-type="float">
            <text:p>-0.152131015</text:p>
          </table:table-cell>
          <table:table-cell table:style-name="ce2" office:value-type="float" office:value="-0.07677502" calcext:value-type="float">
            <text:p>-0.07677502</text:p>
          </table:table-cell>
          <table:table-cell table:style-name="ce2" office:value-type="float" office:value="-0.0030140507" calcext:value-type="float">
            <text:p>-0.0030140507</text:p>
          </table:table-cell>
          <table:table-cell table:style-name="ce2" office:value-type="float" office:value="-0.146843996" calcext:value-type="float">
            <text:p>-0.146843996</text:p>
          </table:table-cell>
          <table:table-cell table:style-name="ce2" office:value-type="float" office:value="0.046581066" calcext:value-type="float">
            <text:p>0.046581066</text:p>
          </table:table-cell>
          <table:table-cell table:style-name="ce2" office:value-type="float" office:value="0.048032935" calcext:value-type="float">
            <text:p>0.048032935</text:p>
          </table:table-cell>
          <table:table-cell table:style-name="ce2" office:value-type="float" office:value="0.131513378" calcext:value-type="float">
            <text:p>0.131513378</text:p>
          </table:table-cell>
          <table:table-cell table:style-name="ce2" office:value-type="float" office:value="-0.118102546" calcext:value-type="float">
            <text:p>-0.118102546</text:p>
          </table:table-cell>
          <table:table-cell table:style-name="ce2" office:value-type="float" office:value="0.036663068" calcext:value-type="float">
            <text:p>0.036663068</text:p>
          </table:table-cell>
          <table:table-cell table:style-name="ce2" office:value-type="float" office:value="0.016835336" calcext:value-type="float">
            <text:p>0.016835336</text:p>
          </table:table-cell>
          <table:table-cell table:style-name="ce2" office:value-type="float" office:value="-0.01043688" calcext:value-type="float">
            <text:p>-0.01043688</text:p>
          </table:table-cell>
          <table:table-cell table:style-name="ce2" office:value-type="float" office:value="0.03127851" calcext:value-type="float">
            <text:p>0.03127851</text:p>
          </table:table-cell>
          <table:table-cell table:style-name="ce2" office:value-type="float" office:value="-0.035174574" calcext:value-type="float">
            <text:p>-0.035174574</text:p>
          </table:table-cell>
          <table:table-cell table:style-name="ce2" office:value-type="float" office:value="-0.0040999318" calcext:value-type="float">
            <text:p>-0.0040999318</text:p>
          </table:table-cell>
          <table:table-cell table:style-name="ce2" office:value-type="float" office:value="-0.003249927" calcext:value-type="float">
            <text:p>-0.003249927</text:p>
          </table:table-cell>
          <table:table-cell table:style-name="ce2" office:value-type="float" office:value="0.0088279392" calcext:value-type="float">
            <text:p>0.0088279392</text:p>
          </table:table-cell>
          <table:table-cell table:style-name="ce2" office:value-type="float" office:value="-0.008766762" calcext:value-type="float">
            <text:p>-0.008766762</text:p>
          </table:table-cell>
          <table:table-cell table:style-name="ce3" office:value-type="float" office:value="-0.003025666" calcext:value-type="float">
            <text:p>-3.03E-03</text:p>
          </table:table-cell>
          <table:table-cell table:style-name="ce3" office:value-type="float" office:value="0.01676369" calcext:value-type="float">
            <text:p>1.68E-02</text:p>
          </table:table-cell>
          <table:table-cell table:style-name="ce2" office:value-type="float" office:value="-0.0173070606" calcext:value-type="float">
            <text:p>-0.0173070606</text:p>
          </table:table-cell>
          <table:table-cell table:style-name="ce2" office:value-type="float" office:value="-0.005039127" calcext:value-type="float">
            <text:p>-0.005039127</text:p>
          </table:table-cell>
          <table:table-cell table:style-name="ce2" office:value-type="float" office:value="-0.032600769" calcext:value-type="float">
            <text:p>-0.032600769</text:p>
          </table:table-cell>
          <table:table-cell table:style-name="ce2" office:value-type="float" office:value="0.023677634" calcext:value-type="float">
            <text:p>0.023677634</text:p>
          </table:table-cell>
          <table:table-cell table:style-name="ce3" office:value-type="float" office:value="0.009320749" calcext:value-type="float">
            <text:p>9.32E-03</text:p>
          </table:table-cell>
          <table:table-cell table:style-name="ce2" office:value-type="float" office:value="0.0087319223" calcext:value-type="float">
            <text:p>0.0087319223</text:p>
          </table:table-cell>
          <table:table-cell table:style-name="ce2" office:value-type="float" office:value="0.0061878563" calcext:value-type="float">
            <text:p>0.0061878563</text:p>
          </table:table-cell>
          <table:table-cell table:style-name="ce2" office:value-type="float" office:value="-0.01286315" calcext:value-type="float">
            <text:p>-0.01286315</text:p>
          </table:table-cell>
          <table:table-cell table:style-name="ce2" office:value-type="float" office:value="-0.138302003" calcext:value-type="float">
            <text:p>-0.138302003</text:p>
          </table:table-cell>
          <table:table-cell table:style-name="ce2" office:value-type="float" office:value="0.0839443642" calcext:value-type="float">
            <text:p>0.0839443642</text:p>
          </table:table-cell>
          <table:table-cell table:style-name="ce2" office:value-type="float" office:value="-0.163579661" calcext:value-type="float">
            <text:p>-0.163579661</text:p>
          </table:table-cell>
          <table:table-cell table:style-name="ce2" office:value-type="float" office:value="-0.076249008" calcext:value-type="float">
            <text:p>-0.076249008</text:p>
          </table:table-cell>
          <table:table-cell table:style-name="ce2" office:value-type="float" office:value="0.182866785" calcext:value-type="float">
            <text:p>0.182866785</text:p>
          </table:table-cell>
          <table:table-cell table:style-name="ce2" office:value-type="float" office:value="-0.297421706" calcext:value-type="float">
            <text:p>-0.297421706</text:p>
          </table:table-cell>
          <table:table-cell table:style-name="ce2" office:value-type="float" office:value="-0.593926227" calcext:value-type="float">
            <text:p>-0.593926227</text:p>
          </table:table-cell>
          <table:table-cell table:style-name="ce2" office:value-type="float" office:value="0.092469481" calcext:value-type="float">
            <text:p>0.092469481</text:p>
          </table:table-cell>
        </table:table-row>
        <table:table-row table:style-name="ro1">
          <table:table-cell office:value-type="string" calcext:value-type="string">
            <text:p>Tem_Cómic</text:p>
          </table:table-cell>
          <table:table-cell table:style-name="ce2" office:value-type="float" office:value="-0.062018806" calcext:value-type="float">
            <text:p>-0.062018806</text:p>
          </table:table-cell>
          <table:table-cell table:style-name="ce2" office:value-type="float" office:value="-0.308147967" calcext:value-type="float">
            <text:p>-0.308147967</text:p>
          </table:table-cell>
          <table:table-cell table:style-name="ce2" office:value-type="float" office:value="-0.595767302" calcext:value-type="float">
            <text:p>-0.595767302</text:p>
          </table:table-cell>
          <table:table-cell table:style-name="ce2" office:value-type="float" office:value="-0.1524150385" calcext:value-type="float">
            <text:p>-0.1524150385</text:p>
          </table:table-cell>
          <table:table-cell table:style-name="ce2" office:value-type="float" office:value="-0.0097492886" calcext:value-type="float">
            <text:p>-0.0097492886</text:p>
          </table:table-cell>
          <table:table-cell table:style-name="ce2" office:value-type="float" office:value="0.013488707" calcext:value-type="float">
            <text:p>0.013488707</text:p>
          </table:table-cell>
          <table:table-cell table:style-name="ce2" office:value-type="float" office:value="-0.053473259" calcext:value-type="float">
            <text:p>-0.053473259</text:p>
          </table:table-cell>
          <table:table-cell table:style-name="ce2" office:value-type="float" office:value="-0.0483303381" calcext:value-type="float">
            <text:p>-0.0483303381</text:p>
          </table:table-cell>
          <table:table-cell table:style-name="ce2" office:value-type="float" office:value="0.0274597622" calcext:value-type="float">
            <text:p>0.0274597622</text:p>
          </table:table-cell>
          <table:table-cell table:style-name="ce2" office:value-type="float" office:value="0.051170282" calcext:value-type="float">
            <text:p>0.051170282</text:p>
          </table:table-cell>
          <table:table-cell table:style-name="ce2" office:value-type="float" office:value="-0.031953979" calcext:value-type="float">
            <text:p>-0.031953979</text:p>
          </table:table-cell>
          <table:table-cell table:style-name="ce2" office:value-type="float" office:value="0.003887696" calcext:value-type="float">
            <text:p>0.003887696</text:p>
          </table:table-cell>
          <table:table-cell table:style-name="ce2" office:value-type="float" office:value="-0.05764715" calcext:value-type="float">
            <text:p>-0.05764715</text:p>
          </table:table-cell>
          <table:table-cell table:style-name="ce2" office:value-type="float" office:value="-0.02403443" calcext:value-type="float">
            <text:p>-0.02403443</text:p>
          </table:table-cell>
          <table:table-cell table:style-name="ce2" office:value-type="float" office:value="-0.0075368333" calcext:value-type="float">
            <text:p>-0.0075368333</text:p>
          </table:table-cell>
          <table:table-cell table:style-name="ce2" office:value-type="float" office:value="-0.0173451" calcext:value-type="float">
            <text:p>-0.0173451</text:p>
          </table:table-cell>
          <table:table-cell table:style-name="ce2" office:value-type="float" office:value="0.016556977" calcext:value-type="float">
            <text:p>0.016556977</text:p>
          </table:table-cell>
          <table:table-cell table:style-name="ce2" office:value-type="float" office:value="0.007335744" calcext:value-type="float">
            <text:p>0.007335744</text:p>
          </table:table-cell>
          <table:table-cell table:style-name="ce2" office:value-type="float" office:value="0.0013162434" calcext:value-type="float">
            <text:p>0.0013162434</text:p>
          </table:table-cell>
          <table:table-cell table:style-name="ce2" office:value-type="float" office:value="0.0007605951" calcext:value-type="float">
            <text:p>0.0007605951</text:p>
          </table:table-cell>
          <table:table-cell table:style-name="ce2" office:value-type="float" office:value="0.003090795" calcext:value-type="float">
            <text:p>0.003090795</text:p>
          </table:table-cell>
          <table:table-cell table:style-name="ce2" office:value-type="float" office:value="-0.003233068" calcext:value-type="float">
            <text:p>-0.003233068</text:p>
          </table:table-cell>
          <table:table-cell table:style-name="ce3" office:value-type="float" office:value="-0.001193558" calcext:value-type="float">
            <text:p>-1.19E-03</text:p>
          </table:table-cell>
          <table:table-cell table:style-name="ce3" office:value-type="float" office:value="0.008809952" calcext:value-type="float">
            <text:p>8.81E-03</text:p>
          </table:table-cell>
          <table:table-cell table:style-name="ce2" office:value-type="float" office:value="0.0004681126" calcext:value-type="float">
            <text:p>0.0004681126</text:p>
          </table:table-cell>
          <table:table-cell table:style-name="ce2" office:value-type="float" office:value="0.01387691" calcext:value-type="float">
            <text:p>0.01387691</text:p>
          </table:table-cell>
          <table:table-cell table:style-name="ce2" office:value-type="float" office:value="0.011890134" calcext:value-type="float">
            <text:p>0.011890134</text:p>
          </table:table-cell>
          <table:table-cell table:style-name="ce2" office:value-type="float" office:value="0.016652652" calcext:value-type="float">
            <text:p>0.016652652</text:p>
          </table:table-cell>
          <table:table-cell table:style-name="ce3" office:value-type="float" office:value="-0.008689897" calcext:value-type="float">
            <text:p>-8.69E-03</text:p>
          </table:table-cell>
          <table:table-cell table:style-name="ce2" office:value-type="float" office:value="0.0038151395" calcext:value-type="float">
            <text:p>0.0038151395</text:p>
          </table:table-cell>
          <table:table-cell table:style-name="ce2" office:value-type="float" office:value="0.0309427405" calcext:value-type="float">
            <text:p>0.0309427405</text:p>
          </table:table-cell>
          <table:table-cell table:style-name="ce2" office:value-type="float" office:value="-0.052585227" calcext:value-type="float">
            <text:p>-0.052585227</text:p>
          </table:table-cell>
          <table:table-cell table:style-name="ce2" office:value-type="float" office:value="-0.012147095" calcext:value-type="float">
            <text:p>-0.012147095</text:p>
          </table:table-cell>
          <table:table-cell table:style-name="ce2" office:value-type="float" office:value="0.0350521922" calcext:value-type="float">
            <text:p>0.0350521922</text:p>
          </table:table-cell>
          <table:table-cell table:style-name="ce2" office:value-type="float" office:value="-0.148594952" calcext:value-type="float">
            <text:p>-0.148594952</text:p>
          </table:table-cell>
          <table:table-cell table:style-name="ce2" office:value-type="float" office:value="0.054159821" calcext:value-type="float">
            <text:p>0.054159821</text:p>
          </table:table-cell>
          <table:table-cell table:style-name="ce2" office:value-type="float" office:value="0.104567763" calcext:value-type="float">
            <text:p>0.104567763</text:p>
          </table:table-cell>
          <table:table-cell table:style-name="ce2" office:value-type="float" office:value="0.182075099" calcext:value-type="float">
            <text:p>0.182075099</text:p>
          </table:table-cell>
          <table:table-cell table:style-name="ce2" office:value-type="float" office:value="-0.100979253" calcext:value-type="float">
            <text:p>-0.100979253</text:p>
          </table:table-cell>
          <table:table-cell table:style-name="ce2" office:value-type="float" office:value="-0.438550883" calcext:value-type="float">
            <text:p>-0.438550883</text:p>
          </table:table-cell>
        </table:table-row>
        <table:table-row table:style-name="ro1">
          <table:table-cell office:value-type="string" calcext:value-type="string">
            <text:p>Tem_Electrónica</text:p>
          </table:table-cell>
          <table:table-cell table:style-name="ce2" office:value-type="float" office:value="-0.038015878" calcext:value-type="float">
            <text:p>-0.038015878</text:p>
          </table:table-cell>
          <table:table-cell table:style-name="ce2" office:value-type="float" office:value="0.005338465" calcext:value-type="float">
            <text:p>0.005338465</text:p>
          </table:table-cell>
          <table:table-cell table:style-name="ce2" office:value-type="float" office:value="0.039958706" calcext:value-type="float">
            <text:p>0.039958706</text:p>
          </table:table-cell>
          <table:table-cell table:style-name="ce2" office:value-type="float" office:value="-0.0392766438" calcext:value-type="float">
            <text:p>-0.0392766438</text:p>
          </table:table-cell>
          <table:table-cell table:style-name="ce2" office:value-type="float" office:value="0.0058071193" calcext:value-type="float">
            <text:p>0.0058071193</text:p>
          </table:table-cell>
          <table:table-cell table:style-name="ce2" office:value-type="float" office:value="0.019259674" calcext:value-type="float">
            <text:p>0.019259674</text:p>
          </table:table-cell>
          <table:table-cell table:style-name="ce2" office:value-type="float" office:value="0.014808496" calcext:value-type="float">
            <text:p>0.014808496</text:p>
          </table:table-cell>
          <table:table-cell table:style-name="ce2" office:value-type="float" office:value="0.0323098595" calcext:value-type="float">
            <text:p>0.0323098595</text:p>
          </table:table-cell>
          <table:table-cell table:style-name="ce2" office:value-type="float" office:value="-0.0101899006" calcext:value-type="float">
            <text:p>-0.0101899006</text:p>
          </table:table-cell>
          <table:table-cell table:style-name="ce2" office:value-type="float" office:value="-0.009110375" calcext:value-type="float">
            <text:p>-0.009110375</text:p>
          </table:table-cell>
          <table:table-cell table:style-name="ce2" office:value-type="float" office:value="-0.069543657" calcext:value-type="float">
            <text:p>-0.069543657</text:p>
          </table:table-cell>
          <table:table-cell table:style-name="ce2" office:value-type="float" office:value="-0.018988915" calcext:value-type="float">
            <text:p>-0.018988915</text:p>
          </table:table-cell>
          <table:table-cell table:style-name="ce2" office:value-type="float" office:value="-0.071213468" calcext:value-type="float">
            <text:p>-0.071213468</text:p>
          </table:table-cell>
          <table:table-cell table:style-name="ce2" office:value-type="float" office:value="-0.014510555" calcext:value-type="float">
            <text:p>-0.014510555</text:p>
          </table:table-cell>
          <table:table-cell table:style-name="ce2" office:value-type="float" office:value="0.0101068552" calcext:value-type="float">
            <text:p>0.0101068552</text:p>
          </table:table-cell>
          <table:table-cell table:style-name="ce2" office:value-type="float" office:value="-0.16221188" calcext:value-type="float">
            <text:p>-0.16221188</text:p>
          </table:table-cell>
          <table:table-cell table:style-name="ce2" office:value-type="float" office:value="-0.083393823" calcext:value-type="float">
            <text:p>-0.083393823</text:p>
          </table:table-cell>
          <table:table-cell table:style-name="ce2" office:value-type="float" office:value="0.266480566" calcext:value-type="float">
            <text:p>0.266480566</text:p>
          </table:table-cell>
          <table:table-cell table:style-name="ce2" office:value-type="float" office:value="0.0712583742" calcext:value-type="float">
            <text:p>0.0712583742</text:p>
          </table:table-cell>
          <table:table-cell table:style-name="ce2" office:value-type="float" office:value="0.4113156861" calcext:value-type="float">
            <text:p>0.4113156861</text:p>
          </table:table-cell>
          <table:table-cell table:style-name="ce2" office:value-type="float" office:value="0.3053651534" calcext:value-type="float">
            <text:p>0.3053651534</text:p>
          </table:table-cell>
          <table:table-cell table:style-name="ce2" office:value-type="float" office:value="-0.028033709" calcext:value-type="float">
            <text:p>-0.028033709</text:p>
          </table:table-cell>
          <table:table-cell table:style-name="ce3" office:value-type="float" office:value="-0.01290839" calcext:value-type="float">
            <text:p>-1.29E-02</text:p>
          </table:table-cell>
          <table:table-cell table:style-name="ce3" office:value-type="float" office:value="0.1955402" calcext:value-type="float">
            <text:p>1.96E-01</text:p>
          </table:table-cell>
          <table:table-cell table:style-name="ce2" office:value-type="float" office:value="0.7241805999" calcext:value-type="float">
            <text:p>0.7241805999</text:p>
          </table:table-cell>
          <table:table-cell table:style-name="ce2" office:value-type="float" office:value="-0.069933133" calcext:value-type="float">
            <text:p>-0.069933133</text:p>
          </table:table-cell>
          <table:table-cell table:style-name="ce2" office:value-type="float" office:value="-0.121928307" calcext:value-type="float">
            <text:p>-0.121928307</text:p>
          </table:table-cell>
          <table:table-cell table:style-name="ce2" office:value-type="float" office:value="0.091399429" calcext:value-type="float">
            <text:p>0.091399429</text:p>
          </table:table-cell>
          <table:table-cell table:style-name="ce3" office:value-type="float" office:value="0.01995318" calcext:value-type="float">
            <text:p>2.00E-02</text:p>
          </table:table-cell>
          <table:table-cell table:style-name="ce2" office:value-type="float" office:value="0.0758722102" calcext:value-type="float">
            <text:p>0.0758722102</text:p>
          </table:table-cell>
          <table:table-cell table:style-name="ce2" office:value-type="float" office:value="0.0225364301" calcext:value-type="float">
            <text:p>0.0225364301</text:p>
          </table:table-cell>
          <table:table-cell table:style-name="ce2" office:value-type="float" office:value="-0.058205738" calcext:value-type="float">
            <text:p>-0.058205738</text:p>
          </table:table-cell>
          <table:table-cell table:style-name="ce2" office:value-type="float" office:value="-0.017763732" calcext:value-type="float">
            <text:p>-0.017763732</text:p>
          </table:table-cell>
          <table:table-cell table:style-name="ce2" office:value-type="float" office:value="0.0211654116" calcext:value-type="float">
            <text:p>0.0211654116</text:p>
          </table:table-cell>
          <table:table-cell table:style-name="ce2" office:value-type="float" office:value="-0.079937378" calcext:value-type="float">
            <text:p>-0.079937378</text:p>
          </table:table-cell>
          <table:table-cell table:style-name="ce2" office:value-type="float" office:value="0.005462849" calcext:value-type="float">
            <text:p>0.005462849</text:p>
          </table:table-cell>
          <table:table-cell table:style-name="ce2" office:value-type="float" office:value="0.029570246" calcext:value-type="float">
            <text:p>0.029570246</text:p>
          </table:table-cell>
          <table:table-cell table:style-name="ce2" office:value-type="float" office:value="0.003968543" calcext:value-type="float">
            <text:p>0.003968543</text:p>
          </table:table-cell>
          <table:table-cell table:style-name="ce2" office:value-type="float" office:value="0.020009652" calcext:value-type="float">
            <text:p>0.020009652</text:p>
          </table:table-cell>
          <table:table-cell table:style-name="ce2" office:value-type="float" office:value="-0.006321952" calcext:value-type="float">
            <text:p>-0.006321952</text:p>
          </table:table-cell>
        </table:table-row>
        <table:table-row table:style-name="ro1">
          <table:table-cell office:value-type="string" calcext:value-type="string">
            <text:p>Tem_Medieval</text:p>
          </table:table-cell>
          <table:table-cell table:style-name="ce2" office:value-type="float" office:value="0.035994964" calcext:value-type="float">
            <text:p>0.035994964</text:p>
          </table:table-cell>
          <table:table-cell table:style-name="ce2" office:value-type="float" office:value="0.315449069" calcext:value-type="float">
            <text:p>0.315449069</text:p>
          </table:table-cell>
          <table:table-cell table:style-name="ce2" office:value-type="float" office:value="-0.211574999" calcext:value-type="float">
            <text:p>-0.211574999</text:p>
          </table:table-cell>
          <table:table-cell table:style-name="ce2" office:value-type="float" office:value="0.1315542455" calcext:value-type="float">
            <text:p>0.1315542455</text:p>
          </table:table-cell>
          <table:table-cell table:style-name="ce2" office:value-type="float" office:value="-0.1647690424" calcext:value-type="float">
            <text:p>-0.1647690424</text:p>
          </table:table-cell>
          <table:table-cell table:style-name="ce2" office:value-type="float" office:value="0.170493844" calcext:value-type="float">
            <text:p>0.170493844</text:p>
          </table:table-cell>
          <table:table-cell table:style-name="ce2" office:value-type="float" office:value="0.203889228" calcext:value-type="float">
            <text:p>0.203889228</text:p>
          </table:table-cell>
          <table:table-cell table:style-name="ce2" office:value-type="float" office:value="-0.2057264634" calcext:value-type="float">
            <text:p>-0.2057264634</text:p>
          </table:table-cell>
          <table:table-cell table:style-name="ce2" office:value-type="float" office:value="-0.015102408" calcext:value-type="float">
            <text:p>-0.015102408</text:p>
          </table:table-cell>
          <table:table-cell table:style-name="ce2" office:value-type="float" office:value="-0.069425677" calcext:value-type="float">
            <text:p>-0.069425677</text:p>
          </table:table-cell>
          <table:table-cell table:style-name="ce2" office:value-type="float" office:value="-0.107466596" calcext:value-type="float">
            <text:p>-0.107466596</text:p>
          </table:table-cell>
          <table:table-cell table:style-name="ce2" office:value-type="float" office:value="-0.317988877" calcext:value-type="float">
            <text:p>-0.317988877</text:p>
          </table:table-cell>
          <table:table-cell table:style-name="ce2" office:value-type="float" office:value="0.218363567" calcext:value-type="float">
            <text:p>0.218363567</text:p>
          </table:table-cell>
          <table:table-cell table:style-name="ce2" office:value-type="float" office:value="-0.077889293" calcext:value-type="float">
            <text:p>-0.077889293</text:p>
          </table:table-cell>
          <table:table-cell table:style-name="ce2" office:value-type="float" office:value="-0.0853741398" calcext:value-type="float">
            <text:p>-0.0853741398</text:p>
          </table:table-cell>
          <table:table-cell table:style-name="ce2" office:value-type="float" office:value="0.0775926" calcext:value-type="float">
            <text:p>0.0775926</text:p>
          </table:table-cell>
          <table:table-cell table:style-name="ce2" office:value-type="float" office:value="-0.072149781" calcext:value-type="float">
            <text:p>-0.072149781</text:p>
          </table:table-cell>
          <table:table-cell table:style-name="ce2" office:value-type="float" office:value="-0.009965005" calcext:value-type="float">
            <text:p>-0.009965005</text:p>
          </table:table-cell>
          <table:table-cell table:style-name="ce2" office:value-type="float" office:value="0.0703395451" calcext:value-type="float">
            <text:p>0.0703395451</text:p>
          </table:table-cell>
          <table:table-cell table:style-name="ce2" office:value-type="float" office:value="-0.018772746" calcext:value-type="float">
            <text:p>-0.018772746</text:p>
          </table:table-cell>
          <table:table-cell table:style-name="ce2" office:value-type="float" office:value="0.021939124" calcext:value-type="float">
            <text:p>0.021939124</text:p>
          </table:table-cell>
          <table:table-cell table:style-name="ce2" office:value-type="float" office:value="0.054446169" calcext:value-type="float">
            <text:p>0.054446169</text:p>
          </table:table-cell>
          <table:table-cell table:style-name="ce3" office:value-type="float" office:value="0.01751899" calcext:value-type="float">
            <text:p>1.75E-02</text:p>
          </table:table-cell>
          <table:table-cell table:style-name="ce3" office:value-type="float" office:value="-0.1134373" calcext:value-type="float">
            <text:p>-1.13E-01</text:p>
          </table:table-cell>
          <table:table-cell table:style-name="ce2" office:value-type="float" office:value="0.0369553795" calcext:value-type="float">
            <text:p>0.0369553795</text:p>
          </table:table-cell>
          <table:table-cell table:style-name="ce2" office:value-type="float" office:value="-0.00292713" calcext:value-type="float">
            <text:p>-0.00292713</text:p>
          </table:table-cell>
          <table:table-cell table:style-name="ce2" office:value-type="float" office:value="-0.054362315" calcext:value-type="float">
            <text:p>-0.054362315</text:p>
          </table:table-cell>
          <table:table-cell table:style-name="ce2" office:value-type="float" office:value="0.0440878" calcext:value-type="float">
            <text:p>0.0440878</text:p>
          </table:table-cell>
          <table:table-cell table:style-name="ce3" office:value-type="float" office:value="-0.00467875" calcext:value-type="float">
            <text:p>-4.68E-03</text:p>
          </table:table-cell>
          <table:table-cell table:style-name="ce2" office:value-type="float" office:value="0.1987066112" calcext:value-type="float">
            <text:p>0.1987066112</text:p>
          </table:table-cell>
          <table:table-cell table:style-name="ce2" office:value-type="float" office:value="0.0775444073" calcext:value-type="float">
            <text:p>0.0775444073</text:p>
          </table:table-cell>
          <table:table-cell table:style-name="ce2" office:value-type="float" office:value="0.105474704" calcext:value-type="float">
            <text:p>0.105474704</text:p>
          </table:table-cell>
          <table:table-cell table:style-name="ce2" office:value-type="float" office:value="-0.075313095" calcext:value-type="float">
            <text:p>-0.075313095</text:p>
          </table:table-cell>
          <table:table-cell table:style-name="ce2" office:value-type="float" office:value="-0.227679511" calcext:value-type="float">
            <text:p>-0.227679511</text:p>
          </table:table-cell>
          <table:table-cell table:style-name="ce2" office:value-type="float" office:value="-0.172327405" calcext:value-type="float">
            <text:p>-0.172327405</text:p>
          </table:table-cell>
          <table:table-cell table:style-name="ce2" office:value-type="float" office:value="0.289305986" calcext:value-type="float">
            <text:p>0.289305986</text:p>
          </table:table-cell>
          <table:table-cell table:style-name="ce2" office:value-type="float" office:value="-0.418319258" calcext:value-type="float">
            <text:p>-0.418319258</text:p>
          </table:table-cell>
          <table:table-cell table:style-name="ce2" office:value-type="float" office:value="-0.234060212" calcext:value-type="float">
            <text:p>-0.234060212</text:p>
          </table:table-cell>
          <table:table-cell table:style-name="ce2" office:value-type="float" office:value="0.074839093" calcext:value-type="float">
            <text:p>0.074839093</text:p>
          </table:table-cell>
          <table:table-cell table:style-name="ce2" office:value-type="float" office:value="-0.018720512" calcext:value-type="float">
            <text:p>-0.018720512</text:p>
          </table:table-cell>
        </table:table-row>
        <table:table-row table:style-name="ro1">
          <table:table-cell office:value-type="string" calcext:value-type="string">
            <text:p>Tem_Piratas</text:p>
          </table:table-cell>
          <table:table-cell table:style-name="ce2" office:value-type="float" office:value="0.0145052" calcext:value-type="float">
            <text:p>0.0145052</text:p>
          </table:table-cell>
          <table:table-cell table:style-name="ce2" office:value-type="float" office:value="-0.013709038" calcext:value-type="float">
            <text:p>-0.013709038</text:p>
          </table:table-cell>
          <table:table-cell table:style-name="ce2" office:value-type="float" office:value="0.002419742" calcext:value-type="float">
            <text:p>0.002419742</text:p>
          </table:table-cell>
          <table:table-cell table:style-name="ce2" office:value-type="float" office:value="0.088733184" calcext:value-type="float">
            <text:p>0.088733184</text:p>
          </table:table-cell>
          <table:table-cell table:style-name="ce2" office:value-type="float" office:value="0.0656101614" calcext:value-type="float">
            <text:p>0.0656101614</text:p>
          </table:table-cell>
          <table:table-cell table:style-name="ce2" office:value-type="float" office:value="-0.057758152" calcext:value-type="float">
            <text:p>-0.057758152</text:p>
          </table:table-cell>
          <table:table-cell table:style-name="ce2" office:value-type="float" office:value="-0.055596943" calcext:value-type="float">
            <text:p>-0.055596943</text:p>
          </table:table-cell>
          <table:table-cell table:style-name="ce2" office:value-type="float" office:value="0.0444584535" calcext:value-type="float">
            <text:p>0.0444584535</text:p>
          </table:table-cell>
          <table:table-cell table:style-name="ce2" office:value-type="float" office:value="-0.0153529337" calcext:value-type="float">
            <text:p>-0.0153529337</text:p>
          </table:table-cell>
          <table:table-cell table:style-name="ce2" office:value-type="float" office:value="-0.090867915" calcext:value-type="float">
            <text:p>-0.090867915</text:p>
          </table:table-cell>
          <table:table-cell table:style-name="ce2" office:value-type="float" office:value="-0.135249057" calcext:value-type="float">
            <text:p>-0.135249057</text:p>
          </table:table-cell>
          <table:table-cell table:style-name="ce2" office:value-type="float" office:value="0.070295876" calcext:value-type="float">
            <text:p>0.070295876</text:p>
          </table:table-cell>
          <table:table-cell table:style-name="ce2" office:value-type="float" office:value="-0.009725516" calcext:value-type="float">
            <text:p>-0.009725516</text:p>
          </table:table-cell>
          <table:table-cell table:style-name="ce2" office:value-type="float" office:value="-0.059037797" calcext:value-type="float">
            <text:p>-0.059037797</text:p>
          </table:table-cell>
          <table:table-cell table:style-name="ce2" office:value-type="float" office:value="0.1174069908" calcext:value-type="float">
            <text:p>0.1174069908</text:p>
          </table:table-cell>
          <table:table-cell table:style-name="ce2" office:value-type="float" office:value="0.05434098" calcext:value-type="float">
            <text:p>0.05434098</text:p>
          </table:table-cell>
          <table:table-cell table:style-name="ce2" office:value-type="float" office:value="-0.574002141" calcext:value-type="float">
            <text:p>-0.574002141</text:p>
          </table:table-cell>
          <table:table-cell table:style-name="ce2" office:value-type="float" office:value="0.156068852" calcext:value-type="float">
            <text:p>0.156068852</text:p>
          </table:table-cell>
          <table:table-cell table:style-name="ce2" office:value-type="float" office:value="-0.2180199362" calcext:value-type="float">
            <text:p>-0.2180199362</text:p>
          </table:table-cell>
          <table:table-cell table:style-name="ce2" office:value-type="float" office:value="-0.1834357873" calcext:value-type="float">
            <text:p>-0.1834357873</text:p>
          </table:table-cell>
          <table:table-cell table:style-name="ce2" office:value-type="float" office:value="0.4843210735" calcext:value-type="float">
            <text:p>0.4843210735</text:p>
          </table:table-cell>
          <table:table-cell table:style-name="ce2" office:value-type="float" office:value="-0.264850583" calcext:value-type="float">
            <text:p>-0.264850583</text:p>
          </table:table-cell>
          <table:table-cell table:style-name="ce3" office:value-type="float" office:value="-0.05308514" calcext:value-type="float">
            <text:p>-5.31E-02</text:p>
          </table:table-cell>
          <table:table-cell table:style-name="ce3" office:value-type="float" office:value="0.1314431" calcext:value-type="float">
            <text:p>1.31E-01</text:p>
          </table:table-cell>
          <table:table-cell table:style-name="ce2" office:value-type="float" office:value="-0.2501020331" calcext:value-type="float">
            <text:p>-0.2501020331</text:p>
          </table:table-cell>
          <table:table-cell table:style-name="ce2" office:value-type="float" office:value="0.077567273" calcext:value-type="float">
            <text:p>0.077567273</text:p>
          </table:table-cell>
          <table:table-cell table:style-name="ce2" office:value-type="float" office:value="0.046218271" calcext:value-type="float">
            <text:p>0.046218271</text:p>
          </table:table-cell>
          <table:table-cell table:style-name="ce2" office:value-type="float" office:value="0.054463853" calcext:value-type="float">
            <text:p>0.054463853</text:p>
          </table:table-cell>
          <table:table-cell table:style-name="ce3" office:value-type="float" office:value="-0.1064228" calcext:value-type="float">
            <text:p>-1.06E-01</text:p>
          </table:table-cell>
          <table:table-cell table:style-name="ce2" office:value-type="float" office:value="-0.0736081597" calcext:value-type="float">
            <text:p>-0.0736081597</text:p>
          </table:table-cell>
          <table:table-cell table:style-name="ce2" office:value-type="float" office:value="0.1538196516" calcext:value-type="float">
            <text:p>0.1538196516</text:p>
          </table:table-cell>
          <table:table-cell table:style-name="ce2" office:value-type="float" office:value="0.041419164" calcext:value-type="float">
            <text:p>0.041419164</text:p>
          </table:table-cell>
          <table:table-cell table:style-name="ce2" office:value-type="float" office:value="-0.145404129" calcext:value-type="float">
            <text:p>-0.145404129</text:p>
          </table:table-cell>
          <table:table-cell table:style-name="ce2" office:value-type="float" office:value="-0.0049070377" calcext:value-type="float">
            <text:p>-0.0049070377</text:p>
          </table:table-cell>
          <table:table-cell table:style-name="ce2" office:value-type="float" office:value="-0.115442854" calcext:value-type="float">
            <text:p>-0.115442854</text:p>
          </table:table-cell>
          <table:table-cell table:style-name="ce2" office:value-type="float" office:value="-0.01317829" calcext:value-type="float">
            <text:p>-0.01317829</text:p>
          </table:table-cell>
          <table:table-cell table:style-name="ce2" office:value-type="float" office:value="0.026852686" calcext:value-type="float">
            <text:p>0.026852686</text:p>
          </table:table-cell>
          <table:table-cell table:style-name="ce2" office:value-type="float" office:value="-0.07918855" calcext:value-type="float">
            <text:p>-0.07918855</text:p>
          </table:table-cell>
          <table:table-cell table:style-name="ce2" office:value-type="float" office:value="0.066206092" calcext:value-type="float">
            <text:p>0.066206092</text:p>
          </table:table-cell>
          <table:table-cell table:style-name="ce2" office:value-type="float" office:value="-0.064802887" calcext:value-type="float">
            <text:p>-0.064802887</text:p>
          </table:table-cell>
        </table:table-row>
        <table:table-row table:style-name="ro1">
          <table:table-cell office:value-type="string" calcext:value-type="string">
            <text:p>Tem_Audiovisual</text:p>
          </table:table-cell>
          <table:table-cell table:style-name="ce2" office:value-type="float" office:value="-0.359828882" calcext:value-type="float">
            <text:p>-0.359828882</text:p>
          </table:table-cell>
          <table:table-cell table:style-name="ce2" office:value-type="float" office:value="-0.060001736" calcext:value-type="float">
            <text:p>-0.060001736</text:p>
          </table:table-cell>
          <table:table-cell table:style-name="ce2" office:value-type="float" office:value="-0.298101048" calcext:value-type="float">
            <text:p>-0.298101048</text:p>
          </table:table-cell>
          <table:table-cell table:style-name="ce2" office:value-type="float" office:value="0.0613956833" calcext:value-type="float">
            <text:p>0.0613956833</text:p>
          </table:table-cell>
          <table:table-cell table:style-name="ce2" office:value-type="float" office:value="-0.0781887023" calcext:value-type="float">
            <text:p>-0.0781887023</text:p>
          </table:table-cell>
          <table:table-cell table:style-name="ce2" office:value-type="float" office:value="-0.007694324" calcext:value-type="float">
            <text:p>-0.007694324</text:p>
          </table:table-cell>
          <table:table-cell table:style-name="ce2" office:value-type="float" office:value="0.089373498" calcext:value-type="float">
            <text:p>0.089373498</text:p>
          </table:table-cell>
          <table:table-cell table:style-name="ce2" office:value-type="float" office:value="-0.0215829688" calcext:value-type="float">
            <text:p>-0.0215829688</text:p>
          </table:table-cell>
          <table:table-cell table:style-name="ce2" office:value-type="float" office:value="-0.0034105265" calcext:value-type="float">
            <text:p>-0.0034105265</text:p>
          </table:table-cell>
          <table:table-cell table:style-name="ce2" office:value-type="float" office:value="-0.04112177" calcext:value-type="float">
            <text:p>-0.04112177</text:p>
          </table:table-cell>
          <table:table-cell table:style-name="ce2" office:value-type="float" office:value="0.102817631" calcext:value-type="float">
            <text:p>0.102817631</text:p>
          </table:table-cell>
          <table:table-cell table:style-name="ce2" office:value-type="float" office:value="0.015168792" calcext:value-type="float">
            <text:p>0.015168792</text:p>
          </table:table-cell>
          <table:table-cell table:style-name="ce2" office:value-type="float" office:value="0.171110748" calcext:value-type="float">
            <text:p>0.171110748</text:p>
          </table:table-cell>
          <table:table-cell table:style-name="ce2" office:value-type="float" office:value="0.069366893" calcext:value-type="float">
            <text:p>0.069366893</text:p>
          </table:table-cell>
          <table:table-cell table:style-name="ce2" office:value-type="float" office:value="0.0585576088" calcext:value-type="float">
            <text:p>0.0585576088</text:p>
          </table:table-cell>
          <table:table-cell table:style-name="ce2" office:value-type="float" office:value="0.14520476" calcext:value-type="float">
            <text:p>0.14520476</text:p>
          </table:table-cell>
          <table:table-cell table:style-name="ce2" office:value-type="float" office:value="-0.040119217" calcext:value-type="float">
            <text:p>-0.040119217</text:p>
          </table:table-cell>
          <table:table-cell table:style-name="ce2" office:value-type="float" office:value="-0.071894173" calcext:value-type="float">
            <text:p>-0.071894173</text:p>
          </table:table-cell>
          <table:table-cell table:style-name="ce2" office:value-type="float" office:value="-0.0196062594" calcext:value-type="float">
            <text:p>-0.0196062594</text:p>
          </table:table-cell>
          <table:table-cell table:style-name="ce2" office:value-type="float" office:value="0.0055664705" calcext:value-type="float">
            <text:p>0.0055664705</text:p>
          </table:table-cell>
          <table:table-cell table:style-name="ce2" office:value-type="float" office:value="-0.0147037253" calcext:value-type="float">
            <text:p>-0.0147037253</text:p>
          </table:table-cell>
          <table:table-cell table:style-name="ce2" office:value-type="float" office:value="0.005064358" calcext:value-type="float">
            <text:p>0.005064358</text:p>
          </table:table-cell>
          <table:table-cell table:style-name="ce3" office:value-type="float" office:value="0.004252863" calcext:value-type="float">
            <text:p>4.25E-03</text:p>
          </table:table-cell>
          <table:table-cell table:style-name="ce3" office:value-type="float" office:value="-0.05362071" calcext:value-type="float">
            <text:p>-5.36E-02</text:p>
          </table:table-cell>
          <table:table-cell table:style-name="ce2" office:value-type="float" office:value="-0.0528595341" calcext:value-type="float">
            <text:p>-0.0528595341</text:p>
          </table:table-cell>
          <table:table-cell table:style-name="ce2" office:value-type="float" office:value="-0.212806369" calcext:value-type="float">
            <text:p>-0.212806369</text:p>
          </table:table-cell>
          <table:table-cell table:style-name="ce2" office:value-type="float" office:value="-0.231459384" calcext:value-type="float">
            <text:p>-0.231459384</text:p>
          </table:table-cell>
          <table:table-cell table:style-name="ce2" office:value-type="float" office:value="0.102804563" calcext:value-type="float">
            <text:p>0.102804563</text:p>
          </table:table-cell>
          <table:table-cell table:style-name="ce3" office:value-type="float" office:value="-0.03176545" calcext:value-type="float">
            <text:p>-3.18E-02</text:p>
          </table:table-cell>
          <table:table-cell table:style-name="ce2" office:value-type="float" office:value="0.0741939548" calcext:value-type="float">
            <text:p>0.0741939548</text:p>
          </table:table-cell>
          <table:table-cell table:style-name="ce2" office:value-type="float" office:value="-0.0205509759" calcext:value-type="float">
            <text:p>-0.0205509759</text:p>
          </table:table-cell>
          <table:table-cell table:style-name="ce2" office:value-type="float" office:value="-0.153597102" calcext:value-type="float">
            <text:p>-0.153597102</text:p>
          </table:table-cell>
          <table:table-cell table:style-name="ce2" office:value-type="float" office:value="0.035599271" calcext:value-type="float">
            <text:p>0.035599271</text:p>
          </table:table-cell>
          <table:table-cell table:style-name="ce2" office:value-type="float" office:value="0.0008015406" calcext:value-type="float">
            <text:p>0.0008015406</text:p>
          </table:table-cell>
          <table:table-cell table:style-name="ce2" office:value-type="float" office:value="-0.315800658" calcext:value-type="float">
            <text:p>-0.315800658</text:p>
          </table:table-cell>
          <table:table-cell table:style-name="ce2" office:value-type="float" office:value="0.046093394" calcext:value-type="float">
            <text:p>0.046093394</text:p>
          </table:table-cell>
          <table:table-cell table:style-name="ce2" office:value-type="float" office:value="0.119252238" calcext:value-type="float">
            <text:p>0.119252238</text:p>
          </table:table-cell>
          <table:table-cell table:style-name="ce2" office:value-type="float" office:value="0.257175158" calcext:value-type="float">
            <text:p>0.257175158</text:p>
          </table:table-cell>
          <table:table-cell table:style-name="ce2" office:value-type="float" office:value="-0.006559115" calcext:value-type="float">
            <text:p>-0.006559115</text:p>
          </table:table-cell>
          <table:table-cell table:style-name="ce2" office:value-type="float" office:value="0.028498374" calcext:value-type="float">
            <text:p>0.028498374</text:p>
          </table:table-cell>
        </table:table-row>
        <table:table-row table:style-name="ro1">
          <table:table-cell office:value-type="string" calcext:value-type="string">
            <text:p>Tem_Animales</text:p>
          </table:table-cell>
          <table:table-cell table:style-name="ce2" office:value-type="float" office:value="0.066243152" calcext:value-type="float">
            <text:p>0.066243152</text:p>
          </table:table-cell>
          <table:table-cell table:style-name="ce2" office:value-type="float" office:value="0.171809846" calcext:value-type="float">
            <text:p>0.171809846</text:p>
          </table:table-cell>
          <table:table-cell table:style-name="ce2" office:value-type="float" office:value="-0.035269753" calcext:value-type="float">
            <text:p>-0.035269753</text:p>
          </table:table-cell>
          <table:table-cell table:style-name="ce2" office:value-type="float" office:value="-0.0484318733" calcext:value-type="float">
            <text:p>-0.0484318733</text:p>
          </table:table-cell>
          <table:table-cell table:style-name="ce2" office:value-type="float" office:value="-0.0509982929" calcext:value-type="float">
            <text:p>-0.0509982929</text:p>
          </table:table-cell>
          <table:table-cell table:style-name="ce2" office:value-type="float" office:value="0.301179163" calcext:value-type="float">
            <text:p>0.301179163</text:p>
          </table:table-cell>
          <table:table-cell table:style-name="ce2" office:value-type="float" office:value="-0.421927336" calcext:value-type="float">
            <text:p>-0.421927336</text:p>
          </table:table-cell>
          <table:table-cell table:style-name="ce2" office:value-type="float" office:value="0.202334721" calcext:value-type="float">
            <text:p>0.202334721</text:p>
          </table:table-cell>
          <table:table-cell table:style-name="ce2" office:value-type="float" office:value="0.1820876949" calcext:value-type="float">
            <text:p>0.1820876949</text:p>
          </table:table-cell>
          <table:table-cell table:style-name="ce2" office:value-type="float" office:value="-0.023548556" calcext:value-type="float">
            <text:p>-0.023548556</text:p>
          </table:table-cell>
          <table:table-cell table:style-name="ce2" office:value-type="float" office:value="-0.002769623" calcext:value-type="float">
            <text:p>-0.002769623</text:p>
          </table:table-cell>
          <table:table-cell table:style-name="ce2" office:value-type="float" office:value="-0.004450413" calcext:value-type="float">
            <text:p>-0.004450413</text:p>
          </table:table-cell>
          <table:table-cell table:style-name="ce2" office:value-type="float" office:value="0.180457809" calcext:value-type="float">
            <text:p>0.180457809</text:p>
          </table:table-cell>
          <table:table-cell table:style-name="ce2" office:value-type="float" office:value="0.118103827" calcext:value-type="float">
            <text:p>0.118103827</text:p>
          </table:table-cell>
          <table:table-cell table:style-name="ce2" office:value-type="float" office:value="0.0110073486" calcext:value-type="float">
            <text:p>0.0110073486</text:p>
          </table:table-cell>
          <table:table-cell table:style-name="ce2" office:value-type="float" office:value="-0.07075299" calcext:value-type="float">
            <text:p>-0.07075299</text:p>
          </table:table-cell>
          <table:table-cell table:style-name="ce2" office:value-type="float" office:value="0.09105858" calcext:value-type="float">
            <text:p>0.09105858</text:p>
          </table:table-cell>
          <table:table-cell table:style-name="ce2" office:value-type="float" office:value="-0.022395324" calcext:value-type="float">
            <text:p>-0.022395324</text:p>
          </table:table-cell>
          <table:table-cell table:style-name="ce2" office:value-type="float" office:value="-0.0012519919" calcext:value-type="float">
            <text:p>-0.0012519919</text:p>
          </table:table-cell>
          <table:table-cell table:style-name="ce2" office:value-type="float" office:value="-0.0303006446" calcext:value-type="float">
            <text:p>-0.0303006446</text:p>
          </table:table-cell>
          <table:table-cell table:style-name="ce2" office:value-type="float" office:value="0.0003801747" calcext:value-type="float">
            <text:p>0.0003801747</text:p>
          </table:table-cell>
          <table:table-cell table:style-name="ce2" office:value-type="float" office:value="-0.012617987" calcext:value-type="float">
            <text:p>-0.012617987</text:p>
          </table:table-cell>
          <table:table-cell table:style-name="ce3" office:value-type="float" office:value="-0.003991215" calcext:value-type="float">
            <text:p>-3.99E-03</text:p>
          </table:table-cell>
          <table:table-cell table:style-name="ce3" office:value-type="float" office:value="0.02414763" calcext:value-type="float">
            <text:p>2.41E-02</text:p>
          </table:table-cell>
          <table:table-cell table:style-name="ce2" office:value-type="float" office:value="0.0190596078" calcext:value-type="float">
            <text:p>0.0190596078</text:p>
          </table:table-cell>
          <table:table-cell table:style-name="ce2" office:value-type="float" office:value="0.11088631" calcext:value-type="float">
            <text:p>0.11088631</text:p>
          </table:table-cell>
          <table:table-cell table:style-name="ce2" office:value-type="float" office:value="-0.14052084" calcext:value-type="float">
            <text:p>-0.14052084</text:p>
          </table:table-cell>
          <table:table-cell table:style-name="ce2" office:value-type="float" office:value="-0.103127801" calcext:value-type="float">
            <text:p>-0.103127801</text:p>
          </table:table-cell>
          <table:table-cell table:style-name="ce3" office:value-type="float" office:value="0.1188872" calcext:value-type="float">
            <text:p>1.19E-01</text:p>
          </table:table-cell>
          <table:table-cell table:style-name="ce2" office:value-type="float" office:value="-0.048613453" calcext:value-type="float">
            <text:p>-0.048613453</text:p>
          </table:table-cell>
          <table:table-cell table:style-name="ce2" office:value-type="float" office:value="-0.2719344571" calcext:value-type="float">
            <text:p>-0.2719344571</text:p>
          </table:table-cell>
          <table:table-cell table:style-name="ce2" office:value-type="float" office:value="0.345536792" calcext:value-type="float">
            <text:p>0.345536792</text:p>
          </table:table-cell>
          <table:table-cell table:style-name="ce2" office:value-type="float" office:value="-0.235507653" calcext:value-type="float">
            <text:p>-0.235507653</text:p>
          </table:table-cell>
          <table:table-cell table:style-name="ce2" office:value-type="float" office:value="-0.1436482262" calcext:value-type="float">
            <text:p>-0.1436482262</text:p>
          </table:table-cell>
          <table:table-cell table:style-name="ce2" office:value-type="float" office:value="-0.294689929" calcext:value-type="float">
            <text:p>-0.294689929</text:p>
          </table:table-cell>
          <table:table-cell table:style-name="ce2" office:value-type="float" office:value="-0.192356018" calcext:value-type="float">
            <text:p>-0.192356018</text:p>
          </table:table-cell>
          <table:table-cell table:style-name="ce2" office:value-type="float" office:value="0.175219008" calcext:value-type="float">
            <text:p>0.175219008</text:p>
          </table:table-cell>
          <table:table-cell table:style-name="ce2" office:value-type="float" office:value="0.027696499" calcext:value-type="float">
            <text:p>0.027696499</text:p>
          </table:table-cell>
          <table:table-cell table:style-name="ce2" office:value-type="float" office:value="0.26161191" calcext:value-type="float">
            <text:p>0.26161191</text:p>
          </table:table-cell>
          <table:table-cell table:style-name="ce2" office:value-type="float" office:value="-0.040323834" calcext:value-type="float">
            <text:p>-0.040323834</text:p>
          </table:table-cell>
        </table:table-row>
        <table:table-row table:style-name="ro1">
          <table:table-cell office:value-type="string" calcext:value-type="string">
            <text:p>Tem_Cuentos</text:p>
          </table:table-cell>
          <table:table-cell table:style-name="ce2" office:value-type="float" office:value="0.02242215" calcext:value-type="float">
            <text:p>0.02242215</text:p>
          </table:table-cell>
          <table:table-cell table:style-name="ce2" office:value-type="float" office:value="0.061476142" calcext:value-type="float">
            <text:p>0.061476142</text:p>
          </table:table-cell>
          <table:table-cell table:style-name="ce2" office:value-type="float" office:value="-0.086002038" calcext:value-type="float">
            <text:p>-0.086002038</text:p>
          </table:table-cell>
          <table:table-cell table:style-name="ce2" office:value-type="float" office:value="0.3151396536" calcext:value-type="float">
            <text:p>0.3151396536</text:p>
          </table:table-cell>
          <table:table-cell table:style-name="ce2" office:value-type="float" office:value="0.0218128753" calcext:value-type="float">
            <text:p>0.0218128753</text:p>
          </table:table-cell>
          <table:table-cell table:style-name="ce2" office:value-type="float" office:value="0.147307784" calcext:value-type="float">
            <text:p>0.147307784</text:p>
          </table:table-cell>
          <table:table-cell table:style-name="ce2" office:value-type="float" office:value="-0.174895721" calcext:value-type="float">
            <text:p>-0.174895721</text:p>
          </table:table-cell>
          <table:table-cell table:style-name="ce2" office:value-type="float" office:value="-0.1043520454" calcext:value-type="float">
            <text:p>-0.1043520454</text:p>
          </table:table-cell>
          <table:table-cell table:style-name="ce2" office:value-type="float" office:value="-0.0299364266" calcext:value-type="float">
            <text:p>-0.0299364266</text:p>
          </table:table-cell>
          <table:table-cell table:style-name="ce2" office:value-type="float" office:value="-0.383824322" calcext:value-type="float">
            <text:p>-0.383824322</text:p>
          </table:table-cell>
          <table:table-cell table:style-name="ce2" office:value-type="float" office:value="-0.301255985" calcext:value-type="float">
            <text:p>-0.301255985</text:p>
          </table:table-cell>
          <table:table-cell table:style-name="ce2" office:value-type="float" office:value="0.206851635" calcext:value-type="float">
            <text:p>0.206851635</text:p>
          </table:table-cell>
          <table:table-cell table:style-name="ce2" office:value-type="float" office:value="-0.050557184" calcext:value-type="float">
            <text:p>-0.050557184</text:p>
          </table:table-cell>
          <table:table-cell table:style-name="ce2" office:value-type="float" office:value="-0.003040731" calcext:value-type="float">
            <text:p>-0.003040731</text:p>
          </table:table-cell>
          <table:table-cell table:style-name="ce2" office:value-type="float" office:value="0.1370940215" calcext:value-type="float">
            <text:p>0.1370940215</text:p>
          </table:table-cell>
          <table:table-cell table:style-name="ce2" office:value-type="float" office:value="0.02061223" calcext:value-type="float">
            <text:p>0.02061223</text:p>
          </table:table-cell>
          <table:table-cell table:style-name="ce2" office:value-type="float" office:value="0.011454171" calcext:value-type="float">
            <text:p>0.011454171</text:p>
          </table:table-cell>
          <table:table-cell table:style-name="ce2" office:value-type="float" office:value="-0.031787743" calcext:value-type="float">
            <text:p>-0.031787743</text:p>
          </table:table-cell>
          <table:table-cell table:style-name="ce2" office:value-type="float" office:value="-0.0150980062" calcext:value-type="float">
            <text:p>-0.0150980062</text:p>
          </table:table-cell>
          <table:table-cell table:style-name="ce2" office:value-type="float" office:value="0.0108242796" calcext:value-type="float">
            <text:p>0.0108242796</text:p>
          </table:table-cell>
          <table:table-cell table:style-name="ce2" office:value-type="float" office:value="-0.0092409052" calcext:value-type="float">
            <text:p>-0.0092409052</text:p>
          </table:table-cell>
          <table:table-cell table:style-name="ce2" office:value-type="float" office:value="-0.009059203" calcext:value-type="float">
            <text:p>-0.009059203</text:p>
          </table:table-cell>
          <table:table-cell table:style-name="ce3" office:value-type="float" office:value="-0.002675128" calcext:value-type="float">
            <text:p>-2.68E-03</text:p>
          </table:table-cell>
          <table:table-cell table:style-name="ce3" office:value-type="float" office:value="0.01177279" calcext:value-type="float">
            <text:p>1.18E-02</text:p>
          </table:table-cell>
          <table:table-cell table:style-name="ce2" office:value-type="float" office:value="-0.0230115803" calcext:value-type="float">
            <text:p>-0.0230115803</text:p>
          </table:table-cell>
          <table:table-cell table:style-name="ce2" office:value-type="float" office:value="0.011731302" calcext:value-type="float">
            <text:p>0.011731302</text:p>
          </table:table-cell>
          <table:table-cell table:style-name="ce2" office:value-type="float" office:value="-0.154087026" calcext:value-type="float">
            <text:p>-0.154087026</text:p>
          </table:table-cell>
          <table:table-cell table:style-name="ce2" office:value-type="float" office:value="-0.017165258" calcext:value-type="float">
            <text:p>-0.017165258</text:p>
          </table:table-cell>
          <table:table-cell table:style-name="ce3" office:value-type="float" office:value="0.2141499" calcext:value-type="float">
            <text:p>2.14E-01</text:p>
          </table:table-cell>
          <table:table-cell table:style-name="ce2" office:value-type="float" office:value="0.1345315751" calcext:value-type="float">
            <text:p>0.1345315751</text:p>
          </table:table-cell>
          <table:table-cell table:style-name="ce2" office:value-type="float" office:value="-0.3847200918" calcext:value-type="float">
            <text:p>-0.3847200918</text:p>
          </table:table-cell>
          <table:table-cell table:style-name="ce2" office:value-type="float" office:value="-0.260035579" calcext:value-type="float">
            <text:p>-0.260035579</text:p>
          </table:table-cell>
          <table:table-cell table:style-name="ce2" office:value-type="float" office:value="0.111145827" calcext:value-type="float">
            <text:p>0.111145827</text:p>
          </table:table-cell>
          <table:table-cell table:style-name="ce2" office:value-type="float" office:value="0.2053118846" calcext:value-type="float">
            <text:p>0.2053118846</text:p>
          </table:table-cell>
          <table:table-cell table:style-name="ce2" office:value-type="float" office:value="0.239352142" calcext:value-type="float">
            <text:p>0.239352142</text:p>
          </table:table-cell>
          <table:table-cell table:style-name="ce2" office:value-type="float" office:value="-0.006570786" calcext:value-type="float">
            <text:p>-0.006570786</text:p>
          </table:table-cell>
          <table:table-cell table:style-name="ce2" office:value-type="float" office:value="-0.08363383" calcext:value-type="float">
            <text:p>-0.08363383</text:p>
          </table:table-cell>
          <table:table-cell table:style-name="ce2" office:value-type="float" office:value="-0.170888037" calcext:value-type="float">
            <text:p>-0.170888037</text:p>
          </table:table-cell>
          <table:table-cell table:style-name="ce2" office:value-type="float" office:value="-0.057101296" calcext:value-type="float">
            <text:p>-0.057101296</text:p>
          </table:table-cell>
          <table:table-cell table:style-name="ce2" office:value-type="float" office:value="-0.244765039" calcext:value-type="float">
            <text:p>-0.244765039</text:p>
          </table:table-cell>
        </table:table-row>
        <table:table-row table:style-name="ro1">
          <table:table-cell office:value-type="string" calcext:value-type="string">
            <text:p>Tem_EspadaBrujería</text:p>
          </table:table-cell>
          <table:table-cell table:style-name="ce2" office:value-type="float" office:value="0.010028637" calcext:value-type="float">
            <text:p>0.010028637</text:p>
          </table:table-cell>
          <table:table-cell table:style-name="ce2" office:value-type="float" office:value="-0.066232341" calcext:value-type="float">
            <text:p>-0.066232341</text:p>
          </table:table-cell>
          <table:table-cell table:style-name="ce2" office:value-type="float" office:value="-0.043392039" calcext:value-type="float">
            <text:p>-0.043392039</text:p>
          </table:table-cell>
          <table:table-cell table:style-name="ce2" office:value-type="float" office:value="0.2159130487" calcext:value-type="float">
            <text:p>0.2159130487</text:p>
          </table:table-cell>
          <table:table-cell table:style-name="ce2" office:value-type="float" office:value="0.0120175778" calcext:value-type="float">
            <text:p>0.0120175778</text:p>
          </table:table-cell>
          <table:table-cell table:style-name="ce2" office:value-type="float" office:value="-0.071683967" calcext:value-type="float">
            <text:p>-0.071683967</text:p>
          </table:table-cell>
          <table:table-cell table:style-name="ce2" office:value-type="float" office:value="0.230147024" calcext:value-type="float">
            <text:p>0.230147024</text:p>
          </table:table-cell>
          <table:table-cell table:style-name="ce2" office:value-type="float" office:value="0.072964498" calcext:value-type="float">
            <text:p>0.072964498</text:p>
          </table:table-cell>
          <table:table-cell table:style-name="ce2" office:value-type="float" office:value="-0.1698014996" calcext:value-type="float">
            <text:p>-0.1698014996</text:p>
          </table:table-cell>
          <table:table-cell table:style-name="ce2" office:value-type="float" office:value="0.25124614" calcext:value-type="float">
            <text:p>0.25124614</text:p>
          </table:table-cell>
          <table:table-cell table:style-name="ce2" office:value-type="float" office:value="0.232578049" calcext:value-type="float">
            <text:p>0.232578049</text:p>
          </table:table-cell>
          <table:table-cell table:style-name="ce2" office:value-type="float" office:value="0.377035617" calcext:value-type="float">
            <text:p>0.377035617</text:p>
          </table:table-cell>
          <table:table-cell table:style-name="ce2" office:value-type="float" office:value="0.344588872" calcext:value-type="float">
            <text:p>0.344588872</text:p>
          </table:table-cell>
          <table:table-cell table:style-name="ce2" office:value-type="float" office:value="0.229506188" calcext:value-type="float">
            <text:p>0.229506188</text:p>
          </table:table-cell>
          <table:table-cell table:style-name="ce2" office:value-type="float" office:value="0.021146286" calcext:value-type="float">
            <text:p>0.021146286</text:p>
          </table:table-cell>
          <table:table-cell table:style-name="ce2" office:value-type="float" office:value="0.1891517" calcext:value-type="float">
            <text:p>0.1891517</text:p>
          </table:table-cell>
          <table:table-cell table:style-name="ce2" office:value-type="float" office:value="-0.023154863" calcext:value-type="float">
            <text:p>-0.023154863</text:p>
          </table:table-cell>
          <table:table-cell table:style-name="ce2" office:value-type="float" office:value="0.222936777" calcext:value-type="float">
            <text:p>0.222936777</text:p>
          </table:table-cell>
          <table:table-cell table:style-name="ce2" office:value-type="float" office:value="-0.0196178957" calcext:value-type="float">
            <text:p>-0.0196178957</text:p>
          </table:table-cell>
          <table:table-cell table:style-name="ce2" office:value-type="float" office:value="-0.0122598014" calcext:value-type="float">
            <text:p>-0.0122598014</text:p>
          </table:table-cell>
          <table:table-cell table:style-name="ce2" office:value-type="float" office:value="-0.0872334325" calcext:value-type="float">
            <text:p>-0.0872334325</text:p>
          </table:table-cell>
          <table:table-cell table:style-name="ce2" office:value-type="float" office:value="0.049642623" calcext:value-type="float">
            <text:p>0.049642623</text:p>
          </table:table-cell>
          <table:table-cell table:style-name="ce3" office:value-type="float" office:value="0.02160097" calcext:value-type="float">
            <text:p>2.16E-02</text:p>
          </table:table-cell>
          <table:table-cell table:style-name="ce3" office:value-type="float" office:value="-0.155368" calcext:value-type="float">
            <text:p>-1.55E-01</text:p>
          </table:table-cell>
          <table:table-cell table:style-name="ce2" office:value-type="float" office:value="0.1428477231" calcext:value-type="float">
            <text:p>0.1428477231</text:p>
          </table:table-cell>
          <table:table-cell table:style-name="ce2" office:value-type="float" office:value="-0.055429646" calcext:value-type="float">
            <text:p>-0.055429646</text:p>
          </table:table-cell>
          <table:table-cell table:style-name="ce2" office:value-type="float" office:value="0.010921781" calcext:value-type="float">
            <text:p>0.010921781</text:p>
          </table:table-cell>
          <table:table-cell table:style-name="ce2" office:value-type="float" office:value="-0.072397453" calcext:value-type="float">
            <text:p>-0.072397453</text:p>
          </table:table-cell>
          <table:table-cell table:style-name="ce3" office:value-type="float" office:value="0.04321708" calcext:value-type="float">
            <text:p>4.32E-02</text:p>
          </table:table-cell>
          <table:table-cell table:style-name="ce2" office:value-type="float" office:value="-0.1522299366" calcext:value-type="float">
            <text:p>-0.1522299366</text:p>
          </table:table-cell>
          <table:table-cell table:style-name="ce2" office:value-type="float" office:value="-0.0179618352" calcext:value-type="float">
            <text:p>-0.0179618352</text:p>
          </table:table-cell>
          <table:table-cell table:style-name="ce2" office:value-type="float" office:value="0.003508021" calcext:value-type="float">
            <text:p>0.003508021</text:p>
          </table:table-cell>
          <table:table-cell table:style-name="ce2" office:value-type="float" office:value="-0.192687834" calcext:value-type="float">
            <text:p>-0.192687834</text:p>
          </table:table-cell>
          <table:table-cell table:style-name="ce2" office:value-type="float" office:value="0.0840058158" calcext:value-type="float">
            <text:p>0.0840058158</text:p>
          </table:table-cell>
          <table:table-cell table:style-name="ce2" office:value-type="float" office:value="0.033080568" calcext:value-type="float">
            <text:p>0.033080568</text:p>
          </table:table-cell>
          <table:table-cell table:style-name="ce2" office:value-type="float" office:value="-0.059742895" calcext:value-type="float">
            <text:p>-0.059742895</text:p>
          </table:table-cell>
          <table:table-cell table:style-name="ce2" office:value-type="float" office:value="0.024512357" calcext:value-type="float">
            <text:p>0.024512357</text:p>
          </table:table-cell>
          <table:table-cell table:style-name="ce2" office:value-type="float" office:value="-0.359522026" calcext:value-type="float">
            <text:p>-0.359522026</text:p>
          </table:table-cell>
          <table:table-cell table:style-name="ce2" office:value-type="float" office:value="0.149795631" calcext:value-type="float">
            <text:p>0.149795631</text:p>
          </table:table-cell>
          <table:table-cell table:style-name="ce2" office:value-type="float" office:value="-0.210768798" calcext:value-type="float">
            <text:p>-0.210768798</text:p>
          </table:table-cell>
        </table:table-row>
        <table:table-row table:style-name="ro1">
          <table:table-cell office:value-type="string" calcext:value-type="string">
            <text:p>Tem_Misterio</text:p>
          </table:table-cell>
          <table:table-cell table:style-name="ce2" office:value-type="float" office:value="0.023186265" calcext:value-type="float">
            <text:p>0.023186265</text:p>
          </table:table-cell>
          <table:table-cell table:style-name="ce2" office:value-type="float" office:value="-0.087625614" calcext:value-type="float">
            <text:p>-0.087625614</text:p>
          </table:table-cell>
          <table:table-cell table:style-name="ce2" office:value-type="float" office:value="-0.04849749" calcext:value-type="float">
            <text:p>-0.04849749</text:p>
          </table:table-cell>
          <table:table-cell table:style-name="ce2" office:value-type="float" office:value="0.0012874788" calcext:value-type="float">
            <text:p>0.0012874788</text:p>
          </table:table-cell>
          <table:table-cell table:style-name="ce2" office:value-type="float" office:value="0.085953184" calcext:value-type="float">
            <text:p>0.085953184</text:p>
          </table:table-cell>
          <table:table-cell table:style-name="ce2" office:value-type="float" office:value="0.003544749" calcext:value-type="float">
            <text:p>0.003544749</text:p>
          </table:table-cell>
          <table:table-cell table:style-name="ce2" office:value-type="float" office:value="-0.046123366" calcext:value-type="float">
            <text:p>-0.046123366</text:p>
          </table:table-cell>
          <table:table-cell table:style-name="ce2" office:value-type="float" office:value="-0.0856490719" calcext:value-type="float">
            <text:p>-0.0856490719</text:p>
          </table:table-cell>
          <table:table-cell table:style-name="ce2" office:value-type="float" office:value="-0.1268155834" calcext:value-type="float">
            <text:p>-0.1268155834</text:p>
          </table:table-cell>
          <table:table-cell table:style-name="ce2" office:value-type="float" office:value="-0.377606591" calcext:value-type="float">
            <text:p>-0.377606591</text:p>
          </table:table-cell>
          <table:table-cell table:style-name="ce2" office:value-type="float" office:value="-0.073212564" calcext:value-type="float">
            <text:p>-0.073212564</text:p>
          </table:table-cell>
          <table:table-cell table:style-name="ce2" office:value-type="float" office:value="0.045653275" calcext:value-type="float">
            <text:p>0.045653275</text:p>
          </table:table-cell>
          <table:table-cell table:style-name="ce2" office:value-type="float" office:value="-0.192773398" calcext:value-type="float">
            <text:p>-0.192773398</text:p>
          </table:table-cell>
          <table:table-cell table:style-name="ce2" office:value-type="float" office:value="0.111677499" calcext:value-type="float">
            <text:p>0.111677499</text:p>
          </table:table-cell>
          <table:table-cell table:style-name="ce2" office:value-type="float" office:value="-0.1876730659" calcext:value-type="float">
            <text:p>-0.1876730659</text:p>
          </table:table-cell>
          <table:table-cell table:style-name="ce2" office:value-type="float" office:value="-0.27636932" calcext:value-type="float">
            <text:p>-0.27636932</text:p>
          </table:table-cell>
          <table:table-cell table:style-name="ce2" office:value-type="float" office:value="0.178878696" calcext:value-type="float">
            <text:p>0.178878696</text:p>
          </table:table-cell>
          <table:table-cell table:style-name="ce2" office:value-type="float" office:value="0.365223329" calcext:value-type="float">
            <text:p>0.365223329</text:p>
          </table:table-cell>
          <table:table-cell table:style-name="ce2" office:value-type="float" office:value="0.1069727711" calcext:value-type="float">
            <text:p>0.1069727711</text:p>
          </table:table-cell>
          <table:table-cell table:style-name="ce2" office:value-type="float" office:value="-0.1759189718" calcext:value-type="float">
            <text:p>-0.1759189718</text:p>
          </table:table-cell>
          <table:table-cell table:style-name="ce2" office:value-type="float" office:value="-0.0200659918" calcext:value-type="float">
            <text:p>-0.0200659918</text:p>
          </table:table-cell>
          <table:table-cell table:style-name="ce2" office:value-type="float" office:value="0.071422218" calcext:value-type="float">
            <text:p>0.071422218</text:p>
          </table:table-cell>
          <table:table-cell table:style-name="ce3" office:value-type="float" office:value="0.02882635" calcext:value-type="float">
            <text:p>2.88E-02</text:p>
          </table:table-cell>
          <table:table-cell table:style-name="ce3" office:value-type="float" office:value="-0.2294758" calcext:value-type="float">
            <text:p>-2.29E-01</text:p>
          </table:table-cell>
          <table:table-cell table:style-name="ce2" office:value-type="float" office:value="-0.0858361397" calcext:value-type="float">
            <text:p>-0.0858361397</text:p>
          </table:table-cell>
          <table:table-cell table:style-name="ce2" office:value-type="float" office:value="-0.230406563" calcext:value-type="float">
            <text:p>-0.230406563</text:p>
          </table:table-cell>
          <table:table-cell table:style-name="ce2" office:value-type="float" office:value="-0.056968147" calcext:value-type="float">
            <text:p>-0.056968147</text:p>
          </table:table-cell>
          <table:table-cell table:style-name="ce2" office:value-type="float" office:value="0.188814869" calcext:value-type="float">
            <text:p>0.188814869</text:p>
          </table:table-cell>
          <table:table-cell table:style-name="ce3" office:value-type="float" office:value="0.2480441" calcext:value-type="float">
            <text:p>2.48E-01</text:p>
          </table:table-cell>
          <table:table-cell table:style-name="ce2" office:value-type="float" office:value="-0.2715322498" calcext:value-type="float">
            <text:p>-0.2715322498</text:p>
          </table:table-cell>
          <table:table-cell table:style-name="ce2" office:value-type="float" office:value="0.2865334276" calcext:value-type="float">
            <text:p>0.2865334276</text:p>
          </table:table-cell>
          <table:table-cell table:style-name="ce2" office:value-type="float" office:value="-0.005130204" calcext:value-type="float">
            <text:p>-0.005130204</text:p>
          </table:table-cell>
          <table:table-cell table:style-name="ce2" office:value-type="float" office:value="-0.101769971" calcext:value-type="float">
            <text:p>-0.101769971</text:p>
          </table:table-cell>
          <table:table-cell table:style-name="ce2" office:value-type="float" office:value="-0.1473947503" calcext:value-type="float">
            <text:p>-0.1473947503</text:p>
          </table:table-cell>
          <table:table-cell table:style-name="ce2" office:value-type="float" office:value="-0.098132263" calcext:value-type="float">
            <text:p>-0.098132263</text:p>
          </table:table-cell>
          <table:table-cell table:style-name="ce2" office:value-type="float" office:value="-0.044476356" calcext:value-type="float">
            <text:p>-0.044476356</text:p>
          </table:table-cell>
          <table:table-cell table:style-name="ce2" office:value-type="float" office:value="0.009091482" calcext:value-type="float">
            <text:p>0.009091482</text:p>
          </table:table-cell>
          <table:table-cell table:style-name="ce2" office:value-type="float" office:value="-0.067341516" calcext:value-type="float">
            <text:p>-0.067341516</text:p>
          </table:table-cell>
          <table:table-cell table:style-name="ce2" office:value-type="float" office:value="0.080280801" calcext:value-type="float">
            <text:p>0.080280801</text:p>
          </table:table-cell>
          <table:table-cell table:style-name="ce2" office:value-type="float" office:value="0.07228149" calcext:value-type="float">
            <text:p>0.07228149</text:p>
          </table:table-cell>
        </table:table-row>
        <table:table-row table:style-name="ro1">
          <table:table-cell office:value-type="string" calcext:value-type="string">
            <text:p>Tem_Politica</text:p>
          </table:table-cell>
          <table:table-cell table:style-name="ce2" office:value-type="float" office:value="0.006069247" calcext:value-type="float">
            <text:p>0.006069247</text:p>
          </table:table-cell>
          <table:table-cell table:style-name="ce2" office:value-type="float" office:value="0.007481676" calcext:value-type="float">
            <text:p>0.007481676</text:p>
          </table:table-cell>
          <table:table-cell table:style-name="ce2" office:value-type="float" office:value="-0.009835221" calcext:value-type="float">
            <text:p>-0.009835221</text:p>
          </table:table-cell>
          <table:table-cell table:style-name="ce2" office:value-type="float" office:value="-0.0267457269" calcext:value-type="float">
            <text:p>-0.0267457269</text:p>
          </table:table-cell>
          <table:table-cell table:style-name="ce2" office:value-type="float" office:value="0.0895930372" calcext:value-type="float">
            <text:p>0.0895930372</text:p>
          </table:table-cell>
          <table:table-cell table:style-name="ce2" office:value-type="float" office:value="-0.095604626" calcext:value-type="float">
            <text:p>-0.095604626</text:p>
          </table:table-cell>
          <table:table-cell table:style-name="ce2" office:value-type="float" office:value="0.213191572" calcext:value-type="float">
            <text:p>0.213191572</text:p>
          </table:table-cell>
          <table:table-cell table:style-name="ce2" office:value-type="float" office:value="-0.0197843905" calcext:value-type="float">
            <text:p>-0.0197843905</text:p>
          </table:table-cell>
          <table:table-cell table:style-name="ce2" office:value-type="float" office:value="0.5543996858" calcext:value-type="float">
            <text:p>0.5543996858</text:p>
          </table:table-cell>
          <table:table-cell table:style-name="ce2" office:value-type="float" office:value="-0.10360564" calcext:value-type="float">
            <text:p>-0.10360564</text:p>
          </table:table-cell>
          <table:table-cell table:style-name="ce2" office:value-type="float" office:value="0.083509524" calcext:value-type="float">
            <text:p>0.083509524</text:p>
          </table:table-cell>
          <table:table-cell table:style-name="ce2" office:value-type="float" office:value="0.193791865" calcext:value-type="float">
            <text:p>0.193791865</text:p>
          </table:table-cell>
          <table:table-cell table:style-name="ce2" office:value-type="float" office:value="-0.095777372" calcext:value-type="float">
            <text:p>-0.095777372</text:p>
          </table:table-cell>
          <table:table-cell table:style-name="ce2" office:value-type="float" office:value="0.048297727" calcext:value-type="float">
            <text:p>0.048297727</text:p>
          </table:table-cell>
          <table:table-cell table:style-name="ce2" office:value-type="float" office:value="0.0045218306" calcext:value-type="float">
            <text:p>0.0045218306</text:p>
          </table:table-cell>
          <table:table-cell table:style-name="ce2" office:value-type="float" office:value="-0.01013574" calcext:value-type="float">
            <text:p>-0.01013574</text:p>
          </table:table-cell>
          <table:table-cell table:style-name="ce2" office:value-type="float" office:value="0.035629691" calcext:value-type="float">
            <text:p>0.035629691</text:p>
          </table:table-cell>
          <table:table-cell table:style-name="ce2" office:value-type="float" office:value="-0.091094925" calcext:value-type="float">
            <text:p>-0.091094925</text:p>
          </table:table-cell>
          <table:table-cell table:style-name="ce2" office:value-type="float" office:value="-0.018732084" calcext:value-type="float">
            <text:p>-0.018732084</text:p>
          </table:table-cell>
          <table:table-cell table:style-name="ce2" office:value-type="float" office:value="-0.0013457203" calcext:value-type="float">
            <text:p>-0.0013457203</text:p>
          </table:table-cell>
          <table:table-cell table:style-name="ce2" office:value-type="float" office:value="0.0064397312" calcext:value-type="float">
            <text:p>0.0064397312</text:p>
          </table:table-cell>
          <table:table-cell table:style-name="ce2" office:value-type="float" office:value="-0.019056794" calcext:value-type="float">
            <text:p>-0.019056794</text:p>
          </table:table-cell>
          <table:table-cell table:style-name="ce3" office:value-type="float" office:value="-0.005826875" calcext:value-type="float">
            <text:p>-5.83E-03</text:p>
          </table:table-cell>
          <table:table-cell table:style-name="ce3" office:value-type="float" office:value="0.02663819" calcext:value-type="float">
            <text:p>2.66E-02</text:p>
          </table:table-cell>
          <table:table-cell table:style-name="ce2" office:value-type="float" office:value="-0.0448137113" calcext:value-type="float">
            <text:p>-0.0448137113</text:p>
          </table:table-cell>
          <table:table-cell table:style-name="ce2" office:value-type="float" office:value="-0.167096768" calcext:value-type="float">
            <text:p>-0.167096768</text:p>
          </table:table-cell>
          <table:table-cell table:style-name="ce2" office:value-type="float" office:value="-0.219185542" calcext:value-type="float">
            <text:p>-0.219185542</text:p>
          </table:table-cell>
          <table:table-cell table:style-name="ce2" office:value-type="float" office:value="0.044809474" calcext:value-type="float">
            <text:p>0.044809474</text:p>
          </table:table-cell>
          <table:table-cell table:style-name="ce3" office:value-type="float" office:value="0.06071678" calcext:value-type="float">
            <text:p>6.07E-02</text:p>
          </table:table-cell>
          <table:table-cell table:style-name="ce2" office:value-type="float" office:value="0.3679783753" calcext:value-type="float">
            <text:p>0.3679783753</text:p>
          </table:table-cell>
          <table:table-cell table:style-name="ce2" office:value-type="float" office:value="0.1592108348" calcext:value-type="float">
            <text:p>0.1592108348</text:p>
          </table:table-cell>
          <table:table-cell table:style-name="ce2" office:value-type="float" office:value="0.088343915" calcext:value-type="float">
            <text:p>0.088343915</text:p>
          </table:table-cell>
          <table:table-cell table:style-name="ce2" office:value-type="float" office:value="-0.482383574" calcext:value-type="float">
            <text:p>-0.482383574</text:p>
          </table:table-cell>
          <table:table-cell table:style-name="ce2" office:value-type="float" office:value="0.0525149817" calcext:value-type="float">
            <text:p>0.0525149817</text:p>
          </table:table-cell>
          <table:table-cell table:style-name="ce2" office:value-type="float" office:value="0.230837551" calcext:value-type="float">
            <text:p>0.230837551</text:p>
          </table:table-cell>
          <table:table-cell table:style-name="ce2" office:value-type="float" office:value="-0.045060504" calcext:value-type="float">
            <text:p>-0.045060504</text:p>
          </table:table-cell>
          <table:table-cell table:style-name="ce2" office:value-type="float" office:value="-0.031422194" calcext:value-type="float">
            <text:p>-0.031422194</text:p>
          </table:table-cell>
          <table:table-cell table:style-name="ce2" office:value-type="float" office:value="0.052129937" calcext:value-type="float">
            <text:p>0.052129937</text:p>
          </table:table-cell>
          <table:table-cell table:style-name="ce2" office:value-type="float" office:value="0.003547694" calcext:value-type="float">
            <text:p>0.003547694</text:p>
          </table:table-cell>
          <table:table-cell table:style-name="ce2" office:value-type="float" office:value="0.02233487" calcext:value-type="float">
            <text:p>0.02233487</text:p>
          </table:table-cell>
        </table:table-row>
        <table:table-row table:style-name="ro1">
          <table:table-cell office:value-type="string" calcext:value-type="string">
            <text:p>Tem_Urbano</text:p>
          </table:table-cell>
          <table:table-cell table:style-name="ce2" office:value-type="float" office:value="0.044651513" calcext:value-type="float">
            <text:p>0.044651513</text:p>
          </table:table-cell>
          <table:table-cell table:style-name="ce2" office:value-type="float" office:value="-0.063771829" calcext:value-type="float">
            <text:p>-0.063771829</text:p>
          </table:table-cell>
          <table:table-cell table:style-name="ce2" office:value-type="float" office:value="0.118679888" calcext:value-type="float">
            <text:p>0.118679888</text:p>
          </table:table-cell>
          <table:table-cell table:style-name="ce2" office:value-type="float" office:value="-0.0831470709" calcext:value-type="float">
            <text:p>-0.0831470709</text:p>
          </table:table-cell>
          <table:table-cell table:style-name="ce2" office:value-type="float" office:value="0.0721152066" calcext:value-type="float">
            <text:p>0.0721152066</text:p>
          </table:table-cell>
          <table:table-cell table:style-name="ce2" office:value-type="float" office:value="0.020099708" calcext:value-type="float">
            <text:p>0.020099708</text:p>
          </table:table-cell>
          <table:table-cell table:style-name="ce2" office:value-type="float" office:value="-0.2162695" calcext:value-type="float">
            <text:p>-0.2162695</text:p>
          </table:table-cell>
          <table:table-cell table:style-name="ce2" office:value-type="float" office:value="-0.5195148974" calcext:value-type="float">
            <text:p>-0.5195148974</text:p>
          </table:table-cell>
          <table:table-cell table:style-name="ce2" office:value-type="float" office:value="0.0578745844" calcext:value-type="float">
            <text:p>0.0578745844</text:p>
          </table:table-cell>
          <table:table-cell table:style-name="ce2" office:value-type="float" office:value="0.140742404" calcext:value-type="float">
            <text:p>0.140742404</text:p>
          </table:table-cell>
          <table:table-cell table:style-name="ce2" office:value-type="float" office:value="0.139026424" calcext:value-type="float">
            <text:p>0.139026424</text:p>
          </table:table-cell>
          <table:table-cell table:style-name="ce2" office:value-type="float" office:value="-0.012656767" calcext:value-type="float">
            <text:p>-0.012656767</text:p>
          </table:table-cell>
          <table:table-cell table:style-name="ce2" office:value-type="float" office:value="0.001933928" calcext:value-type="float">
            <text:p>0.001933928</text:p>
          </table:table-cell>
          <table:table-cell table:style-name="ce2" office:value-type="float" office:value="-0.087267942" calcext:value-type="float">
            <text:p>-0.087267942</text:p>
          </table:table-cell>
          <table:table-cell table:style-name="ce2" office:value-type="float" office:value="0.2165082729" calcext:value-type="float">
            <text:p>0.2165082729</text:p>
          </table:table-cell>
          <table:table-cell table:style-name="ce2" office:value-type="float" office:value="0.03534706" calcext:value-type="float">
            <text:p>0.03534706</text:p>
          </table:table-cell>
          <table:table-cell table:style-name="ce2" office:value-type="float" office:value="0.024672616" calcext:value-type="float">
            <text:p>0.024672616</text:p>
          </table:table-cell>
          <table:table-cell table:style-name="ce2" office:value-type="float" office:value="-0.012068783" calcext:value-type="float">
            <text:p>-0.012068783</text:p>
          </table:table-cell>
          <table:table-cell table:style-name="ce2" office:value-type="float" office:value="-0.0054055029" calcext:value-type="float">
            <text:p>-0.0054055029</text:p>
          </table:table-cell>
          <table:table-cell table:style-name="ce2" office:value-type="float" office:value="-0.0083244881" calcext:value-type="float">
            <text:p>-0.0083244881</text:p>
          </table:table-cell>
          <table:table-cell table:style-name="ce2" office:value-type="float" office:value="-0.0061929499" calcext:value-type="float">
            <text:p>-0.0061929499</text:p>
          </table:table-cell>
          <table:table-cell table:style-name="ce2" office:value-type="float" office:value="-0.005413551" calcext:value-type="float">
            <text:p>-0.005413551</text:p>
          </table:table-cell>
          <table:table-cell table:style-name="ce3" office:value-type="float" office:value="-0.001893325" calcext:value-type="float">
            <text:p>-1.89E-03</text:p>
          </table:table-cell>
          <table:table-cell table:style-name="ce3" office:value-type="float" office:value="0.01438877" calcext:value-type="float">
            <text:p>1.44E-02</text:p>
          </table:table-cell>
          <table:table-cell table:style-name="ce2" office:value-type="float" office:value="0.0249520179" calcext:value-type="float">
            <text:p>0.0249520179</text:p>
          </table:table-cell>
          <table:table-cell table:style-name="ce2" office:value-type="float" office:value="-0.039665043" calcext:value-type="float">
            <text:p>-0.039665043</text:p>
          </table:table-cell>
          <table:table-cell table:style-name="ce2" office:value-type="float" office:value="-0.067229021" calcext:value-type="float">
            <text:p>-0.067229021</text:p>
          </table:table-cell>
          <table:table-cell table:style-name="ce2" office:value-type="float" office:value="-0.032694643" calcext:value-type="float">
            <text:p>-0.032694643</text:p>
          </table:table-cell>
          <table:table-cell table:style-name="ce3" office:value-type="float" office:value="-0.161972" calcext:value-type="float">
            <text:p>-1.62E-01</text:p>
          </table:table-cell>
          <table:table-cell table:style-name="ce2" office:value-type="float" office:value="-0.1088075306" calcext:value-type="float">
            <text:p>-0.1088075306</text:p>
          </table:table-cell>
          <table:table-cell table:style-name="ce2" office:value-type="float" office:value="-0.0902880818" calcext:value-type="float">
            <text:p>-0.0902880818</text:p>
          </table:table-cell>
          <table:table-cell table:style-name="ce2" office:value-type="float" office:value="-0.46387423" calcext:value-type="float">
            <text:p>-0.46387423</text:p>
          </table:table-cell>
          <table:table-cell table:style-name="ce2" office:value-type="float" office:value="-0.23704155" calcext:value-type="float">
            <text:p>-0.23704155</text:p>
          </table:table-cell>
          <table:table-cell table:style-name="ce2" office:value-type="float" office:value="-0.4191345476" calcext:value-type="float">
            <text:p>-0.4191345476</text:p>
          </table:table-cell>
          <table:table-cell table:style-name="ce2" office:value-type="float" office:value="-0.041070698" calcext:value-type="float">
            <text:p>-0.041070698</text:p>
          </table:table-cell>
          <table:table-cell table:style-name="ce2" office:value-type="float" office:value="-0.198659727" calcext:value-type="float">
            <text:p>-0.198659727</text:p>
          </table:table-cell>
          <table:table-cell table:style-name="ce2" office:value-type="float" office:value="-0.060333299" calcext:value-type="float">
            <text:p>-0.060333299</text:p>
          </table:table-cell>
          <table:table-cell table:style-name="ce2" office:value-type="float" office:value="-0.064260389" calcext:value-type="float">
            <text:p>-0.064260389</text:p>
          </table:table-cell>
          <table:table-cell table:style-name="ce2" office:value-type="float" office:value="0.022213793" calcext:value-type="float">
            <text:p>0.022213793</text:p>
          </table:table-cell>
          <table:table-cell table:style-name="ce2" office:value-type="float" office:value="-0.013207658" calcext:value-type="float">
            <text:p>-0.013207658</text:p>
          </table:table-cell>
        </table:table-row>
        <table:table-row table:style-name="ro1">
          <table:table-cell office:value-type="string" calcext:value-type="string">
            <text:p>Tem_ArteLiteratura</text:p>
          </table:table-cell>
          <table:table-cell table:style-name="ce2" office:value-type="float" office:value="-0.14664805" calcext:value-type="float">
            <text:p>-0.14664805</text:p>
          </table:table-cell>
          <table:table-cell table:style-name="ce2" office:value-type="float" office:value="0.079296439" calcext:value-type="float">
            <text:p>0.079296439</text:p>
          </table:table-cell>
          <table:table-cell table:style-name="ce2" office:value-type="float" office:value="-0.14561971" calcext:value-type="float">
            <text:p>-0.14561971</text:p>
          </table:table-cell>
          <table:table-cell table:style-name="ce2" office:value-type="float" office:value="0.5528254295" calcext:value-type="float">
            <text:p>0.5528254295</text:p>
          </table:table-cell>
          <table:table-cell table:style-name="ce2" office:value-type="float" office:value="0.1374342899" calcext:value-type="float">
            <text:p>0.1374342899</text:p>
          </table:table-cell>
          <table:table-cell table:style-name="ce2" office:value-type="float" office:value="-0.281738373" calcext:value-type="float">
            <text:p>-0.281738373</text:p>
          </table:table-cell>
          <table:table-cell table:style-name="ce2" office:value-type="float" office:value="-0.195245146" calcext:value-type="float">
            <text:p>-0.195245146</text:p>
          </table:table-cell>
          <table:table-cell table:style-name="ce2" office:value-type="float" office:value="-0.0236418396" calcext:value-type="float">
            <text:p>-0.0236418396</text:p>
          </table:table-cell>
          <table:table-cell table:style-name="ce2" office:value-type="float" office:value="0.052818432" calcext:value-type="float">
            <text:p>0.052818432</text:p>
          </table:table-cell>
          <table:table-cell table:style-name="ce2" office:value-type="float" office:value="0.066792373" calcext:value-type="float">
            <text:p>0.066792373</text:p>
          </table:table-cell>
          <table:table-cell table:style-name="ce2" office:value-type="float" office:value="0.053194726" calcext:value-type="float">
            <text:p>0.053194726</text:p>
          </table:table-cell>
          <table:table-cell table:style-name="ce2" office:value-type="float" office:value="-0.033125374" calcext:value-type="float">
            <text:p>-0.033125374</text:p>
          </table:table-cell>
          <table:table-cell table:style-name="ce2" office:value-type="float" office:value="0.001200291" calcext:value-type="float">
            <text:p>0.001200291</text:p>
          </table:table-cell>
          <table:table-cell table:style-name="ce2" office:value-type="float" office:value="-0.012267205" calcext:value-type="float">
            <text:p>-0.012267205</text:p>
          </table:table-cell>
          <table:table-cell table:style-name="ce2" office:value-type="float" office:value="-0.0198568515" calcext:value-type="float">
            <text:p>-0.0198568515</text:p>
          </table:table-cell>
          <table:table-cell table:style-name="ce2" office:value-type="float" office:value="0.0159928" calcext:value-type="float">
            <text:p>0.0159928</text:p>
          </table:table-cell>
          <table:table-cell table:style-name="ce2" office:value-type="float" office:value="0.004370249" calcext:value-type="float">
            <text:p>0.004370249</text:p>
          </table:table-cell>
          <table:table-cell table:style-name="ce2" office:value-type="float" office:value="-0.009854733" calcext:value-type="float">
            <text:p>-0.009854733</text:p>
          </table:table-cell>
          <table:table-cell table:style-name="ce2" office:value-type="float" office:value="-0.0006535316" calcext:value-type="float">
            <text:p>-0.0006535316</text:p>
          </table:table-cell>
          <table:table-cell table:style-name="ce2" office:value-type="float" office:value="-0.0098433635" calcext:value-type="float">
            <text:p>-0.0098433635</text:p>
          </table:table-cell>
          <table:table-cell table:style-name="ce2" office:value-type="float" office:value="-0.0060517126" calcext:value-type="float">
            <text:p>-0.0060517126</text:p>
          </table:table-cell>
          <table:table-cell table:style-name="ce2" office:value-type="float" office:value="0.001994724" calcext:value-type="float">
            <text:p>0.001994724</text:p>
          </table:table-cell>
          <table:table-cell table:style-name="ce3" office:value-type="float" office:value="0.0004466578" calcext:value-type="float">
            <text:p>4.47E-04</text:p>
          </table:table-cell>
          <table:table-cell table:style-name="ce3" office:value-type="float" office:value="0.0002360626" calcext:value-type="float">
            <text:p>2.36E-04</text:p>
          </table:table-cell>
          <table:table-cell table:style-name="ce2" office:value-type="float" office:value="0.0277189263" calcext:value-type="float">
            <text:p>0.0277189263</text:p>
          </table:table-cell>
          <table:table-cell table:style-name="ce2" office:value-type="float" office:value="-0.032419209" calcext:value-type="float">
            <text:p>-0.032419209</text:p>
          </table:table-cell>
          <table:table-cell table:style-name="ce2" office:value-type="float" office:value="-0.051034388" calcext:value-type="float">
            <text:p>-0.051034388</text:p>
          </table:table-cell>
          <table:table-cell table:style-name="ce2" office:value-type="float" office:value="0.039536615" calcext:value-type="float">
            <text:p>0.039536615</text:p>
          </table:table-cell>
          <table:table-cell table:style-name="ce3" office:value-type="float" office:value="0.01921464" calcext:value-type="float">
            <text:p>1.92E-02</text:p>
          </table:table-cell>
          <table:table-cell table:style-name="ce2" office:value-type="float" office:value="0.0708461858" calcext:value-type="float">
            <text:p>0.0708461858</text:p>
          </table:table-cell>
          <table:table-cell table:style-name="ce2" office:value-type="float" office:value="-0.0226860851" calcext:value-type="float">
            <text:p>-0.0226860851</text:p>
          </table:table-cell>
          <table:table-cell table:style-name="ce2" office:value-type="float" office:value="-0.096942208" calcext:value-type="float">
            <text:p>-0.096942208</text:p>
          </table:table-cell>
          <table:table-cell table:style-name="ce2" office:value-type="float" office:value="0.084655904" calcext:value-type="float">
            <text:p>0.084655904</text:p>
          </table:table-cell>
          <table:table-cell table:style-name="ce2" office:value-type="float" office:value="0.0393459849" calcext:value-type="float">
            <text:p>0.0393459849</text:p>
          </table:table-cell>
          <table:table-cell table:style-name="ce2" office:value-type="float" office:value="-0.122426254" calcext:value-type="float">
            <text:p>-0.122426254</text:p>
          </table:table-cell>
          <table:table-cell table:style-name="ce2" office:value-type="float" office:value="0.010344409" calcext:value-type="float">
            <text:p>0.010344409</text:p>
          </table:table-cell>
          <table:table-cell table:style-name="ce2" office:value-type="float" office:value="0.186865024" calcext:value-type="float">
            <text:p>0.186865024</text:p>
          </table:table-cell>
          <table:table-cell table:style-name="ce2" office:value-type="float" office:value="0.029894431" calcext:value-type="float">
            <text:p>0.029894431</text:p>
          </table:table-cell>
          <table:table-cell table:style-name="ce2" office:value-type="float" office:value="0.117645169" calcext:value-type="float">
            <text:p>0.117645169</text:p>
          </table:table-cell>
          <table:table-cell table:style-name="ce2" office:value-type="float" office:value="0.500764434" calcext:value-type="float">
            <text:p>0.500764434</text:p>
          </table:table-cell>
        </table:table-row>
        <table:table-row table:style-name="ro1">
          <table:table-cell office:value-type="string" calcext:value-type="string">
            <text:p>Tem_Cyberpunk</text:p>
          </table:table-cell>
          <table:table-cell table:style-name="ce2" office:value-type="float" office:value="0.006791051" calcext:value-type="float">
            <text:p>0.006791051</text:p>
          </table:table-cell>
          <table:table-cell table:style-name="ce2" office:value-type="float" office:value="-0.009950273" calcext:value-type="float">
            <text:p>-0.009950273</text:p>
          </table:table-cell>
          <table:table-cell table:style-name="ce2" office:value-type="float" office:value="0.009634208" calcext:value-type="float">
            <text:p>0.009634208</text:p>
          </table:table-cell>
          <table:table-cell table:style-name="ce2" office:value-type="float" office:value="-0.0055348016" calcext:value-type="float">
            <text:p>-0.0055348016</text:p>
          </table:table-cell>
          <table:table-cell table:style-name="ce2" office:value-type="float" office:value="0.0128625818" calcext:value-type="float">
            <text:p>0.0128625818</text:p>
          </table:table-cell>
          <table:table-cell table:style-name="ce2" office:value-type="float" office:value="-0.009722922" calcext:value-type="float">
            <text:p>-0.009722922</text:p>
          </table:table-cell>
          <table:table-cell table:style-name="ce2" office:value-type="float" office:value="0.006861201" calcext:value-type="float">
            <text:p>0.006861201</text:p>
          </table:table-cell>
          <table:table-cell table:style-name="ce2" office:value-type="float" office:value="0.0262968995" calcext:value-type="float">
            <text:p>0.0262968995</text:p>
          </table:table-cell>
          <table:table-cell table:style-name="ce2" office:value-type="float" office:value="-0.0081063121" calcext:value-type="float">
            <text:p>-0.0081063121</text:p>
          </table:table-cell>
          <table:table-cell table:style-name="ce2" office:value-type="float" office:value="0.003747081" calcext:value-type="float">
            <text:p>0.003747081</text:p>
          </table:table-cell>
          <table:table-cell table:style-name="ce2" office:value-type="float" office:value="-0.002758737" calcext:value-type="float">
            <text:p>-0.002758737</text:p>
          </table:table-cell>
          <table:table-cell table:style-name="ce2" office:value-type="float" office:value="-0.010556433" calcext:value-type="float">
            <text:p>-0.010556433</text:p>
          </table:table-cell>
          <table:table-cell table:style-name="ce2" office:value-type="float" office:value="0.008077361" calcext:value-type="float">
            <text:p>0.008077361</text:p>
          </table:table-cell>
          <table:table-cell table:style-name="ce2" office:value-type="float" office:value="-0.015181838" calcext:value-type="float">
            <text:p>-0.015181838</text:p>
          </table:table-cell>
          <table:table-cell table:style-name="ce2" office:value-type="float" office:value="-0.0051571651" calcext:value-type="float">
            <text:p>-0.0051571651</text:p>
          </table:table-cell>
          <table:table-cell table:style-name="ce2" office:value-type="float" office:value="-0.01524157" calcext:value-type="float">
            <text:p>-0.01524157</text:p>
          </table:table-cell>
          <table:table-cell table:style-name="ce2" office:value-type="float" office:value="-0.158343962" calcext:value-type="float">
            <text:p>-0.158343962</text:p>
          </table:table-cell>
          <table:table-cell table:style-name="ce2" office:value-type="float" office:value="0.109680005" calcext:value-type="float">
            <text:p>0.109680005</text:p>
          </table:table-cell>
          <table:table-cell table:style-name="ce2" office:value-type="float" office:value="0.0564924185" calcext:value-type="float">
            <text:p>0.0564924185</text:p>
          </table:table-cell>
          <table:table-cell table:style-name="ce2" office:value-type="float" office:value="0.0210443073" calcext:value-type="float">
            <text:p>0.0210443073</text:p>
          </table:table-cell>
          <table:table-cell table:style-name="ce2" office:value-type="float" office:value="-0.0461299889" calcext:value-type="float">
            <text:p>-0.0461299889</text:p>
          </table:table-cell>
          <table:table-cell table:style-name="ce2" office:value-type="float" office:value="0.739538109" calcext:value-type="float">
            <text:p>0.739538109</text:p>
          </table:table-cell>
          <table:table-cell table:style-name="ce3" office:value-type="float" office:value="-0.4998559" calcext:value-type="float">
            <text:p>-5.00E-01</text:p>
          </table:table-cell>
          <table:table-cell table:style-name="ce3" office:value-type="float" office:value="0.3504021" calcext:value-type="float">
            <text:p>3.50E-01</text:p>
          </table:table-cell>
          <table:table-cell table:style-name="ce2" office:value-type="float" office:value="-0.1576480993" calcext:value-type="float">
            <text:p>-0.1576480993</text:p>
          </table:table-cell>
          <table:table-cell table:style-name="ce2" office:value-type="float" office:value="0.019803832" calcext:value-type="float">
            <text:p>0.019803832</text:p>
          </table:table-cell>
          <table:table-cell table:style-name="ce2" office:value-type="float" office:value="-0.054675651" calcext:value-type="float">
            <text:p>-0.054675651</text:p>
          </table:table-cell>
          <table:table-cell table:style-name="ce2" office:value-type="float" office:value="0.028225311" calcext:value-type="float">
            <text:p>0.028225311</text:p>
          </table:table-cell>
          <table:table-cell table:style-name="ce3" office:value-type="float" office:value="0.006349549" calcext:value-type="float">
            <text:p>6.35E-03</text:p>
          </table:table-cell>
          <table:table-cell table:style-name="ce2" office:value-type="float" office:value="0.0061375409" calcext:value-type="float">
            <text:p>0.0061375409</text:p>
          </table:table-cell>
          <table:table-cell table:style-name="ce2" office:value-type="float" office:value="0.001842341" calcext:value-type="float">
            <text:p>0.001842341</text:p>
          </table:table-cell>
          <table:table-cell table:style-name="ce2" office:value-type="float" office:value="-0.031756548" calcext:value-type="float">
            <text:p>-0.031756548</text:p>
          </table:table-cell>
          <table:table-cell table:style-name="ce2" office:value-type="float" office:value="-0.035329968" calcext:value-type="float">
            <text:p>-0.035329968</text:p>
          </table:table-cell>
          <table:table-cell table:style-name="ce2" office:value-type="float" office:value="0.0188328814" calcext:value-type="float">
            <text:p>0.0188328814</text:p>
          </table:table-cell>
          <table:table-cell table:style-name="ce2" office:value-type="float" office:value="-0.036241782" calcext:value-type="float">
            <text:p>-0.036241782</text:p>
          </table:table-cell>
          <table:table-cell table:style-name="ce2" office:value-type="float" office:value="-0.004588441" calcext:value-type="float">
            <text:p>-0.004588441</text:p>
          </table:table-cell>
          <table:table-cell table:style-name="ce2" office:value-type="float" office:value="0.017124861" calcext:value-type="float">
            <text:p>0.017124861</text:p>
          </table:table-cell>
          <table:table-cell table:style-name="ce2" office:value-type="float" office:value="-0.036367694" calcext:value-type="float">
            <text:p>-0.036367694</text:p>
          </table:table-cell>
          <table:table-cell table:style-name="ce2" office:value-type="float" office:value="0.027654339" calcext:value-type="float">
            <text:p>0.027654339</text:p>
          </table:table-cell>
          <table:table-cell table:style-name="ce2" office:value-type="float" office:value="-0.010935091" calcext:value-type="float">
            <text:p>-0.010935091</text:p>
          </table:table-cell>
        </table:table-row>
        <table:table-row table:style-name="ro1">
          <table:table-cell office:value-type="string" calcext:value-type="string">
            <text:p>Tem_Fantasía</text:p>
          </table:table-cell>
          <table:table-cell table:style-name="ce2" office:value-type="float" office:value="0.026559805" calcext:value-type="float">
            <text:p>0.026559805</text:p>
          </table:table-cell>
          <table:table-cell table:style-name="ce2" office:value-type="float" office:value="0.084108161" calcext:value-type="float">
            <text:p>0.084108161</text:p>
          </table:table-cell>
          <table:table-cell table:style-name="ce2" office:value-type="float" office:value="-0.066949884" calcext:value-type="float">
            <text:p>-0.066949884</text:p>
          </table:table-cell>
          <table:table-cell table:style-name="ce2" office:value-type="float" office:value="0.3117308279" calcext:value-type="float">
            <text:p>0.3117308279</text:p>
          </table:table-cell>
          <table:table-cell table:style-name="ce2" office:value-type="float" office:value="-0.2996230388" calcext:value-type="float">
            <text:p>-0.2996230388</text:p>
          </table:table-cell>
          <table:table-cell table:style-name="ce2" office:value-type="float" office:value="0.329822966" calcext:value-type="float">
            <text:p>0.329822966</text:p>
          </table:table-cell>
          <table:table-cell table:style-name="ce2" office:value-type="float" office:value="0.184413221" calcext:value-type="float">
            <text:p>0.184413221</text:p>
          </table:table-cell>
          <table:table-cell table:style-name="ce2" office:value-type="float" office:value="-0.1484774211" calcext:value-type="float">
            <text:p>-0.1484774211</text:p>
          </table:table-cell>
          <table:table-cell table:style-name="ce2" office:value-type="float" office:value="-0.0538808724" calcext:value-type="float">
            <text:p>-0.0538808724</text:p>
          </table:table-cell>
          <table:table-cell table:style-name="ce2" office:value-type="float" office:value="0.144492552" calcext:value-type="float">
            <text:p>0.144492552</text:p>
          </table:table-cell>
          <table:table-cell table:style-name="ce2" office:value-type="float" office:value="0.074501996" calcext:value-type="float">
            <text:p>0.074501996</text:p>
          </table:table-cell>
          <table:table-cell table:style-name="ce2" office:value-type="float" office:value="-0.031678906" calcext:value-type="float">
            <text:p>-0.031678906</text:p>
          </table:table-cell>
          <table:table-cell table:style-name="ce2" office:value-type="float" office:value="-0.215748963" calcext:value-type="float">
            <text:p>-0.215748963</text:p>
          </table:table-cell>
          <table:table-cell table:style-name="ce2" office:value-type="float" office:value="-0.070709216" calcext:value-type="float">
            <text:p>-0.070709216</text:p>
          </table:table-cell>
          <table:table-cell table:style-name="ce2" office:value-type="float" office:value="-0.0099120831" calcext:value-type="float">
            <text:p>-0.0099120831</text:p>
          </table:table-cell>
          <table:table-cell table:style-name="ce2" office:value-type="float" office:value="-0.15767866" calcext:value-type="float">
            <text:p>-0.15767866</text:p>
          </table:table-cell>
          <table:table-cell table:style-name="ce2" office:value-type="float" office:value="0.026627345" calcext:value-type="float">
            <text:p>0.026627345</text:p>
          </table:table-cell>
          <table:table-cell table:style-name="ce2" office:value-type="float" office:value="-0.12134613" calcext:value-type="float">
            <text:p>-0.12134613</text:p>
          </table:table-cell>
          <table:table-cell table:style-name="ce2" office:value-type="float" office:value="0.0050225258" calcext:value-type="float">
            <text:p>0.0050225258</text:p>
          </table:table-cell>
          <table:table-cell table:style-name="ce2" office:value-type="float" office:value="-0.001397292" calcext:value-type="float">
            <text:p>-0.001397292</text:p>
          </table:table-cell>
          <table:table-cell table:style-name="ce2" office:value-type="float" office:value="0.0487029172" calcext:value-type="float">
            <text:p>0.0487029172</text:p>
          </table:table-cell>
          <table:table-cell table:style-name="ce2" office:value-type="float" office:value="-0.034975403" calcext:value-type="float">
            <text:p>-0.034975403</text:p>
          </table:table-cell>
          <table:table-cell table:style-name="ce3" office:value-type="float" office:value="-0.01534848" calcext:value-type="float">
            <text:p>-1.53E-02</text:p>
          </table:table-cell>
          <table:table-cell table:style-name="ce3" office:value-type="float" office:value="0.117454" calcext:value-type="float">
            <text:p>1.17E-01</text:p>
          </table:table-cell>
          <table:table-cell table:style-name="ce2" office:value-type="float" office:value="-0.0533347359" calcext:value-type="float">
            <text:p>-0.0533347359</text:p>
          </table:table-cell>
          <table:table-cell table:style-name="ce2" office:value-type="float" office:value="-0.117789292" calcext:value-type="float">
            <text:p>-0.117789292</text:p>
          </table:table-cell>
          <table:table-cell table:style-name="ce2" office:value-type="float" office:value="-0.00214332" calcext:value-type="float">
            <text:p>-0.00214332</text:p>
          </table:table-cell>
          <table:table-cell table:style-name="ce2" office:value-type="float" office:value="-0.003144874" calcext:value-type="float">
            <text:p>-0.003144874</text:p>
          </table:table-cell>
          <table:table-cell table:style-name="ce3" office:value-type="float" office:value="-0.05360895" calcext:value-type="float">
            <text:p>-5.36E-02</text:p>
          </table:table-cell>
          <table:table-cell table:style-name="ce2" office:value-type="float" office:value="0.1126324571" calcext:value-type="float">
            <text:p>0.1126324571</text:p>
          </table:table-cell>
          <table:table-cell table:style-name="ce2" office:value-type="float" office:value="0.2444975916" calcext:value-type="float">
            <text:p>0.2444975916</text:p>
          </table:table-cell>
          <table:table-cell table:style-name="ce2" office:value-type="float" office:value="0.106773787" calcext:value-type="float">
            <text:p>0.106773787</text:p>
          </table:table-cell>
          <table:table-cell table:style-name="ce2" office:value-type="float" office:value="0.185255498" calcext:value-type="float">
            <text:p>0.185255498</text:p>
          </table:table-cell>
          <table:table-cell table:style-name="ce2" office:value-type="float" office:value="-0.1432472102" calcext:value-type="float">
            <text:p>-0.1432472102</text:p>
          </table:table-cell>
          <table:table-cell table:style-name="ce2" office:value-type="float" office:value="0.145138855" calcext:value-type="float">
            <text:p>0.145138855</text:p>
          </table:table-cell>
          <table:table-cell table:style-name="ce2" office:value-type="float" office:value="-0.305900819" calcext:value-type="float">
            <text:p>-0.305900819</text:p>
          </table:table-cell>
          <table:table-cell table:style-name="ce2" office:value-type="float" office:value="0.415632517" calcext:value-type="float">
            <text:p>0.415632517</text:p>
          </table:table-cell>
          <table:table-cell table:style-name="ce2" office:value-type="float" office:value="-0.144709699" calcext:value-type="float">
            <text:p>-0.144709699</text:p>
          </table:table-cell>
          <table:table-cell table:style-name="ce2" office:value-type="float" office:value="0.068487263" calcext:value-type="float">
            <text:p>0.068487263</text:p>
          </table:table-cell>
          <table:table-cell table:style-name="ce2" office:value-type="float" office:value="-0.150024478" calcext:value-type="float">
            <text:p>-0.150024478</text:p>
          </table:table-cell>
        </table:table-row>
        <table:table-row table:style-name="ro1">
          <table:table-cell office:value-type="string" calcext:value-type="string">
            <text:p>Tem_Mitología</text:p>
          </table:table-cell>
          <table:table-cell table:style-name="ce2" office:value-type="float" office:value="-0.010291393" calcext:value-type="float">
            <text:p>-0.010291393</text:p>
          </table:table-cell>
          <table:table-cell table:style-name="ce2" office:value-type="float" office:value="0.019192493" calcext:value-type="float">
            <text:p>0.019192493</text:p>
          </table:table-cell>
          <table:table-cell table:style-name="ce2" office:value-type="float" office:value="0.008489647" calcext:value-type="float">
            <text:p>0.008489647</text:p>
          </table:table-cell>
          <table:table-cell table:style-name="ce2" office:value-type="float" office:value="0.1536470308" calcext:value-type="float">
            <text:p>0.1536470308</text:p>
          </table:table-cell>
          <table:table-cell table:style-name="ce2" office:value-type="float" office:value="-0.0649718259" calcext:value-type="float">
            <text:p>-0.0649718259</text:p>
          </table:table-cell>
          <table:table-cell table:style-name="ce2" office:value-type="float" office:value="0.177500507" calcext:value-type="float">
            <text:p>0.177500507</text:p>
          </table:table-cell>
          <table:table-cell table:style-name="ce2" office:value-type="float" office:value="0.208379187" calcext:value-type="float">
            <text:p>0.208379187</text:p>
          </table:table-cell>
          <table:table-cell table:style-name="ce2" office:value-type="float" office:value="-0.087911354" calcext:value-type="float">
            <text:p>-0.087911354</text:p>
          </table:table-cell>
          <table:table-cell table:style-name="ce2" office:value-type="float" office:value="-0.0793925237" calcext:value-type="float">
            <text:p>-0.0793925237</text:p>
          </table:table-cell>
          <table:table-cell table:style-name="ce2" office:value-type="float" office:value="0.04459701" calcext:value-type="float">
            <text:p>0.04459701</text:p>
          </table:table-cell>
          <table:table-cell table:style-name="ce2" office:value-type="float" office:value="-0.186992895" calcext:value-type="float">
            <text:p>-0.186992895</text:p>
          </table:table-cell>
          <table:table-cell table:style-name="ce2" office:value-type="float" office:value="0.343753617" calcext:value-type="float">
            <text:p>0.343753617</text:p>
          </table:table-cell>
          <table:table-cell table:style-name="ce2" office:value-type="float" office:value="-0.076498433" calcext:value-type="float">
            <text:p>-0.076498433</text:p>
          </table:table-cell>
          <table:table-cell table:style-name="ce2" office:value-type="float" office:value="0.081673149" calcext:value-type="float">
            <text:p>0.081673149</text:p>
          </table:table-cell>
          <table:table-cell table:style-name="ce2" office:value-type="float" office:value="0.0460926626" calcext:value-type="float">
            <text:p>0.0460926626</text:p>
          </table:table-cell>
          <table:table-cell table:style-name="ce2" office:value-type="float" office:value="0.11954441" calcext:value-type="float">
            <text:p>0.11954441</text:p>
          </table:table-cell>
          <table:table-cell table:style-name="ce2" office:value-type="float" office:value="0.423237647" calcext:value-type="float">
            <text:p>0.423237647</text:p>
          </table:table-cell>
          <table:table-cell table:style-name="ce2" office:value-type="float" office:value="-0.047782235" calcext:value-type="float">
            <text:p>-0.047782235</text:p>
          </table:table-cell>
          <table:table-cell table:style-name="ce2" office:value-type="float" office:value="0.1897110911" calcext:value-type="float">
            <text:p>0.1897110911</text:p>
          </table:table-cell>
          <table:table-cell table:style-name="ce2" office:value-type="float" office:value="-0.0228939493" calcext:value-type="float">
            <text:p>-0.0228939493</text:p>
          </table:table-cell>
          <table:table-cell table:style-name="ce2" office:value-type="float" office:value="0.2097545571" calcext:value-type="float">
            <text:p>0.2097545571</text:p>
          </table:table-cell>
          <table:table-cell table:style-name="ce2" office:value-type="float" office:value="-0.06295807" calcext:value-type="float">
            <text:p>-0.06295807</text:p>
          </table:table-cell>
          <table:table-cell table:style-name="ce3" office:value-type="float" office:value="-0.03372648" calcext:value-type="float">
            <text:p>-3.37E-02</text:p>
          </table:table-cell>
          <table:table-cell table:style-name="ce3" office:value-type="float" office:value="0.2899388" calcext:value-type="float">
            <text:p>2.90E-01</text:p>
          </table:table-cell>
          <table:table-cell table:style-name="ce2" office:value-type="float" office:value="-0.0574635865" calcext:value-type="float">
            <text:p>-0.0574635865</text:p>
          </table:table-cell>
          <table:table-cell table:style-name="ce2" office:value-type="float" office:value="0.336213624" calcext:value-type="float">
            <text:p>0.336213624</text:p>
          </table:table-cell>
          <table:table-cell table:style-name="ce2" office:value-type="float" office:value="0.227322426" calcext:value-type="float">
            <text:p>0.227322426</text:p>
          </table:table-cell>
          <table:table-cell table:style-name="ce2" office:value-type="float" office:value="0.055203925" calcext:value-type="float">
            <text:p>0.055203925</text:p>
          </table:table-cell>
          <table:table-cell table:style-name="ce3" office:value-type="float" office:value="0.01163369" calcext:value-type="float">
            <text:p>1.16E-02</text:p>
          </table:table-cell>
          <table:table-cell table:style-name="ce2" office:value-type="float" office:value="-0.0747492373" calcext:value-type="float">
            <text:p>-0.0747492373</text:p>
          </table:table-cell>
          <table:table-cell table:style-name="ce2" office:value-type="float" office:value="0.0683217587" calcext:value-type="float">
            <text:p>0.0683217587</text:p>
          </table:table-cell>
          <table:table-cell table:style-name="ce2" office:value-type="float" office:value="-0.065336197" calcext:value-type="float">
            <text:p>-0.065336197</text:p>
          </table:table-cell>
          <table:table-cell table:style-name="ce2" office:value-type="float" office:value="-0.208401998" calcext:value-type="float">
            <text:p>-0.208401998</text:p>
          </table:table-cell>
          <table:table-cell table:style-name="ce2" office:value-type="float" office:value="0.0049648331" calcext:value-type="float">
            <text:p>0.0049648331</text:p>
          </table:table-cell>
          <table:table-cell table:style-name="ce2" office:value-type="float" office:value="-0.202629304" calcext:value-type="float">
            <text:p>-0.202629304</text:p>
          </table:table-cell>
          <table:table-cell table:style-name="ce2" office:value-type="float" office:value="0.107569409" calcext:value-type="float">
            <text:p>0.107569409</text:p>
          </table:table-cell>
          <table:table-cell table:style-name="ce2" office:value-type="float" office:value="-0.081785899" calcext:value-type="float">
            <text:p>-0.081785899</text:p>
          </table:table-cell>
          <table:table-cell table:style-name="ce2" office:value-type="float" office:value="0.208141934" calcext:value-type="float">
            <text:p>0.208141934</text:p>
          </table:table-cell>
          <table:table-cell table:style-name="ce2" office:value-type="float" office:value="-0.005977594" calcext:value-type="float">
            <text:p>-0.005977594</text:p>
          </table:table-cell>
          <table:table-cell table:style-name="ce2" office:value-type="float" office:value="0.124069612" calcext:value-type="float">
            <text:p>0.124069612</text:p>
          </table:table-cell>
        </table:table-row>
        <table:table-row table:style-name="ro1">
          <table:table-cell office:value-type="string" calcext:value-type="string">
            <text:p>Tem_Postapocalíptico</text:p>
          </table:table-cell>
          <table:table-cell table:style-name="ce2" office:value-type="float" office:value="0.006810256" calcext:value-type="float">
            <text:p>0.006810256</text:p>
          </table:table-cell>
          <table:table-cell table:style-name="ce2" office:value-type="float" office:value="-0.06774664" calcext:value-type="float">
            <text:p>-0.06774664</text:p>
          </table:table-cell>
          <table:table-cell table:style-name="ce2" office:value-type="float" office:value="0.095200078" calcext:value-type="float">
            <text:p>0.095200078</text:p>
          </table:table-cell>
          <table:table-cell table:style-name="ce2" office:value-type="float" office:value="-0.0459988791" calcext:value-type="float">
            <text:p>-0.0459988791</text:p>
          </table:table-cell>
          <table:table-cell table:style-name="ce2" office:value-type="float" office:value="-0.3833774218" calcext:value-type="float">
            <text:p>-0.3833774218</text:p>
          </table:table-cell>
          <table:table-cell table:style-name="ce2" office:value-type="float" office:value="-0.227681054" calcext:value-type="float">
            <text:p>-0.227681054</text:p>
          </table:table-cell>
          <table:table-cell table:style-name="ce2" office:value-type="float" office:value="-0.119827511" calcext:value-type="float">
            <text:p>-0.119827511</text:p>
          </table:table-cell>
          <table:table-cell table:style-name="ce2" office:value-type="float" office:value="-0.2123003993" calcext:value-type="float">
            <text:p>-0.2123003993</text:p>
          </table:table-cell>
          <table:table-cell table:style-name="ce2" office:value-type="float" office:value="0.0347109654" calcext:value-type="float">
            <text:p>0.0347109654</text:p>
          </table:table-cell>
          <table:table-cell table:style-name="ce2" office:value-type="float" office:value="0.042775968" calcext:value-type="float">
            <text:p>0.042775968</text:p>
          </table:table-cell>
          <table:table-cell table:style-name="ce2" office:value-type="float" office:value="-0.067440941" calcext:value-type="float">
            <text:p>-0.067440941</text:p>
          </table:table-cell>
          <table:table-cell table:style-name="ce2" office:value-type="float" office:value="0.199151288" calcext:value-type="float">
            <text:p>0.199151288</text:p>
          </table:table-cell>
          <table:table-cell table:style-name="ce2" office:value-type="float" office:value="0.136045151" calcext:value-type="float">
            <text:p>0.136045151</text:p>
          </table:table-cell>
          <table:table-cell table:style-name="ce2" office:value-type="float" office:value="-0.353392913" calcext:value-type="float">
            <text:p>-0.353392913</text:p>
          </table:table-cell>
          <table:table-cell table:style-name="ce2" office:value-type="float" office:value="-0.1523435918" calcext:value-type="float">
            <text:p>-0.1523435918</text:p>
          </table:table-cell>
          <table:table-cell table:style-name="ce2" office:value-type="float" office:value="-0.11706531" calcext:value-type="float">
            <text:p>-0.11706531</text:p>
          </table:table-cell>
          <table:table-cell table:style-name="ce2" office:value-type="float" office:value="0.004037398" calcext:value-type="float">
            <text:p>0.004037398</text:p>
          </table:table-cell>
          <table:table-cell table:style-name="ce2" office:value-type="float" office:value="-0.106483752" calcext:value-type="float">
            <text:p>-0.106483752</text:p>
          </table:table-cell>
          <table:table-cell table:style-name="ce2" office:value-type="float" office:value="0.0064238795" calcext:value-type="float">
            <text:p>0.0064238795</text:p>
          </table:table-cell>
          <table:table-cell table:style-name="ce2" office:value-type="float" office:value="-0.0168439794" calcext:value-type="float">
            <text:p>-0.0168439794</text:p>
          </table:table-cell>
          <table:table-cell table:style-name="ce2" office:value-type="float" office:value="0.0276551417" calcext:value-type="float">
            <text:p>0.0276551417</text:p>
          </table:table-cell>
          <table:table-cell table:style-name="ce2" office:value-type="float" office:value="-0.015996997" calcext:value-type="float">
            <text:p>-0.015996997</text:p>
          </table:table-cell>
          <table:table-cell table:style-name="ce3" office:value-type="float" office:value="-0.00875704" calcext:value-type="float">
            <text:p>-8.76E-03</text:p>
          </table:table-cell>
          <table:table-cell table:style-name="ce3" office:value-type="float" office:value="0.07840385" calcext:value-type="float">
            <text:p>7.84E-02</text:p>
          </table:table-cell>
          <table:table-cell table:style-name="ce2" office:value-type="float" office:value="0.0074383329" calcext:value-type="float">
            <text:p>0.0074383329</text:p>
          </table:table-cell>
          <table:table-cell table:style-name="ce2" office:value-type="float" office:value="-0.260765726" calcext:value-type="float">
            <text:p>-0.260765726</text:p>
          </table:table-cell>
          <table:table-cell table:style-name="ce2" office:value-type="float" office:value="0.157945968" calcext:value-type="float">
            <text:p>0.157945968</text:p>
          </table:table-cell>
          <table:table-cell table:style-name="ce2" office:value-type="float" office:value="0.165641013" calcext:value-type="float">
            <text:p>0.165641013</text:p>
          </table:table-cell>
          <table:table-cell table:style-name="ce3" office:value-type="float" office:value="0.08868077" calcext:value-type="float">
            <text:p>8.87E-02</text:p>
          </table:table-cell>
          <table:table-cell table:style-name="ce2" office:value-type="float" office:value="-0.1220050871" calcext:value-type="float">
            <text:p>-0.1220050871</text:p>
          </table:table-cell>
          <table:table-cell table:style-name="ce2" office:value-type="float" office:value="-0.2221115928" calcext:value-type="float">
            <text:p>-0.2221115928</text:p>
          </table:table-cell>
          <table:table-cell table:style-name="ce2" office:value-type="float" office:value="0.149143928" calcext:value-type="float">
            <text:p>0.149143928</text:p>
          </table:table-cell>
          <table:table-cell table:style-name="ce2" office:value-type="float" office:value="-0.1429791" calcext:value-type="float">
            <text:p>-0.1429791</text:p>
          </table:table-cell>
          <table:table-cell table:style-name="ce2" office:value-type="float" office:value="-0.0008736483" calcext:value-type="float">
            <text:p>-0.0008736483</text:p>
          </table:table-cell>
          <table:table-cell table:style-name="ce2" office:value-type="float" office:value="0.052682646" calcext:value-type="float">
            <text:p>0.052682646</text:p>
          </table:table-cell>
          <table:table-cell table:style-name="ce2" office:value-type="float" office:value="0.417401074" calcext:value-type="float">
            <text:p>0.417401074</text:p>
          </table:table-cell>
          <table:table-cell table:style-name="ce2" office:value-type="float" office:value="0.242436863" calcext:value-type="float">
            <text:p>0.242436863</text:p>
          </table:table-cell>
          <table:table-cell table:style-name="ce2" office:value-type="float" office:value="-0.06271245" calcext:value-type="float">
            <text:p>-0.06271245</text:p>
          </table:table-cell>
          <table:table-cell table:style-name="ce2" office:value-type="float" office:value="0.055852689" calcext:value-type="float">
            <text:p>0.055852689</text:p>
          </table:table-cell>
          <table:table-cell table:style-name="ce2" office:value-type="float" office:value="-0.018142736" calcext:value-type="float">
            <text:p>-0.018142736</text:p>
          </table:table-cell>
        </table:table-row>
        <table:table-row table:style-name="ro1">
          <table:table-cell office:value-type="string" calcext:value-type="string">
            <text:p>Tem_Vampiros</text:p>
          </table:table-cell>
          <table:table-cell table:style-name="ce2" office:value-type="float" office:value="-0.00651702" calcext:value-type="float">
            <text:p>-0.00651702</text:p>
          </table:table-cell>
          <table:table-cell table:style-name="ce2" office:value-type="float" office:value="-0.035822997" calcext:value-type="float">
            <text:p>-0.035822997</text:p>
          </table:table-cell>
          <table:table-cell table:style-name="ce2" office:value-type="float" office:value="-0.02823059" calcext:value-type="float">
            <text:p>-0.02823059</text:p>
          </table:table-cell>
          <table:table-cell table:style-name="ce2" office:value-type="float" office:value="-0.0007099524" calcext:value-type="float">
            <text:p>-0.0007099524</text:p>
          </table:table-cell>
          <table:table-cell table:style-name="ce2" office:value-type="float" office:value="-0.003012665" calcext:value-type="float">
            <text:p>-0.003012665</text:p>
          </table:table-cell>
          <table:table-cell table:style-name="ce2" office:value-type="float" office:value="-0.019472131" calcext:value-type="float">
            <text:p>-0.019472131</text:p>
          </table:table-cell>
          <table:table-cell table:style-name="ce2" office:value-type="float" office:value="0.043050783" calcext:value-type="float">
            <text:p>0.043050783</text:p>
          </table:table-cell>
          <table:table-cell table:style-name="ce2" office:value-type="float" office:value="0.005423972" calcext:value-type="float">
            <text:p>0.005423972</text:p>
          </table:table-cell>
          <table:table-cell table:style-name="ce2" office:value-type="float" office:value="-0.0908452947" calcext:value-type="float">
            <text:p>-0.0908452947</text:p>
          </table:table-cell>
          <table:table-cell table:style-name="ce2" office:value-type="float" office:value="-0.294910912" calcext:value-type="float">
            <text:p>-0.294910912</text:p>
          </table:table-cell>
          <table:table-cell table:style-name="ce2" office:value-type="float" office:value="0.470896601" calcext:value-type="float">
            <text:p>0.470896601</text:p>
          </table:table-cell>
          <table:table-cell table:style-name="ce2" office:value-type="float" office:value="-0.069899887" calcext:value-type="float">
            <text:p>-0.069899887</text:p>
          </table:table-cell>
          <table:table-cell table:style-name="ce2" office:value-type="float" office:value="0.065010119" calcext:value-type="float">
            <text:p>0.065010119</text:p>
          </table:table-cell>
          <table:table-cell table:style-name="ce2" office:value-type="float" office:value="-0.110109997" calcext:value-type="float">
            <text:p>-0.110109997</text:p>
          </table:table-cell>
          <table:table-cell table:style-name="ce2" office:value-type="float" office:value="0.0229062562" calcext:value-type="float">
            <text:p>0.0229062562</text:p>
          </table:table-cell>
          <table:table-cell table:style-name="ce2" office:value-type="float" office:value="0.12988615" calcext:value-type="float">
            <text:p>0.12988615</text:p>
          </table:table-cell>
          <table:table-cell table:style-name="ce2" office:value-type="float" office:value="0.008556436" calcext:value-type="float">
            <text:p>0.008556436</text:p>
          </table:table-cell>
          <table:table-cell table:style-name="ce2" office:value-type="float" office:value="-0.270993409" calcext:value-type="float">
            <text:p>-0.270993409</text:p>
          </table:table-cell>
          <table:table-cell table:style-name="ce2" office:value-type="float" office:value="-0.1183947918" calcext:value-type="float">
            <text:p>-0.1183947918</text:p>
          </table:table-cell>
          <table:table-cell table:style-name="ce2" office:value-type="float" office:value="0.11312692" calcext:value-type="float">
            <text:p>0.11312692</text:p>
          </table:table-cell>
          <table:table-cell table:style-name="ce2" office:value-type="float" office:value="-0.0045782112" calcext:value-type="float">
            <text:p>-0.0045782112</text:p>
          </table:table-cell>
          <table:table-cell table:style-name="ce2" office:value-type="float" office:value="-0.082972033" calcext:value-type="float">
            <text:p>-0.082972033</text:p>
          </table:table-cell>
          <table:table-cell table:style-name="ce3" office:value-type="float" office:value="-0.02795777" calcext:value-type="float">
            <text:p>-2.80E-02</text:p>
          </table:table-cell>
          <table:table-cell table:style-name="ce3" office:value-type="float" office:value="0.1880745" calcext:value-type="float">
            <text:p>1.88E-01</text:p>
          </table:table-cell>
          <table:table-cell table:style-name="ce2" office:value-type="float" office:value="0.0493828433" calcext:value-type="float">
            <text:p>0.0493828433</text:p>
          </table:table-cell>
          <table:table-cell table:style-name="ce2" office:value-type="float" office:value="0.314048023" calcext:value-type="float">
            <text:p>0.314048023</text:p>
          </table:table-cell>
          <table:table-cell table:style-name="ce2" office:value-type="float" office:value="-0.200870563" calcext:value-type="float">
            <text:p>-0.200870563</text:p>
          </table:table-cell>
          <table:table-cell table:style-name="ce2" office:value-type="float" office:value="0.451803685" calcext:value-type="float">
            <text:p>0.451803685</text:p>
          </table:table-cell>
          <table:table-cell table:style-name="ce3" office:value-type="float" office:value="0.2308763" calcext:value-type="float">
            <text:p>2.31E-01</text:p>
          </table:table-cell>
          <table:table-cell table:style-name="ce2" office:value-type="float" office:value="-0.2535032309" calcext:value-type="float">
            <text:p>-0.2535032309</text:p>
          </table:table-cell>
          <table:table-cell table:style-name="ce2" office:value-type="float" office:value="0.0536501444" calcext:value-type="float">
            <text:p>0.0536501444</text:p>
          </table:table-cell>
          <table:table-cell table:style-name="ce2" office:value-type="float" office:value="0.068206873" calcext:value-type="float">
            <text:p>0.068206873</text:p>
          </table:table-cell>
          <table:table-cell table:style-name="ce2" office:value-type="float" office:value="0.016495153" calcext:value-type="float">
            <text:p>0.016495153</text:p>
          </table:table-cell>
          <table:table-cell table:style-name="ce2" office:value-type="float" office:value="-0.0465772131" calcext:value-type="float">
            <text:p>-0.0465772131</text:p>
          </table:table-cell>
          <table:table-cell table:style-name="ce2" office:value-type="float" office:value="0.105603511" calcext:value-type="float">
            <text:p>0.105603511</text:p>
          </table:table-cell>
          <table:table-cell table:style-name="ce2" office:value-type="float" office:value="-0.040178903" calcext:value-type="float">
            <text:p>-0.040178903</text:p>
          </table:table-cell>
          <table:table-cell table:style-name="ce2" office:value-type="float" office:value="-0.037440612" calcext:value-type="float">
            <text:p>-0.037440612</text:p>
          </table:table-cell>
          <table:table-cell table:style-name="ce2" office:value-type="float" office:value="-0.063390981" calcext:value-type="float">
            <text:p>-0.063390981</text:p>
          </table:table-cell>
          <table:table-cell table:style-name="ce2" office:value-type="float" office:value="0.006178686" calcext:value-type="float">
            <text:p>0.006178686</text:p>
          </table:table-cell>
          <table:table-cell table:style-name="ce2" office:value-type="float" office:value="-0.018453515" calcext:value-type="float">
            <text:p>-0.018453515</text:p>
          </table:table-cell>
        </table:table-row>
        <table:table-row table:style-name="ro1">
          <table:table-cell office:value-type="string" calcext:value-type="string">
            <text:p>Tem_Carreras</text:p>
          </table:table-cell>
          <table:table-cell table:style-name="ce2" office:value-type="float" office:value="0.030765116" calcext:value-type="float">
            <text:p>0.030765116</text:p>
          </table:table-cell>
          <table:table-cell table:style-name="ce2" office:value-type="float" office:value="0.036711237" calcext:value-type="float">
            <text:p>0.036711237</text:p>
          </table:table-cell>
          <table:table-cell table:style-name="ce2" office:value-type="float" office:value="0.02522555" calcext:value-type="float">
            <text:p>0.02522555</text:p>
          </table:table-cell>
          <table:table-cell table:style-name="ce2" office:value-type="float" office:value="0.0603264154" calcext:value-type="float">
            <text:p>0.0603264154</text:p>
          </table:table-cell>
          <table:table-cell table:style-name="ce2" office:value-type="float" office:value="-0.0984830616" calcext:value-type="float">
            <text:p>-0.0984830616</text:p>
          </table:table-cell>
          <table:table-cell table:style-name="ce2" office:value-type="float" office:value="0.388759025" calcext:value-type="float">
            <text:p>0.388759025</text:p>
          </table:table-cell>
          <table:table-cell table:style-name="ce2" office:value-type="float" office:value="-0.308536342" calcext:value-type="float">
            <text:p>-0.308536342</text:p>
          </table:table-cell>
          <table:table-cell table:style-name="ce2" office:value-type="float" office:value="-0.0201681233" calcext:value-type="float">
            <text:p>-0.0201681233</text:p>
          </table:table-cell>
          <table:table-cell table:style-name="ce2" office:value-type="float" office:value="0.1585586468" calcext:value-type="float">
            <text:p>0.1585586468</text:p>
          </table:table-cell>
          <table:table-cell table:style-name="ce2" office:value-type="float" office:value="0.115866615" calcext:value-type="float">
            <text:p>0.115866615</text:p>
          </table:table-cell>
          <table:table-cell table:style-name="ce2" office:value-type="float" office:value="0.208396801" calcext:value-type="float">
            <text:p>0.208396801</text:p>
          </table:table-cell>
          <table:table-cell table:style-name="ce2" office:value-type="float" office:value="0.11459242" calcext:value-type="float">
            <text:p>0.11459242</text:p>
          </table:table-cell>
          <table:table-cell table:style-name="ce2" office:value-type="float" office:value="-0.184395681" calcext:value-type="float">
            <text:p>-0.184395681</text:p>
          </table:table-cell>
          <table:table-cell table:style-name="ce2" office:value-type="float" office:value="-0.093627769" calcext:value-type="float">
            <text:p>-0.093627769</text:p>
          </table:table-cell>
          <table:table-cell table:style-name="ce2" office:value-type="float" office:value="-0.1506185195" calcext:value-type="float">
            <text:p>-0.1506185195</text:p>
          </table:table-cell>
          <table:table-cell table:style-name="ce2" office:value-type="float" office:value="0.15970319" calcext:value-type="float">
            <text:p>0.15970319</text:p>
          </table:table-cell>
          <table:table-cell table:style-name="ce2" office:value-type="float" office:value="-0.034854721" calcext:value-type="float">
            <text:p>-0.034854721</text:p>
          </table:table-cell>
          <table:table-cell table:style-name="ce2" office:value-type="float" office:value="-0.008412236" calcext:value-type="float">
            <text:p>-0.008412236</text:p>
          </table:table-cell>
          <table:table-cell table:style-name="ce2" office:value-type="float" office:value="-0.0065437256" calcext:value-type="float">
            <text:p>-0.0065437256</text:p>
          </table:table-cell>
          <table:table-cell table:style-name="ce2" office:value-type="float" office:value="0.0028528116" calcext:value-type="float">
            <text:p>0.0028528116</text:p>
          </table:table-cell>
          <table:table-cell table:style-name="ce2" office:value-type="float" office:value="-0.0077686998" calcext:value-type="float">
            <text:p>-0.0077686998</text:p>
          </table:table-cell>
          <table:table-cell table:style-name="ce2" office:value-type="float" office:value="0.000638866" calcext:value-type="float">
            <text:p>0.000638866</text:p>
          </table:table-cell>
          <table:table-cell table:style-name="ce3" office:value-type="float" office:value="-0.00008532934" calcext:value-type="float">
            <text:p>-8.53E-05</text:p>
          </table:table-cell>
          <table:table-cell table:style-name="ce3" office:value-type="float" office:value="0.004846963" calcext:value-type="float">
            <text:p>4.85E-03</text:p>
          </table:table-cell>
          <table:table-cell table:style-name="ce2" office:value-type="float" office:value="0.0250588194" calcext:value-type="float">
            <text:p>0.0250588194</text:p>
          </table:table-cell>
          <table:table-cell table:style-name="ce2" office:value-type="float" office:value="-0.133652947" calcext:value-type="float">
            <text:p>-0.133652947</text:p>
          </table:table-cell>
          <table:table-cell table:style-name="ce2" office:value-type="float" office:value="-0.240671179" calcext:value-type="float">
            <text:p>-0.240671179</text:p>
          </table:table-cell>
          <table:table-cell table:style-name="ce2" office:value-type="float" office:value="-0.16450545" calcext:value-type="float">
            <text:p>-0.16450545</text:p>
          </table:table-cell>
          <table:table-cell table:style-name="ce3" office:value-type="float" office:value="-0.1379694" calcext:value-type="float">
            <text:p>-1.38E-01</text:p>
          </table:table-cell>
          <table:table-cell table:style-name="ce2" office:value-type="float" office:value="-0.2912161196" calcext:value-type="float">
            <text:p>-0.2912161196</text:p>
          </table:table-cell>
          <table:table-cell table:style-name="ce2" office:value-type="float" office:value="0.2812141087" calcext:value-type="float">
            <text:p>0.2812141087</text:p>
          </table:table-cell>
          <table:table-cell table:style-name="ce2" office:value-type="float" office:value="-0.087846347" calcext:value-type="float">
            <text:p>-0.087846347</text:p>
          </table:table-cell>
          <table:table-cell table:style-name="ce2" office:value-type="float" office:value="0.019383083" calcext:value-type="float">
            <text:p>0.019383083</text:p>
          </table:table-cell>
          <table:table-cell table:style-name="ce2" office:value-type="float" office:value="0.3822065945" calcext:value-type="float">
            <text:p>0.3822065945</text:p>
          </table:table-cell>
          <table:table-cell table:style-name="ce2" office:value-type="float" office:value="-0.025505216" calcext:value-type="float">
            <text:p>-0.025505216</text:p>
          </table:table-cell>
          <table:table-cell table:style-name="ce2" office:value-type="float" office:value="0.267119374" calcext:value-type="float">
            <text:p>0.267119374</text:p>
          </table:table-cell>
          <table:table-cell table:style-name="ce2" office:value-type="float" office:value="-0.180407573" calcext:value-type="float">
            <text:p>-0.180407573</text:p>
          </table:table-cell>
          <table:table-cell table:style-name="ce2" office:value-type="float" office:value="-0.029828442" calcext:value-type="float">
            <text:p>-0.029828442</text:p>
          </table:table-cell>
          <table:table-cell table:style-name="ce2" office:value-type="float" office:value="-0.02728402" calcext:value-type="float">
            <text:p>-0.02728402</text:p>
          </table:table-cell>
          <table:table-cell table:style-name="ce2" office:value-type="float" office:value="0.050955362" calcext:value-type="float">
            <text:p>0.050955362</text:p>
          </table:table-cell>
        </table:table-row>
        <table:table-row table:style-name="ro1">
          <table:table-cell office:value-type="string" calcext:value-type="string">
            <text:p>Tem_Deportes</text:p>
          </table:table-cell>
          <table:table-cell table:style-name="ce2" office:value-type="float" office:value="-0.028145615" calcext:value-type="float">
            <text:p>-0.028145615</text:p>
          </table:table-cell>
          <table:table-cell table:style-name="ce2" office:value-type="float" office:value="0.023433617" calcext:value-type="float">
            <text:p>0.023433617</text:p>
          </table:table-cell>
          <table:table-cell table:style-name="ce2" office:value-type="float" office:value="0.052392342" calcext:value-type="float">
            <text:p>0.052392342</text:p>
          </table:table-cell>
          <table:table-cell table:style-name="ce2" office:value-type="float" office:value="-0.0419733914" calcext:value-type="float">
            <text:p>-0.0419733914</text:p>
          </table:table-cell>
          <table:table-cell table:style-name="ce2" office:value-type="float" office:value="-0.0233317999" calcext:value-type="float">
            <text:p>-0.0233317999</text:p>
          </table:table-cell>
          <table:table-cell table:style-name="ce2" office:value-type="float" office:value="0.215696489" calcext:value-type="float">
            <text:p>0.215696489</text:p>
          </table:table-cell>
          <table:table-cell table:style-name="ce2" office:value-type="float" office:value="-0.199851294" calcext:value-type="float">
            <text:p>-0.199851294</text:p>
          </table:table-cell>
          <table:table-cell table:style-name="ce2" office:value-type="float" office:value="0.1177780422" calcext:value-type="float">
            <text:p>0.1177780422</text:p>
          </table:table-cell>
          <table:table-cell table:style-name="ce2" office:value-type="float" office:value="0.1198757549" calcext:value-type="float">
            <text:p>0.1198757549</text:p>
          </table:table-cell>
          <table:table-cell table:style-name="ce2" office:value-type="float" office:value="0.056919486" calcext:value-type="float">
            <text:p>0.056919486</text:p>
          </table:table-cell>
          <table:table-cell table:style-name="ce2" office:value-type="float" office:value="0.129258142" calcext:value-type="float">
            <text:p>0.129258142</text:p>
          </table:table-cell>
          <table:table-cell table:style-name="ce2" office:value-type="float" office:value="0.094257089" calcext:value-type="float">
            <text:p>0.094257089</text:p>
          </table:table-cell>
          <table:table-cell table:style-name="ce2" office:value-type="float" office:value="-0.13886144" calcext:value-type="float">
            <text:p>-0.13886144</text:p>
          </table:table-cell>
          <table:table-cell table:style-name="ce2" office:value-type="float" office:value="-0.045501663" calcext:value-type="float">
            <text:p>-0.045501663</text:p>
          </table:table-cell>
          <table:table-cell table:style-name="ce2" office:value-type="float" office:value="-0.3044249003" calcext:value-type="float">
            <text:p>-0.3044249003</text:p>
          </table:table-cell>
          <table:table-cell table:style-name="ce2" office:value-type="float" office:value="0.32092782" calcext:value-type="float">
            <text:p>0.32092782</text:p>
          </table:table-cell>
          <table:table-cell table:style-name="ce2" office:value-type="float" office:value="-0.116522527" calcext:value-type="float">
            <text:p>-0.116522527</text:p>
          </table:table-cell>
          <table:table-cell table:style-name="ce2" office:value-type="float" office:value="0.191120391" calcext:value-type="float">
            <text:p>0.191120391</text:p>
          </table:table-cell>
          <table:table-cell table:style-name="ce2" office:value-type="float" office:value="-0.003428575" calcext:value-type="float">
            <text:p>-0.003428575</text:p>
          </table:table-cell>
          <table:table-cell table:style-name="ce2" office:value-type="float" office:value="0.0496766409" calcext:value-type="float">
            <text:p>0.0496766409</text:p>
          </table:table-cell>
          <table:table-cell table:style-name="ce2" office:value-type="float" office:value="-0.0503848715" calcext:value-type="float">
            <text:p>-0.0503848715</text:p>
          </table:table-cell>
          <table:table-cell table:style-name="ce2" office:value-type="float" office:value="0.055280257" calcext:value-type="float">
            <text:p>0.055280257</text:p>
          </table:table-cell>
          <table:table-cell table:style-name="ce3" office:value-type="float" office:value="0.02437934" calcext:value-type="float">
            <text:p>2.44E-02</text:p>
          </table:table-cell>
          <table:table-cell table:style-name="ce3" office:value-type="float" office:value="-0.1936968" calcext:value-type="float">
            <text:p>-1.94E-01</text:p>
          </table:table-cell>
          <table:table-cell table:style-name="ce2" office:value-type="float" office:value="-0.0041007014" calcext:value-type="float">
            <text:p>-0.0041007014</text:p>
          </table:table-cell>
          <table:table-cell table:style-name="ce2" office:value-type="float" office:value="0.087103424" calcext:value-type="float">
            <text:p>0.087103424</text:p>
          </table:table-cell>
          <table:table-cell table:style-name="ce2" office:value-type="float" office:value="0.412013309" calcext:value-type="float">
            <text:p>0.412013309</text:p>
          </table:table-cell>
          <table:table-cell table:style-name="ce2" office:value-type="float" office:value="0.41482892" calcext:value-type="float">
            <text:p>0.41482892</text:p>
          </table:table-cell>
          <table:table-cell table:style-name="ce3" office:value-type="float" office:value="0.08005038" calcext:value-type="float">
            <text:p>8.01E-02</text:p>
          </table:table-cell>
          <table:table-cell table:style-name="ce2" office:value-type="float" office:value="0.3511979728" calcext:value-type="float">
            <text:p>0.3511979728</text:p>
          </table:table-cell>
          <table:table-cell table:style-name="ce2" office:value-type="float" office:value="-0.0354913669" calcext:value-type="float">
            <text:p>-0.0354913669</text:p>
          </table:table-cell>
          <table:table-cell table:style-name="ce2" office:value-type="float" office:value="-0.199919092" calcext:value-type="float">
            <text:p>-0.199919092</text:p>
          </table:table-cell>
          <table:table-cell table:style-name="ce2" office:value-type="float" office:value="0.017894204" calcext:value-type="float">
            <text:p>0.017894204</text:p>
          </table:table-cell>
          <table:table-cell table:style-name="ce2" office:value-type="float" office:value="-0.0787901946" calcext:value-type="float">
            <text:p>-0.0787901946</text:p>
          </table:table-cell>
          <table:table-cell table:style-name="ce2" office:value-type="float" office:value="-0.03602957" calcext:value-type="float">
            <text:p>-0.03602957</text:p>
          </table:table-cell>
          <table:table-cell table:style-name="ce2" office:value-type="float" office:value="-0.038567349" calcext:value-type="float">
            <text:p>-0.038567349</text:p>
          </table:table-cell>
          <table:table-cell table:style-name="ce2" office:value-type="float" office:value="0.064305058" calcext:value-type="float">
            <text:p>0.064305058</text:p>
          </table:table-cell>
          <table:table-cell table:style-name="ce2" office:value-type="float" office:value="-0.031622388" calcext:value-type="float">
            <text:p>-0.031622388</text:p>
          </table:table-cell>
          <table:table-cell table:style-name="ce2" office:value-type="float" office:value="0.01438046" calcext:value-type="float">
            <text:p>0.01438046</text:p>
          </table:table-cell>
          <table:table-cell table:style-name="ce2" office:value-type="float" office:value="-0.022718648" calcext:value-type="float">
            <text:p>-0.022718648</text:p>
          </table:table-cell>
        </table:table-row>
        <table:table-row table:style-name="ro1">
          <table:table-cell office:value-type="string" calcext:value-type="string">
            <text:p>Tem_Gastronómica</text:p>
          </table:table-cell>
          <table:table-cell table:style-name="ce2" office:value-type="float" office:value="0.026222127" calcext:value-type="float">
            <text:p>0.026222127</text:p>
          </table:table-cell>
          <table:table-cell table:style-name="ce2" office:value-type="float" office:value="-0.049302567" calcext:value-type="float">
            <text:p>-0.049302567</text:p>
          </table:table-cell>
          <table:table-cell table:style-name="ce2" office:value-type="float" office:value="0.051773196" calcext:value-type="float">
            <text:p>0.051773196</text:p>
          </table:table-cell>
          <table:table-cell table:style-name="ce2" office:value-type="float" office:value="-0.0180051405" calcext:value-type="float">
            <text:p>-0.0180051405</text:p>
          </table:table-cell>
          <table:table-cell table:style-name="ce2" office:value-type="float" office:value="-0.421536543" calcext:value-type="float">
            <text:p>-0.421536543</text:p>
          </table:table-cell>
          <table:table-cell table:style-name="ce2" office:value-type="float" office:value="-0.197748937" calcext:value-type="float">
            <text:p>-0.197748937</text:p>
          </table:table-cell>
          <table:table-cell table:style-name="ce2" office:value-type="float" office:value="-0.111170721" calcext:value-type="float">
            <text:p>-0.111170721</text:p>
          </table:table-cell>
          <table:table-cell table:style-name="ce2" office:value-type="float" office:value="0.1270253292" calcext:value-type="float">
            <text:p>0.1270253292</text:p>
          </table:table-cell>
          <table:table-cell table:style-name="ce2" office:value-type="float" office:value="0.0871673349" calcext:value-type="float">
            <text:p>0.0871673349</text:p>
          </table:table-cell>
          <table:table-cell table:style-name="ce2" office:value-type="float" office:value="-0.053078256" calcext:value-type="float">
            <text:p>-0.053078256</text:p>
          </table:table-cell>
          <table:table-cell table:style-name="ce2" office:value-type="float" office:value="-0.061037665" calcext:value-type="float">
            <text:p>-0.061037665</text:p>
          </table:table-cell>
          <table:table-cell table:style-name="ce2" office:value-type="float" office:value="-0.165351961" calcext:value-type="float">
            <text:p>-0.165351961</text:p>
          </table:table-cell>
          <table:table-cell table:style-name="ce2" office:value-type="float" office:value="-0.137845669" calcext:value-type="float">
            <text:p>-0.137845669</text:p>
          </table:table-cell>
          <table:table-cell table:style-name="ce2" office:value-type="float" office:value="0.380382878" calcext:value-type="float">
            <text:p>0.380382878</text:p>
          </table:table-cell>
          <table:table-cell table:style-name="ce2" office:value-type="float" office:value="0.1384204308" calcext:value-type="float">
            <text:p>0.1384204308</text:p>
          </table:table-cell>
          <table:table-cell table:style-name="ce2" office:value-type="float" office:value="0.12547363" calcext:value-type="float">
            <text:p>0.12547363</text:p>
          </table:table-cell>
          <table:table-cell table:style-name="ce2" office:value-type="float" office:value="0.037438211" calcext:value-type="float">
            <text:p>0.037438211</text:p>
          </table:table-cell>
          <table:table-cell table:style-name="ce2" office:value-type="float" office:value="0.119819772" calcext:value-type="float">
            <text:p>0.119819772</text:p>
          </table:table-cell>
          <table:table-cell table:style-name="ce2" office:value-type="float" office:value="-0.0083208753" calcext:value-type="float">
            <text:p>-0.0083208753</text:p>
          </table:table-cell>
          <table:table-cell table:style-name="ce2" office:value-type="float" office:value="0.0136113259" calcext:value-type="float">
            <text:p>0.0136113259</text:p>
          </table:table-cell>
          <table:table-cell table:style-name="ce2" office:value-type="float" office:value="-0.0308220266" calcext:value-type="float">
            <text:p>-0.0308220266</text:p>
          </table:table-cell>
          <table:table-cell table:style-name="ce2" office:value-type="float" office:value="0.011617804" calcext:value-type="float">
            <text:p>0.011617804</text:p>
          </table:table-cell>
          <table:table-cell table:style-name="ce3" office:value-type="float" office:value="0.007993002" calcext:value-type="float">
            <text:p>7.99E-03</text:p>
          </table:table-cell>
          <table:table-cell table:style-name="ce3" office:value-type="float" office:value="-0.07808564" calcext:value-type="float">
            <text:p>-7.81E-02</text:p>
          </table:table-cell>
          <table:table-cell table:style-name="ce2" office:value-type="float" office:value="-0.0041584132" calcext:value-type="float">
            <text:p>-0.0041584132</text:p>
          </table:table-cell>
          <table:table-cell table:style-name="ce2" office:value-type="float" office:value="0.339323151" calcext:value-type="float">
            <text:p>0.339323151</text:p>
          </table:table-cell>
          <table:table-cell table:style-name="ce2" office:value-type="float" office:value="-0.185271736" calcext:value-type="float">
            <text:p>-0.185271736</text:p>
          </table:table-cell>
          <table:table-cell table:style-name="ce2" office:value-type="float" office:value="-0.100018004" calcext:value-type="float">
            <text:p>-0.100018004</text:p>
          </table:table-cell>
          <table:table-cell table:style-name="ce3" office:value-type="float" office:value="-0.009733007" calcext:value-type="float">
            <text:p>-9.73E-03</text:p>
          </table:table-cell>
          <table:table-cell table:style-name="ce2" office:value-type="float" office:value="0.0348152741" calcext:value-type="float">
            <text:p>0.0348152741</text:p>
          </table:table-cell>
          <table:table-cell table:style-name="ce2" office:value-type="float" office:value="0.1538814224" calcext:value-type="float">
            <text:p>0.1538814224</text:p>
          </table:table-cell>
          <table:table-cell table:style-name="ce2" office:value-type="float" office:value="-0.191733747" calcext:value-type="float">
            <text:p>-0.191733747</text:p>
          </table:table-cell>
          <table:table-cell table:style-name="ce2" office:value-type="float" office:value="-0.043011533" calcext:value-type="float">
            <text:p>-0.043011533</text:p>
          </table:table-cell>
          <table:table-cell table:style-name="ce2" office:value-type="float" office:value="-0.1769189522" calcext:value-type="float">
            <text:p>-0.1769189522</text:p>
          </table:table-cell>
          <table:table-cell table:style-name="ce2" office:value-type="float" office:value="0.134390118" calcext:value-type="float">
            <text:p>0.134390118</text:p>
          </table:table-cell>
          <table:table-cell table:style-name="ce2" office:value-type="float" office:value="0.356188905" calcext:value-type="float">
            <text:p>0.356188905</text:p>
          </table:table-cell>
          <table:table-cell table:style-name="ce2" office:value-type="float" office:value="0.269522205" calcext:value-type="float">
            <text:p>0.269522205</text:p>
          </table:table-cell>
          <table:table-cell table:style-name="ce2" office:value-type="float" office:value="-0.102092499" calcext:value-type="float">
            <text:p>-0.102092499</text:p>
          </table:table-cell>
          <table:table-cell table:style-name="ce2" office:value-type="float" office:value="0.031373193" calcext:value-type="float">
            <text:p>0.031373193</text:p>
          </table:table-cell>
          <table:table-cell table:style-name="ce2" office:value-type="float" office:value="-0.032118164" calcext:value-type="float">
            <text:p>-0.032118164</text:p>
          </table:table-cell>
        </table:table-row>
        <table:table-row table:style-name="ro1">
          <table:table-cell office:value-type="string" calcext:value-type="string">
            <text:p>Tem_Música</text:p>
          </table:table-cell>
          <table:table-cell table:style-name="ce2" office:value-type="float" office:value="0.004799985" calcext:value-type="float">
            <text:p>0.004799985</text:p>
          </table:table-cell>
          <table:table-cell table:style-name="ce2" office:value-type="float" office:value="-0.007029036" calcext:value-type="float">
            <text:p>-0.007029036</text:p>
          </table:table-cell>
          <table:table-cell table:style-name="ce2" office:value-type="float" office:value="0.006805459" calcext:value-type="float">
            <text:p>0.006805459</text:p>
          </table:table-cell>
          <table:table-cell table:style-name="ce2" office:value-type="float" office:value="-0.0039092296" calcext:value-type="float">
            <text:p>-0.0039092296</text:p>
          </table:table-cell>
          <table:table-cell table:style-name="ce2" office:value-type="float" office:value="0.0090803987" calcext:value-type="float">
            <text:p>0.0090803987</text:p>
          </table:table-cell>
          <table:table-cell table:style-name="ce2" office:value-type="float" office:value="-0.006863359" calcext:value-type="float">
            <text:p>-0.006863359</text:p>
          </table:table-cell>
          <table:table-cell table:style-name="ce2" office:value-type="float" office:value="0.00484276" calcext:value-type="float">
            <text:p>0.00484276</text:p>
          </table:table-cell>
          <table:table-cell table:style-name="ce2" office:value-type="float" office:value="0.0185548683" calcext:value-type="float">
            <text:p>0.0185548683</text:p>
          </table:table-cell>
          <table:table-cell table:style-name="ce2" office:value-type="float" office:value="-0.0057185649" calcext:value-type="float">
            <text:p>-0.0057185649</text:p>
          </table:table-cell>
          <table:table-cell table:style-name="ce2" office:value-type="float" office:value="0.002641577" calcext:value-type="float">
            <text:p>0.002641577</text:p>
          </table:table-cell>
          <table:table-cell table:style-name="ce2" office:value-type="float" office:value="-0.001941673" calcext:value-type="float">
            <text:p>-0.001941673</text:p>
          </table:table-cell>
          <table:table-cell table:style-name="ce2" office:value-type="float" office:value="-0.007425755" calcext:value-type="float">
            <text:p>-0.007425755</text:p>
          </table:table-cell>
          <table:table-cell table:style-name="ce2" office:value-type="float" office:value="0.005678104" calcext:value-type="float">
            <text:p>0.005678104</text:p>
          </table:table-cell>
          <table:table-cell table:style-name="ce2" office:value-type="float" office:value="-0.010663591" calcext:value-type="float">
            <text:p>-0.010663591</text:p>
          </table:table-cell>
          <table:table-cell table:style-name="ce2" office:value-type="float" office:value="-0.0036125848" calcext:value-type="float">
            <text:p>-0.0036125848</text:p>
          </table:table-cell>
          <table:table-cell table:style-name="ce2" office:value-type="float" office:value="-0.01057238" calcext:value-type="float">
            <text:p>-0.01057238</text:p>
          </table:table-cell>
          <table:table-cell table:style-name="ce2" office:value-type="float" office:value="-0.109265195" calcext:value-type="float">
            <text:p>-0.109265195</text:p>
          </table:table-cell>
          <table:table-cell table:style-name="ce2" office:value-type="float" office:value="0.073614273" calcext:value-type="float">
            <text:p>0.073614273</text:p>
          </table:table-cell>
          <table:table-cell table:style-name="ce2" office:value-type="float" office:value="0.0369423619" calcext:value-type="float">
            <text:p>0.0369423619</text:p>
          </table:table-cell>
          <table:table-cell table:style-name="ce2" office:value-type="float" office:value="0.0135387789" calcext:value-type="float">
            <text:p>0.0135387789</text:p>
          </table:table-cell>
          <table:table-cell table:style-name="ce2" office:value-type="float" office:value="-0.0287465471" calcext:value-type="float">
            <text:p>-0.0287465471</text:p>
          </table:table-cell>
          <table:table-cell table:style-name="ce2" office:value-type="float" office:value="0.338376383" calcext:value-type="float">
            <text:p>0.338376383</text:p>
          </table:table-cell>
          <table:table-cell table:style-name="ce3" office:value-type="float" office:value="0.8536946" calcext:value-type="float">
            <text:p>8.54E-01</text:p>
          </table:table-cell>
          <table:table-cell table:style-name="ce3" office:value-type="float" office:value="0.3404979" calcext:value-type="float">
            <text:p>3.40E-01</text:p>
          </table:table-cell>
          <table:table-cell table:style-name="ce2" office:value-type="float" office:value="-0.1209726485" calcext:value-type="float">
            <text:p>-0.1209726485</text:p>
          </table:table-cell>
          <table:table-cell table:style-name="ce2" office:value-type="float" office:value="0.014187257" calcext:value-type="float">
            <text:p>0.014187257</text:p>
          </table:table-cell>
          <table:table-cell table:style-name="ce2" office:value-type="float" office:value="-0.038990349" calcext:value-type="float">
            <text:p>-0.038990349</text:p>
          </table:table-cell>
          <table:table-cell table:style-name="ce2" office:value-type="float" office:value="0.020076963" calcext:value-type="float">
            <text:p>0.020076963</text:p>
          </table:table-cell>
          <table:table-cell table:style-name="ce3" office:value-type="float" office:value="0.004511728" calcext:value-type="float">
            <text:p>4.51E-03</text:p>
          </table:table-cell>
          <table:table-cell table:style-name="ce2" office:value-type="float" office:value="0.0043564779" calcext:value-type="float">
            <text:p>0.0043564779</text:p>
          </table:table-cell>
          <table:table-cell table:style-name="ce2" office:value-type="float" office:value="0.0013070102" calcext:value-type="float">
            <text:p>0.0013070102</text:p>
          </table:table-cell>
          <table:table-cell table:style-name="ce2" office:value-type="float" office:value="-0.02252341" calcext:value-type="float">
            <text:p>-0.02252341</text:p>
          </table:table-cell>
          <table:table-cell table:style-name="ce2" office:value-type="float" office:value="-0.025035774" calcext:value-type="float">
            <text:p>-0.025035774</text:p>
          </table:table-cell>
          <table:table-cell table:style-name="ce2" office:value-type="float" office:value="0.0133421353" calcext:value-type="float">
            <text:p>0.0133421353</text:p>
          </table:table-cell>
          <table:table-cell table:style-name="ce2" office:value-type="float" office:value="-0.025665792" calcext:value-type="float">
            <text:p>-0.025665792</text:p>
          </table:table-cell>
          <table:table-cell table:style-name="ce2" office:value-type="float" office:value="-0.003248726" calcext:value-type="float">
            <text:p>-0.003248726</text:p>
          </table:table-cell>
          <table:table-cell table:style-name="ce2" office:value-type="float" office:value="0.012123891" calcext:value-type="float">
            <text:p>0.012123891</text:p>
          </table:table-cell>
          <table:table-cell table:style-name="ce2" office:value-type="float" office:value="-0.025744631" calcext:value-type="float">
            <text:p>-0.025744631</text:p>
          </table:table-cell>
          <table:table-cell table:style-name="ce2" office:value-type="float" office:value="0.019571735" calcext:value-type="float">
            <text:p>0.019571735</text:p>
          </table:table-cell>
          <table:table-cell table:style-name="ce2" office:value-type="float" office:value="-0.007738722" calcext:value-type="float">
            <text:p>-0.007738722</text:p>
          </table:table-cell>
        </table:table-row>
        <table:table-row table:style-name="ro1">
          <table:table-cell office:value-type="string" calcext:value-type="string">
            <text:p>Tem_Steampunk</text:p>
          </table:table-cell>
          <table:table-cell table:style-name="ce2" office:value-type="float" office:value="-0.130446028" calcext:value-type="float">
            <text:p>-0.130446028</text:p>
          </table:table-cell>
          <table:table-cell table:style-name="ce2" office:value-type="float" office:value="0.081755121" calcext:value-type="float">
            <text:p>0.081755121</text:p>
          </table:table-cell>
          <table:table-cell table:style-name="ce2" office:value-type="float" office:value="-0.02899366" calcext:value-type="float">
            <text:p>-0.02899366</text:p>
          </table:table-cell>
          <table:table-cell table:style-name="ce2" office:value-type="float" office:value="0.3907483853" calcext:value-type="float">
            <text:p>0.3907483853</text:p>
          </table:table-cell>
          <table:table-cell table:style-name="ce2" office:value-type="float" office:value="0.1743344518" calcext:value-type="float">
            <text:p>0.1743344518</text:p>
          </table:table-cell>
          <table:table-cell table:style-name="ce2" office:value-type="float" office:value="-0.326915732" calcext:value-type="float">
            <text:p>-0.326915732</text:p>
          </table:table-cell>
          <table:table-cell table:style-name="ce2" office:value-type="float" office:value="-0.259088095" calcext:value-type="float">
            <text:p>-0.259088095</text:p>
          </table:table-cell>
          <table:table-cell table:style-name="ce2" office:value-type="float" office:value="0.0007353572" calcext:value-type="float">
            <text:p>0.0007353572</text:p>
          </table:table-cell>
          <table:table-cell table:style-name="ce2" office:value-type="float" office:value="0.0881888164" calcext:value-type="float">
            <text:p>0.0881888164</text:p>
          </table:table-cell>
          <table:table-cell table:style-name="ce2" office:value-type="float" office:value="0.142473012" calcext:value-type="float">
            <text:p>0.142473012</text:p>
          </table:table-cell>
          <table:table-cell table:style-name="ce2" office:value-type="float" office:value="0.051721956" calcext:value-type="float">
            <text:p>0.051721956</text:p>
          </table:table-cell>
          <table:table-cell table:style-name="ce2" office:value-type="float" office:value="-0.179269257" calcext:value-type="float">
            <text:p>-0.179269257</text:p>
          </table:table-cell>
          <table:table-cell table:style-name="ce2" office:value-type="float" office:value="-0.171777561" calcext:value-type="float">
            <text:p>-0.171777561</text:p>
          </table:table-cell>
          <table:table-cell table:style-name="ce2" office:value-type="float" office:value="-0.085988195" calcext:value-type="float">
            <text:p>-0.085988195</text:p>
          </table:table-cell>
          <table:table-cell table:style-name="ce2" office:value-type="float" office:value="-0.1342688029" calcext:value-type="float">
            <text:p>-0.1342688029</text:p>
          </table:table-cell>
          <table:table-cell table:style-name="ce2" office:value-type="float" office:value="-0.08782351" calcext:value-type="float">
            <text:p>-0.08782351</text:p>
          </table:table-cell>
          <table:table-cell table:style-name="ce2" office:value-type="float" office:value="0.11306713" calcext:value-type="float">
            <text:p>0.11306713</text:p>
          </table:table-cell>
          <table:table-cell table:style-name="ce2" office:value-type="float" office:value="-0.012301858" calcext:value-type="float">
            <text:p>-0.012301858</text:p>
          </table:table-cell>
          <table:table-cell table:style-name="ce2" office:value-type="float" office:value="0.0456684804" calcext:value-type="float">
            <text:p>0.0456684804</text:p>
          </table:table-cell>
          <table:table-cell table:style-name="ce2" office:value-type="float" office:value="-0.0184353241" calcext:value-type="float">
            <text:p>-0.0184353241</text:p>
          </table:table-cell>
          <table:table-cell table:style-name="ce2" office:value-type="float" office:value="-0.0605302225" calcext:value-type="float">
            <text:p>-0.0605302225</text:p>
          </table:table-cell>
          <table:table-cell table:style-name="ce2" office:value-type="float" office:value="0.029495006" calcext:value-type="float">
            <text:p>0.029495006</text:p>
          </table:table-cell>
          <table:table-cell table:style-name="ce3" office:value-type="float" office:value="0.001964272" calcext:value-type="float">
            <text:p>1.96E-03</text:p>
          </table:table-cell>
          <table:table-cell table:style-name="ce3" office:value-type="float" office:value="0.04345953" calcext:value-type="float">
            <text:p>4.35E-02</text:p>
          </table:table-cell>
          <table:table-cell table:style-name="ce2" office:value-type="float" office:value="0.0947592292" calcext:value-type="float">
            <text:p>0.0947592292</text:p>
          </table:table-cell>
          <table:table-cell table:style-name="ce2" office:value-type="float" office:value="0.173504772" calcext:value-type="float">
            <text:p>0.173504772</text:p>
          </table:table-cell>
          <table:table-cell table:style-name="ce2" office:value-type="float" office:value="0.160820266" calcext:value-type="float">
            <text:p>0.160820266</text:p>
          </table:table-cell>
          <table:table-cell table:style-name="ce2" office:value-type="float" office:value="-0.030232655" calcext:value-type="float">
            <text:p>-0.030232655</text:p>
          </table:table-cell>
          <table:table-cell table:style-name="ce3" office:value-type="float" office:value="-0.04463915" calcext:value-type="float">
            <text:p>-4.46E-02</text:p>
          </table:table-cell>
          <table:table-cell table:style-name="ce2" office:value-type="float" office:value="-0.0742537199" calcext:value-type="float">
            <text:p>-0.0742537199</text:p>
          </table:table-cell>
          <table:table-cell table:style-name="ce2" office:value-type="float" office:value="0.1167857738" calcext:value-type="float">
            <text:p>0.1167857738</text:p>
          </table:table-cell>
          <table:table-cell table:style-name="ce2" office:value-type="float" office:value="0.171410991" calcext:value-type="float">
            <text:p>0.171410991</text:p>
          </table:table-cell>
          <table:table-cell table:style-name="ce2" office:value-type="float" office:value="-0.165253697" calcext:value-type="float">
            <text:p>-0.165253697</text:p>
          </table:table-cell>
          <table:table-cell table:style-name="ce2" office:value-type="float" office:value="-0.0445462147" calcext:value-type="float">
            <text:p>-0.0445462147</text:p>
          </table:table-cell>
          <table:table-cell table:style-name="ce2" office:value-type="float" office:value="0.038213605" calcext:value-type="float">
            <text:p>0.038213605</text:p>
          </table:table-cell>
          <table:table-cell table:style-name="ce2" office:value-type="float" office:value="0.005416045" calcext:value-type="float">
            <text:p>0.005416045</text:p>
          </table:table-cell>
          <table:table-cell table:style-name="ce2" office:value-type="float" office:value="-0.176147179" calcext:value-type="float">
            <text:p>-0.176147179</text:p>
          </table:table-cell>
          <table:table-cell table:style-name="ce2" office:value-type="float" office:value="0.021972913" calcext:value-type="float">
            <text:p>0.021972913</text:p>
          </table:table-cell>
          <table:table-cell table:style-name="ce2" office:value-type="float" office:value="-0.094107125" calcext:value-type="float">
            <text:p>-0.094107125</text:p>
          </table:table-cell>
          <table:table-cell table:style-name="ce2" office:value-type="float" office:value="-0.431401058" calcext:value-type="float">
            <text:p>-0.431401058</text:p>
          </table:table-cell>
        </table:table-row>
        <table:table-row table:style-name="ro1">
          <table:table-cell office:value-type="string" calcext:value-type="string">
            <text:p>Tem_Videojuegos</text:p>
          </table:table-cell>
          <table:table-cell table:style-name="ce2" office:value-type="float" office:value="-0.043986988" calcext:value-type="float">
            <text:p>-0.043986988</text:p>
          </table:table-cell>
          <table:table-cell table:style-name="ce2" office:value-type="float" office:value="-0.030265486" calcext:value-type="float">
            <text:p>-0.030265486</text:p>
          </table:table-cell>
          <table:table-cell table:style-name="ce2" office:value-type="float" office:value="0.094860259" calcext:value-type="float">
            <text:p>0.094860259</text:p>
          </table:table-cell>
          <table:table-cell table:style-name="ce2" office:value-type="float" office:value="-0.0685231133" calcext:value-type="float">
            <text:p>-0.0685231133</text:p>
          </table:table-cell>
          <table:table-cell table:style-name="ce2" office:value-type="float" office:value="-0.0494870991" calcext:value-type="float">
            <text:p>-0.0494870991</text:p>
          </table:table-cell>
          <table:table-cell table:style-name="ce2" office:value-type="float" office:value="-0.056823177" calcext:value-type="float">
            <text:p>-0.056823177</text:p>
          </table:table-cell>
          <table:table-cell table:style-name="ce2" office:value-type="float" office:value="-0.027321121" calcext:value-type="float">
            <text:p>-0.027321121</text:p>
          </table:table-cell>
          <table:table-cell table:style-name="ce2" office:value-type="float" office:value="-0.1820836938" calcext:value-type="float">
            <text:p>-0.1820836938</text:p>
          </table:table-cell>
          <table:table-cell table:style-name="ce2" office:value-type="float" office:value="-0.044415043" calcext:value-type="float">
            <text:p>-0.044415043</text:p>
          </table:table-cell>
          <table:table-cell table:style-name="ce2" office:value-type="float" office:value="0.123723487" calcext:value-type="float">
            <text:p>0.123723487</text:p>
          </table:table-cell>
          <table:table-cell table:style-name="ce2" office:value-type="float" office:value="-0.063613969" calcext:value-type="float">
            <text:p>-0.063613969</text:p>
          </table:table-cell>
          <table:table-cell table:style-name="ce2" office:value-type="float" office:value="0.264482946" calcext:value-type="float">
            <text:p>0.264482946</text:p>
          </table:table-cell>
          <table:table-cell table:style-name="ce2" office:value-type="float" office:value="0.204822511" calcext:value-type="float">
            <text:p>0.204822511</text:p>
          </table:table-cell>
          <table:table-cell table:style-name="ce2" office:value-type="float" office:value="-0.244449159" calcext:value-type="float">
            <text:p>-0.244449159</text:p>
          </table:table-cell>
          <table:table-cell table:style-name="ce2" office:value-type="float" office:value="-0.2449541946" calcext:value-type="float">
            <text:p>-0.2449541946</text:p>
          </table:table-cell>
          <table:table-cell table:style-name="ce2" office:value-type="float" office:value="-0.32689779" calcext:value-type="float">
            <text:p>-0.32689779</text:p>
          </table:table-cell>
          <table:table-cell table:style-name="ce2" office:value-type="float" office:value="-0.084198245" calcext:value-type="float">
            <text:p>-0.084198245</text:p>
          </table:table-cell>
          <table:table-cell table:style-name="ce2" office:value-type="float" office:value="0.055806107" calcext:value-type="float">
            <text:p>0.055806107</text:p>
          </table:table-cell>
          <table:table-cell table:style-name="ce2" office:value-type="float" office:value="-0.1736139064" calcext:value-type="float">
            <text:p>-0.1736139064</text:p>
          </table:table-cell>
          <table:table-cell table:style-name="ce2" office:value-type="float" office:value="0.0160481379" calcext:value-type="float">
            <text:p>0.0160481379</text:p>
          </table:table-cell>
          <table:table-cell table:style-name="ce2" office:value-type="float" office:value="-0.1442213741" calcext:value-type="float">
            <text:p>-0.1442213741</text:p>
          </table:table-cell>
          <table:table-cell table:style-name="ce2" office:value-type="float" office:value="-0.014264427" calcext:value-type="float">
            <text:p>-0.014264427</text:p>
          </table:table-cell>
          <table:table-cell table:style-name="ce3" office:value-type="float" office:value="0.00687939" calcext:value-type="float">
            <text:p>6.88E-03</text:p>
          </table:table-cell>
          <table:table-cell table:style-name="ce3" office:value-type="float" office:value="-0.1162062" calcext:value-type="float">
            <text:p>-1.16E-01</text:p>
          </table:table-cell>
          <table:table-cell table:style-name="ce2" office:value-type="float" office:value="-0.0273729308" calcext:value-type="float">
            <text:p>-0.0273729308</text:p>
          </table:table-cell>
          <table:table-cell table:style-name="ce2" office:value-type="float" office:value="0.465971592" calcext:value-type="float">
            <text:p>0.465971592</text:p>
          </table:table-cell>
          <table:table-cell table:style-name="ce2" office:value-type="float" office:value="-0.249774367" calcext:value-type="float">
            <text:p>-0.249774367</text:p>
          </table:table-cell>
          <table:table-cell table:style-name="ce2" office:value-type="float" office:value="-0.135225572" calcext:value-type="float">
            <text:p>-0.135225572</text:p>
          </table:table-cell>
          <table:table-cell table:style-name="ce3" office:value-type="float" office:value="0.1993408" calcext:value-type="float">
            <text:p>1.99E-01</text:p>
          </table:table-cell>
          <table:table-cell table:style-name="ce2" office:value-type="float" office:value="0.2433153465" calcext:value-type="float">
            <text:p>0.2433153465</text:p>
          </table:table-cell>
          <table:table-cell table:style-name="ce2" office:value-type="float" office:value="0.2364135024" calcext:value-type="float">
            <text:p>0.2364135024</text:p>
          </table:table-cell>
          <table:table-cell table:style-name="ce2" office:value-type="float" office:value="-0.094770594" calcext:value-type="float">
            <text:p>-0.094770594</text:p>
          </table:table-cell>
          <table:table-cell table:style-name="ce2" office:value-type="float" office:value="0.094886764" calcext:value-type="float">
            <text:p>0.094886764</text:p>
          </table:table-cell>
          <table:table-cell table:style-name="ce2" office:value-type="float" office:value="0.0741379296" calcext:value-type="float">
            <text:p>0.0741379296</text:p>
          </table:table-cell>
          <table:table-cell table:style-name="ce2" office:value-type="float" office:value="-0.150393225" calcext:value-type="float">
            <text:p>-0.150393225</text:p>
          </table:table-cell>
          <table:table-cell table:style-name="ce2" office:value-type="float" office:value="-0.071936453" calcext:value-type="float">
            <text:p>-0.071936453</text:p>
          </table:table-cell>
          <table:table-cell table:style-name="ce2" office:value-type="float" office:value="-0.013647453" calcext:value-type="float">
            <text:p>-0.013647453</text:p>
          </table:table-cell>
          <table:table-cell table:style-name="ce2" office:value-type="float" office:value="0.045750996" calcext:value-type="float">
            <text:p>0.045750996</text:p>
          </table:table-cell>
          <table:table-cell table:style-name="ce2" office:value-type="float" office:value="0.017743856" calcext:value-type="float">
            <text:p>0.017743856</text:p>
          </table:table-cell>
          <table:table-cell table:style-name="ce2" office:value-type="float" office:value="0.003677477" calcext:value-type="float">
            <text:p>0.003677477</text:p>
          </table:table-cell>
        </table:table-row>
        <table:table-row table:style-name="ro1">
          <table:table-cell office:value-type="string" calcext:value-type="string">
            <text:p>Tem_Ciencia</text:p>
          </table:table-cell>
          <table:table-cell table:style-name="ce2" office:value-type="float" office:value="-0.628559152" calcext:value-type="float">
            <text:p>-0.628559152</text:p>
          </table:table-cell>
          <table:table-cell table:style-name="ce2" office:value-type="float" office:value="0.075286405" calcext:value-type="float">
            <text:p>0.075286405</text:p>
          </table:table-cell>
          <table:table-cell table:style-name="ce2" office:value-type="float" office:value="0.119884832" calcext:value-type="float">
            <text:p>0.119884832</text:p>
          </table:table-cell>
          <table:table-cell table:style-name="ce2" office:value-type="float" office:value="-0.1208378207" calcext:value-type="float">
            <text:p>-0.1208378207</text:p>
          </table:table-cell>
          <table:table-cell table:style-name="ce2" office:value-type="float" office:value="-0.0219663713" calcext:value-type="float">
            <text:p>-0.0219663713</text:p>
          </table:table-cell>
          <table:table-cell table:style-name="ce2" office:value-type="float" office:value="0.071712904" calcext:value-type="float">
            <text:p>0.071712904</text:p>
          </table:table-cell>
          <table:table-cell table:style-name="ce2" office:value-type="float" office:value="0.012989901" calcext:value-type="float">
            <text:p>0.012989901</text:p>
          </table:table-cell>
          <table:table-cell table:style-name="ce2" office:value-type="float" office:value="-0.0034043099" calcext:value-type="float">
            <text:p>-0.0034043099</text:p>
          </table:table-cell>
          <table:table-cell table:style-name="ce2" office:value-type="float" office:value="-0.0011554157" calcext:value-type="float">
            <text:p>-0.0011554157</text:p>
          </table:table-cell>
          <table:table-cell table:style-name="ce2" office:value-type="float" office:value="-0.014886732" calcext:value-type="float">
            <text:p>-0.014886732</text:p>
          </table:table-cell>
          <table:table-cell table:style-name="ce2" office:value-type="float" office:value="-0.052569746" calcext:value-type="float">
            <text:p>-0.052569746</text:p>
          </table:table-cell>
          <table:table-cell table:style-name="ce2" office:value-type="float" office:value="-0.006802809" calcext:value-type="float">
            <text:p>-0.006802809</text:p>
          </table:table-cell>
          <table:table-cell table:style-name="ce2" office:value-type="float" office:value="-0.052464587" calcext:value-type="float">
            <text:p>-0.052464587</text:p>
          </table:table-cell>
          <table:table-cell table:style-name="ce2" office:value-type="float" office:value="0.002840453" calcext:value-type="float">
            <text:p>0.002840453</text:p>
          </table:table-cell>
          <table:table-cell table:style-name="ce2" office:value-type="float" office:value="0.0137344427" calcext:value-type="float">
            <text:p>0.0137344427</text:p>
          </table:table-cell>
          <table:table-cell table:style-name="ce2" office:value-type="float" office:value="-0.023705" calcext:value-type="float">
            <text:p>-0.023705</text:p>
          </table:table-cell>
          <table:table-cell table:style-name="ce2" office:value-type="float" office:value="0.015614881" calcext:value-type="float">
            <text:p>0.015614881</text:p>
          </table:table-cell>
          <table:table-cell table:style-name="ce2" office:value-type="float" office:value="0.009184044" calcext:value-type="float">
            <text:p>0.009184044</text:p>
          </table:table-cell>
          <table:table-cell table:style-name="ce2" office:value-type="float" office:value="0.0009210933" calcext:value-type="float">
            <text:p>0.0009210933</text:p>
          </table:table-cell>
          <table:table-cell table:style-name="ce2" office:value-type="float" office:value="0.011683017" calcext:value-type="float">
            <text:p>0.011683017</text:p>
          </table:table-cell>
          <table:table-cell table:style-name="ce2" office:value-type="float" office:value="0.0087757025" calcext:value-type="float">
            <text:p>0.0087757025</text:p>
          </table:table-cell>
          <table:table-cell table:style-name="ce2" office:value-type="float" office:value="-0.005478355" calcext:value-type="float">
            <text:p>-0.005478355</text:p>
          </table:table-cell>
          <table:table-cell table:style-name="ce3" office:value-type="float" office:value="-0.001333557" calcext:value-type="float">
            <text:p>-1.33E-03</text:p>
          </table:table-cell>
          <table:table-cell table:style-name="ce3" office:value-type="float" office:value="0.001771186" calcext:value-type="float">
            <text:p>1.77E-03</text:p>
          </table:table-cell>
          <table:table-cell table:style-name="ce2" office:value-type="float" office:value="-0.0444579362" calcext:value-type="float">
            <text:p>-0.0444579362</text:p>
          </table:table-cell>
          <table:table-cell table:style-name="ce2" office:value-type="float" office:value="0.025672273" calcext:value-type="float">
            <text:p>0.025672273</text:p>
          </table:table-cell>
          <table:table-cell table:style-name="ce2" office:value-type="float" office:value="0.026969619" calcext:value-type="float">
            <text:p>0.026969619</text:p>
          </table:table-cell>
          <table:table-cell table:style-name="ce2" office:value-type="float" office:value="-0.03579026" calcext:value-type="float">
            <text:p>-0.03579026</text:p>
          </table:table-cell>
          <table:table-cell table:style-name="ce3" office:value-type="float" office:value="-0.00002573909" calcext:value-type="float">
            <text:p>-2.57E-05</text:p>
          </table:table-cell>
          <table:table-cell table:style-name="ce2" office:value-type="float" office:value="-0.0609641114" calcext:value-type="float">
            <text:p>-0.0609641114</text:p>
          </table:table-cell>
          <table:table-cell table:style-name="ce2" office:value-type="float" office:value="-0.0188821607" calcext:value-type="float">
            <text:p>-0.0188821607</text:p>
          </table:table-cell>
          <table:table-cell table:style-name="ce2" office:value-type="float" office:value="0.02857665" calcext:value-type="float">
            <text:p>0.02857665</text:p>
          </table:table-cell>
          <table:table-cell table:style-name="ce2" office:value-type="float" office:value="-0.03664344" calcext:value-type="float">
            <text:p>-0.03664344</text:p>
          </table:table-cell>
          <table:table-cell table:style-name="ce2" office:value-type="float" office:value="0.0067439541" calcext:value-type="float">
            <text:p>0.0067439541</text:p>
          </table:table-cell>
          <table:table-cell table:style-name="ce2" office:value-type="float" office:value="0.079957596" calcext:value-type="float">
            <text:p>0.079957596</text:p>
          </table:table-cell>
          <table:table-cell table:style-name="ce2" office:value-type="float" office:value="-0.025903367" calcext:value-type="float">
            <text:p>-0.025903367</text:p>
          </table:table-cell>
          <table:table-cell table:style-name="ce2" office:value-type="float" office:value="-0.024112682" calcext:value-type="float">
            <text:p>-0.024112682</text:p>
          </table:table-cell>
          <table:table-cell table:style-name="ce2" office:value-type="float" office:value="-0.136237237" calcext:value-type="float">
            <text:p>-0.136237237</text:p>
          </table:table-cell>
          <table:table-cell table:style-name="ce2" office:value-type="float" office:value="0.045645427" calcext:value-type="float">
            <text:p>0.045645427</text:p>
          </table:table-cell>
          <table:table-cell table:style-name="ce2" office:value-type="float" office:value="-0.024838723" calcext:value-type="float">
            <text:p>-0.024838723</text:p>
          </table:table-cell>
        </table:table-row>
        <table:table-row table:style-name="ro1">
          <table:table-cell office:value-type="string" calcext:value-type="string">
            <text:p>Tem_Detectivesca</text:p>
          </table:table-cell>
          <table:table-cell table:style-name="ce2" office:value-type="float" office:value="0.035159224" calcext:value-type="float">
            <text:p>0.035159224</text:p>
          </table:table-cell>
          <table:table-cell table:style-name="ce2" office:value-type="float" office:value="-0.111134766" calcext:value-type="float">
            <text:p>-0.111134766</text:p>
          </table:table-cell>
          <table:table-cell table:style-name="ce2" office:value-type="float" office:value="0.075543495" calcext:value-type="float">
            <text:p>0.075543495</text:p>
          </table:table-cell>
          <table:table-cell table:style-name="ce2" office:value-type="float" office:value="-0.0791513853" calcext:value-type="float">
            <text:p>-0.0791513853</text:p>
          </table:table-cell>
          <table:table-cell table:style-name="ce2" office:value-type="float" office:value="0.1825458688" calcext:value-type="float">
            <text:p>0.1825458688</text:p>
          </table:table-cell>
          <table:table-cell table:style-name="ce2" office:value-type="float" office:value="-0.017063816" calcext:value-type="float">
            <text:p>-0.017063816</text:p>
          </table:table-cell>
          <table:table-cell table:style-name="ce2" office:value-type="float" office:value="-0.046154221" calcext:value-type="float">
            <text:p>-0.046154221</text:p>
          </table:table-cell>
          <table:table-cell table:style-name="ce2" office:value-type="float" office:value="-0.3942301077" calcext:value-type="float">
            <text:p>-0.3942301077</text:p>
          </table:table-cell>
          <table:table-cell table:style-name="ce2" office:value-type="float" office:value="-0.1113337735" calcext:value-type="float">
            <text:p>-0.1113337735</text:p>
          </table:table-cell>
          <table:table-cell table:style-name="ce2" office:value-type="float" office:value="0.027592654" calcext:value-type="float">
            <text:p>0.027592654</text:p>
          </table:table-cell>
          <table:table-cell table:style-name="ce2" office:value-type="float" office:value="-0.135274132" calcext:value-type="float">
            <text:p>-0.135274132</text:p>
          </table:table-cell>
          <table:table-cell table:style-name="ce2" office:value-type="float" office:value="-0.093178429" calcext:value-type="float">
            <text:p>-0.093178429</text:p>
          </table:table-cell>
          <table:table-cell table:style-name="ce2" office:value-type="float" office:value="-0.029571794" calcext:value-type="float">
            <text:p>-0.029571794</text:p>
          </table:table-cell>
          <table:table-cell table:style-name="ce2" office:value-type="float" office:value="0.331756286" calcext:value-type="float">
            <text:p>0.331756286</text:p>
          </table:table-cell>
          <table:table-cell table:style-name="ce2" office:value-type="float" office:value="-0.2471364578" calcext:value-type="float">
            <text:p>-0.2471364578</text:p>
          </table:table-cell>
          <table:table-cell table:style-name="ce2" office:value-type="float" office:value="0.03161806" calcext:value-type="float">
            <text:p>0.03161806</text:p>
          </table:table-cell>
          <table:table-cell table:style-name="ce2" office:value-type="float" office:value="0.076836161" calcext:value-type="float">
            <text:p>0.076836161</text:p>
          </table:table-cell>
          <table:table-cell table:style-name="ce2" office:value-type="float" office:value="-0.046339239" calcext:value-type="float">
            <text:p>-0.046339239</text:p>
          </table:table-cell>
          <table:table-cell table:style-name="ce2" office:value-type="float" office:value="-0.0109501997" calcext:value-type="float">
            <text:p>-0.0109501997</text:p>
          </table:table-cell>
          <table:table-cell table:style-name="ce2" office:value-type="float" office:value="-0.0055461228" calcext:value-type="float">
            <text:p>-0.0055461228</text:p>
          </table:table-cell>
          <table:table-cell table:style-name="ce2" office:value-type="float" office:value="0.0049018162" calcext:value-type="float">
            <text:p>0.0049018162</text:p>
          </table:table-cell>
          <table:table-cell table:style-name="ce2" office:value-type="float" office:value="-0.015283751" calcext:value-type="float">
            <text:p>-0.015283751</text:p>
          </table:table-cell>
          <table:table-cell table:style-name="ce3" office:value-type="float" office:value="-0.003036983" calcext:value-type="float">
            <text:p>-3.04E-03</text:p>
          </table:table-cell>
          <table:table-cell table:style-name="ce3" office:value-type="float" office:value="-0.00009697276" calcext:value-type="float">
            <text:p>-9.70E-05</text:p>
          </table:table-cell>
          <table:table-cell table:style-name="ce2" office:value-type="float" office:value="-0.0273038597" calcext:value-type="float">
            <text:p>-0.0273038597</text:p>
          </table:table-cell>
          <table:table-cell table:style-name="ce2" office:value-type="float" office:value="0.112797986" calcext:value-type="float">
            <text:p>0.112797986</text:p>
          </table:table-cell>
          <table:table-cell table:style-name="ce2" office:value-type="float" office:value="-0.193794178" calcext:value-type="float">
            <text:p>-0.193794178</text:p>
          </table:table-cell>
          <table:table-cell table:style-name="ce2" office:value-type="float" office:value="0.321368201" calcext:value-type="float">
            <text:p>0.321368201</text:p>
          </table:table-cell>
          <table:table-cell table:style-name="ce3" office:value-type="float" office:value="-0.4352627" calcext:value-type="float">
            <text:p>-4.35E-01</text:p>
          </table:table-cell>
          <table:table-cell table:style-name="ce2" office:value-type="float" office:value="0.1153492651" calcext:value-type="float">
            <text:p>0.1153492651</text:p>
          </table:table-cell>
          <table:table-cell table:style-name="ce2" office:value-type="float" office:value="-0.1118459223" calcext:value-type="float">
            <text:p>-0.1118459223</text:p>
          </table:table-cell>
          <table:table-cell table:style-name="ce2" office:value-type="float" office:value="0.214081203" calcext:value-type="float">
            <text:p>0.214081203</text:p>
          </table:table-cell>
          <table:table-cell table:style-name="ce2" office:value-type="float" office:value="-0.007426243" calcext:value-type="float">
            <text:p>-0.007426243</text:p>
          </table:table-cell>
          <table:table-cell table:style-name="ce2" office:value-type="float" office:value="0.2949815347" calcext:value-type="float">
            <text:p>0.2949815347</text:p>
          </table:table-cell>
          <table:table-cell table:style-name="ce2" office:value-type="float" office:value="-0.037338619" calcext:value-type="float">
            <text:p>-0.037338619</text:p>
          </table:table-cell>
          <table:table-cell table:style-name="ce2" office:value-type="float" office:value="0.01458827" calcext:value-type="float">
            <text:p>0.01458827</text:p>
          </table:table-cell>
          <table:table-cell table:style-name="ce2" office:value-type="float" office:value="0.132622522" calcext:value-type="float">
            <text:p>0.132622522</text:p>
          </table:table-cell>
          <table:table-cell table:style-name="ce2" office:value-type="float" office:value="-0.152094624" calcext:value-type="float">
            <text:p>-0.152094624</text:p>
          </table:table-cell>
          <table:table-cell table:style-name="ce2" office:value-type="float" office:value="0.124153181" calcext:value-type="float">
            <text:p>0.124153181</text:p>
          </table:table-cell>
          <table:table-cell table:style-name="ce2" office:value-type="float" office:value="-0.02640829" calcext:value-type="float">
            <text:p>-0.02640829</text:p>
          </table:table-cell>
        </table:table-row>
        <table:table-row table:style-name="ro1">
          <table:table-cell office:value-type="string" calcext:value-type="string">
            <text:p>Tem_Historia</text:p>
          </table:table-cell>
          <table:table-cell table:style-name="ce2" office:value-type="float" office:value="0.043778166" calcext:value-type="float">
            <text:p>0.043778166</text:p>
          </table:table-cell>
          <table:table-cell table:style-name="ce2" office:value-type="float" office:value="0.086897498" calcext:value-type="float">
            <text:p>0.086897498</text:p>
          </table:table-cell>
          <table:table-cell table:style-name="ce2" office:value-type="float" office:value="0.006583891" calcext:value-type="float">
            <text:p>0.006583891</text:p>
          </table:table-cell>
          <table:table-cell table:style-name="ce2" office:value-type="float" office:value="-0.0570345613" calcext:value-type="float">
            <text:p>-0.0570345613</text:p>
          </table:table-cell>
          <table:table-cell table:style-name="ce2" office:value-type="float" office:value="0.1273999617" calcext:value-type="float">
            <text:p>0.1273999617</text:p>
          </table:table-cell>
          <table:table-cell table:style-name="ce2" office:value-type="float" office:value="-0.116071401" calcext:value-type="float">
            <text:p>-0.116071401</text:p>
          </table:table-cell>
          <table:table-cell table:style-name="ce2" office:value-type="float" office:value="0.258719692" calcext:value-type="float">
            <text:p>0.258719692</text:p>
          </table:table-cell>
          <table:table-cell table:style-name="ce2" office:value-type="float" office:value="-0.0715085361" calcext:value-type="float">
            <text:p>-0.0715085361</text:p>
          </table:table-cell>
          <table:table-cell table:style-name="ce2" office:value-type="float" office:value="0.6054834355" calcext:value-type="float">
            <text:p>0.6054834355</text:p>
          </table:table-cell>
          <table:table-cell table:style-name="ce2" office:value-type="float" office:value="-0.078407856" calcext:value-type="float">
            <text:p>-0.078407856</text:p>
          </table:table-cell>
          <table:table-cell table:style-name="ce2" office:value-type="float" office:value="0.018228658" calcext:value-type="float">
            <text:p>0.018228658</text:p>
          </table:table-cell>
          <table:table-cell table:style-name="ce2" office:value-type="float" office:value="0.092862958" calcext:value-type="float">
            <text:p>0.092862958</text:p>
          </table:table-cell>
          <table:table-cell table:style-name="ce2" office:value-type="float" office:value="-0.089465318" calcext:value-type="float">
            <text:p>-0.089465318</text:p>
          </table:table-cell>
          <table:table-cell table:style-name="ce2" office:value-type="float" office:value="0.008015903" calcext:value-type="float">
            <text:p>0.008015903</text:p>
          </table:table-cell>
          <table:table-cell table:style-name="ce2" office:value-type="float" office:value="-0.0121106436" calcext:value-type="float">
            <text:p>-0.0121106436</text:p>
          </table:table-cell>
          <table:table-cell table:style-name="ce2" office:value-type="float" office:value="-0.03631309" calcext:value-type="float">
            <text:p>-0.03631309</text:p>
          </table:table-cell>
          <table:table-cell table:style-name="ce2" office:value-type="float" office:value="0.040021407" calcext:value-type="float">
            <text:p>0.040021407</text:p>
          </table:table-cell>
          <table:table-cell table:style-name="ce2" office:value-type="float" office:value="0.007461821" calcext:value-type="float">
            <text:p>0.007461821</text:p>
          </table:table-cell>
          <table:table-cell table:style-name="ce2" office:value-type="float" office:value="0.0019753748" calcext:value-type="float">
            <text:p>0.0019753748</text:p>
          </table:table-cell>
          <table:table-cell table:style-name="ce2" office:value-type="float" office:value="-0.0023600891" calcext:value-type="float">
            <text:p>-0.0023600891</text:p>
          </table:table-cell>
          <table:table-cell table:style-name="ce2" office:value-type="float" office:value="0.0053409549" calcext:value-type="float">
            <text:p>0.0053409549</text:p>
          </table:table-cell>
          <table:table-cell table:style-name="ce2" office:value-type="float" office:value="-0.006780901" calcext:value-type="float">
            <text:p>-0.006780901</text:p>
          </table:table-cell>
          <table:table-cell table:style-name="ce3" office:value-type="float" office:value="-0.00250356" calcext:value-type="float">
            <text:p>-2.50E-03</text:p>
          </table:table-cell>
          <table:table-cell table:style-name="ce3" office:value-type="float" office:value="0.01895128" calcext:value-type="float">
            <text:p>1.90E-02</text:p>
          </table:table-cell>
          <table:table-cell table:style-name="ce2" office:value-type="float" office:value="0.0075620625" calcext:value-type="float">
            <text:p>0.0075620625</text:p>
          </table:table-cell>
          <table:table-cell table:style-name="ce2" office:value-type="float" office:value="0.094046771" calcext:value-type="float">
            <text:p>0.094046771</text:p>
          </table:table-cell>
          <table:table-cell table:style-name="ce2" office:value-type="float" office:value="0.097410151" calcext:value-type="float">
            <text:p>0.097410151</text:p>
          </table:table-cell>
          <table:table-cell table:style-name="ce2" office:value-type="float" office:value="-0.026016484" calcext:value-type="float">
            <text:p>-0.026016484</text:p>
          </table:table-cell>
          <table:table-cell table:style-name="ce3" office:value-type="float" office:value="-0.01552531" calcext:value-type="float">
            <text:p>-1.55E-02</text:p>
          </table:table-cell>
          <table:table-cell table:style-name="ce2" office:value-type="float" office:value="-0.2355189058" calcext:value-type="float">
            <text:p>-0.2355189058</text:p>
          </table:table-cell>
          <table:table-cell table:style-name="ce2" office:value-type="float" office:value="-0.1032107949" calcext:value-type="float">
            <text:p>-0.1032107949</text:p>
          </table:table-cell>
          <table:table-cell table:style-name="ce2" office:value-type="float" office:value="-0.066352409" calcext:value-type="float">
            <text:p>-0.066352409</text:p>
          </table:table-cell>
          <table:table-cell table:style-name="ce2" office:value-type="float" office:value="0.425993788" calcext:value-type="float">
            <text:p>0.425993788</text:p>
          </table:table-cell>
          <table:table-cell table:style-name="ce2" office:value-type="float" office:value="-0.023526404" calcext:value-type="float">
            <text:p>-0.023526404</text:p>
          </table:table-cell>
          <table:table-cell table:style-name="ce2" office:value-type="float" office:value="-0.331345835" calcext:value-type="float">
            <text:p>-0.331345835</text:p>
          </table:table-cell>
          <table:table-cell table:style-name="ce2" office:value-type="float" office:value="0.048407767" calcext:value-type="float">
            <text:p>0.048407767</text:p>
          </table:table-cell>
          <table:table-cell table:style-name="ce2" office:value-type="float" office:value="0.073286098" calcext:value-type="float">
            <text:p>0.073286098</text:p>
          </table:table-cell>
          <table:table-cell table:style-name="ce2" office:value-type="float" office:value="-0.281166103" calcext:value-type="float">
            <text:p>-0.281166103</text:p>
          </table:table-cell>
          <table:table-cell table:style-name="ce2" office:value-type="float" office:value="0.102762671" calcext:value-type="float">
            <text:p>0.102762671</text:p>
          </table:table-cell>
          <table:table-cell table:style-name="ce2" office:value-type="float" office:value="-0.105949801" calcext:value-type="float">
            <text:p>-0.105949801</text:p>
          </table:table-cell>
        </table:table-row>
        <table:table-row table:style-name="ro1">
          <table:table-cell office:value-type="string" calcext:value-type="string">
            <text:p>Tem_Naturaleza</text:p>
          </table:table-cell>
          <table:table-cell table:style-name="ce2" office:value-type="float" office:value="0.030523824" calcext:value-type="float">
            <text:p>0.030523824</text:p>
          </table:table-cell>
          <table:table-cell table:style-name="ce2" office:value-type="float" office:value="0.120699149" calcext:value-type="float">
            <text:p>0.120699149</text:p>
          </table:table-cell>
          <table:table-cell table:style-name="ce2" office:value-type="float" office:value="-0.035165429" calcext:value-type="float">
            <text:p>-0.035165429</text:p>
          </table:table-cell>
          <table:table-cell table:style-name="ce2" office:value-type="float" office:value="-0.05383632" calcext:value-type="float">
            <text:p>-0.05383632</text:p>
          </table:table-cell>
          <table:table-cell table:style-name="ce2" office:value-type="float" office:value="0.0524528967" calcext:value-type="float">
            <text:p>0.0524528967</text:p>
          </table:table-cell>
          <table:table-cell table:style-name="ce2" office:value-type="float" office:value="-0.012135223" calcext:value-type="float">
            <text:p>-0.012135223</text:p>
          </table:table-cell>
          <table:table-cell table:style-name="ce2" office:value-type="float" office:value="-0.226882743" calcext:value-type="float">
            <text:p>-0.226882743</text:p>
          </table:table-cell>
          <table:table-cell table:style-name="ce2" office:value-type="float" office:value="0.1208991935" calcext:value-type="float">
            <text:p>0.1208991935</text:p>
          </table:table-cell>
          <table:table-cell table:style-name="ce2" office:value-type="float" office:value="0.0303989934" calcext:value-type="float">
            <text:p>0.0303989934</text:p>
          </table:table-cell>
          <table:table-cell table:style-name="ce2" office:value-type="float" office:value="0.057561445" calcext:value-type="float">
            <text:p>0.057561445</text:p>
          </table:table-cell>
          <table:table-cell table:style-name="ce2" office:value-type="float" office:value="0.100153138" calcext:value-type="float">
            <text:p>0.100153138</text:p>
          </table:table-cell>
          <table:table-cell table:style-name="ce2" office:value-type="float" office:value="-0.003098799" calcext:value-type="float">
            <text:p>-0.003098799</text:p>
          </table:table-cell>
          <table:table-cell table:style-name="ce2" office:value-type="float" office:value="0.328706298" calcext:value-type="float">
            <text:p>0.328706298</text:p>
          </table:table-cell>
          <table:table-cell table:style-name="ce2" office:value-type="float" office:value="0.146310472" calcext:value-type="float">
            <text:p>0.146310472</text:p>
          </table:table-cell>
          <table:table-cell table:style-name="ce2" office:value-type="float" office:value="0.2064931628" calcext:value-type="float">
            <text:p>0.2064931628</text:p>
          </table:table-cell>
          <table:table-cell table:style-name="ce2" office:value-type="float" office:value="-0.3592116" calcext:value-type="float">
            <text:p>-0.3592116</text:p>
          </table:table-cell>
          <table:table-cell table:style-name="ce2" office:value-type="float" office:value="0.236776317" calcext:value-type="float">
            <text:p>0.236776317</text:p>
          </table:table-cell>
          <table:table-cell table:style-name="ce2" office:value-type="float" office:value="-0.024289495" calcext:value-type="float">
            <text:p>-0.024289495</text:p>
          </table:table-cell>
          <table:table-cell table:style-name="ce2" office:value-type="float" office:value="-0.0146012642" calcext:value-type="float">
            <text:p>-0.0146012642</text:p>
          </table:table-cell>
          <table:table-cell table:style-name="ce2" office:value-type="float" office:value="0.3514534502" calcext:value-type="float">
            <text:p>0.3514534502</text:p>
          </table:table-cell>
          <table:table-cell table:style-name="ce2" office:value-type="float" office:value="0.1395658129" calcext:value-type="float">
            <text:p>0.1395658129</text:p>
          </table:table-cell>
          <table:table-cell table:style-name="ce2" office:value-type="float" office:value="-0.073293695" calcext:value-type="float">
            <text:p>-0.073293695</text:p>
          </table:table-cell>
          <table:table-cell table:style-name="ce3" office:value-type="float" office:value="-0.01966974" calcext:value-type="float">
            <text:p>-1.97E-02</text:p>
          </table:table-cell>
          <table:table-cell table:style-name="ce3" office:value-type="float" office:value="0.06949789" calcext:value-type="float">
            <text:p>6.95E-02</text:p>
          </table:table-cell>
          <table:table-cell table:style-name="ce2" office:value-type="float" office:value="-0.3200104737" calcext:value-type="float">
            <text:p>-0.3200104737</text:p>
          </table:table-cell>
          <table:table-cell table:style-name="ce2" office:value-type="float" office:value="-0.140006709" calcext:value-type="float">
            <text:p>-0.140006709</text:p>
          </table:table-cell>
          <table:table-cell table:style-name="ce2" office:value-type="float" office:value="0.169461436" calcext:value-type="float">
            <text:p>0.169461436</text:p>
          </table:table-cell>
          <table:table-cell table:style-name="ce2" office:value-type="float" office:value="0.187578267" calcext:value-type="float">
            <text:p>0.187578267</text:p>
          </table:table-cell>
          <table:table-cell table:style-name="ce3" office:value-type="float" office:value="-0.07597603" calcext:value-type="float">
            <text:p>-7.60E-02</text:p>
          </table:table-cell>
          <table:table-cell table:style-name="ce2" office:value-type="float" office:value="0.1222571049" calcext:value-type="float">
            <text:p>0.1222571049</text:p>
          </table:table-cell>
          <table:table-cell table:style-name="ce2" office:value-type="float" office:value="0.2371870564" calcext:value-type="float">
            <text:p>0.2371870564</text:p>
          </table:table-cell>
          <table:table-cell table:style-name="ce2" office:value-type="float" office:value="-0.19006907" calcext:value-type="float">
            <text:p>-0.19006907</text:p>
          </table:table-cell>
          <table:table-cell table:style-name="ce2" office:value-type="float" office:value="0.102867482" calcext:value-type="float">
            <text:p>0.102867482</text:p>
          </table:table-cell>
          <table:table-cell table:style-name="ce2" office:value-type="float" office:value="0.110654027" calcext:value-type="float">
            <text:p>0.110654027</text:p>
          </table:table-cell>
          <table:table-cell table:style-name="ce2" office:value-type="float" office:value="0.050436646" calcext:value-type="float">
            <text:p>0.050436646</text:p>
          </table:table-cell>
          <table:table-cell table:style-name="ce2" office:value-type="float" office:value="0.106558921" calcext:value-type="float">
            <text:p>0.106558921</text:p>
          </table:table-cell>
          <table:table-cell table:style-name="ce2" office:value-type="float" office:value="-0.089766046" calcext:value-type="float">
            <text:p>-0.089766046</text:p>
          </table:table-cell>
          <table:table-cell table:style-name="ce2" office:value-type="float" office:value="-0.111414178" calcext:value-type="float">
            <text:p>-0.111414178</text:p>
          </table:table-cell>
          <table:table-cell table:style-name="ce2" office:value-type="float" office:value="0.143851463" calcext:value-type="float">
            <text:p>0.143851463</text:p>
          </table:table-cell>
          <table:table-cell table:style-name="ce2" office:value-type="float" office:value="-0.092643294" calcext:value-type="float">
            <text:p>-0.092643294</text:p>
          </table:table-cell>
        </table:table-row>
        <table:table-row table:style-name="ro1">
          <table:table-cell office:value-type="string" calcext:value-type="string">
            <text:p>Tem_Superhéroes</text:p>
          </table:table-cell>
          <table:table-cell table:style-name="ce2" office:value-type="float" office:value="-0.011848001" calcext:value-type="float">
            <text:p>-0.011848001</text:p>
          </table:table-cell>
          <table:table-cell table:style-name="ce2" office:value-type="float" office:value="-0.274601251" calcext:value-type="float">
            <text:p>-0.274601251</text:p>
          </table:table-cell>
          <table:table-cell table:style-name="ce2" office:value-type="float" office:value="-0.530109343" calcext:value-type="float">
            <text:p>-0.530109343</text:p>
          </table:table-cell>
          <table:table-cell table:style-name="ce2" office:value-type="float" office:value="-0.1581571417" calcext:value-type="float">
            <text:p>-0.1581571417</text:p>
          </table:table-cell>
          <table:table-cell table:style-name="ce2" office:value-type="float" office:value="-0.0043744852" calcext:value-type="float">
            <text:p>-0.0043744852</text:p>
          </table:table-cell>
          <table:table-cell table:style-name="ce2" office:value-type="float" office:value="0.028111176" calcext:value-type="float">
            <text:p>0.028111176</text:p>
          </table:table-cell>
          <table:table-cell table:style-name="ce2" office:value-type="float" office:value="-0.09984201" calcext:value-type="float">
            <text:p>-0.09984201</text:p>
          </table:table-cell>
          <table:table-cell table:style-name="ce2" office:value-type="float" office:value="-0.005693665" calcext:value-type="float">
            <text:p>-0.005693665</text:p>
          </table:table-cell>
          <table:table-cell table:style-name="ce2" office:value-type="float" office:value="0.0678891271" calcext:value-type="float">
            <text:p>0.0678891271</text:p>
          </table:table-cell>
          <table:table-cell table:style-name="ce2" office:value-type="float" office:value="0.136182067" calcext:value-type="float">
            <text:p>0.136182067</text:p>
          </table:table-cell>
          <table:table-cell table:style-name="ce2" office:value-type="float" office:value="-0.083405717" calcext:value-type="float">
            <text:p>-0.083405717</text:p>
          </table:table-cell>
          <table:table-cell table:style-name="ce2" office:value-type="float" office:value="0.002737832" calcext:value-type="float">
            <text:p>0.002737832</text:p>
          </table:table-cell>
          <table:table-cell table:style-name="ce2" office:value-type="float" office:value="-0.08749079" calcext:value-type="float">
            <text:p>-0.08749079</text:p>
          </table:table-cell>
          <table:table-cell table:style-name="ce2" office:value-type="float" office:value="-0.075013721" calcext:value-type="float">
            <text:p>-0.075013721</text:p>
          </table:table-cell>
          <table:table-cell table:style-name="ce2" office:value-type="float" office:value="0.0089610321" calcext:value-type="float">
            <text:p>0.0089610321</text:p>
          </table:table-cell>
          <table:table-cell table:style-name="ce2" office:value-type="float" office:value="-0.04949547" calcext:value-type="float">
            <text:p>-0.04949547</text:p>
          </table:table-cell>
          <table:table-cell table:style-name="ce2" office:value-type="float" office:value="0.008533817" calcext:value-type="float">
            <text:p>0.008533817</text:p>
          </table:table-cell>
          <table:table-cell table:style-name="ce2" office:value-type="float" office:value="-0.011321369" calcext:value-type="float">
            <text:p>-0.011321369</text:p>
          </table:table-cell>
          <table:table-cell table:style-name="ce2" office:value-type="float" office:value="-0.0044341562" calcext:value-type="float">
            <text:p>-0.0044341562</text:p>
          </table:table-cell>
          <table:table-cell table:style-name="ce2" office:value-type="float" office:value="0.0210609993" calcext:value-type="float">
            <text:p>0.0210609993</text:p>
          </table:table-cell>
          <table:table-cell table:style-name="ce2" office:value-type="float" office:value="0.0118183958" calcext:value-type="float">
            <text:p>0.0118183958</text:p>
          </table:table-cell>
          <table:table-cell table:style-name="ce2" office:value-type="float" office:value="-0.015760621" calcext:value-type="float">
            <text:p>-0.015760621</text:p>
          </table:table-cell>
          <table:table-cell table:style-name="ce3" office:value-type="float" office:value="-0.007573577" calcext:value-type="float">
            <text:p>-7.57E-03</text:p>
          </table:table-cell>
          <table:table-cell table:style-name="ce3" office:value-type="float" office:value="0.07144026" calcext:value-type="float">
            <text:p>7.14E-02</text:p>
          </table:table-cell>
          <table:table-cell table:style-name="ce2" office:value-type="float" office:value="0.0475713518" calcext:value-type="float">
            <text:p>0.0475713518</text:p>
          </table:table-cell>
          <table:table-cell table:style-name="ce2" office:value-type="float" office:value="0.168777948" calcext:value-type="float">
            <text:p>0.168777948</text:p>
          </table:table-cell>
          <table:table-cell table:style-name="ce2" office:value-type="float" office:value="0.136389259" calcext:value-type="float">
            <text:p>0.136389259</text:p>
          </table:table-cell>
          <table:table-cell table:style-name="ce2" office:value-type="float" office:value="-0.073296763" calcext:value-type="float">
            <text:p>-0.073296763</text:p>
          </table:table-cell>
          <table:table-cell table:style-name="ce3" office:value-type="float" office:value="0.03883721" calcext:value-type="float">
            <text:p>3.88E-02</text:p>
          </table:table-cell>
          <table:table-cell table:style-name="ce2" office:value-type="float" office:value="-0.0291193659" calcext:value-type="float">
            <text:p>-0.0291193659</text:p>
          </table:table-cell>
          <table:table-cell table:style-name="ce2" office:value-type="float" office:value="-0.0218754183" calcext:value-type="float">
            <text:p>-0.0218754183</text:p>
          </table:table-cell>
          <table:table-cell table:style-name="ce2" office:value-type="float" office:value="0.077500126" calcext:value-type="float">
            <text:p>0.077500126</text:p>
          </table:table-cell>
          <table:table-cell table:style-name="ce2" office:value-type="float" office:value="-0.035502062" calcext:value-type="float">
            <text:p>-0.035502062</text:p>
          </table:table-cell>
          <table:table-cell table:style-name="ce2" office:value-type="float" office:value="-0.0020632154" calcext:value-type="float">
            <text:p>-0.0020632154</text:p>
          </table:table-cell>
          <table:table-cell table:style-name="ce2" office:value-type="float" office:value="0.264572411" calcext:value-type="float">
            <text:p>0.264572411</text:p>
          </table:table-cell>
          <table:table-cell table:style-name="ce2" office:value-type="float" office:value="-0.078410315" calcext:value-type="float">
            <text:p>-0.078410315</text:p>
          </table:table-cell>
          <table:table-cell table:style-name="ce2" office:value-type="float" office:value="-0.138628625" calcext:value-type="float">
            <text:p>-0.138628625</text:p>
          </table:table-cell>
          <table:table-cell table:style-name="ce2" office:value-type="float" office:value="-0.369619411" calcext:value-type="float">
            <text:p>-0.369619411</text:p>
          </table:table-cell>
          <table:table-cell table:style-name="ce2" office:value-type="float" office:value="0.153716805" calcext:value-type="float">
            <text:p>0.153716805</text:p>
          </table:table-cell>
          <table:table-cell table:style-name="ce2" office:value-type="float" office:value="0.395120591" calcext:value-type="float">
            <text:p>0.395120591</text:p>
          </table:table-cell>
        </table:table-row>
        <table:table-row table:style-name="ro1">
          <table:table-cell office:value-type="string" calcext:value-type="string">
            <text:p>Tem_Vikingos</text:p>
          </table:table-cell>
          <table:table-cell table:style-name="ce2" office:value-type="float" office:value="0.014467454" calcext:value-type="float">
            <text:p>0.014467454</text:p>
          </table:table-cell>
          <table:table-cell table:style-name="ce2" office:value-type="float" office:value="0.110856818" calcext:value-type="float">
            <text:p>0.110856818</text:p>
          </table:table-cell>
          <table:table-cell table:style-name="ce2" office:value-type="float" office:value="-0.037014108" calcext:value-type="float">
            <text:p>-0.037014108</text:p>
          </table:table-cell>
          <table:table-cell table:style-name="ce2" office:value-type="float" office:value="-0.074826814" calcext:value-type="float">
            <text:p>-0.074826814</text:p>
          </table:table-cell>
          <table:table-cell table:style-name="ce2" office:value-type="float" office:value="0.0205445588" calcext:value-type="float">
            <text:p>0.0205445588</text:p>
          </table:table-cell>
          <table:table-cell table:style-name="ce2" office:value-type="float" office:value="-0.086140274" calcext:value-type="float">
            <text:p>-0.086140274</text:p>
          </table:table-cell>
          <table:table-cell table:style-name="ce2" office:value-type="float" office:value="-0.02726482" calcext:value-type="float">
            <text:p>-0.02726482</text:p>
          </table:table-cell>
          <table:table-cell table:style-name="ce2" office:value-type="float" office:value="0.0400594406" calcext:value-type="float">
            <text:p>0.0400594406</text:p>
          </table:table-cell>
          <table:table-cell table:style-name="ce2" office:value-type="float" office:value="-0.1092069268" calcext:value-type="float">
            <text:p>-0.1092069268</text:p>
          </table:table-cell>
          <table:table-cell table:style-name="ce2" office:value-type="float" office:value="0.046033826" calcext:value-type="float">
            <text:p>0.046033826</text:p>
          </table:table-cell>
          <table:table-cell table:style-name="ce2" office:value-type="float" office:value="0.060593596" calcext:value-type="float">
            <text:p>0.060593596</text:p>
          </table:table-cell>
          <table:table-cell table:style-name="ce2" office:value-type="float" office:value="0.183582924" calcext:value-type="float">
            <text:p>0.183582924</text:p>
          </table:table-cell>
          <table:table-cell table:style-name="ce2" office:value-type="float" office:value="-0.191355152" calcext:value-type="float">
            <text:p>-0.191355152</text:p>
          </table:table-cell>
          <table:table-cell table:style-name="ce2" office:value-type="float" office:value="0.048218916" calcext:value-type="float">
            <text:p>0.048218916</text:p>
          </table:table-cell>
          <table:table-cell table:style-name="ce2" office:value-type="float" office:value="0.0392538292" calcext:value-type="float">
            <text:p>0.0392538292</text:p>
          </table:table-cell>
          <table:table-cell table:style-name="ce2" office:value-type="float" office:value="-0.08878314" calcext:value-type="float">
            <text:p>-0.08878314</text:p>
          </table:table-cell>
          <table:table-cell table:style-name="ce2" office:value-type="float" office:value="-0.024437201" calcext:value-type="float">
            <text:p>-0.024437201</text:p>
          </table:table-cell>
          <table:table-cell table:style-name="ce2" office:value-type="float" office:value="-0.456586684" calcext:value-type="float">
            <text:p>-0.456586684</text:p>
          </table:table-cell>
          <table:table-cell table:style-name="ce2" office:value-type="float" office:value="-0.0123193216" calcext:value-type="float">
            <text:p>-0.0123193216</text:p>
          </table:table-cell>
          <table:table-cell table:style-name="ce2" office:value-type="float" office:value="-0.0883394431" calcext:value-type="float">
            <text:p>-0.0883394431</text:p>
          </table:table-cell>
          <table:table-cell table:style-name="ce2" office:value-type="float" office:value="0.4687015135" calcext:value-type="float">
            <text:p>0.4687015135</text:p>
          </table:table-cell>
          <table:table-cell table:style-name="ce2" office:value-type="float" office:value="0.388768994" calcext:value-type="float">
            <text:p>0.388768994</text:p>
          </table:table-cell>
          <table:table-cell table:style-name="ce3" office:value-type="float" office:value="0.09116061" calcext:value-type="float">
            <text:p>9.12E-02</text:p>
          </table:table-cell>
          <table:table-cell table:style-name="ce3" office:value-type="float" office:value="-0.4402158" calcext:value-type="float">
            <text:p>-4.40E-01</text:p>
          </table:table-cell>
          <table:table-cell table:style-name="ce2" office:value-type="float" office:value="0.124947135" calcext:value-type="float">
            <text:p>0.124947135</text:p>
          </table:table-cell>
          <table:table-cell table:style-name="ce2" office:value-type="float" office:value="0.048999026" calcext:value-type="float">
            <text:p>0.048999026</text:p>
          </table:table-cell>
          <table:table-cell table:style-name="ce2" office:value-type="float" office:value="-0.003334901" calcext:value-type="float">
            <text:p>-0.003334901</text:p>
          </table:table-cell>
          <table:table-cell table:style-name="ce2" office:value-type="float" office:value="0.002001525" calcext:value-type="float">
            <text:p>0.002001525</text:p>
          </table:table-cell>
          <table:table-cell table:style-name="ce3" office:value-type="float" office:value="-0.003765216" calcext:value-type="float">
            <text:p>-3.77E-03</text:p>
          </table:table-cell>
          <table:table-cell table:style-name="ce2" office:value-type="float" office:value="-0.0005501833" calcext:value-type="float">
            <text:p>-0.0005501833</text:p>
          </table:table-cell>
          <table:table-cell table:style-name="ce2" office:value-type="float" office:value="-0.0033482735" calcext:value-type="float">
            <text:p>-0.0033482735</text:p>
          </table:table-cell>
          <table:table-cell table:style-name="ce2" office:value-type="float" office:value="-0.03773079" calcext:value-type="float">
            <text:p>-0.03773079</text:p>
          </table:table-cell>
          <table:table-cell table:style-name="ce2" office:value-type="float" office:value="0.038324659" calcext:value-type="float">
            <text:p>0.038324659</text:p>
          </table:table-cell>
          <table:table-cell table:style-name="ce2" office:value-type="float" office:value="-0.0211753821" calcext:value-type="float">
            <text:p>-0.0211753821</text:p>
          </table:table-cell>
          <table:table-cell table:style-name="ce2" office:value-type="float" office:value="0.023894384" calcext:value-type="float">
            <text:p>0.023894384</text:p>
          </table:table-cell>
          <table:table-cell table:style-name="ce2" office:value-type="float" office:value="0.025492476" calcext:value-type="float">
            <text:p>0.025492476</text:p>
          </table:table-cell>
          <table:table-cell table:style-name="ce2" office:value-type="float" office:value="-0.04741925" calcext:value-type="float">
            <text:p>-0.04741925</text:p>
          </table:table-cell>
          <table:table-cell table:style-name="ce2" office:value-type="float" office:value="0.05482178" calcext:value-type="float">
            <text:p>0.05482178</text:p>
          </table:table-cell>
          <table:table-cell table:style-name="ce2" office:value-type="float" office:value="0.225326987" calcext:value-type="float">
            <text:p>0.225326987</text:p>
          </table:table-cell>
          <table:table-cell table:style-name="ce2" office:value-type="float" office:value="-0.044335981" calcext:value-type="float">
            <text:p>-0.044335981</text:p>
          </table:table-cell>
        </table:table-row>
        <table:table-row table:style-name="ro1">
          <table:table-cell office:value-type="string" calcext:value-type="string">
            <text:p>Tem_CienciaFicción</text:p>
          </table:table-cell>
          <table:table-cell table:style-name="ce2" office:value-type="float" office:value="-0.631549209" calcext:value-type="float">
            <text:p>-0.631549209</text:p>
          </table:table-cell>
          <table:table-cell table:style-name="ce2" office:value-type="float" office:value="0.076895386" calcext:value-type="float">
            <text:p>0.076895386</text:p>
          </table:table-cell>
          <table:table-cell table:style-name="ce2" office:value-type="float" office:value="0.111955784" calcext:value-type="float">
            <text:p>0.111955784</text:p>
          </table:table-cell>
          <table:table-cell table:style-name="ce2" office:value-type="float" office:value="-0.113974111" calcext:value-type="float">
            <text:p>-0.113974111</text:p>
          </table:table-cell>
          <table:table-cell table:style-name="ce2" office:value-type="float" office:value="-0.0260293368" calcext:value-type="float">
            <text:p>-0.0260293368</text:p>
          </table:table-cell>
          <table:table-cell table:style-name="ce2" office:value-type="float" office:value="0.070477031" calcext:value-type="float">
            <text:p>0.070477031</text:p>
          </table:table-cell>
          <table:table-cell table:style-name="ce2" office:value-type="float" office:value="0.014209997" calcext:value-type="float">
            <text:p>0.014209997</text:p>
          </table:table-cell>
          <table:table-cell table:style-name="ce2" office:value-type="float" office:value="0.0033822227" calcext:value-type="float">
            <text:p>0.0033822227</text:p>
          </table:table-cell>
          <table:table-cell table:style-name="ce2" office:value-type="float" office:value="0.0003532677" calcext:value-type="float">
            <text:p>0.0003532677</text:p>
          </table:table-cell>
          <table:table-cell table:style-name="ce2" office:value-type="float" office:value="-0.01889689" calcext:value-type="float">
            <text:p>-0.01889689</text:p>
          </table:table-cell>
          <table:table-cell table:style-name="ce2" office:value-type="float" office:value="-0.051574141" calcext:value-type="float">
            <text:p>-0.051574141</text:p>
          </table:table-cell>
          <table:table-cell table:style-name="ce2" office:value-type="float" office:value="-0.001686336" calcext:value-type="float">
            <text:p>-0.001686336</text:p>
          </table:table-cell>
          <table:table-cell table:style-name="ce2" office:value-type="float" office:value="-0.047827279" calcext:value-type="float">
            <text:p>-0.047827279</text:p>
          </table:table-cell>
          <table:table-cell table:style-name="ce2" office:value-type="float" office:value="0.001723499" calcext:value-type="float">
            <text:p>0.001723499</text:p>
          </table:table-cell>
          <table:table-cell table:style-name="ce2" office:value-type="float" office:value="-0.0008965903" calcext:value-type="float">
            <text:p>-0.0008965903</text:p>
          </table:table-cell>
          <table:table-cell table:style-name="ce2" office:value-type="float" office:value="-0.02816866" calcext:value-type="float">
            <text:p>-0.02816866</text:p>
          </table:table-cell>
          <table:table-cell table:style-name="ce2" office:value-type="float" office:value="0.016997495" calcext:value-type="float">
            <text:p>0.016997495</text:p>
          </table:table-cell>
          <table:table-cell table:style-name="ce2" office:value-type="float" office:value="0.006592829" calcext:value-type="float">
            <text:p>0.006592829</text:p>
          </table:table-cell>
          <table:table-cell table:style-name="ce2" office:value-type="float" office:value="-0.0012036233" calcext:value-type="float">
            <text:p>-0.0012036233</text:p>
          </table:table-cell>
          <table:table-cell table:style-name="ce2" office:value-type="float" office:value="0.0130950538" calcext:value-type="float">
            <text:p>0.0130950538</text:p>
          </table:table-cell>
          <table:table-cell table:style-name="ce2" office:value-type="float" office:value="0.008207812" calcext:value-type="float">
            <text:p>0.008207812</text:p>
          </table:table-cell>
          <table:table-cell table:style-name="ce2" office:value-type="float" office:value="-0.006493902" calcext:value-type="float">
            <text:p>-0.006493902</text:p>
          </table:table-cell>
          <table:table-cell table:style-name="ce3" office:value-type="float" office:value="-0.001586442" calcext:value-type="float">
            <text:p>-1.59E-03</text:p>
          </table:table-cell>
          <table:table-cell table:style-name="ce3" office:value-type="float" office:value="0.002917267" calcext:value-type="float">
            <text:p>2.92E-03</text:p>
          </table:table-cell>
          <table:table-cell table:style-name="ce2" office:value-type="float" office:value="-0.0437136377" calcext:value-type="float">
            <text:p>-0.0437136377</text:p>
          </table:table-cell>
          <table:table-cell table:style-name="ce2" office:value-type="float" office:value="0.025945542" calcext:value-type="float">
            <text:p>0.025945542</text:p>
          </table:table-cell>
          <table:table-cell table:style-name="ce2" office:value-type="float" office:value="0.019588104" calcext:value-type="float">
            <text:p>0.019588104</text:p>
          </table:table-cell>
          <table:table-cell table:style-name="ce2" office:value-type="float" office:value="-0.031615791" calcext:value-type="float">
            <text:p>-0.031615791</text:p>
          </table:table-cell>
          <table:table-cell table:style-name="ce3" office:value-type="float" office:value="-0.01704058" calcext:value-type="float">
            <text:p>-1.70E-02</text:p>
          </table:table-cell>
          <table:table-cell table:style-name="ce2" office:value-type="float" office:value="-0.0623064585" calcext:value-type="float">
            <text:p>-0.0623064585</text:p>
          </table:table-cell>
          <table:table-cell table:style-name="ce2" office:value-type="float" office:value="-0.0232613367" calcext:value-type="float">
            <text:p>-0.0232613367</text:p>
          </table:table-cell>
          <table:table-cell table:style-name="ce2" office:value-type="float" office:value="0.01529178" calcext:value-type="float">
            <text:p>0.01529178</text:p>
          </table:table-cell>
          <table:table-cell table:style-name="ce2" office:value-type="float" office:value="-0.041973306" calcext:value-type="float">
            <text:p>-0.041973306</text:p>
          </table:table-cell>
          <table:table-cell table:style-name="ce2" office:value-type="float" office:value="-0.0001474973" calcext:value-type="float">
            <text:p>-0.0001474973</text:p>
          </table:table-cell>
          <table:table-cell table:style-name="ce2" office:value-type="float" office:value="0.071694774" calcext:value-type="float">
            <text:p>0.071694774</text:p>
          </table:table-cell>
          <table:table-cell table:style-name="ce2" office:value-type="float" office:value="-0.02838052" calcext:value-type="float">
            <text:p>-0.02838052</text:p>
          </table:table-cell>
          <table:table-cell table:style-name="ce2" office:value-type="float" office:value="-0.020584588" calcext:value-type="float">
            <text:p>-0.020584588</text:p>
          </table:table-cell>
          <table:table-cell table:style-name="ce2" office:value-type="float" office:value="-0.134495063" calcext:value-type="float">
            <text:p>-0.134495063</text:p>
          </table:table-cell>
          <table:table-cell table:style-name="ce2" office:value-type="float" office:value="0.049515939" calcext:value-type="float">
            <text:p>0.049515939</text:p>
          </table:table-cell>
          <table:table-cell table:style-name="ce2" office:value-type="float" office:value="-0.025917712" calcext:value-type="float">
            <text:p>-0.025917712</text:p>
          </table:table-cell>
        </table:table-row>
        <table:table-row table:style-name="ro1">
          <table:table-cell office:value-type="string" calcext:value-type="string">
            <text:p>Tem_Dinosaurios</text:p>
          </table:table-cell>
          <table:table-cell table:style-name="ce2" office:value-type="float" office:value="-0.034725112" calcext:value-type="float">
            <text:p>-0.034725112</text:p>
          </table:table-cell>
          <table:table-cell table:style-name="ce2" office:value-type="float" office:value="0.010236814" calcext:value-type="float">
            <text:p>0.010236814</text:p>
          </table:table-cell>
          <table:table-cell table:style-name="ce2" office:value-type="float" office:value="0.027040279" calcext:value-type="float">
            <text:p>0.027040279</text:p>
          </table:table-cell>
          <table:table-cell table:style-name="ce2" office:value-type="float" office:value="-0.0488500681" calcext:value-type="float">
            <text:p>-0.0488500681</text:p>
          </table:table-cell>
          <table:table-cell table:style-name="ce2" office:value-type="float" office:value="0.0012738437" calcext:value-type="float">
            <text:p>0.0012738437</text:p>
          </table:table-cell>
          <table:table-cell table:style-name="ce2" office:value-type="float" office:value="0.077376081" calcext:value-type="float">
            <text:p>0.077376081</text:p>
          </table:table-cell>
          <table:table-cell table:style-name="ce2" office:value-type="float" office:value="-0.070703958" calcext:value-type="float">
            <text:p>-0.070703958</text:p>
          </table:table-cell>
          <table:table-cell table:style-name="ce2" office:value-type="float" office:value="0.1234288086" calcext:value-type="float">
            <text:p>0.1234288086</text:p>
          </table:table-cell>
          <table:table-cell table:style-name="ce2" office:value-type="float" office:value="0.0395866414" calcext:value-type="float">
            <text:p>0.0395866414</text:p>
          </table:table-cell>
          <table:table-cell table:style-name="ce2" office:value-type="float" office:value="-0.024659315" calcext:value-type="float">
            <text:p>-0.024659315</text:p>
          </table:table-cell>
          <table:table-cell table:style-name="ce2" office:value-type="float" office:value="-0.039580665" calcext:value-type="float">
            <text:p>-0.039580665</text:p>
          </table:table-cell>
          <table:table-cell table:style-name="ce2" office:value-type="float" office:value="-0.030674604" calcext:value-type="float">
            <text:p>-0.030674604</text:p>
          </table:table-cell>
          <table:table-cell table:style-name="ce2" office:value-type="float" office:value="0.181117031" calcext:value-type="float">
            <text:p>0.181117031</text:p>
          </table:table-cell>
          <table:table-cell table:style-name="ce2" office:value-type="float" office:value="0.126438987" calcext:value-type="float">
            <text:p>0.126438987</text:p>
          </table:table-cell>
          <table:table-cell table:style-name="ce2" office:value-type="float" office:value="0.0683920566" calcext:value-type="float">
            <text:p>0.0683920566</text:p>
          </table:table-cell>
          <table:table-cell table:style-name="ce2" office:value-type="float" office:value="-0.19624915" calcext:value-type="float">
            <text:p>-0.19624915</text:p>
          </table:table-cell>
          <table:table-cell table:style-name="ce2" office:value-type="float" office:value="-0.028699676" calcext:value-type="float">
            <text:p>-0.028699676</text:p>
          </table:table-cell>
          <table:table-cell table:style-name="ce2" office:value-type="float" office:value="-0.20536599" calcext:value-type="float">
            <text:p>-0.20536599</text:p>
          </table:table-cell>
          <table:table-cell table:style-name="ce2" office:value-type="float" office:value="-0.0357015245" calcext:value-type="float">
            <text:p>-0.0357015245</text:p>
          </table:table-cell>
          <table:table-cell table:style-name="ce2" office:value-type="float" office:value="-0.6727612818" calcext:value-type="float">
            <text:p>-0.6727612818</text:p>
          </table:table-cell>
          <table:table-cell table:style-name="ce2" office:value-type="float" office:value="-0.1671466396" calcext:value-type="float">
            <text:p>-0.1671466396</text:p>
          </table:table-cell>
          <table:table-cell table:style-name="ce2" office:value-type="float" office:value="-0.020440468" calcext:value-type="float">
            <text:p>-0.020440468</text:p>
          </table:table-cell>
          <table:table-cell table:style-name="ce3" office:value-type="float" office:value="-0.01865827" calcext:value-type="float">
            <text:p>-1.87E-02</text:p>
          </table:table-cell>
          <table:table-cell table:style-name="ce3" office:value-type="float" office:value="0.2308404" calcext:value-type="float">
            <text:p>2.31E-01</text:p>
          </table:table-cell>
          <table:table-cell table:style-name="ce2" office:value-type="float" office:value="0.3892138422" calcext:value-type="float">
            <text:p>0.3892138422</text:p>
          </table:table-cell>
          <table:table-cell table:style-name="ce2" office:value-type="float" office:value="-0.036279726" calcext:value-type="float">
            <text:p>-0.036279726</text:p>
          </table:table-cell>
          <table:table-cell table:style-name="ce2" office:value-type="float" office:value="0.13547527" calcext:value-type="float">
            <text:p>0.13547527</text:p>
          </table:table-cell>
          <table:table-cell table:style-name="ce2" office:value-type="float" office:value="0.160380013" calcext:value-type="float">
            <text:p>0.160380013</text:p>
          </table:table-cell>
          <table:table-cell table:style-name="ce3" office:value-type="float" office:value="-0.04578446" calcext:value-type="float">
            <text:p>-4.58E-02</text:p>
          </table:table-cell>
          <table:table-cell table:style-name="ce2" office:value-type="float" office:value="0.0856754752" calcext:value-type="float">
            <text:p>0.0856754752</text:p>
          </table:table-cell>
          <table:table-cell table:style-name="ce2" office:value-type="float" office:value="0.1635350573" calcext:value-type="float">
            <text:p>0.1635350573</text:p>
          </table:table-cell>
          <table:table-cell table:style-name="ce2" office:value-type="float" office:value="-0.215164548" calcext:value-type="float">
            <text:p>-0.215164548</text:p>
          </table:table-cell>
          <table:table-cell table:style-name="ce2" office:value-type="float" office:value="0.012634099" calcext:value-type="float">
            <text:p>0.012634099</text:p>
          </table:table-cell>
          <table:table-cell table:style-name="ce2" office:value-type="float" office:value="0.0862452764" calcext:value-type="float">
            <text:p>0.0862452764</text:p>
          </table:table-cell>
          <table:table-cell table:style-name="ce2" office:value-type="float" office:value="-0.009003327" calcext:value-type="float">
            <text:p>-0.009003327</text:p>
          </table:table-cell>
          <table:table-cell table:style-name="ce2" office:value-type="float" office:value="0.035548421" calcext:value-type="float">
            <text:p>0.035548421</text:p>
          </table:table-cell>
          <table:table-cell table:style-name="ce2" office:value-type="float" office:value="0.001722415" calcext:value-type="float">
            <text:p>0.001722415</text:p>
          </table:table-cell>
          <table:table-cell table:style-name="ce2" office:value-type="float" office:value="-0.071044215" calcext:value-type="float">
            <text:p>-0.071044215</text:p>
          </table:table-cell>
          <table:table-cell table:style-name="ce2" office:value-type="float" office:value="0.01414514" calcext:value-type="float">
            <text:p>0.01414514</text:p>
          </table:table-cell>
          <table:table-cell table:style-name="ce2" office:value-type="float" office:value="-0.015899488" calcext:value-type="float">
            <text:p>-0.015899488</text:p>
          </table:table-cell>
        </table:table-row>
        <table:table-row table:style-name="ro1">
          <table:table-cell office:value-type="string" calcext:value-type="string">
            <text:p>Tem_Maya</text:p>
          </table:table-cell>
          <table:table-cell table:style-name="ce2" office:value-type="float" office:value="0.019706793" calcext:value-type="float">
            <text:p>0.019706793</text:p>
          </table:table-cell>
          <table:table-cell table:style-name="ce2" office:value-type="float" office:value="0.053513819" calcext:value-type="float">
            <text:p>0.053513819</text:p>
          </table:table-cell>
          <table:table-cell table:style-name="ce2" office:value-type="float" office:value="-0.007857857" calcext:value-type="float">
            <text:p>-0.007857857</text:p>
          </table:table-cell>
          <table:table-cell table:style-name="ce2" office:value-type="float" office:value="-0.0556305328" calcext:value-type="float">
            <text:p>-0.0556305328</text:p>
          </table:table-cell>
          <table:table-cell table:style-name="ce2" office:value-type="float" office:value="0.0334610644" calcext:value-type="float">
            <text:p>0.0334610644</text:p>
          </table:table-cell>
          <table:table-cell table:style-name="ce2" office:value-type="float" office:value="-0.069720431" calcext:value-type="float">
            <text:p>-0.069720431</text:p>
          </table:table-cell>
          <table:table-cell table:style-name="ce2" office:value-type="float" office:value="-0.006175771" calcext:value-type="float">
            <text:p>-0.006175771</text:p>
          </table:table-cell>
          <table:table-cell table:style-name="ce2" office:value-type="float" office:value="0.0675400488" calcext:value-type="float">
            <text:p>0.0675400488</text:p>
          </table:table-cell>
          <table:table-cell table:style-name="ce2" office:value-type="float" office:value="-0.0820968567" calcext:value-type="float">
            <text:p>-0.0820968567</text:p>
          </table:table-cell>
          <table:table-cell table:style-name="ce2" office:value-type="float" office:value="0.035349197" calcext:value-type="float">
            <text:p>0.035349197</text:p>
          </table:table-cell>
          <table:table-cell table:style-name="ce2" office:value-type="float" office:value="0.034496193" calcext:value-type="float">
            <text:p>0.034496193</text:p>
          </table:table-cell>
          <table:table-cell table:style-name="ce2" office:value-type="float" office:value="0.101337377" calcext:value-type="float">
            <text:p>0.101337377</text:p>
          </table:table-cell>
          <table:table-cell table:style-name="ce2" office:value-type="float" office:value="-0.111116337" calcext:value-type="float">
            <text:p>-0.111116337</text:p>
          </table:table-cell>
          <table:table-cell table:style-name="ce2" office:value-type="float" office:value="0.005920237" calcext:value-type="float">
            <text:p>0.005920237</text:p>
          </table:table-cell>
          <table:table-cell table:style-name="ce2" office:value-type="float" office:value="0.0173694523" calcext:value-type="float">
            <text:p>0.0173694523</text:p>
          </table:table-cell>
          <table:table-cell table:style-name="ce2" office:value-type="float" office:value="-0.09636472" calcext:value-type="float">
            <text:p>-0.09636472</text:p>
          </table:table-cell>
          <table:table-cell table:style-name="ce2" office:value-type="float" office:value="-0.360731907" calcext:value-type="float">
            <text:p>-0.360731907</text:p>
          </table:table-cell>
          <table:table-cell table:style-name="ce2" office:value-type="float" office:value="-0.159951947" calcext:value-type="float">
            <text:p>-0.159951947</text:p>
          </table:table-cell>
          <table:table-cell table:style-name="ce2" office:value-type="float" office:value="0.7975840917" calcext:value-type="float">
            <text:p>0.7975840917</text:p>
          </table:table-cell>
          <table:table-cell table:style-name="ce2" office:value-type="float" office:value="0.0592894922" calcext:value-type="float">
            <text:p>0.0592894922</text:p>
          </table:table-cell>
          <table:table-cell table:style-name="ce2" office:value-type="float" office:value="-0.2079451786" calcext:value-type="float">
            <text:p>-0.2079451786</text:p>
          </table:table-cell>
          <table:table-cell table:style-name="ce2" office:value-type="float" office:value="-0.200885494" calcext:value-type="float">
            <text:p>-0.200885494</text:p>
          </table:table-cell>
          <table:table-cell table:style-name="ce3" office:value-type="float" office:value="-0.02940963" calcext:value-type="float">
            <text:p>-2.94E-02</text:p>
          </table:table-cell>
          <table:table-cell table:style-name="ce3" office:value-type="float" office:value="0.01338631" calcext:value-type="float">
            <text:p>1.34E-02</text:p>
          </table:table-cell>
          <table:table-cell table:style-name="ce2" office:value-type="float" office:value="-0.0812638454" calcext:value-type="float">
            <text:p>-0.0812638454</text:p>
          </table:table-cell>
          <table:table-cell table:style-name="ce2" office:value-type="float" office:value="0.054813091" calcext:value-type="float">
            <text:p>0.054813091</text:p>
          </table:table-cell>
          <table:table-cell table:style-name="ce2" office:value-type="float" office:value="-0.080427356" calcext:value-type="float">
            <text:p>-0.080427356</text:p>
          </table:table-cell>
          <table:table-cell table:style-name="ce2" office:value-type="float" office:value="0.042761554" calcext:value-type="float">
            <text:p>0.042761554</text:p>
          </table:table-cell>
          <table:table-cell table:style-name="ce3" office:value-type="float" office:value="0.00720697" calcext:value-type="float">
            <text:p>7.21E-03</text:p>
          </table:table-cell>
          <table:table-cell table:style-name="ce2" office:value-type="float" office:value="0.0089104825" calcext:value-type="float">
            <text:p>0.0089104825</text:p>
          </table:table-cell>
          <table:table-cell table:style-name="ce2" office:value-type="float" office:value="0.0007659526" calcext:value-type="float">
            <text:p>0.0007659526</text:p>
          </table:table-cell>
          <table:table-cell table:style-name="ce2" office:value-type="float" office:value="-0.071066347" calcext:value-type="float">
            <text:p>-0.071066347</text:p>
          </table:table-cell>
          <table:table-cell table:style-name="ce2" office:value-type="float" office:value="-0.030781318" calcext:value-type="float">
            <text:p>-0.030781318</text:p>
          </table:table-cell>
          <table:table-cell table:style-name="ce2" office:value-type="float" office:value="0.0160061256" calcext:value-type="float">
            <text:p>0.0160061256</text:p>
          </table:table-cell>
          <table:table-cell table:style-name="ce2" office:value-type="float" office:value="-0.041283434" calcext:value-type="float">
            <text:p>-0.041283434</text:p>
          </table:table-cell>
          <table:table-cell table:style-name="ce2" office:value-type="float" office:value="0.008550227" calcext:value-type="float">
            <text:p>0.008550227</text:p>
          </table:table-cell>
          <table:table-cell table:style-name="ce2" office:value-type="float" office:value="-0.002613022" calcext:value-type="float">
            <text:p>-0.002613022</text:p>
          </table:table-cell>
          <table:table-cell table:style-name="ce2" office:value-type="float" office:value="-0.022665811" calcext:value-type="float">
            <text:p>-0.022665811</text:p>
          </table:table-cell>
          <table:table-cell table:style-name="ce2" office:value-type="float" office:value="0.181740627" calcext:value-type="float">
            <text:p>0.181740627</text:p>
          </table:table-cell>
          <table:table-cell table:style-name="ce2" office:value-type="float" office:value="-0.04431431" calcext:value-type="float">
            <text:p>-0.04431431</text:p>
          </table:table-cell>
        </table:table-row>
        <table:table-row table:style-name="ro1">
          <table:table-cell office:value-type="string" calcext:value-type="string">
            <text:p>Tem_Oeste</text:p>
          </table:table-cell>
          <table:table-cell table:style-name="ce2" office:value-type="float" office:value="0.01964948" calcext:value-type="float">
            <text:p>0.01964948</text:p>
          </table:table-cell>
          <table:table-cell table:style-name="ce2" office:value-type="float" office:value="-0.042494176" calcext:value-type="float">
            <text:p>-0.042494176</text:p>
          </table:table-cell>
          <table:table-cell table:style-name="ce2" office:value-type="float" office:value="0.037177757" calcext:value-type="float">
            <text:p>0.037177757</text:p>
          </table:table-cell>
          <table:table-cell table:style-name="ce2" office:value-type="float" office:value="-0.0284428244" calcext:value-type="float">
            <text:p>-0.0284428244</text:p>
          </table:table-cell>
          <table:table-cell table:style-name="ce2" office:value-type="float" office:value="0.0819406122" calcext:value-type="float">
            <text:p>0.0819406122</text:p>
          </table:table-cell>
          <table:table-cell table:style-name="ce2" office:value-type="float" office:value="-0.030940963" calcext:value-type="float">
            <text:p>-0.030940963</text:p>
          </table:table-cell>
          <table:table-cell table:style-name="ce2" office:value-type="float" office:value="0.005018061" calcext:value-type="float">
            <text:p>0.005018061</text:p>
          </table:table-cell>
          <table:table-cell table:style-name="ce2" office:value-type="float" office:value="-0.0671131563" calcext:value-type="float">
            <text:p>-0.0671131563</text:p>
          </table:table-cell>
          <table:table-cell table:style-name="ce2" office:value-type="float" office:value="-0.0653708765" calcext:value-type="float">
            <text:p>-0.0653708765</text:p>
          </table:table-cell>
          <table:table-cell table:style-name="ce2" office:value-type="float" office:value="0.024449842" calcext:value-type="float">
            <text:p>0.024449842</text:p>
          </table:table-cell>
          <table:table-cell table:style-name="ce2" office:value-type="float" office:value="-0.118732611" calcext:value-type="float">
            <text:p>-0.118732611</text:p>
          </table:table-cell>
          <table:table-cell table:style-name="ce2" office:value-type="float" office:value="-0.116404466" calcext:value-type="float">
            <text:p>-0.116404466</text:p>
          </table:table-cell>
          <table:table-cell table:style-name="ce2" office:value-type="float" office:value="-0.008395042" calcext:value-type="float">
            <text:p>-0.008395042</text:p>
          </table:table-cell>
          <table:table-cell table:style-name="ce2" office:value-type="float" office:value="0.363343286" calcext:value-type="float">
            <text:p>0.363343286</text:p>
          </table:table-cell>
          <table:table-cell table:style-name="ce2" office:value-type="float" office:value="-0.4602757713" calcext:value-type="float">
            <text:p>-0.4602757713</text:p>
          </table:table-cell>
          <table:table-cell table:style-name="ce2" office:value-type="float" office:value="0.08387095" calcext:value-type="float">
            <text:p>0.08387095</text:p>
          </table:table-cell>
          <table:table-cell table:style-name="ce2" office:value-type="float" office:value="-0.134128044" calcext:value-type="float">
            <text:p>-0.134128044</text:p>
          </table:table-cell>
          <table:table-cell table:style-name="ce2" office:value-type="float" office:value="-0.380075594" calcext:value-type="float">
            <text:p>-0.380075594</text:p>
          </table:table-cell>
          <table:table-cell table:style-name="ce2" office:value-type="float" office:value="-0.1536732065" calcext:value-type="float">
            <text:p>-0.1536732065</text:p>
          </table:table-cell>
          <table:table-cell table:style-name="ce2" office:value-type="float" office:value="0.2020414695" calcext:value-type="float">
            <text:p>0.2020414695</text:p>
          </table:table-cell>
          <table:table-cell table:style-name="ce2" office:value-type="float" office:value="0.0138450426" calcext:value-type="float">
            <text:p>0.0138450426</text:p>
          </table:table-cell>
          <table:table-cell table:style-name="ce2" office:value-type="float" office:value="-0.094068655" calcext:value-type="float">
            <text:p>-0.094068655</text:p>
          </table:table-cell>
          <table:table-cell table:style-name="ce3" office:value-type="float" office:value="-0.03241558" calcext:value-type="float">
            <text:p>-3.24E-02</text:p>
          </table:table-cell>
          <table:table-cell table:style-name="ce3" office:value-type="float" office:value="0.2179425" calcext:value-type="float">
            <text:p>2.18E-01</text:p>
          </table:table-cell>
          <table:table-cell table:style-name="ce2" office:value-type="float" office:value="-0.0244396535" calcext:value-type="float">
            <text:p>-0.0244396535</text:p>
          </table:table-cell>
          <table:table-cell table:style-name="ce2" office:value-type="float" office:value="-0.174878487" calcext:value-type="float">
            <text:p>-0.174878487</text:p>
          </table:table-cell>
          <table:table-cell table:style-name="ce2" office:value-type="float" office:value="0.128733731" calcext:value-type="float">
            <text:p>0.128733731</text:p>
          </table:table-cell>
          <table:table-cell table:style-name="ce2" office:value-type="float" office:value="-0.243505865" calcext:value-type="float">
            <text:p>-0.243505865</text:p>
          </table:table-cell>
          <table:table-cell table:style-name="ce3" office:value-type="float" office:value="0.3707582" calcext:value-type="float">
            <text:p>3.71E-01</text:p>
          </table:table-cell>
          <table:table-cell table:style-name="ce2" office:value-type="float" office:value="-0.0596940382" calcext:value-type="float">
            <text:p>-0.0596940382</text:p>
          </table:table-cell>
          <table:table-cell table:style-name="ce2" office:value-type="float" office:value="0.0682148344" calcext:value-type="float">
            <text:p>0.0682148344</text:p>
          </table:table-cell>
          <table:table-cell table:style-name="ce2" office:value-type="float" office:value="-0.19419471" calcext:value-type="float">
            <text:p>-0.19419471</text:p>
          </table:table-cell>
          <table:table-cell table:style-name="ce2" office:value-type="float" office:value="-0.088254513" calcext:value-type="float">
            <text:p>-0.088254513</text:p>
          </table:table-cell>
          <table:table-cell table:style-name="ce2" office:value-type="float" office:value="-0.0531201351" calcext:value-type="float">
            <text:p>-0.0531201351</text:p>
          </table:table-cell>
          <table:table-cell table:style-name="ce2" office:value-type="float" office:value="-0.083589104" calcext:value-type="float">
            <text:p>-0.083589104</text:p>
          </table:table-cell>
          <table:table-cell table:style-name="ce2" office:value-type="float" office:value="-0.01554487" calcext:value-type="float">
            <text:p>-0.01554487</text:p>
          </table:table-cell>
          <table:table-cell table:style-name="ce2" office:value-type="float" office:value="0.013679209" calcext:value-type="float">
            <text:p>0.013679209</text:p>
          </table:table-cell>
          <table:table-cell table:style-name="ce2" office:value-type="float" office:value="-0.061995912" calcext:value-type="float">
            <text:p>-0.061995912</text:p>
          </table:table-cell>
          <table:table-cell table:style-name="ce2" office:value-type="float" office:value="0.05053032" calcext:value-type="float">
            <text:p>0.05053032</text:p>
          </table:table-cell>
          <table:table-cell table:style-name="ce2" office:value-type="float" office:value="-0.024188161" calcext:value-type="float">
            <text:p>-0.024188161</text:p>
          </table:table-cell>
        </table:table-row>
        <table:table-row table:style-name="ro1">
          <table:table-cell office:value-type="string" calcext:value-type="string">
            <text:p>Tem_Terror</text:p>
          </table:table-cell>
          <table:table-cell table:style-name="ce2" office:value-type="float" office:value="0.001973052" calcext:value-type="float">
            <text:p>0.001973052</text:p>
          </table:table-cell>
          <table:table-cell table:style-name="ce2" office:value-type="float" office:value="-0.094234469" calcext:value-type="float">
            <text:p>-0.094234469</text:p>
          </table:table-cell>
          <table:table-cell table:style-name="ce2" office:value-type="float" office:value="0.00487734" calcext:value-type="float">
            <text:p>0.00487734</text:p>
          </table:table-cell>
          <table:table-cell table:style-name="ce2" office:value-type="float" office:value="-0.0174713424" calcext:value-type="float">
            <text:p>-0.0174713424</text:p>
          </table:table-cell>
          <table:table-cell table:style-name="ce2" office:value-type="float" office:value="-0.0015764074" calcext:value-type="float">
            <text:p>-0.0015764074</text:p>
          </table:table-cell>
          <table:table-cell table:style-name="ce2" office:value-type="float" office:value="-0.017637439" calcext:value-type="float">
            <text:p>-0.017637439</text:p>
          </table:table-cell>
          <table:table-cell table:style-name="ce2" office:value-type="float" office:value="0.031997393" calcext:value-type="float">
            <text:p>0.031997393</text:p>
          </table:table-cell>
          <table:table-cell table:style-name="ce2" office:value-type="float" office:value="-0.0490806437" calcext:value-type="float">
            <text:p>-0.0490806437</text:p>
          </table:table-cell>
          <table:table-cell table:style-name="ce2" office:value-type="float" office:value="-0.1769188108" calcext:value-type="float">
            <text:p>-0.1769188108</text:p>
          </table:table-cell>
          <table:table-cell table:style-name="ce2" office:value-type="float" office:value="-0.475850662" calcext:value-type="float">
            <text:p>-0.475850662</text:p>
          </table:table-cell>
          <table:table-cell table:style-name="ce2" office:value-type="float" office:value="0.432740877" calcext:value-type="float">
            <text:p>0.432740877</text:p>
          </table:table-cell>
          <table:table-cell table:style-name="ce2" office:value-type="float" office:value="-0.066398379" calcext:value-type="float">
            <text:p>-0.066398379</text:p>
          </table:table-cell>
          <table:table-cell table:style-name="ce2" office:value-type="float" office:value="-0.08600069" calcext:value-type="float">
            <text:p>-0.08600069</text:p>
          </table:table-cell>
          <table:table-cell table:style-name="ce2" office:value-type="float" office:value="-0.121450259" calcext:value-type="float">
            <text:p>-0.121450259</text:p>
          </table:table-cell>
          <table:table-cell table:style-name="ce2" office:value-type="float" office:value="-0.0301152826" calcext:value-type="float">
            <text:p>-0.0301152826</text:p>
          </table:table-cell>
          <table:table-cell table:style-name="ce2" office:value-type="float" office:value="-0.07546843" calcext:value-type="float">
            <text:p>-0.07546843</text:p>
          </table:table-cell>
          <table:table-cell table:style-name="ce2" office:value-type="float" office:value="0.071352107" calcext:value-type="float">
            <text:p>0.071352107</text:p>
          </table:table-cell>
          <table:table-cell table:style-name="ce2" office:value-type="float" office:value="0.019956327" calcext:value-type="float">
            <text:p>0.019956327</text:p>
          </table:table-cell>
          <table:table-cell table:style-name="ce2" office:value-type="float" office:value="0.0044831241" calcext:value-type="float">
            <text:p>0.0044831241</text:p>
          </table:table-cell>
          <table:table-cell table:style-name="ce2" office:value-type="float" office:value="-0.0005549374" calcext:value-type="float">
            <text:p>-0.0005549374</text:p>
          </table:table-cell>
          <table:table-cell table:style-name="ce2" office:value-type="float" office:value="0.0133074508" calcext:value-type="float">
            <text:p>0.0133074508</text:p>
          </table:table-cell>
          <table:table-cell table:style-name="ce2" office:value-type="float" office:value="-0.012382386" calcext:value-type="float">
            <text:p>-0.012382386</text:p>
          </table:table-cell>
          <table:table-cell table:style-name="ce3" office:value-type="float" office:value="-0.005179431" calcext:value-type="float">
            <text:p>-5.18E-03</text:p>
          </table:table-cell>
          <table:table-cell table:style-name="ce3" office:value-type="float" office:value="0.0449748" calcext:value-type="float">
            <text:p>4.50E-02</text:p>
          </table:table-cell>
          <table:table-cell table:style-name="ce2" office:value-type="float" office:value="0.0256775978" calcext:value-type="float">
            <text:p>0.0256775978</text:p>
          </table:table-cell>
          <table:table-cell table:style-name="ce2" office:value-type="float" office:value="0.05547698" calcext:value-type="float">
            <text:p>0.05547698</text:p>
          </table:table-cell>
          <table:table-cell table:style-name="ce2" office:value-type="float" office:value="0.256577446" calcext:value-type="float">
            <text:p>0.256577446</text:p>
          </table:table-cell>
          <table:table-cell table:style-name="ce2" office:value-type="float" office:value="-0.417905094" calcext:value-type="float">
            <text:p>-0.417905094</text:p>
          </table:table-cell>
          <table:table-cell table:style-name="ce3" office:value-type="float" office:value="-0.1938403" calcext:value-type="float">
            <text:p>-1.94E-01</text:p>
          </table:table-cell>
          <table:table-cell table:style-name="ce2" office:value-type="float" office:value="0.265490415" calcext:value-type="float">
            <text:p>0.265490415</text:p>
          </table:table-cell>
          <table:table-cell table:style-name="ce2" office:value-type="float" office:value="-0.0575195819" calcext:value-type="float">
            <text:p>-0.0575195819</text:p>
          </table:table-cell>
          <table:table-cell table:style-name="ce2" office:value-type="float" office:value="-0.045676509" calcext:value-type="float">
            <text:p>-0.045676509</text:p>
          </table:table-cell>
          <table:table-cell table:style-name="ce2" office:value-type="float" office:value="-0.154486356" calcext:value-type="float">
            <text:p>-0.154486356</text:p>
          </table:table-cell>
          <table:table-cell table:style-name="ce2" office:value-type="float" office:value="0.1654263153" calcext:value-type="float">
            <text:p>0.1654263153</text:p>
          </table:table-cell>
          <table:table-cell table:style-name="ce2" office:value-type="float" office:value="-0.192837004" calcext:value-type="float">
            <text:p>-0.192837004</text:p>
          </table:table-cell>
          <table:table-cell table:style-name="ce2" office:value-type="float" office:value="0.080670634" calcext:value-type="float">
            <text:p>0.080670634</text:p>
          </table:table-cell>
          <table:table-cell table:style-name="ce2" office:value-type="float" office:value="0.11497227" calcext:value-type="float">
            <text:p>0.11497227</text:p>
          </table:table-cell>
          <table:table-cell table:style-name="ce2" office:value-type="float" office:value="-0.126910389" calcext:value-type="float">
            <text:p>-0.126910389</text:p>
          </table:table-cell>
          <table:table-cell table:style-name="ce2" office:value-type="float" office:value="0.135839336" calcext:value-type="float">
            <text:p>0.135839336</text:p>
          </table:table-cell>
          <table:table-cell table:style-name="ce2" office:value-type="float" office:value="0.002948208" calcext:value-type="float">
            <text:p>0.002948208</text:p>
          </table:table-cell>
        </table:table-row>
        <table:table-row table:style-name="ro1">
          <table:table-cell office:value-type="string" calcext:value-type="string">
            <text:p>Tem_Zombies</text:p>
          </table:table-cell>
          <table:table-cell table:style-name="ce2" office:value-type="float" office:value="0.015442003" calcext:value-type="float">
            <text:p>0.015442003</text:p>
          </table:table-cell>
          <table:table-cell table:style-name="ce2" office:value-type="float" office:value="-0.085413364" calcext:value-type="float">
            <text:p>-0.085413364</text:p>
          </table:table-cell>
          <table:table-cell table:style-name="ce2" office:value-type="float" office:value="0.056445025" calcext:value-type="float">
            <text:p>0.056445025</text:p>
          </table:table-cell>
          <table:table-cell table:style-name="ce2" office:value-type="float" office:value="-0.0202258438" calcext:value-type="float">
            <text:p>-0.0202258438</text:p>
          </table:table-cell>
          <table:table-cell table:style-name="ce2" office:value-type="float" office:value="-0.5738973042" calcext:value-type="float">
            <text:p>-0.5738973042</text:p>
          </table:table-cell>
          <table:table-cell table:style-name="ce2" office:value-type="float" office:value="-0.318186923" calcext:value-type="float">
            <text:p>-0.318186923</text:p>
          </table:table-cell>
          <table:table-cell table:style-name="ce2" office:value-type="float" office:value="-0.117788316" calcext:value-type="float">
            <text:p>-0.117788316</text:p>
          </table:table-cell>
          <table:table-cell table:style-name="ce2" office:value-type="float" office:value="-0.0199464775" calcext:value-type="float">
            <text:p>-0.0199464775</text:p>
          </table:table-cell>
          <table:table-cell table:style-name="ce2" office:value-type="float" office:value="0.0634031701" calcext:value-type="float">
            <text:p>0.0634031701</text:p>
          </table:table-cell>
          <table:table-cell table:style-name="ce2" office:value-type="float" office:value="-0.101914988" calcext:value-type="float">
            <text:p>-0.101914988</text:p>
          </table:table-cell>
          <table:table-cell table:style-name="ce2" office:value-type="float" office:value="-0.053232251" calcext:value-type="float">
            <text:p>-0.053232251</text:p>
          </table:table-cell>
          <table:table-cell table:style-name="ce2" office:value-type="float" office:value="-0.004204282" calcext:value-type="float">
            <text:p>-0.004204282</text:p>
          </table:table-cell>
          <table:table-cell table:style-name="ce2" office:value-type="float" office:value="-0.003322227" calcext:value-type="float">
            <text:p>-0.003322227</text:p>
          </table:table-cell>
          <table:table-cell table:style-name="ce2" office:value-type="float" office:value="0.057006757" calcext:value-type="float">
            <text:p>0.057006757</text:p>
          </table:table-cell>
          <table:table-cell table:style-name="ce2" office:value-type="float" office:value="-0.01031898" calcext:value-type="float">
            <text:p>-0.01031898</text:p>
          </table:table-cell>
          <table:table-cell table:style-name="ce2" office:value-type="float" office:value="0.1468323" calcext:value-type="float">
            <text:p>0.1468323</text:p>
          </table:table-cell>
          <table:table-cell table:style-name="ce2" office:value-type="float" office:value="0.063027871" calcext:value-type="float">
            <text:p>0.063027871</text:p>
          </table:table-cell>
          <table:table-cell table:style-name="ce2" office:value-type="float" office:value="-0.015950874" calcext:value-type="float">
            <text:p>-0.015950874</text:p>
          </table:table-cell>
          <table:table-cell table:style-name="ce2" office:value-type="float" office:value="0.0671179675" calcext:value-type="float">
            <text:p>0.0671179675</text:p>
          </table:table-cell>
          <table:table-cell table:style-name="ce2" office:value-type="float" office:value="-0.0071654573" calcext:value-type="float">
            <text:p>-0.0071654573</text:p>
          </table:table-cell>
          <table:table-cell table:style-name="ce2" office:value-type="float" office:value="0.0535566768" calcext:value-type="float">
            <text:p>0.0535566768</text:p>
          </table:table-cell>
          <table:table-cell table:style-name="ce2" office:value-type="float" office:value="0.005594475" calcext:value-type="float">
            <text:p>0.005594475</text:p>
          </table:table-cell>
          <table:table-cell table:style-name="ce3" office:value-type="float" office:value="-0.001524611" calcext:value-type="float">
            <text:p>-1.52E-03</text:p>
          </table:table-cell>
          <table:table-cell table:style-name="ce3" office:value-type="float" office:value="0.02855977" calcext:value-type="float">
            <text:p>2.86E-02</text:p>
          </table:table-cell>
          <table:table-cell table:style-name="ce2" office:value-type="float" office:value="0.0050383724" calcext:value-type="float">
            <text:p>0.0050383724</text:p>
          </table:table-cell>
          <table:table-cell table:style-name="ce2" office:value-type="float" office:value="-0.097215991" calcext:value-type="float">
            <text:p>-0.097215991</text:p>
          </table:table-cell>
          <table:table-cell table:style-name="ce2" office:value-type="float" office:value="0.030588813" calcext:value-type="float">
            <text:p>0.030588813</text:p>
          </table:table-cell>
          <table:table-cell table:style-name="ce2" office:value-type="float" office:value="0.042563034" calcext:value-type="float">
            <text:p>0.042563034</text:p>
          </table:table-cell>
          <table:table-cell table:style-name="ce3" office:value-type="float" office:value="-0.04133319" calcext:value-type="float">
            <text:p>-4.13E-02</text:p>
          </table:table-cell>
          <table:table-cell table:style-name="ce2" office:value-type="float" office:value="0.0242745011" calcext:value-type="float">
            <text:p>0.0242745011</text:p>
          </table:table-cell>
          <table:table-cell table:style-name="ce2" office:value-type="float" office:value="0.0618122324" calcext:value-type="float">
            <text:p>0.0618122324</text:p>
          </table:table-cell>
          <table:table-cell table:style-name="ce2" office:value-type="float" office:value="0.018069062" calcext:value-type="float">
            <text:p>0.018069062</text:p>
          </table:table-cell>
          <table:table-cell table:style-name="ce2" office:value-type="float" office:value="0.067675863" calcext:value-type="float">
            <text:p>0.067675863</text:p>
          </table:table-cell>
          <table:table-cell table:style-name="ce2" office:value-type="float" office:value="0.2210137634" calcext:value-type="float">
            <text:p>0.2210137634</text:p>
          </table:table-cell>
          <table:table-cell table:style-name="ce2" office:value-type="float" office:value="-0.18796452" calcext:value-type="float">
            <text:p>-0.18796452</text:p>
          </table:table-cell>
          <table:table-cell table:style-name="ce2" office:value-type="float" office:value="-0.510914444" calcext:value-type="float">
            <text:p>-0.510914444</text:p>
          </table:table-cell>
          <table:table-cell table:style-name="ce2" office:value-type="float" office:value="-0.337003056" calcext:value-type="float">
            <text:p>-0.337003056</text:p>
          </table:table-cell>
          <table:table-cell table:style-name="ce2" office:value-type="float" office:value="-0.032697713" calcext:value-type="float">
            <text:p>-0.032697713</text:p>
          </table:table-cell>
          <table:table-cell table:style-name="ce2" office:value-type="float" office:value="0.032374255" calcext:value-type="float">
            <text:p>0.032374255</text:p>
          </table:table-cell>
          <table:table-cell table:style-name="ce2" office:value-type="float" office:value="-0.005326968" calcext:value-type="float">
            <text:p>-0.005326968</text:p>
          </table:table-cell>
        </table:table-row>
        <table:table-row table:style-name="ro1" table:number-rows-repeated="1048477">
          <table:table-cell table:number-columns-repeated="41"/>
        </table:table-row>
        <table:table-row table:style-name="ro1">
          <table:table-cell table:number-columns-repeated="41"/>
        </table:table-row>
        <calcext:conditional-formats>
          <calcext:conditional-format calcext:target-range-address="pca_tematica.B57:pca_tematica.AO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pca_sibuscas" table:style-name="ta1"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&gt; names(zacatrus_data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[1] "Nombre" <text:s text:c="16"/>"Precio" <text:s text:c="16"/>"Autor" <text:s text:c="16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[4] "Tiempo.de.juego" <text:s text:c="7"/>"Medidas" <text:s text:c="15"/>"Complejidad" <text:s text:c="10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[7] "Editorial" <text:s text:c="13"/>"Dependencia.del.idioma" "Mecánica" <text:s text:c="1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10] "ranking" <text:s text:c="15"/>"Tem_Abstracto" <text:s text:c="9"/>"Tem_Comercio" <text:s text:c="9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13] "Tem_Egipto" <text:s text:c="12"/>"Tem_Medicina" <text:s text:c="10"/>"Tem_Oriental" <text:s text:c="9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16] "Tem_Trenes" <text:s text:c="12"/>"Tem_Agricultura" <text:s text:c="7"/>"Tem_Cómic" <text:s text:c="12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19] "Tem_Electrónica" <text:s text:c="7"/>"Tem_Medieval" <text:s text:c="10"/>"Tem_Piratas" <text:s text:c="10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22] "Tem_Audiovisual" <text:s text:c="7"/>"Tem_Animales" <text:s text:c="10"/>"Tem_Cuentos" <text:s text:c="10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25] "Tem_EspadaBrujería" <text:s text:c="4"/>"Tem_Misterio" <text:s text:c="10"/>"Tem_Politica" <text:s text:c="9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28] "Tem_Urbano" <text:s text:c="12"/>"Tem_ArteLiteratura" <text:s text:c="4"/>"Tem_Cyberpunk" <text:s text:c="8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31] "Tem_Fantasía" <text:s text:c="10"/>"Tem_Mitología" <text:s text:c="9"/>"Tem_Postapocalíptico" 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34] "Tem_Vampiros" <text:s text:c="10"/>"Tem_Carreras" <text:s text:c="10"/>"Tem_Deportes" <text:s text:c="9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37] "Tem_Gastronómica" <text:s text:c="6"/>"Tem_Música" <text:s text:c="12"/>"Tem_Steampunk" <text:s text:c="8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40] "Tem_Videojuegos" <text:s text:c="7"/>"Tem_Ciencia" <text:s text:c="11"/>"Tem_Detectivesca" <text:s text:c="5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43] "Tem_Historia" <text:s text:c="10"/>"Tem_Naturaleza" <text:s text:c="8"/>"Tem_Superhéroes" <text:s text:c="6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46] "Tem_Vikingos" <text:s text:c="10"/>"Tem_CienciaFicción" <text:s text:c="4"/>"Tem_Dinosaurios" <text:s text:c="6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49] "Tem_Maya" <text:s text:c="14"/>"Tem_Oeste" <text:s text:c="13"/>"Tem_Terror" <text:s text:c="11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52] "Tem_Zombies" <text:s text:c="11"/>"SiB_Ameritrash" <text:s text:c="8"/>"SiB_Cooperativo" <text:s text:c="6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55] "SiB_Eurogame" <text:s text:c="10"/>"SiB_Experiencia" <text:s text:c="7"/>"SiB_Familiares" <text:s text:c="7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58] "SiB_Fiesta" <text:s text:c="12"/>"SiB_Infantil" <text:s text:c="10"/>"SiB_Narrativo" <text:s text:c="8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61] "SiB_ParaDos" <text:s text:c="11"/>"SiB_Rápido" <text:s text:c="12"/>"SiB_Solitario" <text:s text:c="8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64] "SiB_Viaje" <text:s text:c="13"/>"EdadMinima" <text:s text:c="12"/>"EdadMaxima" <text:s text:c="11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67] "NumJugadoresMinimo" <text:s text:c="4"/>"NumJugadoresMaximo" <text:s text:c="4"/>"Tiempo.de.juego.mod" <text:s text:c="2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70] "TiempoDeJuegoMin" <text:s text:c="6"/>"TiempoDeJuegoMax" <text:s text:c="6"/>"Medida1" <text:s text:c="14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73] "Medida2" <text:s text:c="15"/>"Medida3" <text:s text:c="15"/>"Largo" <text:s text:c="16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76] "Volumen" <text:s text:c="14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gt; zacatrus_data.pca &lt;- prcomp(zacatrus_data[,c(53:64)], center = TRUE, scale = TRUE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gt; summary(zacatrus_data.pca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mportance of components: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3"/>PC1</text:p>
          </table:table-cell>
          <table:table-cell office:value-type="string" calcext:value-type="string">
            <text:p><text:s text:c="4"/>PC2</text:p>
          </table:table-cell>
          <table:table-cell office:value-type="string" calcext:value-type="string">
            <text:p><text:s text:c="4"/>PC3</text:p>
          </table:table-cell>
          <table:table-cell office:value-type="string" calcext:value-type="string">
            <text:p><text:s text:c="5"/>PC4</text:p>
          </table:table-cell>
          <table:table-cell office:value-type="string" calcext:value-type="string">
            <text:p><text:s text:c="5"/>PC5</text:p>
          </table:table-cell>
          <table:table-cell office:value-type="string" calcext:value-type="string">
            <text:p><text:s text:c="5"/>PC6</text:p>
          </table:table-cell>
          <table:table-cell office:value-type="string" calcext:value-type="string">
            <text:p><text:s text:c="5"/>PC7</text:p>
          </table:table-cell>
          <table:table-cell office:value-type="string" calcext:value-type="string">
            <text:p><text:s text:c="4"/>PC8</text:p>
          </table:table-cell>
          <table:table-cell office:value-type="string" calcext:value-type="string">
            <text:p><text:s text:c="5"/>PC9</text:p>
          </table:table-cell>
          <table:table-cell office:value-type="string" calcext:value-type="string">
            <text:p><text:s text:c="4"/>PC10</text:p>
          </table:table-cell>
          <table:table-cell office:value-type="string" calcext:value-type="string">
            <text:p><text:s text:c="4"/>PC11</text:p>
          </table:table-cell>
          <table:table-cell office:value-type="string" calcext:value-type="string">
            <text:p><text:s text:c="4"/>PC1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1.6515" calcext:value-type="float">
            <text:p>1.6515</text:p>
          </table:table-cell>
          <table:table-cell office:value-type="float" office:value="1.4684" calcext:value-type="float">
            <text:p>1.4684</text:p>
          </table:table-cell>
          <table:table-cell office:value-type="float" office:value="1.0828" calcext:value-type="float">
            <text:p>1.0828</text:p>
          </table:table-cell>
          <table:table-cell office:value-type="float" office:value="1.01667" calcext:value-type="float">
            <text:p>1.01667</text:p>
          </table:table-cell>
          <table:table-cell office:value-type="float" office:value="0.95212" calcext:value-type="float">
            <text:p>0.95212</text:p>
          </table:table-cell>
          <table:table-cell office:value-type="float" office:value="0.94288" calcext:value-type="float">
            <text:p>0.94288</text:p>
          </table:table-cell>
          <table:table-cell office:value-type="float" office:value="0.86613" calcext:value-type="float">
            <text:p>0.86613</text:p>
          </table:table-cell>
          <table:table-cell office:value-type="float" office:value="0.78409" calcext:value-type="float">
            <text:p>0.78409</text:p>
          </table:table-cell>
          <table:table-cell office:value-type="float" office:value="0.72018" calcext:value-type="float">
            <text:p>0.72018</text:p>
          </table:table-cell>
          <table:table-cell office:value-type="float" office:value="0.70684" calcext:value-type="float">
            <text:p>0.70684</text:p>
          </table:table-cell>
          <table:table-cell office:value-type="float" office:value="0.64661" calcext:value-type="float">
            <text:p>0.64661</text:p>
          </table:table-cell>
          <table:table-cell office:value-type="float" office:value="0.55995" calcext:value-type="float">
            <text:p>0.55995</text:p>
          </table:table-cell>
        </table:table-row>
        <table:table-row table:style-name="ro1">
          <table:table-cell office:value-type="string" calcext:value-type="string">
            <text:p>Proportion of Variance</text:p>
          </table:table-cell>
          <table:table-cell office:value-type="float" office:value="0.2273" calcext:value-type="float">
            <text:p>0.2273</text:p>
          </table:table-cell>
          <table:table-cell office:value-type="float" office:value="0.1797" calcext:value-type="float">
            <text:p>0.1797</text:p>
          </table:table-cell>
          <table:table-cell office:value-type="float" office:value="0.0977" calcext:value-type="float">
            <text:p>0.0977</text:p>
          </table:table-cell>
          <table:table-cell office:value-type="float" office:value="0.08614" calcext:value-type="float">
            <text:p>0.08614</text:p>
          </table:table-cell>
          <table:table-cell office:value-type="float" office:value="0.07554" calcext:value-type="float">
            <text:p>0.07554</text:p>
          </table:table-cell>
          <table:table-cell office:value-type="float" office:value="0.07408" calcext:value-type="float">
            <text:p>0.07408</text:p>
          </table:table-cell>
          <table:table-cell office:value-type="float" office:value="0.06252" calcext:value-type="float">
            <text:p>0.06252</text:p>
          </table:table-cell>
          <table:table-cell office:value-type="float" office:value="0.05123" calcext:value-type="float">
            <text:p>0.05123</text:p>
          </table:table-cell>
          <table:table-cell office:value-type="float" office:value="0.04322" calcext:value-type="float">
            <text:p>0.04322</text:p>
          </table:table-cell>
          <table:table-cell office:value-type="float" office:value="0.04164" calcext:value-type="float">
            <text:p>0.04164</text:p>
          </table:table-cell>
          <table:table-cell office:value-type="float" office:value="0.03484" calcext:value-type="float">
            <text:p>0.03484</text:p>
          </table:table-cell>
          <table:table-cell office:value-type="float" office:value="0.02613" calcext:value-type="float">
            <text:p>0.02613</text:p>
          </table:table-cell>
        </table:table-row>
        <table:table-row table:style-name="ro1">
          <table:table-cell office:value-type="string" calcext:value-type="string">
            <text:p>Cumulative Proportion</text:p>
          </table:table-cell>
          <table:table-cell office:value-type="float" office:value="0.2273" calcext:value-type="float">
            <text:p>0.2273</text:p>
          </table:table-cell>
          <table:table-cell office:value-type="float" office:value="0.407" calcext:value-type="float">
            <text:p>0.407</text:p>
          </table:table-cell>
          <table:table-cell office:value-type="float" office:value="0.5047" calcext:value-type="float">
            <text:p>0.5047</text:p>
          </table:table-cell>
          <table:table-cell office:value-type="float" office:value="0.5908" calcext:value-type="float">
            <text:p>0.5908</text:p>
          </table:table-cell>
          <table:table-cell office:value-type="float" office:value="0.66634" calcext:value-type="float">
            <text:p>0.66634</text:p>
          </table:table-cell>
          <table:table-cell office:value-type="float" office:value="0.74042" calcext:value-type="float">
            <text:p>0.74042</text:p>
          </table:table-cell>
          <table:table-cell office:value-type="float" office:value="0.80294" calcext:value-type="float">
            <text:p>0.80294</text:p>
          </table:table-cell>
          <table:table-cell office:value-type="float" office:value="0.85417" calcext:value-type="float">
            <text:p>0.85417</text:p>
          </table:table-cell>
          <table:table-cell office:value-type="float" office:value="0.89739" calcext:value-type="float">
            <text:p>0.89739</text:p>
          </table:table-cell>
          <table:table-cell office:value-type="float" office:value="0.93903" calcext:value-type="float">
            <text:p>0.93903</text:p>
          </table:table-cell>
          <table:table-cell office:value-type="float" office:value="0.97387" calcext:value-type="float">
            <text:p>0.9738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&gt; zacatrus_data.pca$rotation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<text:s text:c="8"/>PC1</text:p>
          </table:table-cell>
          <table:table-cell table:style-name="ce4" office:value-type="string" calcext:value-type="string">
            <text:p><text:s text:c="9"/>PC2</text:p>
          </table:table-cell>
          <table:table-cell office:value-type="string" calcext:value-type="string">
            <text:p><text:s text:c="9"/>PC3</text:p>
          </table:table-cell>
          <table:table-cell office:value-type="string" calcext:value-type="string">
            <text:p><text:s text:c="10"/>PC4</text:p>
          </table:table-cell>
          <table:table-cell office:value-type="string" calcext:value-type="string">
            <text:p><text:s text:c="10"/>PC5</text:p>
          </table:table-cell>
          <table:table-cell office:value-type="string" calcext:value-type="string">
            <text:p><text:s text:c="9"/>PC6</text:p>
          </table:table-cell>
          <table:table-cell office:value-type="string" calcext:value-type="string">
            <text:p><text:s text:c="9"/>PC7</text:p>
          </table:table-cell>
          <table:table-cell office:value-type="string" calcext:value-type="string">
            <text:p><text:s text:c="10"/>PC8</text:p>
          </table:table-cell>
          <table:table-cell office:value-type="string" calcext:value-type="string">
            <text:p><text:s text:c="10"/>PC9</text:p>
          </table:table-cell>
          <table:table-cell office:value-type="string" calcext:value-type="string">
            <text:p><text:s text:c="8"/>PC10</text:p>
          </table:table-cell>
          <table:table-cell office:value-type="string" calcext:value-type="string">
            <text:p><text:s text:c="8"/>PC11</text:p>
          </table:table-cell>
          <table:table-cell office:value-type="string" calcext:value-type="string">
            <text:p><text:s text:c="8"/>PC12</text:p>
          </table:table-cell>
        </table:table-row>
        <table:table-row table:style-name="ro1">
          <table:table-cell office:value-type="string" calcext:value-type="string">
            <text:p>SiB_Ameritrash</text:p>
          </table:table-cell>
          <table:table-cell table:style-name="ce5" office:value-type="float" office:value="0.01685005" calcext:value-type="float">
            <text:p>0.01685005</text:p>
          </table:table-cell>
          <table:table-cell table:style-name="ce5" office:value-type="float" office:value="0.10669643" calcext:value-type="float">
            <text:p>0.10669643</text:p>
          </table:table-cell>
          <table:table-cell table:style-name="ce6" office:value-type="float" office:value="-0.15901007" calcext:value-type="float">
            <text:p>-0.15901007</text:p>
          </table:table-cell>
          <table:table-cell table:style-name="ce6" office:value-type="float" office:value="0.809377479" calcext:value-type="float">
            <text:p>0.809377479</text:p>
          </table:table-cell>
          <table:table-cell table:style-name="ce6" office:value-type="float" office:value="-0.335019755" calcext:value-type="float">
            <text:p>-0.335019755</text:p>
          </table:table-cell>
          <table:table-cell table:style-name="ce6" office:value-type="float" office:value="0.413886437" calcext:value-type="float">
            <text:p>0.413886437</text:p>
          </table:table-cell>
          <table:table-cell table:style-name="ce6" office:value-type="float" office:value="-0.10283269" calcext:value-type="float">
            <text:p>-0.10283269</text:p>
          </table:table-cell>
          <table:table-cell table:style-name="ce6" office:value-type="float" office:value="0.057197991" calcext:value-type="float">
            <text:p>0.057197991</text:p>
          </table:table-cell>
          <table:table-cell table:style-name="ce6" office:value-type="float" office:value="0.003930925" calcext:value-type="float">
            <text:p>0.003930925</text:p>
          </table:table-cell>
          <table:table-cell table:style-name="ce6" office:value-type="float" office:value="0.05746816" calcext:value-type="float">
            <text:p>0.05746816</text:p>
          </table:table-cell>
          <table:table-cell table:style-name="ce6" office:value-type="float" office:value="0.004427059" calcext:value-type="float">
            <text:p>0.004427059</text:p>
          </table:table-cell>
          <table:table-cell table:style-name="ce6" office:value-type="float" office:value="0.08504005" calcext:value-type="float">
            <text:p>0.08504005</text:p>
          </table:table-cell>
        </table:table-row>
        <table:table-row table:style-name="ro1">
          <table:table-cell office:value-type="string" calcext:value-type="string">
            <text:p>SiB_Cooperativo</text:p>
          </table:table-cell>
          <table:table-cell table:style-name="ce5" office:value-type="float" office:value="0.31364496" calcext:value-type="float">
            <text:p>0.31364496</text:p>
          </table:table-cell>
          <table:table-cell table:style-name="ce5" office:value-type="float" office:value="0.30396204" calcext:value-type="float">
            <text:p>0.30396204</text:p>
          </table:table-cell>
          <table:table-cell table:style-name="ce6" office:value-type="float" office:value="-0.1619273" calcext:value-type="float">
            <text:p>-0.1619273</text:p>
          </table:table-cell>
          <table:table-cell table:style-name="ce6" office:value-type="float" office:value="-0.035316147" calcext:value-type="float">
            <text:p>-0.035316147</text:p>
          </table:table-cell>
          <table:table-cell table:style-name="ce6" office:value-type="float" office:value="0.020208632" calcext:value-type="float">
            <text:p>0.020208632</text:p>
          </table:table-cell>
          <table:table-cell table:style-name="ce6" office:value-type="float" office:value="-0.111650761" calcext:value-type="float">
            <text:p>-0.111650761</text:p>
          </table:table-cell>
          <table:table-cell table:style-name="ce6" office:value-type="float" office:value="-0.71591555" calcext:value-type="float">
            <text:p>-0.71591555</text:p>
          </table:table-cell>
          <table:table-cell table:style-name="ce6" office:value-type="float" office:value="-0.114133307" calcext:value-type="float">
            <text:p>-0.114133307</text:p>
          </table:table-cell>
          <table:table-cell table:style-name="ce6" office:value-type="float" office:value="-0.109793761" calcext:value-type="float">
            <text:p>-0.109793761</text:p>
          </table:table-cell>
          <table:table-cell table:style-name="ce6" office:value-type="float" office:value="-0.30600945" calcext:value-type="float">
            <text:p>-0.30600945</text:p>
          </table:table-cell>
          <table:table-cell table:style-name="ce6" office:value-type="float" office:value="0.054030239" calcext:value-type="float">
            <text:p>0.054030239</text:p>
          </table:table-cell>
          <table:table-cell table:style-name="ce6" office:value-type="float" office:value="-0.36703507" calcext:value-type="float">
            <text:p>-0.36703507</text:p>
          </table:table-cell>
        </table:table-row>
        <table:table-row table:style-name="ro1">
          <table:table-cell office:value-type="string" calcext:value-type="string">
            <text:p>SiB_Eurogame</text:p>
          </table:table-cell>
          <table:table-cell table:style-name="ce5" office:value-type="float" office:value="-0.01476513" calcext:value-type="float">
            <text:p>-0.01476513</text:p>
          </table:table-cell>
          <table:table-cell table:style-name="ce5" office:value-type="float" office:value="0.05429122" calcext:value-type="float">
            <text:p>0.05429122</text:p>
          </table:table-cell>
          <table:table-cell table:style-name="ce6" office:value-type="float" office:value="-0.52890083" calcext:value-type="float">
            <text:p>-0.52890083</text:p>
          </table:table-cell>
          <table:table-cell table:style-name="ce6" office:value-type="float" office:value="-0.513616759" calcext:value-type="float">
            <text:p>-0.513616759</text:p>
          </table:table-cell>
          <table:table-cell table:style-name="ce6" office:value-type="float" office:value="-0.495542865" calcext:value-type="float">
            <text:p>-0.495542865</text:p>
          </table:table-cell>
          <table:table-cell table:style-name="ce6" office:value-type="float" office:value="0.403924074" calcext:value-type="float">
            <text:p>0.403924074</text:p>
          </table:table-cell>
          <table:table-cell table:style-name="ce6" office:value-type="float" office:value="0.08843075" calcext:value-type="float">
            <text:p>0.08843075</text:p>
          </table:table-cell>
          <table:table-cell table:style-name="ce6" office:value-type="float" office:value="0.086545222" calcext:value-type="float">
            <text:p>0.086545222</text:p>
          </table:table-cell>
          <table:table-cell table:style-name="ce6" office:value-type="float" office:value="0.121999971" calcext:value-type="float">
            <text:p>0.121999971</text:p>
          </table:table-cell>
          <table:table-cell table:style-name="ce6" office:value-type="float" office:value="-0.08368522" calcext:value-type="float">
            <text:p>-0.08368522</text:p>
          </table:table-cell>
          <table:table-cell table:style-name="ce6" office:value-type="float" office:value="0.085161463" calcext:value-type="float">
            <text:p>0.085161463</text:p>
          </table:table-cell>
          <table:table-cell table:style-name="ce6" office:value-type="float" office:value="0.01136001" calcext:value-type="float">
            <text:p>0.01136001</text:p>
          </table:table-cell>
        </table:table-row>
        <table:table-row table:style-name="ro1">
          <table:table-cell office:value-type="string" calcext:value-type="string">
            <text:p>SiB_Experiencia</text:p>
          </table:table-cell>
          <table:table-cell table:style-name="ce5" office:value-type="float" office:value="0.27986541" calcext:value-type="float">
            <text:p>0.27986541</text:p>
          </table:table-cell>
          <table:table-cell table:style-name="ce5" office:value-type="float" office:value="0.44340079" calcext:value-type="float">
            <text:p>0.44340079</text:p>
          </table:table-cell>
          <table:table-cell table:style-name="ce6" office:value-type="float" office:value="0.31642706" calcext:value-type="float">
            <text:p>0.31642706</text:p>
          </table:table-cell>
          <table:table-cell table:style-name="ce6" office:value-type="float" office:value="-0.1544369" calcext:value-type="float">
            <text:p>-0.1544369</text:p>
          </table:table-cell>
          <table:table-cell table:style-name="ce6" office:value-type="float" office:value="0.006618632" calcext:value-type="float">
            <text:p>0.006618632</text:p>
          </table:table-cell>
          <table:table-cell table:style-name="ce6" office:value-type="float" office:value="0.160033641" calcext:value-type="float">
            <text:p>0.160033641</text:p>
          </table:table-cell>
          <table:table-cell table:style-name="ce6" office:value-type="float" office:value="-0.04298881" calcext:value-type="float">
            <text:p>-0.04298881</text:p>
          </table:table-cell>
          <table:table-cell table:style-name="ce6" office:value-type="float" office:value="0.063904041" calcext:value-type="float">
            <text:p>0.063904041</text:p>
          </table:table-cell>
          <table:table-cell table:style-name="ce6" office:value-type="float" office:value="-0.216550631" calcext:value-type="float">
            <text:p>-0.216550631</text:p>
          </table:table-cell>
          <table:table-cell table:style-name="ce6" office:value-type="float" office:value="-0.13469516" calcext:value-type="float">
            <text:p>-0.13469516</text:p>
          </table:table-cell>
          <table:table-cell table:style-name="ce6" office:value-type="float" office:value="0.14386562" calcext:value-type="float">
            <text:p>0.14386562</text:p>
          </table:table-cell>
          <table:table-cell table:style-name="ce6" office:value-type="float" office:value="0.69553838" calcext:value-type="float">
            <text:p>0.69553838</text:p>
          </table:table-cell>
        </table:table-row>
        <table:table-row table:style-name="ro1">
          <table:table-cell office:value-type="string" calcext:value-type="string">
            <text:p>SiB_Familiares</text:p>
          </table:table-cell>
          <table:table-cell table:style-name="ce5" office:value-type="float" office:value="0.39805587" calcext:value-type="float">
            <text:p>0.39805587</text:p>
          </table:table-cell>
          <table:table-cell table:style-name="ce5" office:value-type="float" office:value="-0.26244816" calcext:value-type="float">
            <text:p>-0.26244816</text:p>
          </table:table-cell>
          <table:table-cell table:style-name="ce6" office:value-type="float" office:value="-0.15887588" calcext:value-type="float">
            <text:p>-0.15887588</text:p>
          </table:table-cell>
          <table:table-cell table:style-name="ce6" office:value-type="float" office:value="-0.09568309" calcext:value-type="float">
            <text:p>-0.09568309</text:p>
          </table:table-cell>
          <table:table-cell table:style-name="ce6" office:value-type="float" office:value="0.038039294" calcext:value-type="float">
            <text:p>0.038039294</text:p>
          </table:table-cell>
          <table:table-cell table:style-name="ce6" office:value-type="float" office:value="0.157881283" calcext:value-type="float">
            <text:p>0.157881283</text:p>
          </table:table-cell>
          <table:table-cell table:style-name="ce6" office:value-type="float" office:value="-0.04650278" calcext:value-type="float">
            <text:p>-0.04650278</text:p>
          </table:table-cell>
          <table:table-cell table:style-name="ce6" office:value-type="float" office:value="-0.168021171" calcext:value-type="float">
            <text:p>-0.168021171</text:p>
          </table:table-cell>
          <table:table-cell table:style-name="ce6" office:value-type="float" office:value="-0.577885824" calcext:value-type="float">
            <text:p>-0.577885824</text:p>
          </table:table-cell>
          <table:table-cell table:style-name="ce6" office:value-type="float" office:value="0.48709407" calcext:value-type="float">
            <text:p>0.48709407</text:p>
          </table:table-cell>
          <table:table-cell table:style-name="ce6" office:value-type="float" office:value="-0.331669763" calcext:value-type="float">
            <text:p>-0.331669763</text:p>
          </table:table-cell>
          <table:table-cell table:style-name="ce6" office:value-type="float" office:value="0.01706143" calcext:value-type="float">
            <text:p>0.01706143</text:p>
          </table:table-cell>
        </table:table-row>
        <table:table-row table:style-name="ro1">
          <table:table-cell office:value-type="string" calcext:value-type="string">
            <text:p>SiB_Fiesta</text:p>
          </table:table-cell>
          <table:table-cell table:style-name="ce5" office:value-type="float" office:value="0.26541866" calcext:value-type="float">
            <text:p>0.26541866</text:p>
          </table:table-cell>
          <table:table-cell table:style-name="ce5" office:value-type="float" office:value="-0.29418163" calcext:value-type="float">
            <text:p>-0.29418163</text:p>
          </table:table-cell>
          <table:table-cell table:style-name="ce6" office:value-type="float" office:value="0.04739391" calcext:value-type="float">
            <text:p>0.04739391</text:p>
          </table:table-cell>
          <table:table-cell table:style-name="ce6" office:value-type="float" office:value="-0.007710951" calcext:value-type="float">
            <text:p>-0.007710951</text:p>
          </table:table-cell>
          <table:table-cell table:style-name="ce6" office:value-type="float" office:value="0.431450217" calcext:value-type="float">
            <text:p>0.431450217</text:p>
          </table:table-cell>
          <table:table-cell table:style-name="ce6" office:value-type="float" office:value="0.529516634" calcext:value-type="float">
            <text:p>0.529516634</text:p>
          </table:table-cell>
          <table:table-cell table:style-name="ce6" office:value-type="float" office:value="0.02624326" calcext:value-type="float">
            <text:p>0.02624326</text:p>
          </table:table-cell>
          <table:table-cell table:style-name="ce6" office:value-type="float" office:value="-0.41118679" calcext:value-type="float">
            <text:p>-0.41118679</text:p>
          </table:table-cell>
          <table:table-cell table:style-name="ce6" office:value-type="float" office:value="0.30076825" calcext:value-type="float">
            <text:p>0.30076825</text:p>
          </table:table-cell>
          <table:table-cell table:style-name="ce6" office:value-type="float" office:value="-0.13997561" calcext:value-type="float">
            <text:p>-0.13997561</text:p>
          </table:table-cell>
          <table:table-cell table:style-name="ce6" office:value-type="float" office:value="0.306074094" calcext:value-type="float">
            <text:p>0.306074094</text:p>
          </table:table-cell>
          <table:table-cell table:style-name="ce6" office:value-type="float" office:value="-0.02584494" calcext:value-type="float">
            <text:p>-0.02584494</text:p>
          </table:table-cell>
        </table:table-row>
        <table:table-row table:style-name="ro1">
          <table:table-cell office:value-type="string" calcext:value-type="string">
            <text:p>SiB_Infantil</text:p>
          </table:table-cell>
          <table:table-cell table:style-name="ce5" office:value-type="float" office:value="0.24376471" calcext:value-type="float">
            <text:p>0.24376471</text:p>
          </table:table-cell>
          <table:table-cell table:style-name="ce5" office:value-type="float" office:value="-0.26349063" calcext:value-type="float">
            <text:p>-0.26349063</text:p>
          </table:table-cell>
          <table:table-cell table:style-name="ce6" office:value-type="float" office:value="0.24325498" calcext:value-type="float">
            <text:p>0.24325498</text:p>
          </table:table-cell>
          <table:table-cell table:style-name="ce6" office:value-type="float" office:value="0.026125902" calcext:value-type="float">
            <text:p>0.026125902</text:p>
          </table:table-cell>
          <table:table-cell table:style-name="ce6" office:value-type="float" office:value="-0.613047048" calcext:value-type="float">
            <text:p>-0.613047048</text:p>
          </table:table-cell>
          <table:table-cell table:style-name="ce6" office:value-type="float" office:value="-0.345639824" calcext:value-type="float">
            <text:p>-0.345639824</text:p>
          </table:table-cell>
          <table:table-cell table:style-name="ce6" office:value-type="float" office:value="0.02704331" calcext:value-type="float">
            <text:p>0.02704331</text:p>
          </table:table-cell>
          <table:table-cell table:style-name="ce6" office:value-type="float" office:value="-0.444066803" calcext:value-type="float">
            <text:p>-0.444066803</text:p>
          </table:table-cell>
          <table:table-cell table:style-name="ce6" office:value-type="float" office:value="0.045820149" calcext:value-type="float">
            <text:p>0.045820149</text:p>
          </table:table-cell>
          <table:table-cell table:style-name="ce6" office:value-type="float" office:value="0.03416181" calcext:value-type="float">
            <text:p>0.03416181</text:p>
          </table:table-cell>
          <table:table-cell table:style-name="ce6" office:value-type="float" office:value="0.335932821" calcext:value-type="float">
            <text:p>0.335932821</text:p>
          </table:table-cell>
          <table:table-cell table:style-name="ce6" office:value-type="float" office:value="0.04425259" calcext:value-type="float">
            <text:p>0.04425259</text:p>
          </table:table-cell>
        </table:table-row>
        <table:table-row table:style-name="ro1">
          <table:table-cell office:value-type="string" calcext:value-type="string">
            <text:p>SiB_Narrativo</text:p>
          </table:table-cell>
          <table:table-cell table:style-name="ce5" office:value-type="float" office:value="0.18141985" calcext:value-type="float">
            <text:p>0.18141985</text:p>
          </table:table-cell>
          <table:table-cell table:style-name="ce5" office:value-type="float" office:value="0.36596277" calcext:value-type="float">
            <text:p>0.36596277</text:p>
          </table:table-cell>
          <table:table-cell table:style-name="ce6" office:value-type="float" office:value="0.53296481" calcext:value-type="float">
            <text:p>0.53296481</text:p>
          </table:table-cell>
          <table:table-cell table:style-name="ce6" office:value-type="float" office:value="-0.098606843" calcext:value-type="float">
            <text:p>-0.098606843</text:p>
          </table:table-cell>
          <table:table-cell table:style-name="ce6" office:value-type="float" office:value="-0.184767273" calcext:value-type="float">
            <text:p>-0.184767273</text:p>
          </table:table-cell>
          <table:table-cell table:style-name="ce6" office:value-type="float" office:value="0.300240002" calcext:value-type="float">
            <text:p>0.300240002</text:p>
          </table:table-cell>
          <table:table-cell table:style-name="ce6" office:value-type="float" office:value="0.25858116" calcext:value-type="float">
            <text:p>0.25858116</text:p>
          </table:table-cell>
          <table:table-cell table:style-name="ce6" office:value-type="float" office:value="0.031262063" calcext:value-type="float">
            <text:p>0.031262063</text:p>
          </table:table-cell>
          <table:table-cell table:style-name="ce6" office:value-type="float" office:value="0.068319362" calcext:value-type="float">
            <text:p>0.068319362</text:p>
          </table:table-cell>
          <table:table-cell table:style-name="ce6" office:value-type="float" office:value="0.13191525" calcext:value-type="float">
            <text:p>0.13191525</text:p>
          </table:table-cell>
          <table:table-cell table:style-name="ce6" office:value-type="float" office:value="-0.182169289" calcext:value-type="float">
            <text:p>-0.182169289</text:p>
          </table:table-cell>
          <table:table-cell table:style-name="ce6" office:value-type="float" office:value="-0.54037388" calcext:value-type="float">
            <text:p>-0.54037388</text:p>
          </table:table-cell>
        </table:table-row>
        <table:table-row table:style-name="ro1">
          <table:table-cell office:value-type="string" calcext:value-type="string">
            <text:p>SiB_ParaDos</text:p>
          </table:table-cell>
          <table:table-cell table:style-name="ce5" office:value-type="float" office:value="0.30842967" calcext:value-type="float">
            <text:p>0.30842967</text:p>
          </table:table-cell>
          <table:table-cell table:style-name="ce5" office:value-type="float" office:value="0.22684052" calcext:value-type="float">
            <text:p>0.22684052</text:p>
          </table:table-cell>
          <table:table-cell table:style-name="ce6" office:value-type="float" office:value="-0.34474165" calcext:value-type="float">
            <text:p>-0.34474165</text:p>
          </table:table-cell>
          <table:table-cell table:style-name="ce6" office:value-type="float" office:value="0.178614991" calcext:value-type="float">
            <text:p>0.178614991</text:p>
          </table:table-cell>
          <table:table-cell table:style-name="ce6" office:value-type="float" office:value="0.147699591" calcext:value-type="float">
            <text:p>0.147699591</text:p>
          </table:table-cell>
          <table:table-cell table:style-name="ce6" office:value-type="float" office:value="-0.211560473" calcext:value-type="float">
            <text:p>-0.211560473</text:p>
          </table:table-cell>
          <table:table-cell table:style-name="ce6" office:value-type="float" office:value="0.60519024" calcext:value-type="float">
            <text:p>0.60519024</text:p>
          </table:table-cell>
          <table:table-cell table:style-name="ce6" office:value-type="float" office:value="0.006183322" calcext:value-type="float">
            <text:p>0.006183322</text:p>
          </table:table-cell>
          <table:table-cell table:style-name="ce6" office:value-type="float" office:value="-0.300825097" calcext:value-type="float">
            <text:p>-0.300825097</text:p>
          </table:table-cell>
          <table:table-cell table:style-name="ce6" office:value-type="float" office:value="-0.24189441" calcext:value-type="float">
            <text:p>-0.24189441</text:p>
          </table:table-cell>
          <table:table-cell table:style-name="ce6" office:value-type="float" office:value="0.29169847" calcext:value-type="float">
            <text:p>0.29169847</text:p>
          </table:table-cell>
          <table:table-cell table:style-name="ce6" office:value-type="float" office:value="-0.18894786" calcext:value-type="float">
            <text:p>-0.18894786</text:p>
          </table:table-cell>
        </table:table-row>
        <table:table-row table:style-name="ro1">
          <table:table-cell office:value-type="string" calcext:value-type="string">
            <text:p>SiB_Rápido</text:p>
          </table:table-cell>
          <table:table-cell table:style-name="ce5" office:value-type="float" office:value="0.3317297" calcext:value-type="float">
            <text:p>0.3317297</text:p>
          </table:table-cell>
          <table:table-cell table:style-name="ce5" office:value-type="float" office:value="-0.39058862" calcext:value-type="float">
            <text:p>-0.39058862</text:p>
          </table:table-cell>
          <table:table-cell table:style-name="ce6" office:value-type="float" office:value="0.10396443" calcext:value-type="float">
            <text:p>0.10396443</text:p>
          </table:table-cell>
          <table:table-cell table:style-name="ce6" office:value-type="float" office:value="0.048909181" calcext:value-type="float">
            <text:p>0.048909181</text:p>
          </table:table-cell>
          <table:table-cell table:style-name="ce6" office:value-type="float" office:value="-0.126841561" calcext:value-type="float">
            <text:p>-0.126841561</text:p>
          </table:table-cell>
          <table:table-cell table:style-name="ce6" office:value-type="float" office:value="-0.004565472" calcext:value-type="float">
            <text:p>-0.004565472</text:p>
          </table:table-cell>
          <table:table-cell table:style-name="ce6" office:value-type="float" office:value="0.09438169" calcext:value-type="float">
            <text:p>0.09438169</text:p>
          </table:table-cell>
          <table:table-cell table:style-name="ce6" office:value-type="float" office:value="0.241359497" calcext:value-type="float">
            <text:p>0.241359497</text:p>
          </table:table-cell>
          <table:table-cell table:style-name="ce6" office:value-type="float" office:value="0.054658706" calcext:value-type="float">
            <text:p>0.054658706</text:p>
          </table:table-cell>
          <table:table-cell table:style-name="ce6" office:value-type="float" office:value="-0.61546788" calcext:value-type="float">
            <text:p>-0.61546788</text:p>
          </table:table-cell>
          <table:table-cell table:style-name="ce6" office:value-type="float" office:value="-0.5045985" calcext:value-type="float">
            <text:p>-0.5045985</text:p>
          </table:table-cell>
          <table:table-cell table:style-name="ce6" office:value-type="float" office:value="0.06719647" calcext:value-type="float">
            <text:p>0.06719647</text:p>
          </table:table-cell>
        </table:table-row>
        <table:table-row table:style-name="ro1">
          <table:table-cell office:value-type="string" calcext:value-type="string">
            <text:p>SiB_Solitario</text:p>
          </table:table-cell>
          <table:table-cell table:style-name="ce5" office:value-type="float" office:value="0.35791497" calcext:value-type="float">
            <text:p>0.35791497</text:p>
          </table:table-cell>
          <table:table-cell table:style-name="ce5" office:value-type="float" office:value="0.29800423" calcext:value-type="float">
            <text:p>0.29800423</text:p>
          </table:table-cell>
          <table:table-cell table:style-name="ce6" office:value-type="float" office:value="-0.25832231" calcext:value-type="float">
            <text:p>-0.25832231</text:p>
          </table:table-cell>
          <table:table-cell table:style-name="ce6" office:value-type="float" office:value="0.045234992" calcext:value-type="float">
            <text:p>0.045234992</text:p>
          </table:table-cell>
          <table:table-cell table:style-name="ce6" office:value-type="float" office:value="0.070772842" calcext:value-type="float">
            <text:p>0.070772842</text:p>
          </table:table-cell>
          <table:table-cell table:style-name="ce6" office:value-type="float" office:value="-0.25145752" calcext:value-type="float">
            <text:p>-0.25145752</text:p>
          </table:table-cell>
          <table:table-cell table:style-name="ce6" office:value-type="float" office:value="0.08261954" calcext:value-type="float">
            <text:p>0.08261954</text:p>
          </table:table-cell>
          <table:table-cell table:style-name="ce6" office:value-type="float" office:value="-0.194316324" calcext:value-type="float">
            <text:p>-0.194316324</text:p>
          </table:table-cell>
          <table:table-cell table:style-name="ce6" office:value-type="float" office:value="0.60028453" calcext:value-type="float">
            <text:p>0.60028453</text:p>
          </table:table-cell>
          <table:table-cell table:style-name="ce6" office:value-type="float" office:value="0.26386953" calcext:value-type="float">
            <text:p>0.26386953</text:p>
          </table:table-cell>
          <table:table-cell table:style-name="ce6" office:value-type="float" office:value="-0.369002873" calcext:value-type="float">
            <text:p>-0.369002873</text:p>
          </table:table-cell>
          <table:table-cell table:style-name="ce6" office:value-type="float" office:value="0.1880358" calcext:value-type="float">
            <text:p>0.1880358</text:p>
          </table:table-cell>
        </table:table-row>
        <table:table-row table:style-name="ro1">
          <table:table-cell office:value-type="string" calcext:value-type="string">
            <text:p>SiB_Viaje</text:p>
          </table:table-cell>
          <table:table-cell table:style-name="ce5" office:value-type="float" office:value="0.4102362" calcext:value-type="float">
            <text:p>0.4102362</text:p>
          </table:table-cell>
          <table:table-cell table:style-name="ce5" office:value-type="float" office:value="-0.21229839" calcext:value-type="float">
            <text:p>-0.21229839</text:p>
          </table:table-cell>
          <table:table-cell table:style-name="ce6" office:value-type="float" office:value="0.03918106" calcext:value-type="float">
            <text:p>0.03918106</text:p>
          </table:table-cell>
          <table:table-cell table:style-name="ce6" office:value-type="float" office:value="-0.006761834" calcext:value-type="float">
            <text:p>-0.006761834</text:p>
          </table:table-cell>
          <table:table-cell table:style-name="ce6" office:value-type="float" office:value="0.035667699" calcext:value-type="float">
            <text:p>0.035667699</text:p>
          </table:table-cell>
          <table:table-cell table:style-name="ce6" office:value-type="float" office:value="-0.067318842" calcext:value-type="float">
            <text:p>-0.067318842</text:p>
          </table:table-cell>
          <table:table-cell table:style-name="ce6" office:value-type="float" office:value="-0.12159946" calcext:value-type="float">
            <text:p>-0.12159946</text:p>
          </table:table-cell>
          <table:table-cell table:style-name="ce6" office:value-type="float" office:value="0.693252025" calcext:value-type="float">
            <text:p>0.693252025</text:p>
          </table:table-cell>
          <table:table-cell table:style-name="ce6" office:value-type="float" office:value="0.202845488" calcext:value-type="float">
            <text:p>0.202845488</text:p>
          </table:table-cell>
          <table:table-cell table:style-name="ce6" office:value-type="float" office:value="0.30910584" calcext:value-type="float">
            <text:p>0.30910584</text:p>
          </table:table-cell>
          <table:table-cell table:style-name="ce6" office:value-type="float" office:value="0.378837546" calcext:value-type="float">
            <text:p>0.378837546</text:p>
          </table:table-cell>
          <table:table-cell table:style-name="ce6" office:value-type="float" office:value="-0.06045965" calcext:value-type="float">
            <text:p>-0.06045965</text:p>
          </table:table-cell>
        </table:table-row>
        <table:table-row table:style-name="ro1">
          <table:table-cell/>
          <table:table-cell table:style-name="ce4" office:value-type="float" office:value="0.2273" calcext:value-type="float">
            <text:p>0.2273</text:p>
          </table:table-cell>
          <table:table-cell table:style-name="ce4" office:value-type="float" office:value="0.407" calcext:value-type="float">
            <text:p>0.407</text:p>
          </table:table-cell>
          <table:table-cell office:value-type="float" office:value="0.5047" calcext:value-type="float">
            <text:p>0.5047</text:p>
          </table:table-cell>
          <table:table-cell office:value-type="float" office:value="0.5908" calcext:value-type="float">
            <text:p>0.5908</text:p>
          </table:table-cell>
          <table:table-cell office:value-type="float" office:value="0.66634" calcext:value-type="float">
            <text:p>0.66634</text:p>
          </table:table-cell>
          <table:table-cell office:value-type="float" office:value="0.74042" calcext:value-type="float">
            <text:p>0.74042</text:p>
          </table:table-cell>
          <table:table-cell office:value-type="float" office:value="0.80294" calcext:value-type="float">
            <text:p>0.80294</text:p>
          </table:table-cell>
          <table:table-cell office:value-type="float" office:value="0.85417" calcext:value-type="float">
            <text:p>0.85417</text:p>
          </table:table-cell>
          <table:table-cell office:value-type="float" office:value="0.89739" calcext:value-type="float">
            <text:p>0.89739</text:p>
          </table:table-cell>
          <table:table-cell office:value-type="float" office:value="0.93903" calcext:value-type="float">
            <text:p>0.93903</text:p>
          </table:table-cell>
          <table:table-cell office:value-type="float" office:value="0.97387" calcext:value-type="float">
            <text:p>0.9738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2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pca_sibuscas.B41:pca_sibuscas.M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ummary" table:style-name="ta1">
        <table:table-column table:style-name="co1" table:default-cell-style-name="ce1"/>
        <table:table-row table:style-name="ro1">
          <table:table-cell office:value-type="string" calcext:value-type="string">
            <text:p>summary(zacatrus_data)</text:p>
          </table:table-cell>
        </table:table-row>
        <table:table-row table:style-name="ro1">
          <table:table-cell office:value-type="string" calcext:value-type="string">
            <text:p><text:s text:c="4"/>Nombre <text:s text:c="13"/>Precio <text:s text:c="31"/>Autor <text:s text:c="4"/></text:p>
          </table:table-cell>
        </table:table-row>
        <table:table-row table:style-name="ro1">
          <table:table-cell office:value-type="string" calcext:value-type="string">
            <text:p><text:s/>Length:3170 <text:s text:c="7"/>0 <text:s text:c="5"/>: 624 <text:s text:c="32"/>:2314 <text:s/></text:p>
          </table:table-cell>
        </table:table-row>
        <table:table-row table:style-name="ro1">
          <table:table-cell office:value-type="string" calcext:value-type="string">
            <text:p><text:s/>Class :character <text:s text:c="2"/>19.95 <text:s/>: <text:s/>74 <text:s text:c="2"/>Reiner Knizia <text:s text:c="16"/>: <text:s/>17 <text:s/></text:p>
          </table:table-cell>
        </table:table-row>
        <table:table-row table:style-name="ro1">
          <table:table-cell office:value-type="string" calcext:value-type="string">
            <text:p><text:s/>Mode <text:s/>:character <text:s text:c="2"/>14.95 <text:s/>: <text:s/>73 <text:s text:c="2"/>James A. Wilson <text:s text:c="14"/>: <text:s/>12 <text:s/></text:p>
          </table:table-cell>
        </table:table-row>
        <table:table-row table:style-name="ro1">
          <table:table-cell office:value-type="string" calcext:value-type="string">
            <text:p><text:s text:c="20"/>13.5 <text:s text:c="2"/>: <text:s/>53 <text:s text:c="2"/>Steve Jackson <text:s text:c="16"/>: <text:s/>11 <text:s/></text:p>
          </table:table-cell>
        </table:table-row>
        <table:table-row table:style-name="ro1">
          <table:table-cell office:value-type="string" calcext:value-type="string">
            <text:p><text:s text:c="20"/>29.99 <text:s/>: <text:s/>49 <text:s text:c="2"/>Alexander Pfister <text:s text:c="12"/>: <text:s/>10 <text:s/></text:p>
          </table:table-cell>
        </table:table-row>
        <table:table-row table:style-name="ro1">
          <table:table-cell office:value-type="string" calcext:value-type="string">
            <text:p><text:s text:c="20"/>29.95 <text:s/>: <text:s/>46 <text:s text:c="2"/>Eric M. Lang, Michael Shinall : <text:s/>10 <text:s/></text:p>
          </table:table-cell>
        </table:table-row>
        <table:table-row table:style-name="ro1">
          <table:table-cell office:value-type="string" calcext:value-type="string">
            <text:p><text:s text:c="20"/>(Other):2251 <text:s text:c="2"/>(Other) <text:s text:c="22"/>: 796 <text:s/></text:p>
          </table:table-cell>
        </table:table-row>
        <table:table-row table:style-name="ro1">
          <table:table-cell office:value-type="string" calcext:value-type="string">
            <text:p><text:s/>Tiempo.de.juego <text:s text:c="2"/>Medidas <text:s text:c="10"/>Complejidad <text:s text:c="15"/>Editorial <text:s text:c="2"/></text:p>
          </table:table-cell>
        </table:table-row>
        <table:table-row table:style-name="ro1">
          <table:table-cell office:value-type="string" calcext:value-type="string">
            <text:p><text:s text:c="8"/>:1274 <text:s text:c="3"/>Length:3170 <text:s text:c="14"/>:1955 <text:s text:c="2"/>Edge Entertainment: 656 <text:s/></text:p>
          </table:table-cell>
        </table:table-row>
        <table:table-row table:style-name="ro1">
          <table:table-cell office:value-type="string" calcext:value-type="string">
            <text:p><text:s/>60 <text:s text:c="4"/>: 138 <text:s text:c="3"/>Class :character <text:s text:c="2"/>Difícil: 111 <text:s text:c="2"/>Devir <text:s text:c="12"/>: 283 <text:s/></text:p>
          </table:table-cell>
        </table:table-row>
        <table:table-row table:style-name="ro1">
          <table:table-cell office:value-type="string" calcext:value-type="string">
            <text:p><text:s/>90 <text:s text:c="4"/>: <text:s/>77 <text:s text:c="3"/>Mode <text:s/>:character <text:s text:c="2"/>Fácil <text:s/>: 276 <text:s text:c="2"/>Nosolorol <text:s text:c="8"/>: 257 <text:s/></text:p>
          </table:table-cell>
        </table:table-row>
        <table:table-row table:style-name="ro1">
          <table:table-cell office:value-type="string" calcext:value-type="string">
            <text:p><text:s/>120 <text:s text:c="3"/>: <text:s/>76 <text:s text:c="22"/>Medio <text:s/>: 828 <text:s text:c="20"/>: 256 <text:s/></text:p>
          </table:table-cell>
        </table:table-row>
        <table:table-row table:style-name="ro1">
          <table:table-cell office:value-type="string" calcext:value-type="string">
            <text:p><text:s/>30 min : <text:s/>69 <text:s text:c="37"/>Fantasy Flight <text:s text:c="3"/>: 210 <text:s/></text:p>
          </table:table-cell>
        </table:table-row>
        <table:table-row table:style-name="ro1">
          <table:table-cell office:value-type="string" calcext:value-type="string">
            <text:p><text:s/>60 min : <text:s/>67 <text:s text:c="37"/>Asmodée <text:s text:c="10"/>: 200 <text:s/></text:p>
          </table:table-cell>
        </table:table-row>
        <table:table-row table:style-name="ro1">
          <table:table-cell office:value-type="string" calcext:value-type="string">
            <text:p><text:s/>(Other):1469 <text:s text:c="37"/>(Other) <text:s text:c="10"/>:1308 <text:s/></text:p>
          </table:table-cell>
        </table:table-row>
        <table:table-row table:style-name="ro1">
          <table:table-cell office:value-type="string" calcext:value-type="string">
            <text:p><text:s text:c="15"/>Dependencia.del.idioma <text:s text:c="21"/>Mecánica <text:s text:c="2"/></text:p>
          </table:table-cell>
        </table:table-row>
        <table:table-row table:style-name="ro1">
          <table:table-cell office:value-type="string" calcext:value-type="string">
            <text:p><text:s text:c="26"/>:1963 <text:s text:c="31"/>:1800 <text:s/></text:p>
          </table:table-cell>
        </table:table-row>
        <table:table-row table:style-name="ro1">
          <table:table-cell office:value-type="string" calcext:value-type="string">
            <text:p><text:s/>Alta <text:s text:c="20"/>: 334 <text:s text:c="6"/>Gestión de recursos <text:s text:c="5"/>: 129 <text:s/></text:p>
          </table:table-cell>
        </table:table-row>
        <table:table-row table:style-name="ro1">
          <table:table-cell office:value-type="string" calcext:value-type="string">
            <text:p><text:s/>Devir <text:s text:c="19"/>: <text:s text:c="2"/>2 <text:s text:c="6"/>Colección de sets <text:s text:c="7"/>: 124 <text:s/></text:p>
          </table:table-cell>
        </table:table-row>
        <table:table-row table:style-name="ro1">
          <table:table-cell office:value-type="string" calcext:value-type="string">
            <text:p><text:s/>Media <text:s text:c="19"/>: 266 <text:s text:c="6"/>Deducción e Investigación: <text:s/>97 <text:s/></text:p>
          </table:table-cell>
        </table:table-row>
        <table:table-row table:style-name="ro1">
          <table:table-cell office:value-type="string" calcext:value-type="string">
            <text:p><text:s/>Nula (Sólo instrucciones): 458 <text:s text:c="6"/>Habilidad <text:s text:c="15"/>: <text:s/>85 <text:s/></text:p>
          </table:table-cell>
        </table:table-row>
        <table:table-row table:style-name="ro1">
          <table:table-cell office:value-type="string" calcext:value-type="string">
            <text:p><text:s/>Poca <text:s text:c="20"/>: 147 <text:s text:c="6"/>Exploración y Aventura <text:s text:c="2"/>: <text:s/>79 <text:s/></text:p>
          </table:table-cell>
        </table:table-row>
        <table:table-row table:style-name="ro1">
          <table:table-cell office:value-type="string" calcext:value-type="string">
            <text:p><text:s text:c="38"/>(Other) <text:s text:c="17"/>: 856 <text:s/></text:p>
          </table:table-cell>
        </table:table-row>
        <table:table-row table:style-name="ro1">
          <table:table-cell office:value-type="string" calcext:value-type="string">
            <text:p><text:s text:c="4"/>ranking <text:s text:c="6"/>Tem_Abstracto <text:s text:c="2"/>Tem_Comercio <text:s text:c="3"/>Tem_Egipto <text:s text:c="4"/></text:p>
          </table:table-cell>
        </table:table-row>
        <table:table-row table:style-name="ro1">
          <table:table-cell office:value-type="string" calcext:value-type="string">
            <text:p><text:s/>Min. <text:s text:c="2"/>: 0.000 <text:s text:c="2"/>Mode :logical <text:s text:c="2"/>Mode :logical <text:s text:c="2"/>Mode :logical <text:s/></text:p>
          </table:table-cell>
        </table:table-row>
        <table:table-row table:style-name="ro1">
          <table:table-cell office:value-type="string" calcext:value-type="string">
            <text:p><text:s/>1st Qu.: 0.000 <text:s text:c="2"/>FALSE:3014 <text:s text:c="5"/>FALSE:3120 <text:s text:c="5"/>FALSE:3161 <text:s text:c="4"/></text:p>
          </table:table-cell>
        </table:table-row>
        <table:table-row table:style-name="ro1">
          <table:table-cell office:value-type="string" calcext:value-type="string">
            <text:p><text:s/>Median : 0.000 <text:s text:c="2"/>TRUE :156 <text:s text:c="6"/>TRUE :50 <text:s text:c="7"/>TRUE :9 <text:s text:c="7"/></text:p>
          </table:table-cell>
        </table:table-row>
        <table:table-row table:style-name="ro1">
          <table:table-cell office:value-type="string" calcext:value-type="string">
            <text:p><text:s/>Mean <text:s text:c="2"/>: 3.294 <text:s text:c="49"/></text:p>
          </table:table-cell>
        </table:table-row>
        <table:table-row table:style-name="ro1">
          <table:table-cell office:value-type="string" calcext:value-type="string">
            <text:p><text:s/>3rd Qu.: 7.000 <text:s text:c="49"/></text:p>
          </table:table-cell>
        </table:table-row>
        <table:table-row table:style-name="ro1">
          <table:table-cell office:value-type="string" calcext:value-type="string">
            <text:p><text:s/>Max. <text:s text:c="2"/>:10.000 <text:s text:c="49"/></text:p>
          </table:table-cell>
        </table:table-row>
        <table:table-row table:style-name="ro1">
          <table:table-cell office:value-type="string" calcext:value-type="string">
            <text:p><text:s/>NA's <text:s text:c="2"/>:3119 <text:s text:c="51"/></text:p>
          </table:table-cell>
        </table:table-row>
        <table:table-row table:style-name="ro1">
          <table:table-cell office:value-type="string" calcext:value-type="string">
            <text:p><text:s/>Tem_Medicina <text:s text:c="3"/>Tem_Oriental <text:s text:c="3"/>Tem_Trenes <text:s text:c="5"/>Tem_Agricultura</text:p>
          </table:table-cell>
        </table:table-row>
        <table:table-row table:style-name="ro1">
          <table:table-cell office:value-type="string" calcext:value-type="string">
            <text:p><text:s/>Mode :logical <text:s text:c="2"/>Mode :logical <text:s text:c="2"/>Mode :logical <text:s text:c="2"/>Mode :logical <text:s/></text:p>
          </table:table-cell>
        </table:table-row>
        <table:table-row table:style-name="ro1">
          <table:table-cell office:value-type="string" calcext:value-type="string">
            <text:p><text:s/>FALSE:3145 <text:s text:c="5"/>FALSE:3140 <text:s text:c="5"/>FALSE:3166 <text:s text:c="5"/>FALSE:3147 <text:s text:c="4"/></text:p>
          </table:table-cell>
        </table:table-row>
        <table:table-row table:style-name="ro1">
          <table:table-cell office:value-type="string" calcext:value-type="string">
            <text:p><text:s/>TRUE :25 <text:s text:c="7"/>TRUE :30 <text:s text:c="7"/>TRUE :4 <text:s text:c="8"/>TRUE :23 <text:s text:c="6"/></text:p>
          </table:table-cell>
        </table:table-row>
        <table:table-row table:style-name="ro1">
          <table:table-cell office:value-type="string" calcext:value-type="string">
            <text:p><text:s text:c="64"/></text:p>
          </table:table-cell>
        </table:table-row>
        <table:table-row table:style-name="ro1">
          <table:table-cell office:value-type="string" calcext:value-type="string">
            <text:p><text:s text:c="64"/></text:p>
          </table:table-cell>
        </table:table-row>
        <table:table-row table:style-name="ro1">
          <table:table-cell office:value-type="string" calcext:value-type="string">
            <text:p><text:s text:c="64"/></text:p>
          </table:table-cell>
        </table:table-row>
        <table:table-row table:style-name="ro1">
          <table:table-cell office:value-type="string" calcext:value-type="string">
            <text:p><text:s text:c="64"/></text:p>
          </table:table-cell>
        </table:table-row>
        <table:table-row table:style-name="ro1">
          <table:table-cell office:value-type="string" calcext:value-type="string">
            <text:p><text:s/>Tem_Cómic <text:s text:c="6"/>Tem_Electrónica Tem_Medieval <text:s text:c="3"/>Tem_Piratas <text:s text:c="3"/></text:p>
          </table:table-cell>
        </table:table-row>
        <table:table-row table:style-name="ro1">
          <table:table-cell office:value-type="string" calcext:value-type="string">
            <text:p><text:s/>Mode :logical <text:s text:c="2"/>Mode :logical <text:s text:c="2"/>Mode :logical <text:s text:c="2"/>Mode :logical <text:s/></text:p>
          </table:table-cell>
        </table:table-row>
        <table:table-row table:style-name="ro1">
          <table:table-cell office:value-type="string" calcext:value-type="string">
            <text:p><text:s/>FALSE:3150 <text:s text:c="5"/>FALSE:3167 <text:s text:c="5"/>FALSE:3080 <text:s text:c="5"/>FALSE:3155 <text:s text:c="4"/></text:p>
          </table:table-cell>
        </table:table-row>
        <table:table-row table:style-name="ro1">
          <table:table-cell office:value-type="string" calcext:value-type="string">
            <text:p><text:s/>TRUE :20 <text:s text:c="7"/>TRUE :3 <text:s text:c="8"/>TRUE :90 <text:s text:c="7"/>TRUE :15 <text:s text:c="6"/></text:p>
          </table:table-cell>
        </table:table-row>
        <table:table-row table:style-name="ro1">
          <table:table-cell office:value-type="string" calcext:value-type="string">
            <text:p><text:s text:c="64"/></text:p>
          </table:table-cell>
        </table:table-row>
        <table:table-row table:style-name="ro1">
          <table:table-cell office:value-type="string" calcext:value-type="string">
            <text:p><text:s text:c="64"/></text:p>
          </table:table-cell>
        </table:table-row>
        <table:table-row table:style-name="ro1">
          <table:table-cell office:value-type="string" calcext:value-type="string">
            <text:p><text:s text:c="64"/></text:p>
          </table:table-cell>
        </table:table-row>
        <table:table-row table:style-name="ro1">
          <table:table-cell office:value-type="string" calcext:value-type="string">
            <text:p><text:s text:c="64"/></text:p>
          </table:table-cell>
        </table:table-row>
        <table:table-row table:style-name="ro1">
          <table:table-cell office:value-type="string" calcext:value-type="string">
            <text:p><text:s/>Tem_Audiovisual Tem_Animales <text:s text:c="3"/>Tem_Cuentos <text:s text:c="4"/>Tem_EspadaBrujería</text:p>
          </table:table-cell>
        </table:table-row>
        <table:table-row table:style-name="ro1">
          <table:table-cell office:value-type="string" calcext:value-type="string">
            <text:p><text:s/>Mode :logical <text:s text:c="2"/>Mode :logical <text:s text:c="2"/>Mode :logical <text:s text:c="2"/>Mode :logical <text:s text:c="4"/></text:p>
          </table:table-cell>
        </table:table-row>
        <table:table-row table:style-name="ro1">
          <table:table-cell office:value-type="string" calcext:value-type="string">
            <text:p><text:s/>FALSE:3031 <text:s text:c="5"/>FALSE:3010 <text:s text:c="5"/>FALSE:3114 <text:s text:c="5"/>FALSE:3040 <text:s text:c="7"/></text:p>
          </table:table-cell>
        </table:table-row>
        <table:table-row table:style-name="ro1">
          <table:table-cell office:value-type="string" calcext:value-type="string">
            <text:p><text:s/>TRUE :139 <text:s text:c="6"/>TRUE :160 <text:s text:c="6"/>TRUE :56 <text:s text:c="7"/>TRUE :130 <text:s text:c="8"/></text:p>
          </table:table-cell>
        </table:table-row>
        <table:table-row table:style-name="ro1">
          <table:table-cell office:value-type="string" calcext:value-type="string">
            <text:p><text:s text:c="67"/></text:p>
          </table:table-cell>
        </table:table-row>
        <table:table-row table:style-name="ro1">
          <table:table-cell office:value-type="string" calcext:value-type="string">
            <text:p><text:s text:c="67"/></text:p>
          </table:table-cell>
        </table:table-row>
        <table:table-row table:style-name="ro1">
          <table:table-cell office:value-type="string" calcext:value-type="string">
            <text:p><text:s text:c="67"/></text:p>
          </table:table-cell>
        </table:table-row>
        <table:table-row table:style-name="ro1">
          <table:table-cell office:value-type="string" calcext:value-type="string">
            <text:p><text:s text:c="67"/></text:p>
          </table:table-cell>
        </table:table-row>
        <table:table-row table:style-name="ro1">
          <table:table-cell office:value-type="string" calcext:value-type="string">
            <text:p><text:s/>Tem_Misterio <text:s text:c="3"/>Tem_Politica <text:s text:c="3"/>Tem_Urbano <text:s text:c="5"/>Tem_ArteLiteratura</text:p>
          </table:table-cell>
        </table:table-row>
        <table:table-row table:style-name="ro1">
          <table:table-cell office:value-type="string" calcext:value-type="string">
            <text:p><text:s/>Mode :logical <text:s text:c="2"/>Mode :logical <text:s text:c="2"/>Mode :logical <text:s text:c="2"/>Mode :logical <text:s text:c="4"/></text:p>
          </table:table-cell>
        </table:table-row>
        <table:table-row table:style-name="ro1">
          <table:table-cell office:value-type="string" calcext:value-type="string">
            <text:p><text:s/>FALSE:3147 <text:s text:c="5"/>FALSE:3164 <text:s text:c="5"/>FALSE:3108 <text:s text:c="5"/>FALSE:3127 <text:s text:c="7"/></text:p>
          </table:table-cell>
        </table:table-row>
        <table:table-row table:style-name="ro1">
          <table:table-cell office:value-type="string" calcext:value-type="string">
            <text:p><text:s/>TRUE :23 <text:s text:c="7"/>TRUE :6 <text:s text:c="8"/>TRUE :62 <text:s text:c="7"/>TRUE :43 <text:s text:c="9"/></text:p>
          </table:table-cell>
        </table:table-row>
        <table:table-row table:style-name="ro1">
          <table:table-cell office:value-type="string" calcext:value-type="string">
            <text:p><text:s text:c="67"/></text:p>
          </table:table-cell>
        </table:table-row>
        <table:table-row table:style-name="ro1">
          <table:table-cell office:value-type="string" calcext:value-type="string">
            <text:p><text:s text:c="67"/></text:p>
          </table:table-cell>
        </table:table-row>
        <table:table-row table:style-name="ro1">
          <table:table-cell office:value-type="string" calcext:value-type="string">
            <text:p><text:s text:c="67"/></text:p>
          </table:table-cell>
        </table:table-row>
        <table:table-row table:style-name="ro1">
          <table:table-cell office:value-type="string" calcext:value-type="string">
            <text:p><text:s text:c="67"/></text:p>
          </table:table-cell>
        </table:table-row>
        <table:table-row table:style-name="ro1">
          <table:table-cell office:value-type="string" calcext:value-type="string">
            <text:p><text:s/>Tem_Cyberpunk <text:s text:c="2"/>Tem_Fantasía <text:s text:c="3"/>Tem_Mitología <text:s text:c="2"/>Tem_Postapocalíptico</text:p>
          </table:table-cell>
        </table:table-row>
        <table:table-row table:style-name="ro1">
          <table:table-cell office:value-type="string" calcext:value-type="string">
            <text:p><text:s/>Mode :logical <text:s text:c="2"/>Mode :logical <text:s text:c="2"/>Mode :logical <text:s text:c="2"/>Mode :logical <text:s text:c="6"/></text:p>
          </table:table-cell>
        </table:table-row>
        <table:table-row table:style-name="ro1">
          <table:table-cell office:value-type="string" calcext:value-type="string">
            <text:p><text:s/>FALSE:3168 <text:s text:c="5"/>FALSE:3067 <text:s text:c="5"/>FALSE:3152 <text:s text:c="5"/>FALSE:3149 <text:s text:c="9"/></text:p>
          </table:table-cell>
        </table:table-row>
        <table:table-row table:style-name="ro1">
          <table:table-cell office:value-type="string" calcext:value-type="string">
            <text:p><text:s/>TRUE :2 <text:s text:c="8"/>TRUE :103 <text:s text:c="6"/>TRUE :18 <text:s text:c="7"/>TRUE :21 <text:s text:c="11"/></text:p>
          </table:table-cell>
        </table:table-row>
        <table:table-row table:style-name="ro1">
          <table:table-cell office:value-type="string" calcext:value-type="string">
            <text:p><text:s text:c="69"/></text:p>
          </table:table-cell>
        </table:table-row>
        <table:table-row table:style-name="ro1">
          <table:table-cell office:value-type="string" calcext:value-type="string">
            <text:p><text:s text:c="69"/></text:p>
          </table:table-cell>
        </table:table-row>
        <table:table-row table:style-name="ro1">
          <table:table-cell office:value-type="string" calcext:value-type="string">
            <text:p><text:s text:c="69"/></text:p>
          </table:table-cell>
        </table:table-row>
        <table:table-row table:style-name="ro1">
          <table:table-cell office:value-type="string" calcext:value-type="string">
            <text:p><text:s text:c="69"/></text:p>
          </table:table-cell>
        </table:table-row>
        <table:table-row table:style-name="ro1">
          <table:table-cell office:value-type="string" calcext:value-type="string">
            <text:p><text:s/>Tem_Vampiros <text:s text:c="3"/>Tem_Carreras <text:s text:c="3"/>Tem_Deportes <text:s text:c="3"/>Tem_Gastronómica</text:p>
          </table:table-cell>
        </table:table-row>
        <table:table-row table:style-name="ro1">
          <table:table-cell office:value-type="string" calcext:value-type="string">
            <text:p><text:s/>Mode :logical <text:s text:c="2"/>Mode :logical <text:s text:c="2"/>Mode :logical <text:s text:c="2"/>Mode :logical <text:s text:c="2"/></text:p>
          </table:table-cell>
        </table:table-row>
        <table:table-row table:style-name="ro1">
          <table:table-cell office:value-type="string" calcext:value-type="string">
            <text:p><text:s/>FALSE:3167 <text:s text:c="5"/>FALSE:3150 <text:s text:c="5"/>FALSE:3159 <text:s text:c="5"/>FALSE:3151 <text:s text:c="5"/></text:p>
          </table:table-cell>
        </table:table-row>
        <table:table-row table:style-name="ro1">
          <table:table-cell office:value-type="string" calcext:value-type="string">
            <text:p><text:s/>TRUE :3 <text:s text:c="8"/>TRUE :20 <text:s text:c="7"/>TRUE :11 <text:s text:c="7"/>TRUE :19 <text:s text:c="7"/></text:p>
          </table:table-cell>
        </table:table-row>
        <table:table-row table:style-name="ro1">
          <table:table-cell office:value-type="string" calcext:value-type="string">
            <text:p><text:s text:c="65"/></text:p>
          </table:table-cell>
        </table:table-row>
        <table:table-row table:style-name="ro1">
          <table:table-cell office:value-type="string" calcext:value-type="string">
            <text:p><text:s text:c="65"/></text:p>
          </table:table-cell>
        </table:table-row>
        <table:table-row table:style-name="ro1">
          <table:table-cell office:value-type="string" calcext:value-type="string">
            <text:p><text:s text:c="65"/></text:p>
          </table:table-cell>
        </table:table-row>
        <table:table-row table:style-name="ro1">
          <table:table-cell office:value-type="string" calcext:value-type="string">
            <text:p><text:s text:c="65"/></text:p>
          </table:table-cell>
        </table:table-row>
        <table:table-row table:style-name="ro1">
          <table:table-cell office:value-type="string" calcext:value-type="string">
            <text:p><text:s/>Tem_Música <text:s text:c="5"/>Tem_Steampunk <text:s text:c="2"/>Tem_Videojuegos Tem_Ciencia <text:s text:c="3"/></text:p>
          </table:table-cell>
        </table:table-row>
        <table:table-row table:style-name="ro1">
          <table:table-cell office:value-type="string" calcext:value-type="string">
            <text:p><text:s/>Mode :logical <text:s text:c="2"/>Mode :logical <text:s text:c="2"/>Mode :logical <text:s text:c="2"/>Mode :logical <text:s/></text:p>
          </table:table-cell>
        </table:table-row>
        <table:table-row table:style-name="ro1">
          <table:table-cell office:value-type="string" calcext:value-type="string">
            <text:p><text:s/>FALSE:3169 <text:s text:c="5"/>FALSE:3165 <text:s text:c="5"/>FALSE:3156 <text:s text:c="5"/>FALSE:2982 <text:s text:c="4"/></text:p>
          </table:table-cell>
        </table:table-row>
        <table:table-row table:style-name="ro1">
          <table:table-cell office:value-type="string" calcext:value-type="string">
            <text:p><text:s/>TRUE :1 <text:s text:c="8"/>TRUE :5 <text:s text:c="8"/>TRUE :14 <text:s text:c="7"/>TRUE :188 <text:s text:c="5"/></text:p>
          </table:table-cell>
        </table:table-row>
        <table:table-row table:style-name="ro1">
          <table:table-cell office:value-type="string" calcext:value-type="string">
            <text:p><text:s text:c="64"/></text:p>
          </table:table-cell>
        </table:table-row>
        <table:table-row table:style-name="ro1">
          <table:table-cell office:value-type="string" calcext:value-type="string">
            <text:p><text:s text:c="64"/></text:p>
          </table:table-cell>
        </table:table-row>
        <table:table-row table:style-name="ro1">
          <table:table-cell office:value-type="string" calcext:value-type="string">
            <text:p><text:s text:c="64"/></text:p>
          </table:table-cell>
        </table:table-row>
        <table:table-row table:style-name="ro1">
          <table:table-cell office:value-type="string" calcext:value-type="string">
            <text:p><text:s text:c="64"/></text:p>
          </table:table-cell>
        </table:table-row>
        <table:table-row table:style-name="ro1">
          <table:table-cell office:value-type="string" calcext:value-type="string">
            <text:p><text:s/>Tem_Detectivesca Tem_Historia <text:s text:c="3"/>Tem_Naturaleza <text:s/>Tem_Superhéroes</text:p>
          </table:table-cell>
        </table:table-row>
        <table:table-row table:style-name="ro1">
          <table:table-cell office:value-type="string" calcext:value-type="string">
            <text:p><text:s/>Mode :logical <text:s text:c="3"/>Mode :logical <text:s text:c="2"/>Mode :logical <text:s text:c="2"/>Mode :logical <text:s/></text:p>
          </table:table-cell>
        </table:table-row>
        <table:table-row table:style-name="ro1">
          <table:table-cell office:value-type="string" calcext:value-type="string">
            <text:p><text:s/>FALSE:3070 <text:s text:c="6"/>FALSE:3084 <text:s text:c="5"/>FALSE:3135 <text:s text:c="5"/>FALSE:3157 <text:s text:c="4"/></text:p>
          </table:table-cell>
        </table:table-row>
        <table:table-row table:style-name="ro1">
          <table:table-cell office:value-type="string" calcext:value-type="string">
            <text:p><text:s/>TRUE :100 <text:s text:c="7"/>TRUE :86 <text:s text:c="7"/>TRUE :35 <text:s text:c="7"/>TRUE :13 <text:s text:c="6"/></text:p>
          </table:table-cell>
        </table:table-row>
        <table:table-row table:style-name="ro1">
          <table:table-cell office:value-type="string" calcext:value-type="string">
            <text:p><text:s text:c="65"/></text:p>
          </table:table-cell>
        </table:table-row>
        <table:table-row table:style-name="ro1">
          <table:table-cell office:value-type="string" calcext:value-type="string">
            <text:p><text:s text:c="65"/></text:p>
          </table:table-cell>
        </table:table-row>
        <table:table-row table:style-name="ro1">
          <table:table-cell office:value-type="string" calcext:value-type="string">
            <text:p><text:s text:c="65"/></text:p>
          </table:table-cell>
        </table:table-row>
        <table:table-row table:style-name="ro1">
          <table:table-cell office:value-type="string" calcext:value-type="string">
            <text:p><text:s text:c="65"/></text:p>
          </table:table-cell>
        </table:table-row>
        <table:table-row table:style-name="ro1">
          <table:table-cell office:value-type="string" calcext:value-type="string">
            <text:p><text:s/>Tem_Vikingos <text:s text:c="3"/>Tem_CienciaFicción Tem_Dinosaurios <text:s/>Tem_Maya <text:s text:c="5"/></text:p>
          </table:table-cell>
        </table:table-row>
        <table:table-row table:style-name="ro1">
          <table:table-cell office:value-type="string" calcext:value-type="string">
            <text:p><text:s/>Mode :logical <text:s text:c="2"/>Mode :logical <text:s text:c="5"/>Mode :logical <text:s text:c="2"/>Mode :logical <text:s/></text:p>
          </table:table-cell>
        </table:table-row>
        <table:table-row table:style-name="ro1">
          <table:table-cell office:value-type="string" calcext:value-type="string">
            <text:p><text:s/>FALSE:3165 <text:s text:c="5"/>FALSE:2998 <text:s text:c="8"/>FALSE:3158 <text:s text:c="5"/>FALSE:3157 <text:s text:c="4"/></text:p>
          </table:table-cell>
        </table:table-row>
        <table:table-row table:style-name="ro1">
          <table:table-cell office:value-type="string" calcext:value-type="string">
            <text:p><text:s/>TRUE :5 <text:s text:c="8"/>TRUE :172 <text:s text:c="9"/>TRUE :12 <text:s text:c="7"/>TRUE :13 <text:s text:c="6"/></text:p>
          </table:table-cell>
        </table:table-row>
        <table:table-row table:style-name="ro1">
          <table:table-cell office:value-type="string" calcext:value-type="string">
            <text:p><text:s text:c="67"/></text:p>
          </table:table-cell>
        </table:table-row>
        <table:table-row table:style-name="ro1">
          <table:table-cell office:value-type="string" calcext:value-type="string">
            <text:p><text:s text:c="67"/></text:p>
          </table:table-cell>
        </table:table-row>
        <table:table-row table:style-name="ro1">
          <table:table-cell office:value-type="string" calcext:value-type="string">
            <text:p><text:s text:c="67"/></text:p>
          </table:table-cell>
        </table:table-row>
        <table:table-row table:style-name="ro1">
          <table:table-cell office:value-type="string" calcext:value-type="string">
            <text:p><text:s text:c="67"/></text:p>
          </table:table-cell>
        </table:table-row>
        <table:table-row table:style-name="ro1">
          <table:table-cell office:value-type="string" calcext:value-type="string">
            <text:p><text:s/>Tem_Oeste <text:s text:c="6"/>Tem_Terror <text:s text:c="5"/>Tem_Zombies <text:s text:c="4"/>SiB_Ameritrash </text:p>
          </table:table-cell>
        </table:table-row>
        <table:table-row table:style-name="ro1">
          <table:table-cell office:value-type="string" calcext:value-type="string">
            <text:p><text:s/>Mode :logical <text:s text:c="2"/>Mode :logical <text:s text:c="2"/>Mode :logical <text:s text:c="2"/>Mode :logical <text:s/></text:p>
          </table:table-cell>
        </table:table-row>
        <table:table-row table:style-name="ro1">
          <table:table-cell office:value-type="string" calcext:value-type="string">
            <text:p><text:s/>FALSE:3156 <text:s text:c="5"/>FALSE:3088 <text:s text:c="5"/>FALSE:3149 <text:s text:c="5"/>FALSE:3133 <text:s text:c="4"/></text:p>
          </table:table-cell>
        </table:table-row>
        <table:table-row table:style-name="ro1">
          <table:table-cell office:value-type="string" calcext:value-type="string">
            <text:p><text:s/>TRUE :14 <text:s text:c="7"/>TRUE :82 <text:s text:c="7"/>TRUE :21 <text:s text:c="7"/>TRUE :37 <text:s text:c="6"/></text:p>
          </table:table-cell>
        </table:table-row>
        <table:table-row table:style-name="ro1">
          <table:table-cell office:value-type="string" calcext:value-type="string">
            <text:p><text:s text:c="64"/></text:p>
          </table:table-cell>
        </table:table-row>
        <table:table-row table:style-name="ro1">
          <table:table-cell office:value-type="string" calcext:value-type="string">
            <text:p><text:s text:c="64"/></text:p>
          </table:table-cell>
        </table:table-row>
        <table:table-row table:style-name="ro1">
          <table:table-cell office:value-type="string" calcext:value-type="string">
            <text:p><text:s text:c="64"/></text:p>
          </table:table-cell>
        </table:table-row>
        <table:table-row table:style-name="ro1">
          <table:table-cell office:value-type="string" calcext:value-type="string">
            <text:p><text:s text:c="64"/></text:p>
          </table:table-cell>
        </table:table-row>
        <table:table-row table:style-name="ro1">
          <table:table-cell office:value-type="string" calcext:value-type="string">
            <text:p><text:s/>SiB_Cooperativo SiB_Eurogame <text:s text:c="3"/>SiB_Experiencia SiB_Familiares </text:p>
          </table:table-cell>
        </table:table-row>
        <table:table-row table:style-name="ro1">
          <table:table-cell office:value-type="string" calcext:value-type="string">
            <text:p><text:s/>Mode :logical <text:s text:c="2"/>Mode :logical <text:s text:c="2"/>Mode :logical <text:s text:c="2"/>Mode :logical <text:s/></text:p>
          </table:table-cell>
        </table:table-row>
        <table:table-row table:style-name="ro1">
          <table:table-cell office:value-type="string" calcext:value-type="string">
            <text:p><text:s/>FALSE:2976 <text:s text:c="5"/>FALSE:3003 <text:s text:c="5"/>FALSE:3021 <text:s text:c="5"/>FALSE:2485 <text:s text:c="4"/></text:p>
          </table:table-cell>
        </table:table-row>
        <table:table-row table:style-name="ro1">
          <table:table-cell office:value-type="string" calcext:value-type="string">
            <text:p><text:s/>TRUE :194 <text:s text:c="6"/>TRUE :167 <text:s text:c="6"/>TRUE :149 <text:s text:c="6"/>TRUE :685 <text:s text:c="5"/></text:p>
          </table:table-cell>
        </table:table-row>
        <table:table-row table:style-name="ro1">
          <table:table-cell office:value-type="string" calcext:value-type="string">
            <text:p><text:s text:c="64"/></text:p>
          </table:table-cell>
        </table:table-row>
        <table:table-row table:style-name="ro1">
          <table:table-cell office:value-type="string" calcext:value-type="string">
            <text:p><text:s text:c="64"/></text:p>
          </table:table-cell>
        </table:table-row>
        <table:table-row table:style-name="ro1">
          <table:table-cell office:value-type="string" calcext:value-type="string">
            <text:p><text:s text:c="64"/></text:p>
          </table:table-cell>
        </table:table-row>
        <table:table-row table:style-name="ro1">
          <table:table-cell office:value-type="string" calcext:value-type="string">
            <text:p><text:s text:c="64"/></text:p>
          </table:table-cell>
        </table:table-row>
        <table:table-row table:style-name="ro1">
          <table:table-cell office:value-type="string" calcext:value-type="string">
            <text:p><text:s/>SiB_Fiesta <text:s text:c="5"/>SiB_Infantil <text:s text:c="3"/>SiB_Narrativo <text:s text:c="2"/>SiB_ParaDos <text:s text:c="3"/></text:p>
          </table:table-cell>
        </table:table-row>
        <table:table-row table:style-name="ro1">
          <table:table-cell office:value-type="string" calcext:value-type="string">
            <text:p><text:s/>Mode :logical <text:s text:c="2"/>Mode :logical <text:s text:c="2"/>Mode :logical <text:s text:c="2"/>Mode :logical <text:s/></text:p>
          </table:table-cell>
        </table:table-row>
        <table:table-row table:style-name="ro1">
          <table:table-cell office:value-type="string" calcext:value-type="string">
            <text:p><text:s/>FALSE:2986 <text:s text:c="5"/>FALSE:2963 <text:s text:c="5"/>FALSE:3070 <text:s text:c="5"/>FALSE:2845 <text:s text:c="4"/></text:p>
          </table:table-cell>
        </table:table-row>
        <table:table-row table:style-name="ro1">
          <table:table-cell office:value-type="string" calcext:value-type="string">
            <text:p><text:s/>TRUE :184 <text:s text:c="6"/>TRUE :207 <text:s text:c="6"/>TRUE :100 <text:s text:c="6"/>TRUE :325 <text:s text:c="5"/></text:p>
          </table:table-cell>
        </table:table-row>
        <table:table-row table:style-name="ro1">
          <table:table-cell office:value-type="string" calcext:value-type="string">
            <text:p><text:s text:c="64"/></text:p>
          </table:table-cell>
        </table:table-row>
        <table:table-row table:style-name="ro1">
          <table:table-cell office:value-type="string" calcext:value-type="string">
            <text:p><text:s text:c="64"/></text:p>
          </table:table-cell>
        </table:table-row>
        <table:table-row table:style-name="ro1">
          <table:table-cell office:value-type="string" calcext:value-type="string">
            <text:p><text:s text:c="64"/></text:p>
          </table:table-cell>
        </table:table-row>
        <table:table-row table:style-name="ro1">
          <table:table-cell office:value-type="string" calcext:value-type="string">
            <text:p><text:s text:c="64"/></text:p>
          </table:table-cell>
        </table:table-row>
        <table:table-row table:style-name="ro1">
          <table:table-cell office:value-type="string" calcext:value-type="string">
            <text:p><text:s/>SiB_Rápido <text:s text:c="5"/>SiB_Solitario <text:s text:c="2"/>SiB_Viaje <text:s text:c="8"/>EdadMinima <text:s text:c="2"/></text:p>
          </table:table-cell>
        </table:table-row>
        <table:table-row table:style-name="ro1">
          <table:table-cell office:value-type="string" calcext:value-type="string">
            <text:p><text:s/>Mode :logical <text:s text:c="2"/>Mode :logical <text:s text:c="2"/>Mode :logical <text:s text:c="2"/>Min. <text:s text:c="2"/>: 0.00 <text:s/></text:p>
          </table:table-cell>
        </table:table-row>
        <table:table-row table:style-name="ro1">
          <table:table-cell office:value-type="string" calcext:value-type="string">
            <text:p><text:s/>FALSE:2921 <text:s text:c="5"/>FALSE:2972 <text:s text:c="5"/>FALSE:2850 <text:s text:c="5"/>1st Qu.: 6.00 <text:s/></text:p>
          </table:table-cell>
        </table:table-row>
        <table:table-row table:style-name="ro1">
          <table:table-cell office:value-type="string" calcext:value-type="string">
            <text:p><text:s/>TRUE :249 <text:s text:c="6"/>TRUE :198 <text:s text:c="6"/>TRUE :320 <text:s text:c="6"/>Median :10.00 <text:s/></text:p>
          </table:table-cell>
        </table:table-row>
        <table:table-row table:style-name="ro1">
          <table:table-cell office:value-type="string" calcext:value-type="string">
            <text:p><text:s text:c="49"/>Mean <text:s text:c="2"/>: 8.51 <text:s/></text:p>
          </table:table-cell>
        </table:table-row>
        <table:table-row table:style-name="ro1">
          <table:table-cell office:value-type="string" calcext:value-type="string">
            <text:p><text:s text:c="49"/>3rd Qu.:14.00 <text:s/></text:p>
          </table:table-cell>
        </table:table-row>
        <table:table-row table:style-name="ro1">
          <table:table-cell office:value-type="string" calcext:value-type="string">
            <text:p><text:s text:c="49"/>Max. <text:s text:c="2"/>:18.00 <text:s/></text:p>
          </table:table-cell>
        </table:table-row>
        <table:table-row table:style-name="ro1">
          <table:table-cell office:value-type="string" calcext:value-type="string">
            <text:p><text:s text:c="64"/></text:p>
          </table:table-cell>
        </table:table-row>
        <table:table-row table:style-name="ro1">
          <table:table-cell office:value-type="string" calcext:value-type="string">
            <text:p><text:s text:c="3"/>EdadMaxima <text:s text:c="3"/>NumJugadoresMinimo NumJugadoresMaximo Tiempo.de.juego.mod</text:p>
          </table:table-cell>
        </table:table-row>
        <table:table-row table:style-name="ro1">
          <table:table-cell office:value-type="string" calcext:value-type="string">
            <text:p><text:s/>Min. <text:s text:c="2"/>: 3.00 <text:s text:c="2"/>2 <text:s text:c="5"/>:1289 <text:s text:c="13"/>:1105 <text:s text:c="6"/>Length:3170 <text:s text:c="7"/></text:p>
          </table:table-cell>
        </table:table-row>
        <table:table-row table:style-name="ro1">
          <table:table-cell office:value-type="string" calcext:value-type="string">
            <text:p><text:s/>1st Qu.:18.00 <text:s text:c="9"/>:1105 <text:s text:c="6"/>4 <text:s text:c="5"/>: 667 <text:s text:c="6"/>Class :character <text:s text:c="2"/></text:p>
          </table:table-cell>
        </table:table-row>
        <table:table-row table:style-name="ro1">
          <table:table-cell office:value-type="string" calcext:value-type="string">
            <text:p><text:s/>Median :99.00 <text:s text:c="2"/>1 <text:s text:c="5"/>: 563 <text:s text:c="6"/>2 <text:s text:c="5"/>: 362 <text:s text:c="6"/>Mode <text:s/>:character <text:s text:c="2"/></text:p>
          </table:table-cell>
        </table:table-row>
        <table:table-row table:style-name="ro1">
          <table:table-cell office:value-type="string" calcext:value-type="string">
            <text:p><text:s/>Mean <text:s text:c="2"/>:61.26 <text:s text:c="2"/>3 <text:s text:c="5"/>: 163 <text:s text:c="6"/>6 <text:s text:c="5"/>: 361 <text:s text:c="25"/></text:p>
          </table:table-cell>
        </table:table-row>
        <table:table-row table:style-name="ro1">
          <table:table-cell office:value-type="string" calcext:value-type="string">
            <text:p><text:s/>3rd Qu.:99.00 <text:s text:c="2"/>4 <text:s text:c="5"/>: <text:s/>35 <text:s text:c="6"/>5 <text:s text:c="5"/>: 323 <text:s text:c="25"/></text:p>
          </table:table-cell>
        </table:table-row>
        <table:table-row table:style-name="ro1">
          <table:table-cell office:value-type="string" calcext:value-type="string">
            <text:p><text:s/>Max. <text:s text:c="2"/>:99.00 <text:s text:c="2"/>5 <text:s text:c="5"/>: <text:s text:c="2"/>6 <text:s text:c="6"/>+8 <text:s text:c="4"/>: 254 <text:s text:c="25"/></text:p>
          </table:table-cell>
        </table:table-row>
        <table:table-row table:style-name="ro1">
          <table:table-cell office:value-type="string" calcext:value-type="string">
            <text:p><text:s text:c="17"/>(Other): <text:s text:c="2"/>9 <text:s text:c="6"/>(Other): <text:s/>98 <text:s text:c="25"/></text:p>
          </table:table-cell>
        </table:table-row>
        <table:table-row table:style-name="ro1">
          <table:table-cell office:value-type="string" calcext:value-type="string">
            <text:p><text:s/>TiempoDeJuegoMin <text:s/>TiempoDeJuegoMax <text:s text:c="4"/>Medida1 <text:s text:c="8"/>Medida2 <text:s text:c="4"/></text:p>
          </table:table-cell>
        </table:table-row>
        <table:table-row table:style-name="ro1">
          <table:table-cell office:value-type="string" calcext:value-type="string">
            <text:p><text:s/>Min. <text:s text:c="2"/>: <text:s text:c="3"/>1.0 <text:s text:c="2"/>Min. <text:s text:c="2"/>: <text:s text:c="3"/>2.0 <text:s text:c="2"/>Min. <text:s text:c="2"/>: <text:s/>5.0 <text:s text:c="2"/>Min. <text:s text:c="2"/>: <text:s/>5.0 <text:s/></text:p>
          </table:table-cell>
        </table:table-row>
        <table:table-row table:style-name="ro1">
          <table:table-cell office:value-type="string" calcext:value-type="string">
            <text:p><text:s/>1st Qu.: <text:s text:c="2"/>20.0 <text:s text:c="2"/>1st Qu.: <text:s text:c="2"/>25.0 <text:s text:c="2"/>1st Qu.:120.0 <text:s text:c="2"/>1st Qu.:150.0 <text:s/></text:p>
          </table:table-cell>
        </table:table-row>
        <table:table-row table:style-name="ro1">
          <table:table-cell office:value-type="string" calcext:value-type="string">
            <text:p><text:s/>Median : <text:s text:c="2"/>45.0 <text:s text:c="2"/>Median : <text:s text:c="2"/>45.0 <text:s text:c="2"/>Median :190.0 <text:s text:c="2"/>Median :190.0 <text:s/></text:p>
          </table:table-cell>
        </table:table-row>
        <table:table-row table:style-name="ro1">
          <table:table-cell office:value-type="string" calcext:value-type="string">
            <text:p><text:s/>Mean <text:s text:c="2"/>: <text:s/>100.9 <text:s text:c="2"/>Mean <text:s text:c="2"/>: <text:s/>111.1 <text:s text:c="2"/>Mean <text:s text:c="2"/>:190.4 <text:s text:c="2"/>Mean <text:s text:c="2"/>:199.5 <text:s/></text:p>
          </table:table-cell>
        </table:table-row>
        <table:table-row table:style-name="ro1">
          <table:table-cell office:value-type="string" calcext:value-type="string">
            <text:p><text:s/>3rd Qu.: <text:s text:c="2"/>60.0 <text:s text:c="2"/>3rd Qu.: <text:s text:c="2"/>90.0 <text:s text:c="2"/>3rd Qu.:260.0 <text:s text:c="2"/>3rd Qu.:265.0 <text:s/></text:p>
          </table:table-cell>
        </table:table-row>
        <table:table-row table:style-name="ro1">
          <table:table-cell office:value-type="string" calcext:value-type="string">
            <text:p><text:s/>Max. <text:s text:c="2"/>:90120.0 <text:s text:c="2"/>Max. <text:s text:c="2"/>:90120.0 <text:s text:c="2"/>Max. <text:s text:c="2"/>:535.0 <text:s text:c="2"/>Max. <text:s text:c="2"/>:850.0 <text:s/></text:p>
          </table:table-cell>
        </table:table-row>
        <table:table-row table:style-name="ro1">
          <table:table-cell office:value-type="string" calcext:value-type="string">
            <text:p><text:s/>NA's <text:s text:c="2"/>:1274 <text:s text:c="5"/>NA's <text:s text:c="2"/>:1274 <text:s text:c="5"/>NA's <text:s text:c="2"/>:2105 <text:s text:c="3"/>NA's <text:s text:c="2"/>:2105 <text:s text:c="2"/></text:p>
          </table:table-cell>
        </table:table-row>
        <table:table-row table:style-name="ro1">
          <table:table-cell office:value-type="string" calcext:value-type="string">
            <text:p><text:s text:c="4"/>Medida3 <text:s text:c="10"/>Largo <text:s text:c="9"/>Volumen <text:s text:c="7"/></text:p>
          </table:table-cell>
        </table:table-row>
        <table:table-row table:style-name="ro1">
          <table:table-cell office:value-type="string" calcext:value-type="string">
            <text:p><text:s/>Min. <text:s text:c="2"/>: <text:s/>2.00 <text:s text:c="2"/>Min. <text:s text:c="2"/>: 12.0 <text:s text:c="2"/>Min. <text:s text:c="2"/>: <text:s text:c="4"/>180 <text:s/></text:p>
          </table:table-cell>
        </table:table-row>
        <table:table-row table:style-name="ro1">
          <table:table-cell office:value-type="string" calcext:value-type="string">
            <text:p><text:s/>1st Qu.: 35.00 <text:s text:c="2"/>1st Qu.:152.0 <text:s text:c="2"/>1st Qu.: <text:s/>625000 <text:s/></text:p>
          </table:table-cell>
        </table:table-row>
        <table:table-row table:style-name="ro1">
          <table:table-cell office:value-type="string" calcext:value-type="string">
            <text:p><text:s/>Median : 50.00 <text:s text:c="2"/>Median :215.0 <text:s text:c="2"/>Median : 1768000 <text:s/></text:p>
          </table:table-cell>
        </table:table-row>
        <table:table-row table:style-name="ro1">
          <table:table-cell office:value-type="string" calcext:value-type="string">
            <text:p><text:s/>Mean <text:s text:c="2"/>: 54.58 <text:s text:c="2"/>Mean <text:s text:c="2"/>:219.3 <text:s text:c="2"/>Mean <text:s text:c="2"/>: 2773426 <text:s/></text:p>
          </table:table-cell>
        </table:table-row>
        <table:table-row table:style-name="ro1">
          <table:table-cell office:value-type="string" calcext:value-type="string">
            <text:p><text:s/>3rd Qu.: 70.00 <text:s text:c="2"/>3rd Qu.:283.0 <text:s text:c="2"/>3rd Qu.: 3898125 <text:s/></text:p>
          </table:table-cell>
        </table:table-row>
        <table:table-row table:style-name="ro1">
          <table:table-cell office:value-type="string" calcext:value-type="string">
            <text:p><text:s/>Max. <text:s text:c="2"/>:790.00 <text:s text:c="2"/>Max. <text:s text:c="2"/>:850.0 <text:s text:c="2"/>Max. <text:s text:c="2"/>:68749750 <text:s/></text:p>
          </table:table-cell>
        </table:table-row>
        <table:table-row table:style-name="ro1">
          <table:table-cell office:value-type="string" calcext:value-type="string">
            <text:p><text:s/>NA's <text:s text:c="2"/>:2105 <text:s text:c="4"/>NA's <text:s text:c="2"/>:2105 <text:s text:c="3"/>NA's <text:s text:c="2"/>:2105 <text:s text:c="5"/></text:p>
          </table:table-cell>
        </table:table-row>
        <table:table-row table:style-name="ro1">
          <table:table-cell office:value-type="string" calcext:value-type="string">
            <text:p>&gt; </text:p>
          </table:table-cell>
        </table:table-row>
        <table:table-row table:style-name="ro1">
          <table:table-cell office:value-type="string" calcext:value-type="string">
            <text:p>&gt; </text:p>
          </table:table-cell>
        </table:table-row>
        <table:table-row table:style-name="ro1" table:number-rows-repeated="1048412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22:56:38.428192595</meta:creation-date>
    <dc:date>2021-06-02T00:05:23.710463101</dc:date>
    <meta:editing-duration>PT6M9S</meta:editing-duration>
    <meta:editing-cycles>1</meta:editing-cycles>
    <meta:document-statistic meta:table-count="3" meta:cell-count="2480" meta:object-count="0"/>
    <meta:generator>LibreOffice/6.0.7.3$Linux_X86_64 LibreOffice_project/00m0$Build-3</meta:generator>
  </office:meta>
</office:document-meta>
</file>